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494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1.536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2.364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5.043cm"/>
    </style:style>
    <style:style style:name="co15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Strategy</text:p>
          </table:table-cell>
          <table:table-cell table:style-name="ce1" office:value-type="string" calcext:value-type="string" table:number-columns-spanned="14" table:number-rows-spanned="3">
            <text:p>To buy the stock whenever it closes above 200 days EMA.</text:p>
          </table:table-cell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HDFC Bank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Target 5%</text:p>
          </table:table-cell>
          <table:table-cell table:style-name="ce3" office:value-type="string" calcext:value-type="string">
            <text:p>Target 10%</text:p>
          </table:table-cell>
          <table:table-cell table:style-name="ce3" office:value-type="string" calcext:value-type="string">
            <text:p>Target 15%</text:p>
          </table:table-cell>
          <table:table-cell table:style-name="ce3" office:value-type="string" calcext:value-type="string">
            <text:p>Target 20%</text:p>
          </table:table-cell>
          <table:table-cell table:style-name="ce3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verage Drawdown</text:p>
          </table:table-cell>
          <table:table-cell table:style-name="ce5" office:value-type="float" office:value="8.95488095238095" calcext:value-type="float">
            <text:p>9.0</text:p>
          </table:table-cell>
          <table:table-cell table:style-name="ce5" office:value-type="float" office:value="11.4551807228916" calcext:value-type="float">
            <text:p>11.5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Drawdown</text:p>
          </table:table-cell>
          <table:table-cell table:style-name="ce5" office:value-type="float" office:value="40.98" calcext:value-type="float">
            <text:p>41.0</text:p>
          </table:table-cell>
          <table:table-cell table:style-name="ce8" office:value-type="float" office:value="40.98" calcext:value-type="float">
            <text:p>41</text:p>
          </table:table-cell>
          <table:table-cell table:number-columns-repeated="3" office:value-type="float" office:value="45.3" calcext:value-type="float">
            <text:p>45.3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rawdown std. Deviation</text:p>
          </table:table-cell>
          <table:table-cell table:style-name="ce5" office:value-type="float" office:value="11.0951854851333" calcext:value-type="float">
            <text:p>11.1</text:p>
          </table:table-cell>
          <table:table-cell table:style-name="ce5" office:value-type="float" office:value="11.5836267290796" calcext:value-type="float">
            <text:p>11.6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office:value-type="float" office:value="12.9" calcext:value-type="float">
            <text:p>12.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Average Time Drawdown</text:p>
          </table:table-cell>
          <table:table-cell table:style-name="ce5" office:value-type="float" office:value="76.8095238095238" calcext:value-type="float">
            <text:p>76.8</text:p>
          </table:table-cell>
          <table:table-cell table:style-name="ce5" office:value-type="float" office:value="174.012048192771" calcext:value-type="float">
            <text:p>174.0</text:p>
          </table:table-cell>
          <table:table-cell office:value-type="float" office:value="232.6" calcext:value-type="float">
            <text:p>232.6</text:p>
          </table:table-cell>
          <table:table-cell office:value-type="float" office:value="285.7" calcext:value-type="float">
            <text:p>285.7</text:p>
          </table:table-cell>
          <table:table-cell office:value-type="float" office:value="364.6" calcext:value-type="float">
            <text:p>364.6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Time Drawdown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841" calcext:value-type="float">
            <text:p>841</text:p>
          </table:table-cell>
          <table:table-cell table:number-columns-repeated="2"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Time drawdown std. Deviation</text:p>
          </table:table-cell>
          <table:table-cell table:style-name="ce5" office:value-type="float" office:value="122.127868620337" calcext:value-type="float">
            <text:p>122.1</text:p>
          </table:table-cell>
          <table:table-cell table:style-name="ce5" office:value-type="float" office:value="229.79086430162" calcext:value-type="float">
            <text:p>229.8</text:p>
          </table:table-cell>
          <table:table-cell office:value-type="float" office:value="232.6" calcext:value-type="float">
            <text:p>232.6</text:p>
          </table:table-cell>
          <table:table-cell office:value-type="float" office:value="240.4" calcext:value-type="float">
            <text:p>240.4</text:p>
          </table:table-cell>
          <table:table-cell office:value-type="float" office:value="266.7" calcext:value-type="float">
            <text:p>266.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Bottomline</text:p>
          </table:table-cell>
          <table:table-cell office:value-type="string" calcext:value-type="string">
            <text:p>Average ‘Expected’ Time Drawdown(average + std deviation)(in days)</text:p>
          </table:table-cell>
          <table:table-cell table:style-name="ce6" table:formula="of:=[.C11]+[.C13]" office:value-type="float" office:value="198.937392429861" calcext:value-type="float">
            <text:p>199</text:p>
          </table:table-cell>
          <table:table-cell table:style-name="ce6" table:formula="of:=[.D11]+[.D13]" office:value-type="float" office:value="403.802912494391" calcext:value-type="float">
            <text:p>404</text:p>
          </table:table-cell>
          <table:table-cell table:style-name="ce6" table:formula="of:=[.E11]+[.E13]" office:value-type="float" office:value="465.2" calcext:value-type="float">
            <text:p>465</text:p>
          </table:table-cell>
          <table:table-cell table:style-name="ce6" table:formula="of:=[.F11]+[.F13]" office:value-type="float" office:value="526.1" calcext:value-type="float">
            <text:p>526</text:p>
          </table:table-cell>
          <table:table-cell table:style-name="ce6" table:formula="of:=[.G11]+[.G13]" office:value-type="float" office:value="631.3" calcext:value-type="float">
            <text:p>631</text:p>
          </table:table-cell>
          <table:table-cell table:number-columns-repeated="8"/>
        </table:table-row>
        <table:table-row table:style-name="ro1">
          <table:covered-table-cell table:style-name="ce3"/>
          <table:table-cell office:value-type="string" calcext:value-type="string">
            <text:p>Average ‘Expected’ Money Drawdown(average + std deviation)(in %)</text:p>
          </table:table-cell>
          <table:table-cell table:style-name="ce7" table:formula="of:=[.C7]+[.C9]" office:value-type="float" office:value="20.0500664375142" calcext:value-type="float">
            <text:p>20.1</text:p>
          </table:table-cell>
          <table:table-cell table:style-name="ce7" table:formula="of:=[.D7]+[.D9]" office:value-type="float" office:value="23.0388074519712" calcext:value-type="float">
            <text:p>23.0</text:p>
          </table:table-cell>
          <table:table-cell table:style-name="ce7" table:formula="of:=[.E7]+[.E9]" office:value-type="float" office:value="26.3" calcext:value-type="float">
            <text:p>26.3</text:p>
          </table:table-cell>
          <table:table-cell table:style-name="ce7" table:formula="of:=[.F7]+[.F9]" office:value-type="float" office:value="27.7" calcext:value-type="float">
            <text:p>27.7</text:p>
          </table:table-cell>
          <table:table-cell table:style-name="ce7" table:formula="of:=[.G7]+[.G9]" office:value-type="float" office:value="28.2" calcext:value-type="float">
            <text:p>28.2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count per year</text:p>
          </table:table-cell>
          <table:table-cell table:style-name="ce8" table:formula="of:=AVERAGE([.C19:.C40])" office:value-type="float" office:value="3.86363636363636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count per year</text:p>
          </table:table-cell>
          <table:table-cell table:formula="of:=MAX([.C19:.C40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d dev of count</text:p>
          </table:table-cell>
          <table:table-cell table:style-name="ce5" table:formula="of:=STDEV([.C19:.C40])" office:value-type="float" office:value="3.46816068372538" calcext:value-type="float">
            <text:p>3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 table:number-columns-spanned="1" table:number-rows-spanned="3">
            <text:p>Bottomline</text:p>
          </table:table-cell>
          <table:table-cell table:style-name="ce1" office:value-type="string" calcext:value-type="string" table:number-columns-spanned="6" table:number-rows-spanned="3">
            <text:p>Every year we can expect 1 to 7 opportunities</text:p>
          </table:table-cell>
          <table:covered-table-cell table:number-columns-repeated="5" table:style-name="ce3"/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/>
          <table:covered-table-cell table:number-columns-repeated="7" table:style-name="ce3"/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7" table:style-name="ce3"/>
          <table:table-cell table:number-columns-repeated="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</table:table>
      <table:table table:name="200DEMACrossover_2022-01-0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11"/>
        <table:table-column table:style-name="co13" table:default-cell-style-name="ce11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9-25</text:p>
          </table:table-cell>
          <table:table-cell office:value-type="float" office:value="22.4" calcext:value-type="float">
            <text:p>22.4</text:p>
          </table:table-cell>
          <table:table-cell office:value-type="float" office:value="5.13" calcext:value-type="float">
            <text:p>5.13</text:p>
          </table:table-cell>
          <table:table-cell office:value-type="float" office:value="2.68" calcext:value-type="float">
            <text:p>2.68</text:p>
          </table:table-cell>
          <table:table-cell table:formula="of:=[.G2]" office:value-type="float" office:value="2.68" calcext:value-type="float" table:number-columns-spanned="1" table:number-rows-spanned="2">
            <text:p>2.68</text:p>
          </table:table-cell>
          <table:table-cell table:formula="of:=DATEDIF([.D2];[.D3];&quot;d&quot;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9-29</text:p>
          </table:table-cell>
          <table:table-cell office:value-type="float" office:value="23.55" calcext:value-type="float">
            <text:p>23.55</text:p>
          </table:table-cell>
          <table:table-cell office:value-type="float" office:value="5.13" calcext:value-type="float">
            <text:p>5.13</text:p>
          </table:table-cell>
          <table:table-cell office:value-type="float" office:value="2.68" calcext:value-type="float">
            <text:p>2.6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9-19</text:p>
          </table:table-cell>
          <table:table-cell office:value-type="float" office:value="23.05" calcext:value-type="float">
            <text:p>23.05</text:p>
          </table:table-cell>
          <table:table-cell office:value-type="float" office:value="7.16" calcext:value-type="float">
            <text:p>7.16</text:p>
          </table:table-cell>
          <table:table-cell office:value-type="float" office:value="6.72" calcext:value-type="float">
            <text:p>6.72</text:p>
          </table:table-cell>
          <table:table-cell table:formula="of:=[.G4]" office:value-type="float" office:value="6.72" calcext:value-type="float" table:number-columns-spanned="1" table:number-rows-spanned="2">
            <text:p>6.72</text:p>
          </table:table-cell>
          <table:table-cell table:formula="of:=DATEDIF([.D4];[.D5];&quot;d&quot;)" office:value-type="float" office:value="17" calcext:value-type="float" table:number-columns-spanned="1" table:number-rows-spanned="2">
            <text:p>17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0-06</text:p>
          </table:table-cell>
          <table:table-cell office:value-type="float" office:value="24.7" calcext:value-type="float">
            <text:p>24.7</text:p>
          </table:table-cell>
          <table:table-cell office:value-type="float" office:value="7.16" calcext:value-type="float">
            <text:p>7.16</text:p>
          </table:table-cell>
          <table:table-cell office:value-type="float" office:value="6.72" calcext:value-type="float">
            <text:p>6.7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9-25</text:p>
          </table:table-cell>
          <table:table-cell office:value-type="float" office:value="22.4" calcext:value-type="float">
            <text:p>22.4</text:p>
          </table:table-cell>
          <table:table-cell office:value-type="float" office:value="10.27" calcext:value-type="float">
            <text:p>10.27</text:p>
          </table:table-cell>
          <table:table-cell office:value-type="float" office:value="2.68" calcext:value-type="float">
            <text:p>2.68</text:p>
          </table:table-cell>
          <table:table-cell table:formula="of:=[.G6]" office:value-type="float" office:value="2.68" calcext:value-type="float" table:number-columns-spanned="1" table:number-rows-spanned="2">
            <text:p>2.68</text:p>
          </table:table-cell>
          <table:table-cell table:formula="of:=DATEDIF([.D6];[.D7];&quot;d&quot;)" office:value-type="float" office:value="11" calcext:value-type="float" table:number-columns-spanned="1" table:number-rows-spanned="2">
            <text:p>11</text:p>
          </table:table-cell>
          <table:table-cell table:number-columns-repeated="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0-06</text:p>
          </table:table-cell>
          <table:table-cell office:value-type="float" office:value="24.7" calcext:value-type="float">
            <text:p>24.7</text:p>
          </table:table-cell>
          <table:table-cell office:value-type="float" office:value="10.27" calcext:value-type="float">
            <text:p>10.27</text:p>
          </table:table-cell>
          <table:table-cell office:value-type="float" office:value="2.68" calcext:value-type="float">
            <text:p>2.6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1-27</text:p>
          </table:table-cell>
          <table:table-cell office:value-type="float" office:value="22.6" calcext:value-type="float">
            <text:p>22.6</text:p>
          </table:table-cell>
          <table:table-cell office:value-type="float" office:value="5.31" calcext:value-type="float">
            <text:p>5.31</text:p>
          </table:table-cell>
          <table:table-cell office:value-type="float" office:value="2.65" calcext:value-type="float">
            <text:p>2.65</text:p>
          </table:table-cell>
          <table:table-cell table:formula="of:=[.G8]" office:value-type="float" office:value="2.65" calcext:value-type="float" table:number-columns-spanned="1" table:number-rows-spanned="2">
            <text:p>2.65</text:p>
          </table:table-cell>
          <table:table-cell table:formula="of:=DATEDIF([.D8];[.D9];&quot;d&quot;)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office:value-type="string" calcext:value-type="string">
            <text:p>Average Drawdown</text:p>
          </table:table-cell>
          <table:table-cell table:style-name="ce12" table:formula="of:=AVERAGE([.H2:.H68])" office:value-type="float" office:value="10.4761764705882" calcext:value-type="float">
            <text:p>10.4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1-29</text:p>
          </table:table-cell>
          <table:table-cell office:value-type="float" office:value="23.8" calcext:value-type="float">
            <text:p>23.8</text:p>
          </table:table-cell>
          <table:table-cell office:value-type="float" office:value="5.31" calcext:value-type="float">
            <text:p>5.31</text:p>
          </table:table-cell>
          <table:table-cell office:value-type="float" office:value="2.65" calcext:value-type="float">
            <text:p>2.65</text:p>
          </table:table-cell>
          <table:covered-table-cell table:number-columns-repeated="2" table:style-name="Default"/>
          <table:table-cell table:number-columns-repeated="2"/>
          <table:table-cell office:value-type="string" calcext:value-type="string">
            <text:p>Max Drawdown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2-12</text:p>
          </table:table-cell>
          <table:table-cell office:value-type="float" office:value="22.85" calcext:value-type="float">
            <text:p>22.85</text:p>
          </table:table-cell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table:formula="of:=[.G10]" office:value-type="float" office:value="0" calcext:value-type="float" table:number-columns-spanned="1" table:number-rows-spanned="2">
            <text:p>0</text:p>
          </table:table-cell>
          <table:table-cell table:formula="of:=DATEDIF([.D10];[.D11];&quot;d&quot;)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office:value-type="string" calcext:value-type="string">
            <text:p>Drawdown std. Deviation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2-13</text:p>
          </table:table-cell>
          <table:table-cell office:value-type="float" office:value="24.4" calcext:value-type="float">
            <text:p>24.4</text:p>
          </table:table-cell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1-02</text:p>
          </table:table-cell>
          <table:table-cell office:value-type="float" office:value="22.4" calcext:value-type="float">
            <text:p>22.4</text:p>
          </table:table-cell>
          <table:table-cell office:value-type="float" office:value="5.58" calcext:value-type="float">
            <text:p>5.58</text:p>
          </table:table-cell>
          <table:table-cell office:value-type="float" office:value="0" calcext:value-type="float">
            <text:p>0</text:p>
          </table:table-cell>
          <table:table-cell table:formula="of:=[.G12]" office:value-type="float" office:value="0" calcext:value-type="float" table:number-columns-spanned="1" table:number-rows-spanned="2">
            <text:p>0</text:p>
          </table:table-cell>
          <table:table-cell table:formula="of:=DATEDIF([.D12];[.D13];&quot;d&quot;)" office:value-type="float" office:value="7" calcext:value-type="float" table:number-columns-spanned="1" table:number-rows-spanned="2">
            <text:p>7</text:p>
          </table:table-cell>
          <table:table-cell table:number-columns-repeated="2"/>
          <table:table-cell office:value-type="string" calcext:value-type="string">
            <text:p>Average Time Drawdown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1-09</text:p>
          </table:table-cell>
          <table:table-cell office:value-type="float" office:value="23.65" calcext:value-type="float">
            <text:p>23.65</text:p>
          </table:table-cell>
          <table:table-cell office:value-type="float" office:value="5.58" calcext:value-type="float">
            <text:p>5.5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2"/>
          <table:table-cell office:value-type="string" calcext:value-type="string">
            <text:p>Max Time Drawdown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1-02</text:p>
          </table:table-cell>
          <table:table-cell office:value-type="float" office:value="22.4" calcext:value-type="float">
            <text:p>22.4</text:p>
          </table:table-cell>
          <table:table-cell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table-cell table:formula="of:=[.G14]" office:value-type="float" office:value="0" calcext:value-type="float" table:number-columns-spanned="1" table:number-rows-spanned="2">
            <text:p>0</text:p>
          </table:table-cell>
          <table:table-cell table:formula="of:=DATEDIF([.D14];[.D15];&quot;d&quot;)" office:value-type="float" office:value="13" calcext:value-type="float" table:number-columns-spanned="1" table:number-rows-spanned="2">
            <text:p>13</text:p>
          </table:table-cell>
          <table:table-cell table:number-columns-repeated="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1-15</text:p>
          </table:table-cell>
          <table:table-cell office:value-type="float" office:value="24.75" calcext:value-type="float">
            <text:p>24.75</text:p>
          </table:table-cell>
          <table:table-cell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1-27</text:p>
          </table:table-cell>
          <table:table-cell office:value-type="float" office:value="22.6" calcext:value-type="float">
            <text:p>22.6</text:p>
          </table:table-cell>
          <table:table-cell office:value-type="float" office:value="10.4" calcext:value-type="float">
            <text:p>10.4</text:p>
          </table:table-cell>
          <table:table-cell office:value-type="float" office:value="7.08" calcext:value-type="float">
            <text:p>7.08</text:p>
          </table:table-cell>
          <table:table-cell table:formula="of:=[.G16]" office:value-type="float" office:value="7.08" calcext:value-type="float" table:number-columns-spanned="1" table:number-rows-spanned="2">
            <text:p>7.08</text:p>
          </table:table-cell>
          <table:table-cell table:formula="of:=DATEDIF([.D16];[.D17];&quot;d&quot;)" office:value-type="float" office:value="49" calcext:value-type="float" table:number-columns-spanned="1" table:number-rows-spanned="2">
            <text:p>49</text:p>
          </table:table-cell>
          <table:table-cell table:number-columns-repeated="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1-15</text:p>
          </table:table-cell>
          <table:table-cell office:value-type="float" office:value="24.95" calcext:value-type="float">
            <text:p>24.95</text:p>
          </table:table-cell>
          <table:table-cell office:value-type="float" office:value="10.4" calcext:value-type="float">
            <text:p>10.4</text:p>
          </table:table-cell>
          <table:table-cell office:value-type="float" office:value="7.08" calcext:value-type="float">
            <text:p>7.0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2-12</text:p>
          </table:table-cell>
          <table:table-cell office:value-type="float" office:value="22.85" calcext:value-type="float">
            <text:p>22.85</text:p>
          </table:table-cell>
          <table:table-cell office:value-type="float" office:value="11.82" calcext:value-type="float">
            <text:p>11.82</text:p>
          </table:table-cell>
          <table:table-cell office:value-type="float" office:value="7.05" calcext:value-type="float">
            <text:p>7.05</text:p>
          </table:table-cell>
          <table:table-cell table:formula="of:=[.G18]" office:value-type="float" office:value="7.05" calcext:value-type="float" table:number-columns-spanned="1" table:number-rows-spanned="2">
            <text:p>7.05</text:p>
          </table:table-cell>
          <table:table-cell table:formula="of:=DATEDIF([.D18];[.D19];&quot;d&quot;)" office:value-type="float" office:value="41" calcext:value-type="float" table:number-columns-spanned="1" table:number-rows-spanned="2">
            <text:p>41</text:p>
          </table:table-cell>
          <table:table-cell table:number-columns-repeated="4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1-22</text:p>
          </table:table-cell>
          <table:table-cell office:value-type="float" office:value="25.55" calcext:value-type="float">
            <text:p>25.55</text:p>
          </table:table-cell>
          <table:table-cell office:value-type="float" office:value="11.82" calcext:value-type="float">
            <text:p>11.82</text:p>
          </table:table-cell>
          <table:table-cell office:value-type="float" office:value="7.05" calcext:value-type="float">
            <text:p>7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9-25</text:p>
          </table:table-cell>
          <table:table-cell office:value-type="float" office:value="22.4" calcext:value-type="float">
            <text:p>22.4</text:p>
          </table:table-cell>
          <table:table-cell office:value-type="float" office:value="15.18" calcext:value-type="float">
            <text:p>15.18</text:p>
          </table:table-cell>
          <table:table-cell office:value-type="float" office:value="6.25" calcext:value-type="float">
            <text:p>6.25</text:p>
          </table:table-cell>
          <table:table-cell table:formula="of:=[.G20]" office:value-type="float" office:value="6.25" calcext:value-type="float" table:number-columns-spanned="1" table:number-rows-spanned="2">
            <text:p>6.25</text:p>
          </table:table-cell>
          <table:table-cell table:formula="of:=DATEDIF([.D20];[.D21];&quot;d&quot;)" office:value-type="float" office:value="119" calcext:value-type="float" table:number-columns-spanned="1" table:number-rows-spanned="2">
            <text:p>119</text:p>
          </table:table-cell>
          <table:table-cell table:number-columns-repeated="4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1-22</text:p>
          </table:table-cell>
          <table:table-cell office:value-type="float" office:value="25.8" calcext:value-type="float">
            <text:p>25.8</text:p>
          </table:table-cell>
          <table:table-cell office:value-type="float" office:value="15.18" calcext:value-type="float">
            <text:p>15.18</text:p>
          </table:table-cell>
          <table:table-cell office:value-type="float" office:value="6.25" calcext:value-type="float">
            <text:p>6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9-19</text:p>
          </table:table-cell>
          <table:table-cell office:value-type="float" office:value="23.05" calcext:value-type="float">
            <text:p>23.05</text:p>
          </table:table-cell>
          <table:table-cell office:value-type="float" office:value="12.15" calcext:value-type="float">
            <text:p>12.15</text:p>
          </table:table-cell>
          <table:table-cell office:value-type="float" office:value="8.89" calcext:value-type="float">
            <text:p>8.89</text:p>
          </table:table-cell>
          <table:table-cell table:formula="of:=[.G22]" office:value-type="float" office:value="8.89" calcext:value-type="float" table:number-columns-spanned="1" table:number-rows-spanned="2">
            <text:p>8.89</text:p>
          </table:table-cell>
          <table:table-cell table:formula="of:=DATEDIF([.D22];[.D23];&quot;d&quot;)" office:value-type="float" office:value="125" calcext:value-type="float" table:number-columns-spanned="1" table:number-rows-spanned="2">
            <text:p>125</text:p>
          </table:table-cell>
          <table:table-cell table:number-columns-repeated="4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1-22</text:p>
          </table:table-cell>
          <table:table-cell office:value-type="float" office:value="25.85" calcext:value-type="float">
            <text:p>25.85</text:p>
          </table:table-cell>
          <table:table-cell office:value-type="float" office:value="12.15" calcext:value-type="float">
            <text:p>12.15</text:p>
          </table:table-cell>
          <table:table-cell office:value-type="float" office:value="8.89" calcext:value-type="float">
            <text:p>8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1-02</text:p>
          </table:table-cell>
          <table:table-cell office:value-type="float" office:value="22.4" calcext:value-type="float">
            <text:p>22.4</text:p>
          </table:table-cell>
          <table:table-cell office:value-type="float" office:value="15.63" calcext:value-type="float">
            <text:p>15.63</text:p>
          </table:table-cell>
          <table:table-cell office:value-type="float" office:value="0" calcext:value-type="float">
            <text:p>0</text:p>
          </table:table-cell>
          <table:table-cell table:formula="of:=[.G24]" office:value-type="float" office:value="0" calcext:value-type="float" table:number-columns-spanned="1" table:number-rows-spanned="2">
            <text:p>0</text:p>
          </table:table-cell>
          <table:table-cell table:formula="of:=DATEDIF([.D24];[.D25];&quot;d&quot;)" office:value-type="float" office:value="20" calcext:value-type="float" table:number-columns-spanned="1" table:number-rows-spanned="2">
            <text:p>20</text:p>
          </table:table-cell>
          <table:table-cell table:number-columns-repeated="4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1-22</text:p>
          </table:table-cell>
          <table:table-cell office:value-type="float" office:value="25.9" calcext:value-type="float">
            <text:p>25.9</text:p>
          </table:table-cell>
          <table:table-cell office:value-type="float" office:value="15.63" calcext:value-type="float">
            <text:p>15.6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11-27</text:p>
          </table:table-cell>
          <table:table-cell office:value-type="float" office:value="22.6" calcext:value-type="float">
            <text:p>22.6</text:p>
          </table:table-cell>
          <table:table-cell office:value-type="float" office:value="15.27" calcext:value-type="float">
            <text:p>15.27</text:p>
          </table:table-cell>
          <table:table-cell office:value-type="float" office:value="7.08" calcext:value-type="float">
            <text:p>7.08</text:p>
          </table:table-cell>
          <table:table-cell table:formula="of:=[.G26]" office:value-type="float" office:value="7.08" calcext:value-type="float" table:number-columns-spanned="1" table:number-rows-spanned="2">
            <text:p>7.08</text:p>
          </table:table-cell>
          <table:table-cell table:formula="of:=DATEDIF([.D26];[.D27];&quot;d&quot;)" office:value-type="float" office:value="70" calcext:value-type="float" table:number-columns-spanned="1" table:number-rows-spanned="2">
            <text:p>70</text:p>
          </table:table-cell>
          <table:table-cell table:number-columns-repeated="4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2-05</text:p>
          </table:table-cell>
          <table:table-cell office:value-type="float" office:value="26.05" calcext:value-type="float">
            <text:p>26.05</text:p>
          </table:table-cell>
          <table:table-cell office:value-type="float" office:value="15.27" calcext:value-type="float">
            <text:p>15.27</text:p>
          </table:table-cell>
          <table:table-cell office:value-type="float" office:value="7.08" calcext:value-type="float">
            <text:p>7.0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12-12</text:p>
          </table:table-cell>
          <table:table-cell office:value-type="float" office:value="22.85" calcext:value-type="float">
            <text:p>22.85</text:p>
          </table:table-cell>
          <table:table-cell office:value-type="float" office:value="16.85" calcext:value-type="float">
            <text:p>16.85</text:p>
          </table:table-cell>
          <table:table-cell office:value-type="float" office:value="7.05" calcext:value-type="float">
            <text:p>7.05</text:p>
          </table:table-cell>
          <table:table-cell table:formula="of:=[.G28]" office:value-type="float" office:value="7.05" calcext:value-type="float" table:number-columns-spanned="1" table:number-rows-spanned="2">
            <text:p>7.05</text:p>
          </table:table-cell>
          <table:table-cell table:formula="of:=DATEDIF([.D28];[.D29];&quot;d&quot;)" office:value-type="float" office:value="55" calcext:value-type="float" table:number-columns-spanned="1" table:number-rows-spanned="2">
            <text:p>55</text:p>
          </table:table-cell>
          <table:table-cell table:number-columns-repeated="4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2-05</text:p>
          </table:table-cell>
          <table:table-cell office:value-type="float" office:value="26.7" calcext:value-type="float">
            <text:p>26.7</text:p>
          </table:table-cell>
          <table:table-cell office:value-type="float" office:value="16.85" calcext:value-type="float">
            <text:p>16.85</text:p>
          </table:table-cell>
          <table:table-cell office:value-type="float" office:value="7.05" calcext:value-type="float">
            <text:p>7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9-25</text:p>
          </table:table-cell>
          <table:table-cell office:value-type="float" office:value="22.4" calcext:value-type="float">
            <text:p>22.4</text:p>
          </table:table-cell>
          <table:table-cell office:value-type="float" office:value="20.31" calcext:value-type="float">
            <text:p>20.31</text:p>
          </table:table-cell>
          <table:table-cell office:value-type="float" office:value="6.25" calcext:value-type="float">
            <text:p>6.25</text:p>
          </table:table-cell>
          <table:table-cell table:formula="of:=[.G30]" office:value-type="float" office:value="6.25" calcext:value-type="float" table:number-columns-spanned="1" table:number-rows-spanned="2">
            <text:p>6.25</text:p>
          </table:table-cell>
          <table:table-cell table:formula="of:=DATEDIF([.D30];[.D31];&quot;d&quot;)" office:value-type="float" office:value="133" calcext:value-type="float" table:number-columns-spanned="1" table:number-rows-spanned="2">
            <text:p>133</text:p>
          </table:table-cell>
          <table:table-cell table:number-columns-repeated="4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2-05</text:p>
          </table:table-cell>
          <table:table-cell office:value-type="float" office:value="26.95" calcext:value-type="float">
            <text:p>26.95</text:p>
          </table:table-cell>
          <table:table-cell office:value-type="float" office:value="20.31" calcext:value-type="float">
            <text:p>20.31</text:p>
          </table:table-cell>
          <table:table-cell office:value-type="float" office:value="6.25" calcext:value-type="float">
            <text:p>6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1-02</text:p>
          </table:table-cell>
          <table:table-cell office:value-type="float" office:value="22.4" calcext:value-type="float">
            <text:p>22.4</text:p>
          </table:table-cell>
          <table:table-cell office:value-type="float" office:value="20.54" calcext:value-type="float">
            <text:p>20.54</text:p>
          </table:table-cell>
          <table:table-cell office:value-type="float" office:value="0" calcext:value-type="float">
            <text:p>0</text:p>
          </table:table-cell>
          <table:table-cell table:formula="of:=[.G32]" office:value-type="float" office:value="0" calcext:value-type="float" table:number-columns-spanned="1" table:number-rows-spanned="2">
            <text:p>0</text:p>
          </table:table-cell>
          <table:table-cell table:formula="of:=DATEDIF([.D32];[.D33];&quot;d&quot;)" office:value-type="float" office:value="34" calcext:value-type="float" table:number-columns-spanned="1" table:number-rows-spanned="2">
            <text:p>34</text:p>
          </table:table-cell>
          <table:table-cell table:number-columns-repeated="4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2-05</text:p>
          </table:table-cell>
          <table:table-cell office:value-type="float" office:value="27" calcext:value-type="float">
            <text:p>27</text:p>
          </table:table-cell>
          <table:table-cell office:value-type="float" office:value="20.54" calcext:value-type="float">
            <text:p>20.5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9-19</text:p>
          </table:table-cell>
          <table:table-cell office:value-type="float" office:value="23.05" calcext:value-type="float">
            <text:p>23.05</text:p>
          </table:table-cell>
          <table:table-cell office:value-type="float" office:value="17.35" calcext:value-type="float">
            <text:p>17.35</text:p>
          </table:table-cell>
          <table:table-cell office:value-type="float" office:value="8.89" calcext:value-type="float">
            <text:p>8.89</text:p>
          </table:table-cell>
          <table:table-cell table:formula="of:=[.G34]" office:value-type="float" office:value="8.89" calcext:value-type="float" table:number-columns-spanned="1" table:number-rows-spanned="2">
            <text:p>8.89</text:p>
          </table:table-cell>
          <table:table-cell table:formula="of:=DATEDIF([.D34];[.D35];&quot;d&quot;)" office:value-type="float" office:value="139" calcext:value-type="float" table:number-columns-spanned="1" table:number-rows-spanned="2">
            <text:p>139</text:p>
          </table:table-cell>
          <table:table-cell table:number-columns-repeated="4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2-05</text:p>
          </table:table-cell>
          <table:table-cell office:value-type="float" office:value="27.05" calcext:value-type="float">
            <text:p>27.05</text:p>
          </table:table-cell>
          <table:table-cell office:value-type="float" office:value="17.35" calcext:value-type="float">
            <text:p>17.35</text:p>
          </table:table-cell>
          <table:table-cell office:value-type="float" office:value="8.89" calcext:value-type="float">
            <text:p>8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11-27</text:p>
          </table:table-cell>
          <table:table-cell office:value-type="float" office:value="22.6" calcext:value-type="float">
            <text:p>22.6</text:p>
          </table:table-cell>
          <table:table-cell office:value-type="float" office:value="20.35" calcext:value-type="float">
            <text:p>20.35</text:p>
          </table:table-cell>
          <table:table-cell office:value-type="float" office:value="7.08" calcext:value-type="float">
            <text:p>7.08</text:p>
          </table:table-cell>
          <table:table-cell table:formula="of:=[.G36]" office:value-type="float" office:value="7.08" calcext:value-type="float" table:number-columns-spanned="1" table:number-rows-spanned="2">
            <text:p>7.08</text:p>
          </table:table-cell>
          <table:table-cell table:formula="of:=DATEDIF([.D36];[.D37];&quot;d&quot;)" office:value-type="float" office:value="70" calcext:value-type="float" table:number-columns-spanned="1" table:number-rows-spanned="2">
            <text:p>70</text:p>
          </table:table-cell>
          <table:table-cell table:number-columns-repeated="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2-05</text:p>
          </table:table-cell>
          <table:table-cell office:value-type="float" office:value="27.2" calcext:value-type="float">
            <text:p>27.2</text:p>
          </table:table-cell>
          <table:table-cell office:value-type="float" office:value="20.35" calcext:value-type="float">
            <text:p>20.35</text:p>
          </table:table-cell>
          <table:table-cell office:value-type="float" office:value="7.08" calcext:value-type="float">
            <text:p>7.0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12-12</text:p>
          </table:table-cell>
          <table:table-cell office:value-type="float" office:value="22.85" calcext:value-type="float">
            <text:p>22.85</text:p>
          </table:table-cell>
          <table:table-cell office:value-type="float" office:value="21.88" calcext:value-type="float">
            <text:p>21.88</text:p>
          </table:table-cell>
          <table:table-cell office:value-type="float" office:value="7.05" calcext:value-type="float">
            <text:p>7.05</text:p>
          </table:table-cell>
          <table:table-cell table:formula="of:=[.G38]" office:value-type="float" office:value="7.05" calcext:value-type="float" table:number-columns-spanned="1" table:number-rows-spanned="2">
            <text:p>7.05</text:p>
          </table:table-cell>
          <table:table-cell table:formula="of:=DATEDIF([.D38];[.D39];&quot;d&quot;)" office:value-type="float" office:value="59" calcext:value-type="float" table:number-columns-spanned="1" table:number-rows-spanned="2">
            <text:p>59</text:p>
          </table:table-cell>
          <table:table-cell table:number-columns-repeated="4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2-09</text:p>
          </table:table-cell>
          <table:table-cell office:value-type="float" office:value="27.85" calcext:value-type="float">
            <text:p>27.85</text:p>
          </table:table-cell>
          <table:table-cell office:value-type="float" office:value="21.88" calcext:value-type="float">
            <text:p>21.88</text:p>
          </table:table-cell>
          <table:table-cell office:value-type="float" office:value="7.05" calcext:value-type="float">
            <text:p>7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3-19</text:p>
          </table:table-cell>
          <table:table-cell office:value-type="float" office:value="23.5" calcext:value-type="float">
            <text:p>23.5</text:p>
          </table:table-cell>
          <table:table-cell office:value-type="float" office:value="5.96" calcext:value-type="float">
            <text:p>5.96</text:p>
          </table:table-cell>
          <table:table-cell office:value-type="float" office:value="8.51" calcext:value-type="float">
            <text:p>8.51</text:p>
          </table:table-cell>
          <table:table-cell table:formula="of:=[.G40]" office:value-type="float" office:value="8.51" calcext:value-type="float" table:number-columns-spanned="1" table:number-rows-spanned="2">
            <text:p>8.51</text:p>
          </table:table-cell>
          <table:table-cell table:formula="of:=DATEDIF([.D40];[.D41];&quot;d&quot;)" office:value-type="float" office:value="30" calcext:value-type="float" table:number-columns-spanned="1" table:number-rows-spanned="2">
            <text:p>30</text:p>
          </table:table-cell>
          <table:table-cell table:number-columns-repeated="2"/>
          <table:table-cell office:value-type="string" calcext:value-type="string">
            <text:p>Time drawdown std. Deviation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4-18</text:p>
          </table:table-cell>
          <table:table-cell office:value-type="float" office:value="24.9" calcext:value-type="float">
            <text:p>24.9</text:p>
          </table:table-cell>
          <table:table-cell office:value-type="float" office:value="5.96" calcext:value-type="float">
            <text:p>5.96</text:p>
          </table:table-cell>
          <table:table-cell office:value-type="float" office:value="8.51" calcext:value-type="float">
            <text:p>8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28</text:p>
          </table:table-cell>
          <table:table-cell office:value-type="float" office:value="23.45" calcext:value-type="float">
            <text:p>23.45</text:p>
          </table:table-cell>
          <table:table-cell office:value-type="float" office:value="5.33" calcext:value-type="float">
            <text:p>5.33</text:p>
          </table:table-cell>
          <table:table-cell office:value-type="float" office:value="21.49" calcext:value-type="float">
            <text:p>21.49</text:p>
          </table:table-cell>
          <table:table-cell table:formula="of:=[.G42]" office:value-type="float" office:value="21.49" calcext:value-type="float" table:number-columns-spanned="1" table:number-rows-spanned="2">
            <text:p>21.49</text:p>
          </table:table-cell>
          <table:table-cell table:formula="of:=DATEDIF([.D42];[.D43];&quot;d&quot;)" office:value-type="float" office:value="232" calcext:value-type="float" table:number-columns-spanned="1" table:number-rows-spanned="2">
            <text:p>232</text:p>
          </table:table-cell>
          <table:table-cell table:number-columns-repeated="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5</text:p>
          </table:table-cell>
          <table:table-cell office:value-type="float" office:value="24.7" calcext:value-type="float">
            <text:p>24.7</text:p>
          </table:table-cell>
          <table:table-cell office:value-type="float" office:value="5.33" calcext:value-type="float">
            <text:p>5.33</text:p>
          </table:table-cell>
          <table:table-cell office:value-type="float" office:value="21.49" calcext:value-type="float">
            <text:p>21.4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02</text:p>
          </table:table-cell>
          <table:table-cell office:value-type="float" office:value="23.6" calcext:value-type="float">
            <text:p>23.6</text:p>
          </table:table-cell>
          <table:table-cell office:value-type="float" office:value="5.93" calcext:value-type="float">
            <text:p>5.93</text:p>
          </table:table-cell>
          <table:table-cell office:value-type="float" office:value="21.99" calcext:value-type="float">
            <text:p>21.99</text:p>
          </table:table-cell>
          <table:table-cell table:formula="of:=[.G44]" office:value-type="float" office:value="21.99" calcext:value-type="float" table:number-columns-spanned="1" table:number-rows-spanned="2">
            <text:p>21.99</text:p>
          </table:table-cell>
          <table:table-cell table:formula="of:=DATEDIF([.D44];[.D45];&quot;d&quot;)" office:value-type="float" office:value="258" calcext:value-type="float" table:number-columns-spanned="1" table:number-rows-spanned="2">
            <text:p>258</text:p>
          </table:table-cell>
          <table:table-cell table:number-columns-repeated="4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5</text:p>
          </table:table-cell>
          <table:table-cell office:value-type="float" office:value="25" calcext:value-type="float">
            <text:p>25</text:p>
          </table:table-cell>
          <table:table-cell office:value-type="float" office:value="5.93" calcext:value-type="float">
            <text:p>5.93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07</text:p>
          </table:table-cell>
          <table:table-cell office:value-type="float" office:value="23.75" calcext:value-type="float">
            <text:p>23.75</text:p>
          </table:table-cell>
          <table:table-cell office:value-type="float" office:value="5.26" calcext:value-type="float">
            <text:p>5.26</text:p>
          </table:table-cell>
          <table:table-cell office:value-type="float" office:value="22.48" calcext:value-type="float">
            <text:p>22.48</text:p>
          </table:table-cell>
          <table:table-cell table:formula="of:=[.G46]" office:value-type="float" office:value="22.48" calcext:value-type="float" table:number-columns-spanned="1" table:number-rows-spanned="2">
            <text:p>22.48</text:p>
          </table:table-cell>
          <table:table-cell table:formula="of:=DATEDIF([.D46];[.D47];&quot;d&quot;)" office:value-type="float" office:value="253" calcext:value-type="float" table:number-columns-spanned="1" table:number-rows-spanned="2">
            <text:p>253</text:p>
          </table:table-cell>
          <table:table-cell table:number-columns-repeated="4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5</text:p>
          </table:table-cell>
          <table:table-cell office:value-type="float" office:value="25" calcext:value-type="float">
            <text:p>25</text:p>
          </table:table-cell>
          <table:table-cell office:value-type="float" office:value="5.26" calcext:value-type="float">
            <text:p>5.26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09</text:p>
          </table:table-cell>
          <table:table-cell office:value-type="float" office:value="23.75" calcext:value-type="float">
            <text:p>23.75</text:p>
          </table:table-cell>
          <table:table-cell office:value-type="float" office:value="6.11" calcext:value-type="float">
            <text:p>6.11</text:p>
          </table:table-cell>
          <table:table-cell office:value-type="float" office:value="22.48" calcext:value-type="float">
            <text:p>22.48</text:p>
          </table:table-cell>
          <table:table-cell table:formula="of:=[.G48]" office:value-type="float" office:value="22.48" calcext:value-type="float" table:number-columns-spanned="1" table:number-rows-spanned="2">
            <text:p>22.48</text:p>
          </table:table-cell>
          <table:table-cell table:formula="of:=DATEDIF([.D48];[.D49];&quot;d&quot;)" office:value-type="float" office:value="251" calcext:value-type="float" table:number-columns-spanned="1" table:number-rows-spanned="2">
            <text:p>251</text:p>
          </table:table-cell>
          <table:table-cell table:number-columns-repeated="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5</text:p>
          </table:table-cell>
          <table:table-cell office:value-type="float" office:value="25.2" calcext:value-type="float">
            <text:p>25.2</text:p>
          </table:table-cell>
          <table:table-cell office:value-type="float" office:value="6.11" calcext:value-type="float">
            <text:p>6.11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5-14</text:p>
          </table:table-cell>
          <table:table-cell office:value-type="float" office:value="23.75" calcext:value-type="float">
            <text:p>23.75</text:p>
          </table:table-cell>
          <table:table-cell office:value-type="float" office:value="6.74" calcext:value-type="float">
            <text:p>6.74</text:p>
          </table:table-cell>
          <table:table-cell office:value-type="float" office:value="22.48" calcext:value-type="float">
            <text:p>22.48</text:p>
          </table:table-cell>
          <table:table-cell table:formula="of:=[.G50]" office:value-type="float" office:value="22.48" calcext:value-type="float" table:number-columns-spanned="1" table:number-rows-spanned="2">
            <text:p>22.48</text:p>
          </table:table-cell>
          <table:table-cell table:formula="of:=DATEDIF([.D50];[.D51];&quot;d&quot;)" office:value-type="float" office:value="246" calcext:value-type="float" table:number-columns-spanned="1" table:number-rows-spanned="2">
            <text:p>246</text:p>
          </table:table-cell>
          <table:table-cell table:number-columns-repeated="4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5</text:p>
          </table:table-cell>
          <table:table-cell office:value-type="float" office:value="25.35" calcext:value-type="float">
            <text:p>25.35</text:p>
          </table:table-cell>
          <table:table-cell office:value-type="float" office:value="6.74" calcext:value-type="float">
            <text:p>6.74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4-16</text:p>
          </table:table-cell>
          <table:table-cell office:value-type="float" office:value="23.55" calcext:value-type="float">
            <text:p>23.55</text:p>
          </table:table-cell>
          <table:table-cell office:value-type="float" office:value="7.86" calcext:value-type="float">
            <text:p>7.86</text:p>
          </table:table-cell>
          <table:table-cell office:value-type="float" office:value="21.83" calcext:value-type="float">
            <text:p>21.83</text:p>
          </table:table-cell>
          <table:table-cell table:formula="of:=[.G52]" office:value-type="float" office:value="21.83" calcext:value-type="float" table:number-columns-spanned="1" table:number-rows-spanned="2">
            <text:p>21.83</text:p>
          </table:table-cell>
          <table:table-cell table:formula="of:=DATEDIF([.D52];[.D53];&quot;d&quot;)" office:value-type="float" office:value="274" calcext:value-type="float" table:number-columns-spanned="1" table:number-rows-spanned="2">
            <text:p>274</text:p>
          </table:table-cell>
          <table:table-cell table:number-columns-repeated="4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5</text:p>
          </table:table-cell>
          <table:table-cell office:value-type="float" office:value="25.4" calcext:value-type="float">
            <text:p>25.4</text:p>
          </table:table-cell>
          <table:table-cell office:value-type="float" office:value="7.86" calcext:value-type="float">
            <text:p>7.86</text:p>
          </table:table-cell>
          <table:table-cell office:value-type="float" office:value="21.83" calcext:value-type="float">
            <text:p>2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07</text:p>
          </table:table-cell>
          <table:table-cell office:value-type="float" office:value="22.65" calcext:value-type="float">
            <text:p>22.65</text:p>
          </table:table-cell>
          <table:table-cell office:value-type="float" office:value="7.73" calcext:value-type="float">
            <text:p>7.73</text:p>
          </table:table-cell>
          <table:table-cell office:value-type="float" office:value="2.87" calcext:value-type="float">
            <text:p>2.87</text:p>
          </table:table-cell>
          <table:table-cell table:formula="of:=[.G54]" office:value-type="float" office:value="2.87" calcext:value-type="float" table:number-columns-spanned="1" table:number-rows-spanned="2">
            <text:p>2.87</text:p>
          </table:table-cell>
          <table:table-cell table:formula="of:=DATEDIF([.D54];[.D55];&quot;d&quot;)" office:value-type="float" office:value="11" calcext:value-type="float" table:number-columns-spanned="1" table:number-rows-spanned="2">
            <text:p>11</text:p>
          </table:table-cell>
          <table:table-cell table:number-columns-repeated="4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8</text:p>
          </table:table-cell>
          <table:table-cell office:value-type="float" office:value="24.4" calcext:value-type="float">
            <text:p>24.4</text:p>
          </table:table-cell>
          <table:table-cell office:value-type="float" office:value="7.73" calcext:value-type="float">
            <text:p>7.73</text:p>
          </table:table-cell>
          <table:table-cell office:value-type="float" office:value="2.87" calcext:value-type="float">
            <text:p>2.8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1</text:p>
          </table:table-cell>
          <table:table-cell office:value-type="float" office:value="22.9" calcext:value-type="float">
            <text:p>22.9</text:p>
          </table:table-cell>
          <table:table-cell office:value-type="float" office:value="5.46" calcext:value-type="float">
            <text:p>5.46</text:p>
          </table:table-cell>
          <table:table-cell office:value-type="float" office:value="0.85" calcext:value-type="float">
            <text:p>0.85</text:p>
          </table:table-cell>
          <table:table-cell table:formula="of:=[.G56]" office:value-type="float" office:value="0.85" calcext:value-type="float" table:number-columns-spanned="1" table:number-rows-spanned="2">
            <text:p>0.85</text:p>
          </table:table-cell>
          <table:table-cell table:formula="of:=DATEDIF([.D56];[.D57];&quot;d&quot;)" office:value-type="float" office:value="7" calcext:value-type="float" table:number-columns-spanned="1" table:number-rows-spanned="2">
            <text:p>7</text:p>
          </table:table-cell>
          <table:table-cell table:number-columns-repeated="4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8</text:p>
          </table:table-cell>
          <table:table-cell office:value-type="float" office:value="24.15" calcext:value-type="float">
            <text:p>24.15</text:p>
          </table:table-cell>
          <table:table-cell office:value-type="float" office:value="5.46" calcext:value-type="float">
            <text:p>5.46</text:p>
          </table:table-cell>
          <table:table-cell office:value-type="float" office:value="0.85" calcext:value-type="float">
            <text:p>0.8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3-21</text:p>
          </table:table-cell>
          <table:table-cell office:value-type="float" office:value="23.6" calcext:value-type="float">
            <text:p>23.6</text:p>
          </table:table-cell>
          <table:table-cell office:value-type="float" office:value="7.84" calcext:value-type="float">
            <text:p>7.84</text:p>
          </table:table-cell>
          <table:table-cell office:value-type="float" office:value="21.99" calcext:value-type="float">
            <text:p>21.99</text:p>
          </table:table-cell>
          <table:table-cell table:formula="of:=[.G58]" office:value-type="float" office:value="21.99" calcext:value-type="float" table:number-columns-spanned="1" table:number-rows-spanned="2">
            <text:p>21.99</text:p>
          </table:table-cell>
          <table:table-cell table:formula="of:=DATEDIF([.D58];[.D59];&quot;d&quot;)" office:value-type="float" office:value="334" calcext:value-type="float" table:number-columns-spanned="1" table:number-rows-spanned="2">
            <text:p>334</text:p>
          </table:table-cell>
          <table:table-cell table:number-columns-repeated="4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2-18</text:p>
          </table:table-cell>
          <table:table-cell office:value-type="float" office:value="25.45" calcext:value-type="float">
            <text:p>25.45</text:p>
          </table:table-cell>
          <table:table-cell office:value-type="float" office:value="7.84" calcext:value-type="float">
            <text:p>7.84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5-31</text:p>
          </table:table-cell>
          <table:table-cell office:value-type="float" office:value="22.95" calcext:value-type="float">
            <text:p>22.95</text:p>
          </table:table-cell>
          <table:table-cell office:value-type="float" office:value="6.32" calcext:value-type="float">
            <text:p>6.32</text:p>
          </table:table-cell>
          <table:table-cell office:value-type="float" office:value="18.95" calcext:value-type="float">
            <text:p>18.95</text:p>
          </table:table-cell>
          <table:table-cell table:formula="of:=[.G60]" office:value-type="float" office:value="18.95" calcext:value-type="float" table:number-columns-spanned="1" table:number-rows-spanned="2">
            <text:p>18.95</text:p>
          </table:table-cell>
          <table:table-cell table:formula="of:=DATEDIF([.D60];[.D61];&quot;d&quot;)" office:value-type="float" office:value="249" calcext:value-type="float" table:number-columns-spanned="1" table:number-rows-spanned="2">
            <text:p>249</text:p>
          </table:table-cell>
          <table:table-cell table:number-columns-repeated="4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2-04</text:p>
          </table:table-cell>
          <table:table-cell office:value-type="float" office:value="24.4" calcext:value-type="float">
            <text:p>24.4</text:p>
          </table:table-cell>
          <table:table-cell office:value-type="float" office:value="6.32" calcext:value-type="float">
            <text:p>6.32</text:p>
          </table:table-cell>
          <table:table-cell office:value-type="float" office:value="18.95" calcext:value-type="float">
            <text:p>18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2-07</text:p>
          </table:table-cell>
          <table:table-cell office:value-type="float" office:value="22.65" calcext:value-type="float">
            <text:p>22.65</text:p>
          </table:table-cell>
          <table:table-cell office:value-type="float" office:value="12.8" calcext:value-type="float">
            <text:p>12.8</text:p>
          </table:table-cell>
          <table:table-cell office:value-type="float" office:value="17.88" calcext:value-type="float">
            <text:p>17.88</text:p>
          </table:table-cell>
          <table:table-cell table:formula="of:=[.G62]" office:value-type="float" office:value="17.88" calcext:value-type="float" table:number-columns-spanned="1" table:number-rows-spanned="2">
            <text:p>17.88</text:p>
          </table:table-cell>
          <table:table-cell table:formula="of:=DATEDIF([.D62];[.D63];&quot;d&quot;)" office:value-type="float" office:value="378" calcext:value-type="float" table:number-columns-spanned="1" table:number-rows-spanned="2">
            <text:p>378</text:p>
          </table:table-cell>
          <table:table-cell table:number-columns-repeated="4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20</text:p>
          </table:table-cell>
          <table:table-cell office:value-type="float" office:value="25.55" calcext:value-type="float">
            <text:p>25.55</text:p>
          </table:table-cell>
          <table:table-cell office:value-type="float" office:value="12.8" calcext:value-type="float">
            <text:p>12.8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5-31</text:p>
          </table:table-cell>
          <table:table-cell office:value-type="float" office:value="22.95" calcext:value-type="float">
            <text:p>22.95</text:p>
          </table:table-cell>
          <table:table-cell office:value-type="float" office:value="11.33" calcext:value-type="float">
            <text:p>11.33</text:p>
          </table:table-cell>
          <table:table-cell office:value-type="float" office:value="18.95" calcext:value-type="float">
            <text:p>18.95</text:p>
          </table:table-cell>
          <table:table-cell table:formula="of:=[.G64]" office:value-type="float" office:value="18.95" calcext:value-type="float" table:number-columns-spanned="1" table:number-rows-spanned="2">
            <text:p>18.95</text:p>
          </table:table-cell>
          <table:table-cell table:formula="of:=DATEDIF([.D64];[.D65];&quot;d&quot;)" office:value-type="float" office:value="265" calcext:value-type="float" table:number-columns-spanned="1" table:number-rows-spanned="2">
            <text:p>265</text:p>
          </table:table-cell>
          <table:table-cell table:number-columns-repeated="4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2-20</text:p>
          </table:table-cell>
          <table:table-cell office:value-type="float" office:value="25.55" calcext:value-type="float">
            <text:p>25.55</text:p>
          </table:table-cell>
          <table:table-cell office:value-type="float" office:value="11.33" calcext:value-type="float">
            <text:p>11.33</text:p>
          </table:table-cell>
          <table:table-cell office:value-type="float" office:value="18.95" calcext:value-type="float">
            <text:p>18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28</text:p>
          </table:table-cell>
          <table:table-cell office:value-type="float" office:value="23.45" calcext:value-type="float">
            <text:p>23.45</text:p>
          </table:table-cell>
          <table:table-cell office:value-type="float" office:value="10.23" calcext:value-type="float">
            <text:p>10.23</text:p>
          </table:table-cell>
          <table:table-cell office:value-type="float" office:value="21.49" calcext:value-type="float">
            <text:p>21.49</text:p>
          </table:table-cell>
          <table:table-cell table:formula="of:=[.G66]" office:value-type="float" office:value="21.49" calcext:value-type="float" table:number-columns-spanned="1" table:number-rows-spanned="2">
            <text:p>21.49</text:p>
          </table:table-cell>
          <table:table-cell table:formula="of:=DATEDIF([.D66];[.D67];&quot;d&quot;)" office:value-type="float" office:value="739" calcext:value-type="float" table:number-columns-spanned="1" table:number-rows-spanned="2">
            <text:p>739</text:p>
          </table:table-cell>
          <table:table-cell table:number-columns-repeated="4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6</text:p>
          </table:table-cell>
          <table:table-cell office:value-type="float" office:value="25.85" calcext:value-type="float">
            <text:p>25.85</text:p>
          </table:table-cell>
          <table:table-cell office:value-type="float" office:value="10.23" calcext:value-type="float">
            <text:p>10.23</text:p>
          </table:table-cell>
          <table:table-cell office:value-type="float" office:value="21.49" calcext:value-type="float">
            <text:p>21.4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03-14</text:p>
          </table:table-cell>
          <table:table-cell office:value-type="float" office:value="24.4" calcext:value-type="float">
            <text:p>24.4</text:p>
          </table:table-cell>
          <table:table-cell office:value-type="float" office:value="6.76" calcext:value-type="float">
            <text:p>6.76</text:p>
          </table:table-cell>
          <table:table-cell office:value-type="float" office:value="24.55" calcext:value-type="float">
            <text:p>24.55</text:p>
          </table:table-cell>
          <table:table-cell table:formula="of:=[.G68]" office:value-type="float" office:value="24.55" calcext:value-type="float" table:number-columns-spanned="1" table:number-rows-spanned="2">
            <text:p>24.55</text:p>
          </table:table-cell>
          <table:table-cell table:formula="of:=DATEDIF([.D68];[.D69];&quot;d&quot;)" office:value-type="float" office:value="814" calcext:value-type="float" table:number-columns-spanned="1" table:number-rows-spanned="2">
            <text:p>814</text:p>
          </table:table-cell>
          <table:table-cell table:number-columns-repeated="4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6-06</text:p>
          </table:table-cell>
          <table:table-cell office:value-type="float" office:value="26.05" calcext:value-type="float">
            <text:p>26.05</text:p>
          </table:table-cell>
          <table:table-cell office:value-type="float" office:value="6.76" calcext:value-type="float">
            <text:p>6.76</text:p>
          </table:table-cell>
          <table:table-cell office:value-type="float" office:value="24.55" calcext:value-type="float">
            <text:p>24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3-19</text:p>
          </table:table-cell>
          <table:table-cell office:value-type="float" office:value="23.5" calcext:value-type="float">
            <text:p>23.5</text:p>
          </table:table-cell>
          <table:table-cell office:value-type="float" office:value="11.06" calcext:value-type="float">
            <text:p>11.06</text:p>
          </table:table-cell>
          <table:table-cell office:value-type="float" office:value="21.66" calcext:value-type="float">
            <text:p>21.66</text:p>
          </table:table-cell>
          <table:table-cell table:formula="of:=[.G70]" office:value-type="float" office:value="21.66" calcext:value-type="float" table:number-columns-spanned="1" table:number-rows-spanned="2">
            <text:p>21.66</text:p>
          </table:table-cell>
          <table:table-cell table:formula="of:=DATEDIF([.D70];[.D71];&quot;d&quot;)" office:value-type="float" office:value="809" calcext:value-type="float" table:number-columns-spanned="1" table:number-rows-spanned="2">
            <text:p>809</text:p>
          </table:table-cell>
          <table:table-cell table:number-columns-repeated="4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6</text:p>
          </table:table-cell>
          <table:table-cell office:value-type="float" office:value="26.1" calcext:value-type="float">
            <text:p>26.1</text:p>
          </table:table-cell>
          <table:table-cell office:value-type="float" office:value="11.06" calcext:value-type="float">
            <text:p>11.06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02</text:p>
          </table:table-cell>
          <table:table-cell office:value-type="float" office:value="23.6" calcext:value-type="float">
            <text:p>23.6</text:p>
          </table:table-cell>
          <table:table-cell office:value-type="float" office:value="11.02" calcext:value-type="float">
            <text:p>11.02</text:p>
          </table:table-cell>
          <table:table-cell office:value-type="float" office:value="21.99" calcext:value-type="float">
            <text:p>21.99</text:p>
          </table:table-cell>
          <table:table-cell table:formula="of:=[.G72]" office:value-type="float" office:value="21.99" calcext:value-type="float" table:number-columns-spanned="1" table:number-rows-spanned="2">
            <text:p>21.99</text:p>
          </table:table-cell>
          <table:table-cell table:formula="of:=DATEDIF([.D72];[.D73];&quot;d&quot;)" office:value-type="float" office:value="765" calcext:value-type="float" table:number-columns-spanned="1" table:number-rows-spanned="2">
            <text:p>765</text:p>
          </table:table-cell>
          <table:table-cell table:number-columns-repeated="4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6</text:p>
          </table:table-cell>
          <table:table-cell office:value-type="float" office:value="26.2" calcext:value-type="float">
            <text:p>26.2</text:p>
          </table:table-cell>
          <table:table-cell office:value-type="float" office:value="11.02" calcext:value-type="float">
            <text:p>11.02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07</text:p>
          </table:table-cell>
          <table:table-cell office:value-type="float" office:value="23.75" calcext:value-type="float">
            <text:p>23.75</text:p>
          </table:table-cell>
          <table:table-cell office:value-type="float" office:value="10.32" calcext:value-type="float">
            <text:p>10.32</text:p>
          </table:table-cell>
          <table:table-cell office:value-type="float" office:value="22.48" calcext:value-type="float">
            <text:p>22.48</text:p>
          </table:table-cell>
          <table:table-cell table:formula="of:=[.G74]" office:value-type="float" office:value="22.48" calcext:value-type="float" table:number-columns-spanned="1" table:number-rows-spanned="2">
            <text:p>22.48</text:p>
          </table:table-cell>
          <table:table-cell table:formula="of:=DATEDIF([.D74];[.D75];&quot;d&quot;)" office:value-type="float" office:value="760" calcext:value-type="float" table:number-columns-spanned="1" table:number-rows-spanned="2">
            <text:p>760</text:p>
          </table:table-cell>
          <table:table-cell table:number-columns-repeated="4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6</text:p>
          </table:table-cell>
          <table:table-cell office:value-type="float" office:value="26.2" calcext:value-type="float">
            <text:p>26.2</text:p>
          </table:table-cell>
          <table:table-cell office:value-type="float" office:value="10.32" calcext:value-type="float">
            <text:p>10.32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09</text:p>
          </table:table-cell>
          <table:table-cell office:value-type="float" office:value="23.75" calcext:value-type="float">
            <text:p>23.75</text:p>
          </table:table-cell>
          <table:table-cell office:value-type="float" office:value="11.16" calcext:value-type="float">
            <text:p>11.16</text:p>
          </table:table-cell>
          <table:table-cell office:value-type="float" office:value="22.48" calcext:value-type="float">
            <text:p>22.48</text:p>
          </table:table-cell>
          <table:table-cell table:formula="of:=[.G76]" office:value-type="float" office:value="22.48" calcext:value-type="float" table:number-columns-spanned="1" table:number-rows-spanned="2">
            <text:p>22.48</text:p>
          </table:table-cell>
          <table:table-cell table:formula="of:=DATEDIF([.D76];[.D77];&quot;d&quot;)" office:value-type="float" office:value="758" calcext:value-type="float" table:number-columns-spanned="1" table:number-rows-spanned="2">
            <text:p>758</text:p>
          </table:table-cell>
          <table:table-cell table:number-columns-repeated="4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6</text:p>
          </table:table-cell>
          <table:table-cell office:value-type="float" office:value="26.4" calcext:value-type="float">
            <text:p>26.4</text:p>
          </table:table-cell>
          <table:table-cell office:value-type="float" office:value="11.16" calcext:value-type="float">
            <text:p>11.16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5-14</text:p>
          </table:table-cell>
          <table:table-cell office:value-type="float" office:value="23.75" calcext:value-type="float">
            <text:p>23.75</text:p>
          </table:table-cell>
          <table:table-cell office:value-type="float" office:value="11.79" calcext:value-type="float">
            <text:p>11.79</text:p>
          </table:table-cell>
          <table:table-cell office:value-type="float" office:value="22.48" calcext:value-type="float">
            <text:p>22.48</text:p>
          </table:table-cell>
          <table:table-cell table:formula="of:=[.G78]" office:value-type="float" office:value="22.48" calcext:value-type="float" table:number-columns-spanned="1" table:number-rows-spanned="2">
            <text:p>22.48</text:p>
          </table:table-cell>
          <table:table-cell table:formula="of:=DATEDIF([.D78];[.D79];&quot;d&quot;)" office:value-type="float" office:value="756" calcext:value-type="float" table:number-columns-spanned="1" table:number-rows-spanned="2">
            <text:p>756</text:p>
          </table:table-cell>
          <table:table-cell table:number-columns-repeated="4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9</text:p>
          </table:table-cell>
          <table:table-cell office:value-type="float" office:value="26.55" calcext:value-type="float">
            <text:p>26.55</text:p>
          </table:table-cell>
          <table:table-cell office:value-type="float" office:value="11.79" calcext:value-type="float">
            <text:p>11.79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3-21</text:p>
          </table:table-cell>
          <table:table-cell office:value-type="float" office:value="23.6" calcext:value-type="float">
            <text:p>23.6</text:p>
          </table:table-cell>
          <table:table-cell office:value-type="float" office:value="12.92" calcext:value-type="float">
            <text:p>12.92</text:p>
          </table:table-cell>
          <table:table-cell office:value-type="float" office:value="21.99" calcext:value-type="float">
            <text:p>21.99</text:p>
          </table:table-cell>
          <table:table-cell table:formula="of:=[.G80]" office:value-type="float" office:value="21.99" calcext:value-type="float" table:number-columns-spanned="1" table:number-rows-spanned="2">
            <text:p>21.99</text:p>
          </table:table-cell>
          <table:table-cell table:formula="of:=DATEDIF([.D80];[.D81];&quot;d&quot;)" office:value-type="float" office:value="810" calcext:value-type="float" table:number-columns-spanned="1" table:number-rows-spanned="2">
            <text:p>810</text:p>
          </table:table-cell>
          <table:table-cell table:number-columns-repeated="4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9</text:p>
          </table:table-cell>
          <table:table-cell office:value-type="float" office:value="26.65" calcext:value-type="float">
            <text:p>26.65</text:p>
          </table:table-cell>
          <table:table-cell office:value-type="float" office:value="12.92" calcext:value-type="float">
            <text:p>12.92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4-16</text:p>
          </table:table-cell>
          <table:table-cell office:value-type="float" office:value="23.55" calcext:value-type="float">
            <text:p>23.55</text:p>
          </table:table-cell>
          <table:table-cell office:value-type="float" office:value="13.16" calcext:value-type="float">
            <text:p>13.16</text:p>
          </table:table-cell>
          <table:table-cell office:value-type="float" office:value="21.83" calcext:value-type="float">
            <text:p>21.83</text:p>
          </table:table-cell>
          <table:table-cell table:formula="of:=[.G82]" office:value-type="float" office:value="21.83" calcext:value-type="float" table:number-columns-spanned="1" table:number-rows-spanned="2">
            <text:p>21.83</text:p>
          </table:table-cell>
          <table:table-cell table:formula="of:=DATEDIF([.D82];[.D83];&quot;d&quot;)" office:value-type="float" office:value="784" calcext:value-type="float" table:number-columns-spanned="1" table:number-rows-spanned="2">
            <text:p>784</text:p>
          </table:table-cell>
          <table:table-cell table:number-columns-repeated="4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9</text:p>
          </table:table-cell>
          <table:table-cell office:value-type="float" office:value="26.65" calcext:value-type="float">
            <text:p>26.65</text:p>
          </table:table-cell>
          <table:table-cell office:value-type="float" office:value="13.16" calcext:value-type="float">
            <text:p>13.16</text:p>
          </table:table-cell>
          <table:table-cell office:value-type="float" office:value="21.83" calcext:value-type="float">
            <text:p>2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2-07</text:p>
          </table:table-cell>
          <table:table-cell office:value-type="float" office:value="22.65" calcext:value-type="float">
            <text:p>22.65</text:p>
          </table:table-cell>
          <table:table-cell table:number-columns-repeated="2" office:value-type="float" office:value="17.88" calcext:value-type="float">
            <text:p>17.88</text:p>
          </table:table-cell>
          <table:table-cell table:formula="of:=[.G84]" office:value-type="float" office:value="17.88" calcext:value-type="float" table:number-columns-spanned="1" table:number-rows-spanned="2">
            <text:p>17.88</text:p>
          </table:table-cell>
          <table:table-cell table:formula="of:=DATEDIF([.D84];[.D85];&quot;d&quot;)" office:value-type="float" office:value="487" calcext:value-type="float" table:number-columns-spanned="1" table:number-rows-spanned="2">
            <text:p>487</text:p>
          </table:table-cell>
          <table:table-cell table:number-columns-repeated="4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6-09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float" office:value="17.88" calcext:value-type="float">
            <text:p>17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5-31</text:p>
          </table:table-cell>
          <table:table-cell office:value-type="float" office:value="22.95" calcext:value-type="float">
            <text:p>22.95</text:p>
          </table:table-cell>
          <table:table-cell office:value-type="float" office:value="16.56" calcext:value-type="float">
            <text:p>16.56</text:p>
          </table:table-cell>
          <table:table-cell office:value-type="float" office:value="18.95" calcext:value-type="float">
            <text:p>18.95</text:p>
          </table:table-cell>
          <table:table-cell table:formula="of:=[.G86]" office:value-type="float" office:value="18.95" calcext:value-type="float" table:number-columns-spanned="1" table:number-rows-spanned="2">
            <text:p>18.95</text:p>
          </table:table-cell>
          <table:table-cell table:formula="of:=DATEDIF([.D86];[.D87];&quot;d&quot;)" office:value-type="float" office:value="396" calcext:value-type="float" table:number-columns-spanned="1" table:number-rows-spanned="2">
            <text:p>396</text:p>
          </table:table-cell>
          <table:table-cell table:number-columns-repeated="4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1</text:p>
          </table:table-cell>
          <table:table-cell office:value-type="float" office:value="26.75" calcext:value-type="float">
            <text:p>26.75</text:p>
          </table:table-cell>
          <table:table-cell office:value-type="float" office:value="16.56" calcext:value-type="float">
            <text:p>16.56</text:p>
          </table:table-cell>
          <table:table-cell office:value-type="float" office:value="18.95" calcext:value-type="float">
            <text:p>18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28</text:p>
          </table:table-cell>
          <table:table-cell office:value-type="float" office:value="23.45" calcext:value-type="float">
            <text:p>23.45</text:p>
          </table:table-cell>
          <table:table-cell office:value-type="float" office:value="15.35" calcext:value-type="float">
            <text:p>15.35</text:p>
          </table:table-cell>
          <table:table-cell office:value-type="float" office:value="21.49" calcext:value-type="float">
            <text:p>21.49</text:p>
          </table:table-cell>
          <table:table-cell table:formula="of:=[.G88]" office:value-type="float" office:value="21.49" calcext:value-type="float" table:number-columns-spanned="1" table:number-rows-spanned="2">
            <text:p>21.49</text:p>
          </table:table-cell>
          <table:table-cell table:formula="of:=DATEDIF([.D88];[.D89];&quot;d&quot;)" office:value-type="float" office:value="766" calcext:value-type="float" table:number-columns-spanned="1" table:number-rows-spanned="2">
            <text:p>766</text:p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05" calcext:value-type="float">
            <text:p>27.05</text:p>
          </table:table-cell>
          <table:table-cell office:value-type="float" office:value="15.35" calcext:value-type="float">
            <text:p>15.35</text:p>
          </table:table-cell>
          <table:table-cell office:value-type="float" office:value="21.49" calcext:value-type="float">
            <text:p>21.4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03-14</text:p>
          </table:table-cell>
          <table:table-cell office:value-type="float" office:value="24.4" calcext:value-type="float">
            <text:p>24.4</text:p>
          </table:table-cell>
          <table:table-cell office:value-type="float" office:value="11.89" calcext:value-type="float">
            <text:p>11.89</text:p>
          </table:table-cell>
          <table:table-cell office:value-type="float" office:value="24.55" calcext:value-type="float">
            <text:p>24.55</text:p>
          </table:table-cell>
          <table:table-cell table:formula="of:=[.G90]" office:value-type="float" office:value="24.55" calcext:value-type="float" table:number-columns-spanned="1" table:number-rows-spanned="2">
            <text:p>24.55</text:p>
          </table:table-cell>
          <table:table-cell table:formula="of:=DATEDIF([.D90];[.D91];&quot;d&quot;)" office:value-type="float" office:value="841" calcext:value-type="float" table:number-columns-spanned="1" table:number-rows-spanned="2">
            <text:p>841</text:p>
          </table:table-cell>
          <table:table-cell table:number-columns-repeated="4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03</text:p>
          </table:table-cell>
          <table:table-cell office:value-type="float" office:value="27.3" calcext:value-type="float">
            <text:p>27.3</text:p>
          </table:table-cell>
          <table:table-cell office:value-type="float" office:value="11.89" calcext:value-type="float">
            <text:p>11.89</text:p>
          </table:table-cell>
          <table:table-cell office:value-type="float" office:value="24.55" calcext:value-type="float">
            <text:p>24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3-19</text:p>
          </table:table-cell>
          <table:table-cell office:value-type="float" office:value="23.5" calcext:value-type="float">
            <text:p>23.5</text:p>
          </table:table-cell>
          <table:table-cell office:value-type="float" office:value="16.17" calcext:value-type="float">
            <text:p>16.17</text:p>
          </table:table-cell>
          <table:table-cell office:value-type="float" office:value="21.66" calcext:value-type="float">
            <text:p>21.66</text:p>
          </table:table-cell>
          <table:table-cell table:formula="of:=[.G92]" office:value-type="float" office:value="21.66" calcext:value-type="float" table:number-columns-spanned="1" table:number-rows-spanned="2">
            <text:p>21.66</text:p>
          </table:table-cell>
          <table:table-cell table:formula="of:=DATEDIF([.D92];[.D93];&quot;d&quot;)" office:value-type="float" office:value="836" calcext:value-type="float" table:number-columns-spanned="1" table:number-rows-spanned="2">
            <text:p>836</text:p>
          </table:table-cell>
          <table:table-cell table:number-columns-repeated="4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3" calcext:value-type="float">
            <text:p>27.3</text:p>
          </table:table-cell>
          <table:table-cell office:value-type="float" office:value="16.17" calcext:value-type="float">
            <text:p>16.17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02</text:p>
          </table:table-cell>
          <table:table-cell office:value-type="float" office:value="23.6" calcext:value-type="float">
            <text:p>23.6</text:p>
          </table:table-cell>
          <table:table-cell office:value-type="float" office:value="16.1" calcext:value-type="float">
            <text:p>16.1</text:p>
          </table:table-cell>
          <table:table-cell office:value-type="float" office:value="21.99" calcext:value-type="float">
            <text:p>21.99</text:p>
          </table:table-cell>
          <table:table-cell table:formula="of:=[.G94]" office:value-type="float" office:value="21.99" calcext:value-type="float" table:number-columns-spanned="1" table:number-rows-spanned="2">
            <text:p>21.99</text:p>
          </table:table-cell>
          <table:table-cell table:formula="of:=DATEDIF([.D94];[.D95];&quot;d&quot;)" office:value-type="float" office:value="792" calcext:value-type="float" table:number-columns-spanned="1" table:number-rows-spanned="2">
            <text:p>792</text:p>
          </table:table-cell>
          <table:table-cell table:number-columns-repeated="4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4" calcext:value-type="float">
            <text:p>27.4</text:p>
          </table:table-cell>
          <table:table-cell office:value-type="float" office:value="16.1" calcext:value-type="float">
            <text:p>16.1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07</text:p>
          </table:table-cell>
          <table:table-cell office:value-type="float" office:value="23.75" calcext:value-type="float">
            <text:p>23.75</text:p>
          </table:table-cell>
          <table:table-cell office:value-type="float" office:value="15.37" calcext:value-type="float">
            <text:p>15.37</text:p>
          </table:table-cell>
          <table:table-cell office:value-type="float" office:value="22.48" calcext:value-type="float">
            <text:p>22.48</text:p>
          </table:table-cell>
          <table:table-cell table:formula="of:=[.G96]" office:value-type="float" office:value="22.48" calcext:value-type="float" table:number-columns-spanned="1" table:number-rows-spanned="2">
            <text:p>22.48</text:p>
          </table:table-cell>
          <table:table-cell table:formula="of:=DATEDIF([.D96];[.D97];&quot;d&quot;)" office:value-type="float" office:value="787" calcext:value-type="float" table:number-columns-spanned="1" table:number-rows-spanned="2">
            <text:p>787</text:p>
          </table:table-cell>
          <table:table-cell table:number-columns-repeated="4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4" calcext:value-type="float">
            <text:p>27.4</text:p>
          </table:table-cell>
          <table:table-cell office:value-type="float" office:value="15.37" calcext:value-type="float">
            <text:p>15.37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09</text:p>
          </table:table-cell>
          <table:table-cell office:value-type="float" office:value="23.75" calcext:value-type="float">
            <text:p>23.75</text:p>
          </table:table-cell>
          <table:table-cell office:value-type="float" office:value="16.21" calcext:value-type="float">
            <text:p>16.21</text:p>
          </table:table-cell>
          <table:table-cell office:value-type="float" office:value="22.48" calcext:value-type="float">
            <text:p>22.48</text:p>
          </table:table-cell>
          <table:table-cell table:formula="of:=[.G98]" office:value-type="float" office:value="22.48" calcext:value-type="float" table:number-columns-spanned="1" table:number-rows-spanned="2">
            <text:p>22.48</text:p>
          </table:table-cell>
          <table:table-cell table:formula="of:=DATEDIF([.D98];[.D99];&quot;d&quot;)" office:value-type="float" office:value="785" calcext:value-type="float" table:number-columns-spanned="1" table:number-rows-spanned="2">
            <text:p>785</text:p>
          </table:table-cell>
          <table:table-cell table:number-columns-repeated="4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6" calcext:value-type="float">
            <text:p>27.6</text:p>
          </table:table-cell>
          <table:table-cell office:value-type="float" office:value="16.21" calcext:value-type="float">
            <text:p>16.21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5-14</text:p>
          </table:table-cell>
          <table:table-cell office:value-type="float" office:value="23.75" calcext:value-type="float">
            <text:p>23.75</text:p>
          </table:table-cell>
          <table:table-cell office:value-type="float" office:value="16.84" calcext:value-type="float">
            <text:p>16.84</text:p>
          </table:table-cell>
          <table:table-cell office:value-type="float" office:value="22.48" calcext:value-type="float">
            <text:p>22.48</text:p>
          </table:table-cell>
          <table:table-cell table:formula="of:=[.G100]" office:value-type="float" office:value="22.48" calcext:value-type="float" table:number-columns-spanned="1" table:number-rows-spanned="2">
            <text:p>22.48</text:p>
          </table:table-cell>
          <table:table-cell table:formula="of:=DATEDIF([.D100];[.D101];&quot;d&quot;)" office:value-type="float" office:value="780" calcext:value-type="float" table:number-columns-spanned="1" table:number-rows-spanned="2">
            <text:p>780</text:p>
          </table:table-cell>
          <table:table-cell table:number-columns-repeated="4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75" calcext:value-type="float">
            <text:p>27.75</text:p>
          </table:table-cell>
          <table:table-cell office:value-type="float" office:value="16.84" calcext:value-type="float">
            <text:p>16.84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3-21</text:p>
          </table:table-cell>
          <table:table-cell office:value-type="float" office:value="23.6" calcext:value-type="float">
            <text:p>23.6</text:p>
          </table:table-cell>
          <table:table-cell office:value-type="float" office:value="18.01" calcext:value-type="float">
            <text:p>18.01</text:p>
          </table:table-cell>
          <table:table-cell office:value-type="float" office:value="21.99" calcext:value-type="float">
            <text:p>21.99</text:p>
          </table:table-cell>
          <table:table-cell table:formula="of:=[.G102]" office:value-type="float" office:value="21.99" calcext:value-type="float" table:number-columns-spanned="1" table:number-rows-spanned="2">
            <text:p>21.99</text:p>
          </table:table-cell>
          <table:table-cell table:formula="of:=DATEDIF([.D102];[.D103];&quot;d&quot;)" office:value-type="float" office:value="834" calcext:value-type="float" table:number-columns-spanned="1" table:number-rows-spanned="2">
            <text:p>834</text:p>
          </table:table-cell>
          <table:table-cell table:number-columns-repeated="4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85" calcext:value-type="float">
            <text:p>27.85</text:p>
          </table:table-cell>
          <table:table-cell office:value-type="float" office:value="18.01" calcext:value-type="float">
            <text:p>18.01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4-16</text:p>
          </table:table-cell>
          <table:table-cell office:value-type="float" office:value="23.55" calcext:value-type="float">
            <text:p>23.55</text:p>
          </table:table-cell>
          <table:table-cell office:value-type="float" office:value="18.26" calcext:value-type="float">
            <text:p>18.26</text:p>
          </table:table-cell>
          <table:table-cell office:value-type="float" office:value="21.83" calcext:value-type="float">
            <text:p>21.83</text:p>
          </table:table-cell>
          <table:table-cell table:formula="of:=[.G104]" office:value-type="float" office:value="21.83" calcext:value-type="float" table:number-columns-spanned="1" table:number-rows-spanned="2">
            <text:p>21.83</text:p>
          </table:table-cell>
          <table:table-cell table:formula="of:=DATEDIF([.D104];[.D105];&quot;d&quot;)" office:value-type="float" office:value="808" calcext:value-type="float" table:number-columns-spanned="1" table:number-rows-spanned="2">
            <text:p>808</text:p>
          </table:table-cell>
          <table:table-cell table:number-columns-repeated="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7.85" calcext:value-type="float">
            <text:p>27.85</text:p>
          </table:table-cell>
          <table:table-cell office:value-type="float" office:value="18.26" calcext:value-type="float">
            <text:p>18.26</text:p>
          </table:table-cell>
          <table:table-cell office:value-type="float" office:value="21.83" calcext:value-type="float">
            <text:p>2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2-07</text:p>
          </table:table-cell>
          <table:table-cell office:value-type="float" office:value="22.65" calcext:value-type="float">
            <text:p>22.65</text:p>
          </table:table-cell>
          <table:table-cell office:value-type="float" office:value="22.96" calcext:value-type="float">
            <text:p>22.96</text:p>
          </table:table-cell>
          <table:table-cell office:value-type="float" office:value="17.88" calcext:value-type="float">
            <text:p>17.88</text:p>
          </table:table-cell>
          <table:table-cell table:formula="of:=[.G106]" office:value-type="float" office:value="17.88" calcext:value-type="float" table:number-columns-spanned="1" table:number-rows-spanned="2">
            <text:p>17.88</text:p>
          </table:table-cell>
          <table:table-cell table:formula="of:=DATEDIF([.D106];[.D107];&quot;d&quot;)" office:value-type="float" office:value="511" calcext:value-type="float" table:number-columns-spanned="1" table:number-rows-spanned="2">
            <text:p>511</text:p>
          </table:table-cell>
          <table:table-cell table:number-columns-repeated="4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7.85" calcext:value-type="float">
            <text:p>27.85</text:p>
          </table:table-cell>
          <table:table-cell office:value-type="float" office:value="22.96" calcext:value-type="float">
            <text:p>22.96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9-25</text:p>
          </table:table-cell>
          <table:table-cell office:value-type="float" office:value="22.4" calcext:value-type="float">
            <text:p>22.4</text:p>
          </table:table-cell>
          <table:table-cell office:value-type="float" office:value="25.22" calcext:value-type="float">
            <text:p>25.22</text:p>
          </table:table-cell>
          <table:table-cell office:value-type="float" office:value="17.81" calcext:value-type="float">
            <text:p>17.81</text:p>
          </table:table-cell>
          <table:table-cell table:formula="of:=[.G108]" office:value-type="float" office:value="17.81" calcext:value-type="float" table:number-columns-spanned="1" table:number-rows-spanned="2">
            <text:p>17.81</text:p>
          </table:table-cell>
          <table:table-cell table:formula="of:=DATEDIF([.D108];[.D109];&quot;d&quot;)" office:value-type="float" office:value="1011" calcext:value-type="float" table:number-columns-spanned="1" table:number-rows-spanned="2">
            <text:p>10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8.05" calcext:value-type="float">
            <text:p>28.05</text:p>
          </table:table-cell>
          <table:table-cell office:value-type="float" office:value="25.22" calcext:value-type="float">
            <text:p>25.22</text:p>
          </table:table-cell>
          <table:table-cell office:value-type="float" office:value="17.81" calcext:value-type="float">
            <text:p>17.8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1-02</text:p>
          </table:table-cell>
          <table:table-cell office:value-type="float" office:value="22.4" calcext:value-type="float">
            <text:p>22.4</text:p>
          </table:table-cell>
          <table:table-cell office:value-type="float" office:value="25.67" calcext:value-type="float">
            <text:p>25.67</text:p>
          </table:table-cell>
          <table:table-cell office:value-type="float" office:value="17.81" calcext:value-type="float">
            <text:p>17.81</text:p>
          </table:table-cell>
          <table:table-cell table:formula="of:=[.G110]" office:value-type="float" office:value="17.81" calcext:value-type="float" table:number-columns-spanned="1" table:number-rows-spanned="2">
            <text:p>17.81</text:p>
          </table:table-cell>
          <table:table-cell table:formula="of:=DATEDIF([.D110];[.D111];&quot;d&quot;)" office:value-type="float" office:value="912" calcext:value-type="float" table:number-columns-spanned="1" table:number-rows-spanned="2">
            <text:p>91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8.15" calcext:value-type="float">
            <text:p>28.15</text:p>
          </table:table-cell>
          <table:table-cell office:value-type="float" office:value="25.67" calcext:value-type="float">
            <text:p>25.67</text:p>
          </table:table-cell>
          <table:table-cell office:value-type="float" office:value="17.81" calcext:value-type="float">
            <text:p>17.8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9-19</text:p>
          </table:table-cell>
          <table:table-cell office:value-type="float" office:value="23.05" calcext:value-type="float">
            <text:p>23.05</text:p>
          </table:table-cell>
          <table:table-cell office:value-type="float" office:value="22.34" calcext:value-type="float">
            <text:p>22.34</text:p>
          </table:table-cell>
          <table:table-cell office:value-type="float" office:value="20.13" calcext:value-type="float">
            <text:p>20.13</text:p>
          </table:table-cell>
          <table:table-cell table:formula="of:=[.G112]" office:value-type="float" office:value="20.13" calcext:value-type="float" table:number-columns-spanned="1" table:number-rows-spanned="2">
            <text:p>20.13</text:p>
          </table:table-cell>
          <table:table-cell table:formula="of:=DATEDIF([.D112];[.D113];&quot;d&quot;)" office:value-type="float" office:value="1017" calcext:value-type="float" table:number-columns-spanned="1" table:number-rows-spanned="2">
            <text:p>1017</text:p>
          </table:table-cell>
          <table:table-cell table:number-columns-repeated="4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8.2" calcext:value-type="float">
            <text:p>28.2</text:p>
          </table:table-cell>
          <table:table-cell office:value-type="float" office:value="22.34" calcext:value-type="float">
            <text:p>22.34</text:p>
          </table:table-cell>
          <table:table-cell office:value-type="float" office:value="20.13" calcext:value-type="float">
            <text:p>20.1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28</text:p>
          </table:table-cell>
          <table:table-cell office:value-type="float" office:value="23.45" calcext:value-type="float">
            <text:p>23.45</text:p>
          </table:table-cell>
          <table:table-cell office:value-type="float" office:value="20.26" calcext:value-type="float">
            <text:p>20.26</text:p>
          </table:table-cell>
          <table:table-cell office:value-type="float" office:value="21.49" calcext:value-type="float">
            <text:p>21.49</text:p>
          </table:table-cell>
          <table:table-cell table:formula="of:=[.G114]" office:value-type="float" office:value="21.49" calcext:value-type="float" table:number-columns-spanned="1" table:number-rows-spanned="2">
            <text:p>21.49</text:p>
          </table:table-cell>
          <table:table-cell table:formula="of:=DATEDIF([.D114];[.D115];&quot;d&quot;)" office:value-type="float" office:value="766" calcext:value-type="float" table:number-columns-spanned="1" table:number-rows-spanned="2">
            <text:p>766</text:p>
          </table:table-cell>
          <table:table-cell table:number-columns-repeated="4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8.2" calcext:value-type="float">
            <text:p>28.2</text:p>
          </table:table-cell>
          <table:table-cell office:value-type="float" office:value="20.26" calcext:value-type="float">
            <text:p>20.26</text:p>
          </table:table-cell>
          <table:table-cell office:value-type="float" office:value="21.49" calcext:value-type="float">
            <text:p>21.4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11-27</text:p>
          </table:table-cell>
          <table:table-cell office:value-type="float" office:value="22.6" calcext:value-type="float">
            <text:p>22.6</text:p>
          </table:table-cell>
          <table:table-cell office:value-type="float" office:value="25.44" calcext:value-type="float">
            <text:p>25.44</text:p>
          </table:table-cell>
          <table:table-cell office:value-type="float" office:value="18.54" calcext:value-type="float">
            <text:p>18.54</text:p>
          </table:table-cell>
          <table:table-cell table:formula="of:=[.G116]" office:value-type="float" office:value="18.54" calcext:value-type="float" table:number-columns-spanned="1" table:number-rows-spanned="2">
            <text:p>18.54</text:p>
          </table:table-cell>
          <table:table-cell table:formula="of:=DATEDIF([.D116];[.D117];&quot;d&quot;)" office:value-type="float" office:value="948" calcext:value-type="float" table:number-columns-spanned="1" table:number-rows-spanned="2">
            <text:p>94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8.35" calcext:value-type="float">
            <text:p>28.35</text:p>
          </table:table-cell>
          <table:table-cell office:value-type="float" office:value="25.44" calcext:value-type="float">
            <text:p>25.44</text:p>
          </table:table-cell>
          <table:table-cell office:value-type="float" office:value="18.54" calcext:value-type="float">
            <text:p>18.5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3-19</text:p>
          </table:table-cell>
          <table:table-cell office:value-type="float" office:value="23.5" calcext:value-type="float">
            <text:p>23.5</text:p>
          </table:table-cell>
          <table:table-cell office:value-type="float" office:value="21.06" calcext:value-type="float">
            <text:p>21.06</text:p>
          </table:table-cell>
          <table:table-cell office:value-type="float" office:value="21.66" calcext:value-type="float">
            <text:p>21.66</text:p>
          </table:table-cell>
          <table:table-cell table:formula="of:=[.G118]" office:value-type="float" office:value="21.66" calcext:value-type="float" table:number-columns-spanned="1" table:number-rows-spanned="2">
            <text:p>21.66</text:p>
          </table:table-cell>
          <table:table-cell table:formula="of:=DATEDIF([.D118];[.D119];&quot;d&quot;)" office:value-type="float" office:value="836" calcext:value-type="float" table:number-columns-spanned="1" table:number-rows-spanned="2">
            <text:p>836</text:p>
          </table:table-cell>
          <table:table-cell table:number-columns-repeated="4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8.45" calcext:value-type="float">
            <text:p>28.45</text:p>
          </table:table-cell>
          <table:table-cell office:value-type="float" office:value="21.06" calcext:value-type="float">
            <text:p>21.06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03-14</text:p>
          </table:table-cell>
          <table:table-cell office:value-type="float" office:value="24.4" calcext:value-type="float">
            <text:p>24.4</text:p>
          </table:table-cell>
          <table:table-cell office:value-type="float" office:value="17.01" calcext:value-type="float">
            <text:p>17.01</text:p>
          </table:table-cell>
          <table:table-cell office:value-type="float" office:value="24.55" calcext:value-type="float">
            <text:p>24.55</text:p>
          </table:table-cell>
          <table:table-cell table:formula="of:=[.G120]" office:value-type="float" office:value="24.55" calcext:value-type="float" table:number-columns-spanned="1" table:number-rows-spanned="2">
            <text:p>24.55</text:p>
          </table:table-cell>
          <table:table-cell table:formula="of:=DATEDIF([.D120];[.D121];&quot;d&quot;)" office:value-type="float" office:value="841" calcext:value-type="float" table:number-columns-spanned="1" table:number-rows-spanned="2">
            <text:p>841</text:p>
          </table:table-cell>
          <table:table-cell table:number-columns-repeated="4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3</text:p>
          </table:table-cell>
          <table:table-cell office:value-type="float" office:value="28.55" calcext:value-type="float">
            <text:p>28.55</text:p>
          </table:table-cell>
          <table:table-cell office:value-type="float" office:value="17.01" calcext:value-type="float">
            <text:p>17.01</text:p>
          </table:table-cell>
          <table:table-cell office:value-type="float" office:value="24.55" calcext:value-type="float">
            <text:p>24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02</text:p>
          </table:table-cell>
          <table:table-cell office:value-type="float" office:value="23.6" calcext:value-type="float">
            <text:p>23.6</text:p>
          </table:table-cell>
          <table:table-cell office:value-type="float" office:value="20.97" calcext:value-type="float">
            <text:p>20.97</text:p>
          </table:table-cell>
          <table:table-cell office:value-type="float" office:value="21.99" calcext:value-type="float">
            <text:p>21.99</text:p>
          </table:table-cell>
          <table:table-cell table:formula="of:=[.G122]" office:value-type="float" office:value="21.99" calcext:value-type="float" table:number-columns-spanned="1" table:number-rows-spanned="2">
            <text:p>21.99</text:p>
          </table:table-cell>
          <table:table-cell table:formula="of:=DATEDIF([.D122];[.D123];&quot;d&quot;)" office:value-type="float" office:value="792" calcext:value-type="float" table:number-columns-spanned="1" table:number-rows-spanned="2">
            <text:p>792</text:p>
          </table:table-cell>
          <table:table-cell table:number-columns-repeated="4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8.55" calcext:value-type="float">
            <text:p>28.55</text:p>
          </table:table-cell>
          <table:table-cell office:value-type="float" office:value="20.97" calcext:value-type="float">
            <text:p>20.97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07</text:p>
          </table:table-cell>
          <table:table-cell office:value-type="float" office:value="23.75" calcext:value-type="float">
            <text:p>23.75</text:p>
          </table:table-cell>
          <table:table-cell office:value-type="float" office:value="20.42" calcext:value-type="float">
            <text:p>20.42</text:p>
          </table:table-cell>
          <table:table-cell office:value-type="float" office:value="22.48" calcext:value-type="float">
            <text:p>22.48</text:p>
          </table:table-cell>
          <table:table-cell table:formula="of:=[.G124]" office:value-type="float" office:value="22.48" calcext:value-type="float" table:number-columns-spanned="1" table:number-rows-spanned="2">
            <text:p>22.48</text:p>
          </table:table-cell>
          <table:table-cell table:formula="of:=DATEDIF([.D124];[.D125];&quot;d&quot;)" office:value-type="float" office:value="787" calcext:value-type="float" table:number-columns-spanned="1" table:number-rows-spanned="2">
            <text:p>787</text:p>
          </table:table-cell>
          <table:table-cell table:number-columns-repeated="4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8.6" calcext:value-type="float">
            <text:p>28.6</text:p>
          </table:table-cell>
          <table:table-cell office:value-type="float" office:value="20.42" calcext:value-type="float">
            <text:p>20.42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09</text:p>
          </table:table-cell>
          <table:table-cell office:value-type="float" office:value="23.75" calcext:value-type="float">
            <text:p>23.75</text:p>
          </table:table-cell>
          <table:table-cell office:value-type="float" office:value="21.26" calcext:value-type="float">
            <text:p>21.26</text:p>
          </table:table-cell>
          <table:table-cell office:value-type="float" office:value="22.48" calcext:value-type="float">
            <text:p>22.48</text:p>
          </table:table-cell>
          <table:table-cell table:formula="of:=[.G126]" office:value-type="float" office:value="22.48" calcext:value-type="float" table:number-columns-spanned="1" table:number-rows-spanned="2">
            <text:p>22.48</text:p>
          </table:table-cell>
          <table:table-cell table:formula="of:=DATEDIF([.D126];[.D127];&quot;d&quot;)" office:value-type="float" office:value="785" calcext:value-type="float" table:number-columns-spanned="1" table:number-rows-spanned="2">
            <text:p>785</text:p>
          </table:table-cell>
          <table:table-cell table:number-columns-repeated="4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8.8" calcext:value-type="float">
            <text:p>28.8</text:p>
          </table:table-cell>
          <table:table-cell office:value-type="float" office:value="21.26" calcext:value-type="float">
            <text:p>21.26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5-14</text:p>
          </table:table-cell>
          <table:table-cell office:value-type="float" office:value="23.75" calcext:value-type="float">
            <text:p>23.75</text:p>
          </table:table-cell>
          <table:table-cell office:value-type="float" office:value="21.89" calcext:value-type="float">
            <text:p>21.89</text:p>
          </table:table-cell>
          <table:table-cell office:value-type="float" office:value="22.48" calcext:value-type="float">
            <text:p>22.48</text:p>
          </table:table-cell>
          <table:table-cell table:formula="of:=[.G128]" office:value-type="float" office:value="22.48" calcext:value-type="float" table:number-columns-spanned="1" table:number-rows-spanned="2">
            <text:p>22.48</text:p>
          </table:table-cell>
          <table:table-cell table:formula="of:=DATEDIF([.D128];[.D129];&quot;d&quot;)" office:value-type="float" office:value="780" calcext:value-type="float" table:number-columns-spanned="1" table:number-rows-spanned="2">
            <text:p>780</text:p>
          </table:table-cell>
          <table:table-cell table:number-columns-repeated="4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8.95" calcext:value-type="float">
            <text:p>28.95</text:p>
          </table:table-cell>
          <table:table-cell office:value-type="float" office:value="21.89" calcext:value-type="float">
            <text:p>21.89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12-12</text:p>
          </table:table-cell>
          <table:table-cell office:value-type="float" office:value="22.85" calcext:value-type="float">
            <text:p>22.85</text:p>
          </table:table-cell>
          <table:table-cell office:value-type="float" office:value="26.91" calcext:value-type="float">
            <text:p>26.91</text:p>
          </table:table-cell>
          <table:table-cell office:value-type="float" office:value="19.43" calcext:value-type="float">
            <text:p>19.43</text:p>
          </table:table-cell>
          <table:table-cell table:formula="of:=[.G130]" office:value-type="float" office:value="19.43" calcext:value-type="float" table:number-columns-spanned="1" table:number-rows-spanned="2">
            <text:p>19.43</text:p>
          </table:table-cell>
          <table:table-cell table:formula="of:=DATEDIF([.D130];[.D131];&quot;d&quot;)" office:value-type="float" office:value="933" calcext:value-type="float" table:number-columns-spanned="1" table:number-rows-spanned="2">
            <text:p>93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9" calcext:value-type="float">
            <text:p>29</text:p>
          </table:table-cell>
          <table:table-cell office:value-type="float" office:value="26.91" calcext:value-type="float">
            <text:p>26.91</text:p>
          </table:table-cell>
          <table:table-cell office:value-type="float" office:value="19.43" calcext:value-type="float">
            <text:p>19.4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2-07</text:p>
          </table:table-cell>
          <table:table-cell office:value-type="float" office:value="22.65" calcext:value-type="float">
            <text:p>22.65</text:p>
          </table:table-cell>
          <table:table-cell office:value-type="float" office:value="28.04" calcext:value-type="float">
            <text:p>28.04</text:p>
          </table:table-cell>
          <table:table-cell office:value-type="float" office:value="17.88" calcext:value-type="float">
            <text:p>17.88</text:p>
          </table:table-cell>
          <table:table-cell table:formula="of:=[.G132]" office:value-type="float" office:value="17.88" calcext:value-type="float" table:number-columns-spanned="1" table:number-rows-spanned="2">
            <text:p>17.88</text:p>
          </table:table-cell>
          <table:table-cell table:formula="of:=DATEDIF([.D132];[.D133];&quot;d&quot;)" office:value-type="float" office:value="511" calcext:value-type="float" table:number-columns-spanned="1" table:number-rows-spanned="2">
            <text:p>51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9" calcext:value-type="float">
            <text:p>29</text:p>
          </table:table-cell>
          <table:table-cell office:value-type="float" office:value="28.04" calcext:value-type="float">
            <text:p>28.04</text:p>
          </table:table-cell>
          <table:table-cell office:value-type="float" office:value="17.88" calcext:value-type="float">
            <text:p>17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3-21</text:p>
          </table:table-cell>
          <table:table-cell office:value-type="float" office:value="23.6" calcext:value-type="float">
            <text:p>23.6</text:p>
          </table:table-cell>
          <table:table-cell office:value-type="float" office:value="23.09" calcext:value-type="float">
            <text:p>23.09</text:p>
          </table:table-cell>
          <table:table-cell office:value-type="float" office:value="21.99" calcext:value-type="float">
            <text:p>21.99</text:p>
          </table:table-cell>
          <table:table-cell table:formula="of:=[.G134]" office:value-type="float" office:value="21.99" calcext:value-type="float" table:number-columns-spanned="1" table:number-rows-spanned="2">
            <text:p>21.99</text:p>
          </table:table-cell>
          <table:table-cell table:formula="of:=DATEDIF([.D134];[.D135];&quot;d&quot;)" office:value-type="float" office:value="834" calcext:value-type="float" table:number-columns-spanned="1" table:number-rows-spanned="2">
            <text:p>834</text:p>
          </table:table-cell>
          <table:table-cell table:number-columns-repeated="4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9.05" calcext:value-type="float">
            <text:p>29.05</text:p>
          </table:table-cell>
          <table:table-cell office:value-type="float" office:value="23.09" calcext:value-type="float">
            <text:p>23.09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4-16</text:p>
          </table:table-cell>
          <table:table-cell office:value-type="float" office:value="23.55" calcext:value-type="float">
            <text:p>23.55</text:p>
          </table:table-cell>
          <table:table-cell office:value-type="float" office:value="23.35" calcext:value-type="float">
            <text:p>23.35</text:p>
          </table:table-cell>
          <table:table-cell office:value-type="float" office:value="21.83" calcext:value-type="float">
            <text:p>21.83</text:p>
          </table:table-cell>
          <table:table-cell table:formula="of:=[.G136]" office:value-type="float" office:value="21.83" calcext:value-type="float" table:number-columns-spanned="1" table:number-rows-spanned="2">
            <text:p>21.83</text:p>
          </table:table-cell>
          <table:table-cell table:formula="of:=DATEDIF([.D136];[.D137];&quot;d&quot;)" office:value-type="float" office:value="808" calcext:value-type="float" table:number-columns-spanned="1" table:number-rows-spanned="2">
            <text:p>808</text:p>
          </table:table-cell>
          <table:table-cell table:number-columns-repeated="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9.05" calcext:value-type="float">
            <text:p>29.05</text:p>
          </table:table-cell>
          <table:table-cell office:value-type="float" office:value="23.35" calcext:value-type="float">
            <text:p>23.35</text:p>
          </table:table-cell>
          <table:table-cell office:value-type="float" office:value="21.83" calcext:value-type="float">
            <text:p>2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9-19</text:p>
          </table:table-cell>
          <table:table-cell office:value-type="float" office:value="23.05" calcext:value-type="float">
            <text:p>23.05</text:p>
          </table:table-cell>
          <table:table-cell office:value-type="float" office:value="27.55" calcext:value-type="float">
            <text:p>27.55</text:p>
          </table:table-cell>
          <table:table-cell office:value-type="float" office:value="20.13" calcext:value-type="float">
            <text:p>20.13</text:p>
          </table:table-cell>
          <table:table-cell table:formula="of:=[.G138]" office:value-type="float" office:value="20.13" calcext:value-type="float" table:number-columns-spanned="1" table:number-rows-spanned="2">
            <text:p>20.13</text:p>
          </table:table-cell>
          <table:table-cell table:formula="of:=DATEDIF([.D138];[.D139];&quot;d&quot;)" office:value-type="float" office:value="1017" calcext:value-type="float" table:number-columns-spanned="1" table:number-rows-spanned="2">
            <text:p>101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9.4" calcext:value-type="float">
            <text:p>29.4</text:p>
          </table:table-cell>
          <table:table-cell office:value-type="float" office:value="27.55" calcext:value-type="float">
            <text:p>27.55</text:p>
          </table:table-cell>
          <table:table-cell office:value-type="float" office:value="20.13" calcext:value-type="float">
            <text:p>20.1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28</text:p>
          </table:table-cell>
          <table:table-cell office:value-type="float" office:value="23.45" calcext:value-type="float">
            <text:p>23.45</text:p>
          </table:table-cell>
          <table:table-cell office:value-type="float" office:value="25.37" calcext:value-type="float">
            <text:p>25.37</text:p>
          </table:table-cell>
          <table:table-cell office:value-type="float" office:value="21.49" calcext:value-type="float">
            <text:p>21.49</text:p>
          </table:table-cell>
          <table:table-cell table:formula="of:=[.G140]" office:value-type="float" office:value="21.49" calcext:value-type="float" table:number-columns-spanned="1" table:number-rows-spanned="2">
            <text:p>21.49</text:p>
          </table:table-cell>
          <table:table-cell table:formula="of:=DATEDIF([.D140];[.D141];&quot;d&quot;)" office:value-type="float" office:value="766" calcext:value-type="float" table:number-columns-spanned="1" table:number-rows-spanned="2">
            <text:p>76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9.4" calcext:value-type="float">
            <text:p>29.4</text:p>
          </table:table-cell>
          <table:table-cell office:value-type="float" office:value="25.37" calcext:value-type="float">
            <text:p>25.37</text:p>
          </table:table-cell>
          <table:table-cell office:value-type="float" office:value="21.49" calcext:value-type="float">
            <text:p>21.4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3-19</text:p>
          </table:table-cell>
          <table:table-cell office:value-type="float" office:value="23.5" calcext:value-type="float">
            <text:p>23.5</text:p>
          </table:table-cell>
          <table:table-cell office:value-type="float" office:value="26.17" calcext:value-type="float">
            <text:p>26.17</text:p>
          </table:table-cell>
          <table:table-cell office:value-type="float" office:value="21.66" calcext:value-type="float">
            <text:p>21.66</text:p>
          </table:table-cell>
          <table:table-cell table:formula="of:=[.G142]" office:value-type="float" office:value="21.66" calcext:value-type="float" table:number-columns-spanned="1" table:number-rows-spanned="2">
            <text:p>21.66</text:p>
          </table:table-cell>
          <table:table-cell table:formula="of:=DATEDIF([.D142];[.D143];&quot;d&quot;)" office:value-type="float" office:value="836" calcext:value-type="float" table:number-columns-spanned="1" table:number-rows-spanned="2">
            <text:p>83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9.65" calcext:value-type="float">
            <text:p>29.65</text:p>
          </table:table-cell>
          <table:table-cell office:value-type="float" office:value="26.17" calcext:value-type="float">
            <text:p>26.17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02</text:p>
          </table:table-cell>
          <table:table-cell office:value-type="float" office:value="23.6" calcext:value-type="float">
            <text:p>23.6</text:p>
          </table:table-cell>
          <table:table-cell office:value-type="float" office:value="26.06" calcext:value-type="float">
            <text:p>26.06</text:p>
          </table:table-cell>
          <table:table-cell office:value-type="float" office:value="21.99" calcext:value-type="float">
            <text:p>21.99</text:p>
          </table:table-cell>
          <table:table-cell table:formula="of:=[.G144]" office:value-type="float" office:value="21.99" calcext:value-type="float" table:number-columns-spanned="1" table:number-rows-spanned="2">
            <text:p>21.99</text:p>
          </table:table-cell>
          <table:table-cell table:formula="of:=DATEDIF([.D144];[.D145];&quot;d&quot;)" office:value-type="float" office:value="792" calcext:value-type="float" table:number-columns-spanned="1" table:number-rows-spanned="2">
            <text:p>79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9.75" calcext:value-type="float">
            <text:p>29.75</text:p>
          </table:table-cell>
          <table:table-cell office:value-type="float" office:value="26.06" calcext:value-type="float">
            <text:p>26.06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07</text:p>
          </table:table-cell>
          <table:table-cell office:value-type="float" office:value="23.75" calcext:value-type="float">
            <text:p>23.75</text:p>
          </table:table-cell>
          <table:table-cell office:value-type="float" office:value="25.26" calcext:value-type="float">
            <text:p>25.26</text:p>
          </table:table-cell>
          <table:table-cell office:value-type="float" office:value="22.48" calcext:value-type="float">
            <text:p>22.48</text:p>
          </table:table-cell>
          <table:table-cell table:formula="of:=[.G146]" office:value-type="float" office:value="22.48" calcext:value-type="float" table:number-columns-spanned="1" table:number-rows-spanned="2">
            <text:p>22.48</text:p>
          </table:table-cell>
          <table:table-cell table:formula="of:=DATEDIF([.D146];[.D147];&quot;d&quot;)" office:value-type="float" office:value="787" calcext:value-type="float" table:number-columns-spanned="1" table:number-rows-spanned="2">
            <text:p>78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29.75" calcext:value-type="float">
            <text:p>29.75</text:p>
          </table:table-cell>
          <table:table-cell office:value-type="float" office:value="25.26" calcext:value-type="float">
            <text:p>25.26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03-14</text:p>
          </table:table-cell>
          <table:table-cell office:value-type="float" office:value="24.4" calcext:value-type="float">
            <text:p>24.4</text:p>
          </table:table-cell>
          <table:table-cell office:value-type="float" office:value="22.13" calcext:value-type="float">
            <text:p>22.13</text:p>
          </table:table-cell>
          <table:table-cell office:value-type="float" office:value="24.55" calcext:value-type="float">
            <text:p>24.55</text:p>
          </table:table-cell>
          <table:table-cell table:formula="of:=[.G148]" office:value-type="float" office:value="24.55" calcext:value-type="float" table:number-columns-spanned="1" table:number-rows-spanned="2">
            <text:p>24.55</text:p>
          </table:table-cell>
          <table:table-cell table:formula="of:=DATEDIF([.D148];[.D149];&quot;d&quot;)" office:value-type="float" office:value="841" calcext:value-type="float" table:number-columns-spanned="1" table:number-rows-spanned="2">
            <text:p>841</text:p>
          </table:table-cell>
          <table:table-cell table:number-columns-repeated="4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3</text:p>
          </table:table-cell>
          <table:table-cell office:value-type="float" office:value="29.8" calcext:value-type="float">
            <text:p>29.8</text:p>
          </table:table-cell>
          <table:table-cell office:value-type="float" office:value="22.13" calcext:value-type="float">
            <text:p>22.13</text:p>
          </table:table-cell>
          <table:table-cell office:value-type="float" office:value="24.55" calcext:value-type="float">
            <text:p>24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09</text:p>
          </table:table-cell>
          <table:table-cell office:value-type="float" office:value="23.75" calcext:value-type="float">
            <text:p>23.75</text:p>
          </table:table-cell>
          <table:table-cell office:value-type="float" office:value="26.32" calcext:value-type="float">
            <text:p>26.32</text:p>
          </table:table-cell>
          <table:table-cell office:value-type="float" office:value="22.48" calcext:value-type="float">
            <text:p>22.48</text:p>
          </table:table-cell>
          <table:table-cell table:formula="of:=[.G150]" office:value-type="float" office:value="22.48" calcext:value-type="float" table:number-columns-spanned="1" table:number-rows-spanned="2">
            <text:p>22.48</text:p>
          </table:table-cell>
          <table:table-cell table:formula="of:=DATEDIF([.D150];[.D151];&quot;d&quot;)" office:value-type="float" office:value="785" calcext:value-type="float" table:number-columns-spanned="1" table:number-rows-spanned="2">
            <text:p>78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30" calcext:value-type="float">
            <text:p>30</text:p>
          </table:table-cell>
          <table:table-cell office:value-type="float" office:value="26.32" calcext:value-type="float">
            <text:p>26.32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5-14</text:p>
          </table:table-cell>
          <table:table-cell office:value-type="float" office:value="23.75" calcext:value-type="float">
            <text:p>23.75</text:p>
          </table:table-cell>
          <table:table-cell office:value-type="float" office:value="26.95" calcext:value-type="float">
            <text:p>26.95</text:p>
          </table:table-cell>
          <table:table-cell office:value-type="float" office:value="22.48" calcext:value-type="float">
            <text:p>22.48</text:p>
          </table:table-cell>
          <table:table-cell table:formula="of:=[.G152]" office:value-type="float" office:value="22.48" calcext:value-type="float" table:number-columns-spanned="1" table:number-rows-spanned="2">
            <text:p>22.48</text:p>
          </table:table-cell>
          <table:table-cell table:formula="of:=DATEDIF([.D152];[.D153];&quot;d&quot;)" office:value-type="float" office:value="780" calcext:value-type="float" table:number-columns-spanned="1" table:number-rows-spanned="2">
            <text:p>78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3</text:p>
          </table:table-cell>
          <table:table-cell office:value-type="float" office:value="30.15" calcext:value-type="float">
            <text:p>30.15</text:p>
          </table:table-cell>
          <table:table-cell office:value-type="float" office:value="26.95" calcext:value-type="float">
            <text:p>26.95</text:p>
          </table:table-cell>
          <table:table-cell office:value-type="float" office:value="22.48" calcext:value-type="float">
            <text:p>22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3-21</text:p>
          </table:table-cell>
          <table:table-cell office:value-type="float" office:value="23.6" calcext:value-type="float">
            <text:p>23.6</text:p>
          </table:table-cell>
          <table:table-cell office:value-type="float" office:value="28.18" calcext:value-type="float">
            <text:p>28.18</text:p>
          </table:table-cell>
          <table:table-cell office:value-type="float" office:value="21.99" calcext:value-type="float">
            <text:p>21.99</text:p>
          </table:table-cell>
          <table:table-cell table:formula="of:=[.G154]" office:value-type="float" office:value="21.99" calcext:value-type="float" table:number-columns-spanned="1" table:number-rows-spanned="2">
            <text:p>21.99</text:p>
          </table:table-cell>
          <table:table-cell table:formula="of:=DATEDIF([.D154];[.D155];&quot;d&quot;)" office:value-type="float" office:value="839" calcext:value-type="float" table:number-columns-spanned="1" table:number-rows-spanned="2">
            <text:p>83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8</text:p>
          </table:table-cell>
          <table:table-cell office:value-type="float" office:value="30.25" calcext:value-type="float">
            <text:p>30.25</text:p>
          </table:table-cell>
          <table:table-cell office:value-type="float" office:value="28.18" calcext:value-type="float">
            <text:p>28.18</text:p>
          </table:table-cell>
          <table:table-cell office:value-type="float" office:value="21.99" calcext:value-type="float">
            <text:p>21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4-16</text:p>
          </table:table-cell>
          <table:table-cell office:value-type="float" office:value="23.55" calcext:value-type="float">
            <text:p>23.55</text:p>
          </table:table-cell>
          <table:table-cell office:value-type="float" office:value="28.45" calcext:value-type="float">
            <text:p>28.45</text:p>
          </table:table-cell>
          <table:table-cell office:value-type="float" office:value="21.83" calcext:value-type="float">
            <text:p>21.83</text:p>
          </table:table-cell>
          <table:table-cell table:formula="of:=[.G156]" office:value-type="float" office:value="21.83" calcext:value-type="float" table:number-columns-spanned="1" table:number-rows-spanned="2">
            <text:p>21.83</text:p>
          </table:table-cell>
          <table:table-cell table:formula="of:=DATEDIF([.D156];[.D157];&quot;d&quot;)" office:value-type="float" office:value="813" calcext:value-type="float" table:number-columns-spanned="1" table:number-rows-spanned="2">
            <text:p>81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8</text:p>
          </table:table-cell>
          <table:table-cell office:value-type="float" office:value="30.25" calcext:value-type="float">
            <text:p>30.25</text:p>
          </table:table-cell>
          <table:table-cell office:value-type="float" office:value="28.45" calcext:value-type="float">
            <text:p>28.45</text:p>
          </table:table-cell>
          <table:table-cell office:value-type="float" office:value="21.83" calcext:value-type="float">
            <text:p>2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03-14</text:p>
          </table:table-cell>
          <table:table-cell office:value-type="float" office:value="24.4" calcext:value-type="float">
            <text:p>24.4</text:p>
          </table:table-cell>
          <table:table-cell office:value-type="float" office:value="27.05" calcext:value-type="float">
            <text:p>27.05</text:p>
          </table:table-cell>
          <table:table-cell office:value-type="float" office:value="24.55" calcext:value-type="float">
            <text:p>24.55</text:p>
          </table:table-cell>
          <table:table-cell table:formula="of:=[.G158]" office:value-type="float" office:value="24.55" calcext:value-type="float" table:number-columns-spanned="1" table:number-rows-spanned="2">
            <text:p>24.55</text:p>
          </table:table-cell>
          <table:table-cell table:formula="of:=DATEDIF([.D158];[.D159];&quot;d&quot;)" office:value-type="float" office:value="936" calcext:value-type="float" table:number-columns-spanned="1" table:number-rows-spanned="2">
            <text:p>93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06</text:p>
          </table:table-cell>
          <table:table-cell office:value-type="float" office:value="31" calcext:value-type="float">
            <text:p>31</text:p>
          </table:table-cell>
          <table:table-cell office:value-type="float" office:value="27.05" calcext:value-type="float">
            <text:p>27.05</text:p>
          </table:table-cell>
          <table:table-cell office:value-type="float" office:value="24.55" calcext:value-type="float">
            <text:p>24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18</text:p>
          </table:table-cell>
          <table:table-cell office:value-type="float" office:value="35.2" calcext:value-type="float">
            <text:p>35.2</text:p>
          </table:table-cell>
          <table:table-cell office:value-type="float" office:value="7.39" calcext:value-type="float">
            <text:p>7.39</text:p>
          </table:table-cell>
          <table:table-cell office:value-type="float" office:value="3.71" calcext:value-type="float">
            <text:p>3.71</text:p>
          </table:table-cell>
          <table:table-cell table:formula="of:=[.G160]" office:value-type="float" office:value="3.71" calcext:value-type="float" table:number-columns-spanned="1" table:number-rows-spanned="2">
            <text:p>3.71</text:p>
          </table:table-cell>
          <table:table-cell table:formula="of:=DATEDIF([.D160];[.D161];&quot;d&quot;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26</text:p>
          </table:table-cell>
          <table:table-cell office:value-type="float" office:value="37.8" calcext:value-type="float">
            <text:p>37.8</text:p>
          </table:table-cell>
          <table:table-cell office:value-type="float" office:value="7.39" calcext:value-type="float">
            <text:p>7.39</text:p>
          </table:table-cell>
          <table:table-cell office:value-type="float" office:value="3.71" calcext:value-type="float">
            <text:p>3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5-18</text:p>
          </table:table-cell>
          <table:table-cell office:value-type="float" office:value="35.2" calcext:value-type="float">
            <text:p>35.2</text:p>
          </table:table-cell>
          <table:table-cell office:value-type="float" office:value="12.5" calcext:value-type="float">
            <text:p>12.5</text:p>
          </table:table-cell>
          <table:table-cell office:value-type="float" office:value="3.71" calcext:value-type="float">
            <text:p>3.71</text:p>
          </table:table-cell>
          <table:table-cell table:formula="of:=[.G162]" office:value-type="float" office:value="3.71" calcext:value-type="float" table:number-columns-spanned="1" table:number-rows-spanned="2">
            <text:p>3.71</text:p>
          </table:table-cell>
          <table:table-cell table:formula="of:=DATEDIF([.D162];[.D163];&quot;d&quot;)" office:value-type="float" office:value="113" calcext:value-type="float" table:number-columns-spanned="1" table:number-rows-spanned="2">
            <text:p>113</text:p>
          </table:table-cell>
          <table:table-cell table:number-columns-repeated="4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9-08</text:p>
          </table:table-cell>
          <table:table-cell office:value-type="float" office:value="39.6" calcext:value-type="float">
            <text:p>39.6</text:p>
          </table:table-cell>
          <table:table-cell office:value-type="float" office:value="12.5" calcext:value-type="float">
            <text:p>12.5</text:p>
          </table:table-cell>
          <table:table-cell office:value-type="float" office:value="3.71" calcext:value-type="float">
            <text:p>3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5-18</text:p>
          </table:table-cell>
          <table:table-cell office:value-type="float" office:value="35.2" calcext:value-type="float">
            <text:p>35.2</text:p>
          </table:table-cell>
          <table:table-cell office:value-type="float" office:value="17.61" calcext:value-type="float">
            <text:p>17.61</text:p>
          </table:table-cell>
          <table:table-cell office:value-type="float" office:value="3.71" calcext:value-type="float">
            <text:p>3.71</text:p>
          </table:table-cell>
          <table:table-cell table:formula="of:=[.G164]" office:value-type="float" office:value="3.71" calcext:value-type="float" table:number-columns-spanned="1" table:number-rows-spanned="2">
            <text:p>3.71</text:p>
          </table:table-cell>
          <table:table-cell table:formula="of:=DATEDIF([.D164];[.D165];&quot;d&quot;)" office:value-type="float" office:value="126" calcext:value-type="float" table:number-columns-spanned="1" table:number-rows-spanned="2">
            <text:p>126</text:p>
          </table:table-cell>
          <table:table-cell table:number-columns-repeated="4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9-21</text:p>
          </table:table-cell>
          <table:table-cell office:value-type="float" office:value="41.4" calcext:value-type="float">
            <text:p>41.4</text:p>
          </table:table-cell>
          <table:table-cell office:value-type="float" office:value="17.61" calcext:value-type="float">
            <text:p>17.61</text:p>
          </table:table-cell>
          <table:table-cell office:value-type="float" office:value="3.71" calcext:value-type="float">
            <text:p>3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18</text:p>
          </table:table-cell>
          <table:table-cell office:value-type="float" office:value="35.2" calcext:value-type="float">
            <text:p>35.2</text:p>
          </table:table-cell>
          <table:table-cell office:value-type="float" office:value="22.73" calcext:value-type="float">
            <text:p>22.73</text:p>
          </table:table-cell>
          <table:table-cell office:value-type="float" office:value="3.71" calcext:value-type="float">
            <text:p>3.71</text:p>
          </table:table-cell>
          <table:table-cell table:formula="of:=[.G166]" office:value-type="float" office:value="3.71" calcext:value-type="float" table:number-columns-spanned="1" table:number-rows-spanned="2">
            <text:p>3.71</text:p>
          </table:table-cell>
          <table:table-cell table:formula="of:=DATEDIF([.D166];[.D167];&quot;d&quot;)" office:value-type="float" office:value="170" calcext:value-type="float" table:number-columns-spanned="1" table:number-rows-spanned="2">
            <text:p>170</text:p>
          </table:table-cell>
          <table:table-cell table:number-columns-repeated="4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4</text:p>
          </table:table-cell>
          <table:table-cell office:value-type="float" office:value="43.2" calcext:value-type="float">
            <text:p>43.2</text:p>
          </table:table-cell>
          <table:table-cell office:value-type="float" office:value="22.73" calcext:value-type="float">
            <text:p>22.73</text:p>
          </table:table-cell>
          <table:table-cell office:value-type="float" office:value="3.71" calcext:value-type="float">
            <text:p>3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5-18</text:p>
          </table:table-cell>
          <table:table-cell office:value-type="float" office:value="35.2" calcext:value-type="float">
            <text:p>35.2</text:p>
          </table:table-cell>
          <table:table-cell office:value-type="float" office:value="27.84" calcext:value-type="float">
            <text:p>27.84</text:p>
          </table:table-cell>
          <table:table-cell office:value-type="float" office:value="3.71" calcext:value-type="float">
            <text:p>3.71</text:p>
          </table:table-cell>
          <table:table-cell table:formula="of:=[.G168]" office:value-type="float" office:value="3.71" calcext:value-type="float" table:number-columns-spanned="1" table:number-rows-spanned="2">
            <text:p>3.71</text:p>
          </table:table-cell>
          <table:table-cell table:formula="of:=DATEDIF([.D168];[.D169];&quot;d&quot;)" office:value-type="float" office:value="174" calcext:value-type="float" table:number-columns-spanned="1" table:number-rows-spanned="2">
            <text:p>17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8</text:p>
          </table:table-cell>
          <table:table-cell office:value-type="float" office:value="45" calcext:value-type="float">
            <text:p>45</text:p>
          </table:table-cell>
          <table:table-cell office:value-type="float" office:value="27.84" calcext:value-type="float">
            <text:p>27.84</text:p>
          </table:table-cell>
          <table:table-cell office:value-type="float" office:value="3.71" calcext:value-type="float">
            <text:p>3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2</text:p>
          </table:table-cell>
          <table:table-cell office:value-type="float" office:value="73.1" calcext:value-type="float">
            <text:p>73.1</text:p>
          </table:table-cell>
          <table:table-cell office:value-type="float" office:value="9.17" calcext:value-type="float">
            <text:p>9.17</text:p>
          </table:table-cell>
          <table:table-cell office:value-type="float" office:value="3.89" calcext:value-type="float">
            <text:p>3.89</text:p>
          </table:table-cell>
          <table:table-cell table:formula="of:=[.G170]" office:value-type="float" office:value="3.89" calcext:value-type="float" table:number-columns-spanned="1" table:number-rows-spanned="2">
            <text:p>3.89</text:p>
          </table:table-cell>
          <table:table-cell table:formula="of:=DATEDIF([.D170];[.D171];&quot;d&quot;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30</text:p>
          </table:table-cell>
          <table:table-cell office:value-type="float" office:value="79.8" calcext:value-type="float">
            <text:p>79.8</text:p>
          </table:table-cell>
          <table:table-cell office:value-type="float" office:value="9.17" calcext:value-type="float">
            <text:p>9.17</text:p>
          </table:table-cell>
          <table:table-cell office:value-type="float" office:value="3.89" calcext:value-type="float">
            <text:p>3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16</text:p>
          </table:table-cell>
          <table:table-cell office:value-type="float" office:value="73.45" calcext:value-type="float">
            <text:p>73.45</text:p>
          </table:table-cell>
          <table:table-cell office:value-type="float" office:value="9.6" calcext:value-type="float">
            <text:p>9.6</text:p>
          </table:table-cell>
          <table:table-cell office:value-type="float" office:value="4.66" calcext:value-type="float">
            <text:p>4.66</text:p>
          </table:table-cell>
          <table:table-cell table:formula="of:=[.G172]" office:value-type="float" office:value="4.66" calcext:value-type="float" table:number-columns-spanned="1" table:number-rows-spanned="2">
            <text:p>4.66</text:p>
          </table:table-cell>
          <table:table-cell table:formula="of:=DATEDIF([.D172];[.D173];&quot;d&quot;)" office:value-type="float" office:value="14" calcext:value-type="float" table:number-columns-spanned="1" table:number-rows-spanned="2">
            <text:p>14</text:p>
          </table:table-cell>
          <table:table-cell table:number-columns-repeated="4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30</text:p>
          </table:table-cell>
          <table:table-cell office:value-type="float" office:value="80.5" calcext:value-type="float">
            <text:p>80.5</text:p>
          </table:table-cell>
          <table:table-cell office:value-type="float" office:value="9.6" calcext:value-type="float">
            <text:p>9.6</text:p>
          </table:table-cell>
          <table:table-cell office:value-type="float" office:value="4.66" calcext:value-type="float">
            <text:p>4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25</text:p>
          </table:table-cell>
          <table:table-cell office:value-type="float" office:value="76.6" calcext:value-type="float">
            <text:p>76.6</text:p>
          </table:table-cell>
          <table:table-cell office:value-type="float" office:value="5.55" calcext:value-type="float">
            <text:p>5.55</text:p>
          </table:table-cell>
          <table:table-cell office:value-type="float" office:value="1.95" calcext:value-type="float">
            <text:p>1.95</text:p>
          </table:table-cell>
          <table:table-cell table:formula="of:=[.G174]" office:value-type="float" office:value="1.95" calcext:value-type="float" table:number-columns-spanned="1" table:number-rows-spanned="2">
            <text:p>1.95</text:p>
          </table:table-cell>
          <table:table-cell table:formula="of:=DATEDIF([.D174];[.D175];&quot;d&quot;)" office:value-type="float" office:value="14" calcext:value-type="float" table:number-columns-spanned="1" table:number-rows-spanned="2">
            <text:p>14</text:p>
          </table:table-cell>
          <table:table-cell table:number-columns-repeated="4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8-08</text:p>
          </table:table-cell>
          <table:table-cell office:value-type="float" office:value="80.85" calcext:value-type="float">
            <text:p>80.85</text:p>
          </table:table-cell>
          <table:table-cell office:value-type="float" office:value="5.55" calcext:value-type="float">
            <text:p>5.55</text:p>
          </table:table-cell>
          <table:table-cell office:value-type="float" office:value="1.95" calcext:value-type="float">
            <text:p>1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22</text:p>
          </table:table-cell>
          <table:table-cell office:value-type="float" office:value="73.1" calcext:value-type="float">
            <text:p>73.1</text:p>
          </table:table-cell>
          <table:table-cell office:value-type="float" office:value="14.36" calcext:value-type="float">
            <text:p>14.36</text:p>
          </table:table-cell>
          <table:table-cell office:value-type="float" office:value="6.98" calcext:value-type="float">
            <text:p>6.98</text:p>
          </table:table-cell>
          <table:table-cell table:formula="of:=[.G176]" office:value-type="float" office:value="6.98" calcext:value-type="float" table:number-columns-spanned="1" table:number-rows-spanned="2">
            <text:p>6.98</text:p>
          </table:table-cell>
          <table:table-cell table:formula="of:=DATEDIF([.D176];[.D177];&quot;d&quot;)" office:value-type="float" office:value="55" calcext:value-type="float" table:number-columns-spanned="1" table:number-rows-spanned="2">
            <text:p>55</text:p>
          </table:table-cell>
          <table:table-cell table:number-columns-repeated="4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16</text:p>
          </table:table-cell>
          <table:table-cell office:value-type="float" office:value="83.6" calcext:value-type="float">
            <text:p>83.6</text:p>
          </table:table-cell>
          <table:table-cell office:value-type="float" office:value="14.36" calcext:value-type="float">
            <text:p>14.36</text:p>
          </table:table-cell>
          <table:table-cell office:value-type="float" office:value="6.98" calcext:value-type="float">
            <text:p>6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16</text:p>
          </table:table-cell>
          <table:table-cell office:value-type="float" office:value="73.45" calcext:value-type="float">
            <text:p>73.45</text:p>
          </table:table-cell>
          <table:table-cell office:value-type="float" office:value="14.84" calcext:value-type="float">
            <text:p>14.84</text:p>
          </table:table-cell>
          <table:table-cell office:value-type="float" office:value="7.42" calcext:value-type="float">
            <text:p>7.42</text:p>
          </table:table-cell>
          <table:table-cell table:formula="of:=[.G178]" office:value-type="float" office:value="7.42" calcext:value-type="float" table:number-columns-spanned="1" table:number-rows-spanned="2">
            <text:p>7.42</text:p>
          </table:table-cell>
          <table:table-cell table:formula="of:=DATEDIF([.D178];[.D179];&quot;d&quot;)" office:value-type="float" office:value="61" calcext:value-type="float" table:number-columns-spanned="1" table:number-rows-spanned="2">
            <text:p>61</text:p>
          </table:table-cell>
          <table:table-cell table:number-columns-repeated="4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16</text:p>
          </table:table-cell>
          <table:table-cell office:value-type="float" office:value="84.35" calcext:value-type="float">
            <text:p>84.35</text:p>
          </table:table-cell>
          <table:table-cell office:value-type="float" office:value="14.84" calcext:value-type="float">
            <text:p>14.84</text:p>
          </table:table-cell>
          <table:table-cell office:value-type="float" office:value="7.42" calcext:value-type="float">
            <text:p>7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25</text:p>
          </table:table-cell>
          <table:table-cell office:value-type="float" office:value="76.6" calcext:value-type="float">
            <text:p>76.6</text:p>
          </table:table-cell>
          <table:table-cell office:value-type="float" office:value="10.57" calcext:value-type="float">
            <text:p>10.57</text:p>
          </table:table-cell>
          <table:table-cell office:value-type="float" office:value="1.95" calcext:value-type="float">
            <text:p>1.95</text:p>
          </table:table-cell>
          <table:table-cell table:formula="of:=[.G180]" office:value-type="float" office:value="1.95" calcext:value-type="float" table:number-columns-spanned="1" table:number-rows-spanned="2">
            <text:p>1.95</text:p>
          </table:table-cell>
          <table:table-cell table:formula="of:=DATEDIF([.D180];[.D181];&quot;d&quot;)" office:value-type="float" office:value="22" calcext:value-type="float" table:number-columns-spanned="1" table:number-rows-spanned="2">
            <text:p>22</text:p>
          </table:table-cell>
          <table:table-cell table:number-columns-repeated="4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16</text:p>
          </table:table-cell>
          <table:table-cell office:value-type="float" office:value="84.7" calcext:value-type="float">
            <text:p>84.7</text:p>
          </table:table-cell>
          <table:table-cell office:value-type="float" office:value="10.57" calcext:value-type="float">
            <text:p>10.57</text:p>
          </table:table-cell>
          <table:table-cell office:value-type="float" office:value="1.95" calcext:value-type="float">
            <text:p>1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22</text:p>
          </table:table-cell>
          <table:table-cell office:value-type="float" office:value="73.1" calcext:value-type="float">
            <text:p>73.1</text:p>
          </table:table-cell>
          <table:table-cell office:value-type="float" office:value="19.56" calcext:value-type="float">
            <text:p>19.56</text:p>
          </table:table-cell>
          <table:table-cell office:value-type="float" office:value="6.98" calcext:value-type="float">
            <text:p>6.98</text:p>
          </table:table-cell>
          <table:table-cell table:formula="of:=[.G182]" office:value-type="float" office:value="6.98" calcext:value-type="float" table:number-columns-spanned="1" table:number-rows-spanned="2">
            <text:p>6.98</text:p>
          </table:table-cell>
          <table:table-cell table:formula="of:=DATEDIF([.D182];[.D183];&quot;d&quot;)" office:value-type="float" office:value="71" calcext:value-type="float" table:number-columns-spanned="1" table:number-rows-spanned="2">
            <text:p>71</text:p>
          </table:table-cell>
          <table:table-cell table:number-columns-repeated="4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01</text:p>
          </table:table-cell>
          <table:table-cell office:value-type="float" office:value="87.4" calcext:value-type="float">
            <text:p>87.4</text:p>
          </table:table-cell>
          <table:table-cell office:value-type="float" office:value="19.56" calcext:value-type="float">
            <text:p>19.56</text:p>
          </table:table-cell>
          <table:table-cell office:value-type="float" office:value="6.98" calcext:value-type="float">
            <text:p>6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16</text:p>
          </table:table-cell>
          <table:table-cell office:value-type="float" office:value="73.45" calcext:value-type="float">
            <text:p>73.45</text:p>
          </table:table-cell>
          <table:table-cell office:value-type="float" office:value="20.01" calcext:value-type="float">
            <text:p>20.01</text:p>
          </table:table-cell>
          <table:table-cell office:value-type="float" office:value="7.42" calcext:value-type="float">
            <text:p>7.42</text:p>
          </table:table-cell>
          <table:table-cell table:formula="of:=[.G184]" office:value-type="float" office:value="7.42" calcext:value-type="float" table:number-columns-spanned="1" table:number-rows-spanned="2">
            <text:p>7.42</text:p>
          </table:table-cell>
          <table:table-cell table:formula="of:=DATEDIF([.D184];[.D185];&quot;d&quot;)" office:value-type="float" office:value="80" calcext:value-type="float" table:number-columns-spanned="1" table:number-rows-spanned="2">
            <text:p>80</text:p>
          </table:table-cell>
          <table:table-cell table:number-columns-repeated="4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04</text:p>
          </table:table-cell>
          <table:table-cell office:value-type="float" office:value="88.15" calcext:value-type="float">
            <text:p>88.15</text:p>
          </table:table-cell>
          <table:table-cell office:value-type="float" office:value="20.01" calcext:value-type="float">
            <text:p>20.01</text:p>
          </table:table-cell>
          <table:table-cell office:value-type="float" office:value="7.42" calcext:value-type="float">
            <text:p>7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25</text:p>
          </table:table-cell>
          <table:table-cell office:value-type="float" office:value="76.6" calcext:value-type="float">
            <text:p>76.6</text:p>
          </table:table-cell>
          <table:table-cell office:value-type="float" office:value="15.6" calcext:value-type="float">
            <text:p>15.6</text:p>
          </table:table-cell>
          <table:table-cell office:value-type="float" office:value="1.95" calcext:value-type="float">
            <text:p>1.95</text:p>
          </table:table-cell>
          <table:table-cell table:formula="of:=[.G186]" office:value-type="float" office:value="1.95" calcext:value-type="float" table:number-columns-spanned="1" table:number-rows-spanned="2">
            <text:p>1.95</text:p>
          </table:table-cell>
          <table:table-cell table:formula="of:=DATEDIF([.D186];[.D187];&quot;d&quot;)" office:value-type="float" office:value="41" calcext:value-type="float" table:number-columns-spanned="1" table:number-rows-spanned="2">
            <text:p>41</text:p>
          </table:table-cell>
          <table:table-cell table:number-columns-repeated="4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04</text:p>
          </table:table-cell>
          <table:table-cell office:value-type="float" office:value="88.55" calcext:value-type="float">
            <text:p>88.55</text:p>
          </table:table-cell>
          <table:table-cell office:value-type="float" office:value="15.6" calcext:value-type="float">
            <text:p>15.6</text:p>
          </table:table-cell>
          <table:table-cell office:value-type="float" office:value="1.95" calcext:value-type="float">
            <text:p>1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22</text:p>
          </table:table-cell>
          <table:table-cell office:value-type="float" office:value="73.1" calcext:value-type="float">
            <text:p>73.1</text:p>
          </table:table-cell>
          <table:table-cell office:value-type="float" office:value="24.76" calcext:value-type="float">
            <text:p>24.76</text:p>
          </table:table-cell>
          <table:table-cell office:value-type="float" office:value="6.98" calcext:value-type="float">
            <text:p>6.98</text:p>
          </table:table-cell>
          <table:table-cell table:formula="of:=[.G188]" office:value-type="float" office:value="6.98" calcext:value-type="float" table:number-columns-spanned="1" table:number-rows-spanned="2">
            <text:p>6.98</text:p>
          </table:table-cell>
          <table:table-cell table:formula="of:=DATEDIF([.D188];[.D189];&quot;d&quot;)" office:value-type="float" office:value="98" calcext:value-type="float" table:number-columns-spanned="1" table:number-rows-spanned="2">
            <text:p>98</text:p>
          </table:table-cell>
          <table:table-cell table:number-columns-repeated="4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28</text:p>
          </table:table-cell>
          <table:table-cell office:value-type="float" office:value="91.2" calcext:value-type="float">
            <text:p>91.2</text:p>
          </table:table-cell>
          <table:table-cell office:value-type="float" office:value="24.76" calcext:value-type="float">
            <text:p>24.76</text:p>
          </table:table-cell>
          <table:table-cell office:value-type="float" office:value="6.98" calcext:value-type="float">
            <text:p>6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16</text:p>
          </table:table-cell>
          <table:table-cell office:value-type="float" office:value="73.45" calcext:value-type="float">
            <text:p>73.45</text:p>
          </table:table-cell>
          <table:table-cell office:value-type="float" office:value="25.26" calcext:value-type="float">
            <text:p>25.26</text:p>
          </table:table-cell>
          <table:table-cell office:value-type="float" office:value="7.42" calcext:value-type="float">
            <text:p>7.42</text:p>
          </table:table-cell>
          <table:table-cell table:formula="of:=[.G190]" office:value-type="float" office:value="7.42" calcext:value-type="float" table:number-columns-spanned="1" table:number-rows-spanned="2">
            <text:p>7.42</text:p>
          </table:table-cell>
          <table:table-cell table:formula="of:=DATEDIF([.D190];[.D191];&quot;d&quot;)" office:value-type="float" office:value="104" calcext:value-type="float" table:number-columns-spanned="1" table:number-rows-spanned="2">
            <text:p>104</text:p>
          </table:table-cell>
          <table:table-cell table:number-columns-repeated="4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28</text:p>
          </table:table-cell>
          <table:table-cell office:value-type="float" office:value="92" calcext:value-type="float">
            <text:p>92</text:p>
          </table:table-cell>
          <table:table-cell office:value-type="float" office:value="25.26" calcext:value-type="float">
            <text:p>25.26</text:p>
          </table:table-cell>
          <table:table-cell office:value-type="float" office:value="7.42" calcext:value-type="float">
            <text:p>7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7-25</text:p>
          </table:table-cell>
          <table:table-cell office:value-type="float" office:value="76.6" calcext:value-type="float">
            <text:p>76.6</text:p>
          </table:table-cell>
          <table:table-cell office:value-type="float" office:value="20.63" calcext:value-type="float">
            <text:p>20.63</text:p>
          </table:table-cell>
          <table:table-cell office:value-type="float" office:value="1.95" calcext:value-type="float">
            <text:p>1.95</text:p>
          </table:table-cell>
          <table:table-cell table:formula="of:=[.G192]" office:value-type="float" office:value="1.95" calcext:value-type="float" table:number-columns-spanned="1" table:number-rows-spanned="2">
            <text:p>1.95</text:p>
          </table:table-cell>
          <table:table-cell table:formula="of:=DATEDIF([.D192];[.D193];&quot;d&quot;)" office:value-type="float" office:value="65" calcext:value-type="float" table:number-columns-spanned="1" table:number-rows-spanned="2">
            <text:p>65</text:p>
          </table:table-cell>
          <table:table-cell table:number-columns-repeated="4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28</text:p>
          </table:table-cell>
          <table:table-cell office:value-type="float" office:value="92.4" calcext:value-type="float">
            <text:p>92.4</text:p>
          </table:table-cell>
          <table:table-cell office:value-type="float" office:value="20.63" calcext:value-type="float">
            <text:p>20.63</text:p>
          </table:table-cell>
          <table:table-cell office:value-type="float" office:value="1.95" calcext:value-type="float">
            <text:p>1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22</text:p>
          </table:table-cell>
          <table:table-cell office:value-type="float" office:value="73.1" calcext:value-type="float">
            <text:p>73.1</text:p>
          </table:table-cell>
          <table:table-cell office:value-type="float" office:value="29.96" calcext:value-type="float">
            <text:p>29.96</text:p>
          </table:table-cell>
          <table:table-cell office:value-type="float" office:value="6.98" calcext:value-type="float">
            <text:p>6.98</text:p>
          </table:table-cell>
          <table:table-cell table:formula="of:=[.G194]" office:value-type="float" office:value="6.98" calcext:value-type="float" table:number-columns-spanned="1" table:number-rows-spanned="2">
            <text:p>6.98</text:p>
          </table:table-cell>
          <table:table-cell table:formula="of:=DATEDIF([.D194];[.D195];&quot;d&quot;)" office:value-type="float" office:value="98" calcext:value-type="float" table:number-columns-spanned="1" table:number-rows-spanned="2">
            <text:p>9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9-28</text:p>
          </table:table-cell>
          <table:table-cell office:value-type="float" office:value="95" calcext:value-type="float">
            <text:p>95</text:p>
          </table:table-cell>
          <table:table-cell office:value-type="float" office:value="29.96" calcext:value-type="float">
            <text:p>29.96</text:p>
          </table:table-cell>
          <table:table-cell office:value-type="float" office:value="6.98" calcext:value-type="float">
            <text:p>6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16</text:p>
          </table:table-cell>
          <table:table-cell office:value-type="float" office:value="73.45" calcext:value-type="float">
            <text:p>73.45</text:p>
          </table:table-cell>
          <table:table-cell office:value-type="float" office:value="30.5" calcext:value-type="float">
            <text:p>30.5</text:p>
          </table:table-cell>
          <table:table-cell office:value-type="float" office:value="7.42" calcext:value-type="float">
            <text:p>7.42</text:p>
          </table:table-cell>
          <table:table-cell table:formula="of:=[.G196]" office:value-type="float" office:value="7.42" calcext:value-type="float" table:number-columns-spanned="1" table:number-rows-spanned="2">
            <text:p>7.42</text:p>
          </table:table-cell>
          <table:table-cell table:formula="of:=DATEDIF([.D196];[.D197];&quot;d&quot;)" office:value-type="float" office:value="117" calcext:value-type="float" table:number-columns-spanned="1" table:number-rows-spanned="2">
            <text:p>11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11</text:p>
          </table:table-cell>
          <table:table-cell office:value-type="float" office:value="95.85" calcext:value-type="float">
            <text:p>95.85</text:p>
          </table:table-cell>
          <table:table-cell office:value-type="float" office:value="30.5" calcext:value-type="float">
            <text:p>30.5</text:p>
          </table:table-cell>
          <table:table-cell office:value-type="float" office:value="7.42" calcext:value-type="float">
            <text:p>7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7-25</text:p>
          </table:table-cell>
          <table:table-cell office:value-type="float" office:value="76.6" calcext:value-type="float">
            <text:p>76.6</text:p>
          </table:table-cell>
          <table:table-cell office:value-type="float" office:value="25.65" calcext:value-type="float">
            <text:p>25.65</text:p>
          </table:table-cell>
          <table:table-cell office:value-type="float" office:value="1.95" calcext:value-type="float">
            <text:p>1.95</text:p>
          </table:table-cell>
          <table:table-cell table:formula="of:=[.G198]" office:value-type="float" office:value="1.95" calcext:value-type="float" table:number-columns-spanned="1" table:number-rows-spanned="2">
            <text:p>1.95</text:p>
          </table:table-cell>
          <table:table-cell table:formula="of:=DATEDIF([.D198];[.D199];&quot;d&quot;)" office:value-type="float" office:value="78" calcext:value-type="float" table:number-columns-spanned="1" table:number-rows-spanned="2">
            <text:p>7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11</text:p>
          </table:table-cell>
          <table:table-cell office:value-type="float" office:value="96.25" calcext:value-type="float">
            <text:p>96.25</text:p>
          </table:table-cell>
          <table:table-cell office:value-type="float" office:value="25.65" calcext:value-type="float">
            <text:p>25.65</text:p>
          </table:table-cell>
          <table:table-cell office:value-type="float" office:value="1.95" calcext:value-type="float">
            <text:p>1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20</text:p>
          </table:table-cell>
          <table:table-cell office:value-type="float" office:value="95.55" calcext:value-type="float">
            <text:p>95.55</text:p>
          </table:table-cell>
          <table:table-cell office:value-type="float" office:value="5.39" calcext:value-type="float">
            <text:p>5.39</text:p>
          </table:table-cell>
          <table:table-cell office:value-type="float" office:value="0.58" calcext:value-type="float">
            <text:p>0.58</text:p>
          </table:table-cell>
          <table:table-cell table:formula="of:=[.G200]" office:value-type="float" office:value="0.58" calcext:value-type="float" table:number-columns-spanned="1" table:number-rows-spanned="2">
            <text:p>0.58</text:p>
          </table:table-cell>
          <table:table-cell table:formula="of:=DATEDIF([.D200];[.D201];&quot;d&quot;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22</text:p>
          </table:table-cell>
          <table:table-cell office:value-type="float" office:value="100.7" calcext:value-type="float">
            <text:p>100.7</text:p>
          </table:table-cell>
          <table:table-cell office:value-type="float" office:value="5.39" calcext:value-type="float">
            <text:p>5.39</text:p>
          </table:table-cell>
          <table:table-cell office:value-type="float" office:value="0.58" calcext:value-type="float">
            <text:p>0.5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30</text:p>
          </table:table-cell>
          <table:table-cell office:value-type="float" office:value="95.4" calcext:value-type="float">
            <text:p>95.4</text:p>
          </table:table-cell>
          <table:table-cell office:value-type="float" office:value="6.76" calcext:value-type="float">
            <text:p>6.76</text:p>
          </table:table-cell>
          <table:table-cell office:value-type="float" office:value="6.19" calcext:value-type="float">
            <text:p>6.19</text:p>
          </table:table-cell>
          <table:table-cell table:formula="of:=[.G202]" office:value-type="float" office:value="6.19" calcext:value-type="float" table:number-columns-spanned="1" table:number-rows-spanned="2">
            <text:p>6.19</text:p>
          </table:table-cell>
          <table:table-cell table:formula="of:=DATEDIF([.D202];[.D203];&quot;d&quot;)" office:value-type="float" office:value="25" calcext:value-type="float" table:number-columns-spanned="1" table:number-rows-spanned="2">
            <text:p>25</text:p>
          </table:table-cell>
          <table:table-cell table:number-columns-repeated="4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24</text:p>
          </table:table-cell>
          <table:table-cell office:value-type="float" office:value="101.85" calcext:value-type="float">
            <text:p>101.85</text:p>
          </table:table-cell>
          <table:table-cell office:value-type="float" office:value="6.76" calcext:value-type="float">
            <text:p>6.76</text:p>
          </table:table-cell>
          <table:table-cell office:value-type="float" office:value="6.19" calcext:value-type="float">
            <text:p>6.1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09</text:p>
          </table:table-cell>
          <table:table-cell office:value-type="float" office:value="97.1" calcext:value-type="float">
            <text:p>97.1</text:p>
          </table:table-cell>
          <table:table-cell office:value-type="float" office:value="5.46" calcext:value-type="float">
            <text:p>5.46</text:p>
          </table:table-cell>
          <table:table-cell office:value-type="float" office:value="1.96" calcext:value-type="float">
            <text:p>1.96</text:p>
          </table:table-cell>
          <table:table-cell table:formula="of:=[.G204]" office:value-type="float" office:value="1.96" calcext:value-type="float" table:number-columns-spanned="1" table:number-rows-spanned="2">
            <text:p>1.96</text:p>
          </table:table-cell>
          <table:table-cell table:formula="of:=DATEDIF([.D204];[.D205];&quot;d&quot;)" office:value-type="float" office:value="15" calcext:value-type="float" table:number-columns-spanned="1" table:number-rows-spanned="2">
            <text:p>15</text:p>
          </table:table-cell>
          <table:table-cell table:number-columns-repeated="4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24</text:p>
          </table:table-cell>
          <table:table-cell office:value-type="float" office:value="102.4" calcext:value-type="float">
            <text:p>102.4</text:p>
          </table:table-cell>
          <table:table-cell office:value-type="float" office:value="5.46" calcext:value-type="float">
            <text:p>5.46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01</text:p>
          </table:table-cell>
          <table:table-cell office:value-type="float" office:value="98.05" calcext:value-type="float">
            <text:p>98.05</text:p>
          </table:table-cell>
          <table:table-cell office:value-type="float" office:value="5.92" calcext:value-type="float">
            <text:p>5.92</text:p>
          </table:table-cell>
          <table:table-cell office:value-type="float" office:value="9.89" calcext:value-type="float">
            <text:p>9.89</text:p>
          </table:table-cell>
          <table:table-cell table:formula="of:=[.G206]" office:value-type="float" office:value="9.89" calcext:value-type="float" table:number-columns-spanned="1" table:number-rows-spanned="2">
            <text:p>9.89</text:p>
          </table:table-cell>
          <table:table-cell table:formula="of:=DATEDIF([.D206];[.D207];&quot;d&quot;)" office:value-type="float" office:value="55" calcext:value-type="float" table:number-columns-spanned="1" table:number-rows-spanned="2">
            <text:p>55</text:p>
          </table:table-cell>
          <table:table-cell table:number-columns-repeated="4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25</text:p>
          </table:table-cell>
          <table:table-cell office:value-type="float" office:value="103.85" calcext:value-type="float">
            <text:p>103.85</text:p>
          </table:table-cell>
          <table:table-cell office:value-type="float" office:value="5.92" calcext:value-type="float">
            <text:p>5.92</text:p>
          </table:table-cell>
          <table:table-cell office:value-type="float" office:value="9.89" calcext:value-type="float">
            <text:p>9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08</text:p>
          </table:table-cell>
          <table:table-cell office:value-type="float" office:value="97.4" calcext:value-type="float">
            <text:p>97.4</text:p>
          </table:table-cell>
          <table:table-cell office:value-type="float" office:value="6.72" calcext:value-type="float">
            <text:p>6.72</text:p>
          </table:table-cell>
          <table:table-cell office:value-type="float" office:value="9.09" calcext:value-type="float">
            <text:p>9.09</text:p>
          </table:table-cell>
          <table:table-cell table:formula="of:=[.G208]" office:value-type="float" office:value="9.09" calcext:value-type="float" table:number-columns-spanned="1" table:number-rows-spanned="2">
            <text:p>9.09</text:p>
          </table:table-cell>
          <table:table-cell table:formula="of:=DATEDIF([.D208];[.D209];&quot;d&quot;)" office:value-type="float" office:value="48" calcext:value-type="float" table:number-columns-spanned="1" table:number-rows-spanned="2">
            <text:p>48</text:p>
          </table:table-cell>
          <table:table-cell table:number-columns-repeated="4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25</text:p>
          </table:table-cell>
          <table:table-cell office:value-type="float" office:value="103.95" calcext:value-type="float">
            <text:p>103.95</text:p>
          </table:table-cell>
          <table:table-cell office:value-type="float" office:value="6.72" calcext:value-type="float">
            <text:p>6.72</text:p>
          </table:table-cell>
          <table:table-cell office:value-type="float" office:value="9.09" calcext:value-type="float">
            <text:p>9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20</text:p>
          </table:table-cell>
          <table:table-cell office:value-type="float" office:value="95.55" calcext:value-type="float">
            <text:p>95.55</text:p>
          </table:table-cell>
          <table:table-cell office:value-type="float" office:value="10.41" calcext:value-type="float">
            <text:p>10.41</text:p>
          </table:table-cell>
          <table:table-cell office:value-type="float" office:value="6.34" calcext:value-type="float">
            <text:p>6.34</text:p>
          </table:table-cell>
          <table:table-cell table:formula="of:=[.G210]" office:value-type="float" office:value="6.34" calcext:value-type="float" table:number-columns-spanned="1" table:number-rows-spanned="2">
            <text:p>6.34</text:p>
          </table:table-cell>
          <table:table-cell table:formula="of:=DATEDIF([.D210];[.D211];&quot;d&quot;)" office:value-type="float" office:value="58" calcext:value-type="float" table:number-columns-spanned="1" table:number-rows-spanned="2">
            <text:p>58</text:p>
          </table:table-cell>
          <table:table-cell table:number-columns-repeated="4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7</text:p>
          </table:table-cell>
          <table:table-cell office:value-type="float" office:value="105.5" calcext:value-type="float">
            <text:p>105.5</text:p>
          </table:table-cell>
          <table:table-cell office:value-type="float" office:value="10.41" calcext:value-type="float">
            <text:p>10.41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30</text:p>
          </table:table-cell>
          <table:table-cell office:value-type="float" office:value="95.4" calcext:value-type="float">
            <text:p>95.4</text:p>
          </table:table-cell>
          <table:table-cell office:value-type="float" office:value="11.84" calcext:value-type="float">
            <text:p>11.84</text:p>
          </table:table-cell>
          <table:table-cell office:value-type="float" office:value="6.19" calcext:value-type="float">
            <text:p>6.19</text:p>
          </table:table-cell>
          <table:table-cell table:formula="of:=[.G212]" office:value-type="float" office:value="6.19" calcext:value-type="float" table:number-columns-spanned="1" table:number-rows-spanned="2">
            <text:p>6.19</text:p>
          </table:table-cell>
          <table:table-cell table:formula="of:=DATEDIF([.D212];[.D213];&quot;d&quot;)" office:value-type="float" office:value="49" calcext:value-type="float" table:number-columns-spanned="1" table:number-rows-spanned="2">
            <text:p>49</text:p>
          </table:table-cell>
          <table:table-cell table:number-columns-repeated="4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8</text:p>
          </table:table-cell>
          <table:table-cell office:value-type="float" office:value="106.7" calcext:value-type="float">
            <text:p>106.7</text:p>
          </table:table-cell>
          <table:table-cell office:value-type="float" office:value="11.84" calcext:value-type="float">
            <text:p>11.84</text:p>
          </table:table-cell>
          <table:table-cell office:value-type="float" office:value="6.19" calcext:value-type="float">
            <text:p>6.1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4-09</text:p>
          </table:table-cell>
          <table:table-cell office:value-type="float" office:value="97.1" calcext:value-type="float">
            <text:p>97.1</text:p>
          </table:table-cell>
          <table:table-cell office:value-type="float" office:value="10.45" calcext:value-type="float">
            <text:p>10.45</text:p>
          </table:table-cell>
          <table:table-cell office:value-type="float" office:value="1.96" calcext:value-type="float">
            <text:p>1.96</text:p>
          </table:table-cell>
          <table:table-cell table:formula="of:=[.G214]" office:value-type="float" office:value="1.96" calcext:value-type="float" table:number-columns-spanned="1" table:number-rows-spanned="2">
            <text:p>1.96</text:p>
          </table:table-cell>
          <table:table-cell table:formula="of:=DATEDIF([.D214];[.D215];&quot;d&quot;)" office:value-type="float" office:value="39" calcext:value-type="float" table:number-columns-spanned="1" table:number-rows-spanned="2">
            <text:p>39</text:p>
          </table:table-cell>
          <table:table-cell table:number-columns-repeated="4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8</text:p>
          </table:table-cell>
          <table:table-cell office:value-type="float" office:value="107.25" calcext:value-type="float">
            <text:p>107.25</text:p>
          </table:table-cell>
          <table:table-cell office:value-type="float" office:value="10.45" calcext:value-type="float">
            <text:p>10.45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01</text:p>
          </table:table-cell>
          <table:table-cell office:value-type="float" office:value="98.05" calcext:value-type="float">
            <text:p>98.05</text:p>
          </table:table-cell>
          <table:table-cell office:value-type="float" office:value="10.96" calcext:value-type="float">
            <text:p>10.96</text:p>
          </table:table-cell>
          <table:table-cell office:value-type="float" office:value="9.89" calcext:value-type="float">
            <text:p>9.89</text:p>
          </table:table-cell>
          <table:table-cell table:formula="of:=[.G216]" office:value-type="float" office:value="9.89" calcext:value-type="float" table:number-columns-spanned="1" table:number-rows-spanned="2">
            <text:p>9.89</text:p>
          </table:table-cell>
          <table:table-cell table:formula="of:=DATEDIF([.D216];[.D217];&quot;d&quot;)" office:value-type="float" office:value="78" calcext:value-type="float" table:number-columns-spanned="1" table:number-rows-spanned="2">
            <text:p>78</text:p>
          </table:table-cell>
          <table:table-cell table:number-columns-repeated="4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8</text:p>
          </table:table-cell>
          <table:table-cell office:value-type="float" office:value="108.8" calcext:value-type="float">
            <text:p>108.8</text:p>
          </table:table-cell>
          <table:table-cell office:value-type="float" office:value="10.96" calcext:value-type="float">
            <text:p>10.96</text:p>
          </table:table-cell>
          <table:table-cell office:value-type="float" office:value="9.89" calcext:value-type="float">
            <text:p>9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08</text:p>
          </table:table-cell>
          <table:table-cell office:value-type="float" office:value="97.4" calcext:value-type="float">
            <text:p>97.4</text:p>
          </table:table-cell>
          <table:table-cell office:value-type="float" office:value="11.81" calcext:value-type="float">
            <text:p>11.81</text:p>
          </table:table-cell>
          <table:table-cell office:value-type="float" office:value="9.09" calcext:value-type="float">
            <text:p>9.09</text:p>
          </table:table-cell>
          <table:table-cell table:formula="of:=[.G218]" office:value-type="float" office:value="9.09" calcext:value-type="float" table:number-columns-spanned="1" table:number-rows-spanned="2">
            <text:p>9.09</text:p>
          </table:table-cell>
          <table:table-cell table:formula="of:=DATEDIF([.D218];[.D219];&quot;d&quot;)" office:value-type="float" office:value="71" calcext:value-type="float" table:number-columns-spanned="1" table:number-rows-spanned="2">
            <text:p>71</text:p>
          </table:table-cell>
          <table:table-cell table:number-columns-repeated="4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8</text:p>
          </table:table-cell>
          <table:table-cell office:value-type="float" office:value="108.9" calcext:value-type="float">
            <text:p>108.9</text:p>
          </table:table-cell>
          <table:table-cell office:value-type="float" office:value="11.81" calcext:value-type="float">
            <text:p>11.81</text:p>
          </table:table-cell>
          <table:table-cell office:value-type="float" office:value="9.09" calcext:value-type="float">
            <text:p>9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3-20</text:p>
          </table:table-cell>
          <table:table-cell office:value-type="float" office:value="95.55" calcext:value-type="float">
            <text:p>95.55</text:p>
          </table:table-cell>
          <table:table-cell office:value-type="float" office:value="15.44" calcext:value-type="float">
            <text:p>15.44</text:p>
          </table:table-cell>
          <table:table-cell office:value-type="float" office:value="6.34" calcext:value-type="float">
            <text:p>6.34</text:p>
          </table:table-cell>
          <table:table-cell table:formula="of:=[.G220]" office:value-type="float" office:value="6.34" calcext:value-type="float" table:number-columns-spanned="1" table:number-rows-spanned="2">
            <text:p>6.34</text:p>
          </table:table-cell>
          <table:table-cell table:formula="of:=DATEDIF([.D220];[.D221];&quot;d&quot;)" office:value-type="float" office:value="62" calcext:value-type="float" table:number-columns-spanned="1" table:number-rows-spanned="2">
            <text:p>62</text:p>
          </table:table-cell>
          <table:table-cell table:number-columns-repeated="4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21</text:p>
          </table:table-cell>
          <table:table-cell office:value-type="float" office:value="110.3" calcext:value-type="float">
            <text:p>110.3</text:p>
          </table:table-cell>
          <table:table-cell office:value-type="float" office:value="15.44" calcext:value-type="float">
            <text:p>15.44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3-30</text:p>
          </table:table-cell>
          <table:table-cell office:value-type="float" office:value="95.4" calcext:value-type="float">
            <text:p>95.4</text:p>
          </table:table-cell>
          <table:table-cell office:value-type="float" office:value="16.93" calcext:value-type="float">
            <text:p>16.93</text:p>
          </table:table-cell>
          <table:table-cell office:value-type="float" office:value="6.19" calcext:value-type="float">
            <text:p>6.19</text:p>
          </table:table-cell>
          <table:table-cell table:formula="of:=[.G222]" office:value-type="float" office:value="6.19" calcext:value-type="float" table:number-columns-spanned="1" table:number-rows-spanned="2">
            <text:p>6.19</text:p>
          </table:table-cell>
          <table:table-cell table:formula="of:=DATEDIF([.D222];[.D223];&quot;d&quot;)" office:value-type="float" office:value="52" calcext:value-type="float" table:number-columns-spanned="1" table:number-rows-spanned="2">
            <text:p>52</text:p>
          </table:table-cell>
          <table:table-cell table:number-columns-repeated="4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21</text:p>
          </table:table-cell>
          <table:table-cell office:value-type="float" office:value="111.55" calcext:value-type="float">
            <text:p>111.55</text:p>
          </table:table-cell>
          <table:table-cell office:value-type="float" office:value="16.93" calcext:value-type="float">
            <text:p>16.93</text:p>
          </table:table-cell>
          <table:table-cell office:value-type="float" office:value="6.19" calcext:value-type="float">
            <text:p>6.1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4-09</text:p>
          </table:table-cell>
          <table:table-cell office:value-type="float" office:value="97.1" calcext:value-type="float">
            <text:p>97.1</text:p>
          </table:table-cell>
          <table:table-cell office:value-type="float" office:value="15.5" calcext:value-type="float">
            <text:p>15.5</text:p>
          </table:table-cell>
          <table:table-cell office:value-type="float" office:value="1.96" calcext:value-type="float">
            <text:p>1.96</text:p>
          </table:table-cell>
          <table:table-cell table:formula="of:=[.G224]" office:value-type="float" office:value="1.96" calcext:value-type="float" table:number-columns-spanned="1" table:number-rows-spanned="2">
            <text:p>1.96</text:p>
          </table:table-cell>
          <table:table-cell table:formula="of:=DATEDIF([.D224];[.D225];&quot;d&quot;)" office:value-type="float" office:value="42" calcext:value-type="float" table:number-columns-spanned="1" table:number-rows-spanned="2">
            <text:p>42</text:p>
          </table:table-cell>
          <table:table-cell table:number-columns-repeated="4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21</text:p>
          </table:table-cell>
          <table:table-cell office:value-type="float" office:value="112.15" calcext:value-type="float">
            <text:p>112.15</text:p>
          </table:table-cell>
          <table:table-cell office:value-type="float" office:value="15.5" calcext:value-type="float">
            <text:p>15.5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3-01</text:p>
          </table:table-cell>
          <table:table-cell office:value-type="float" office:value="98.05" calcext:value-type="float">
            <text:p>98.05</text:p>
          </table:table-cell>
          <table:table-cell office:value-type="float" office:value="16.01" calcext:value-type="float">
            <text:p>16.01</text:p>
          </table:table-cell>
          <table:table-cell office:value-type="float" office:value="9.89" calcext:value-type="float">
            <text:p>9.89</text:p>
          </table:table-cell>
          <table:table-cell table:formula="of:=[.G226]" office:value-type="float" office:value="9.89" calcext:value-type="float" table:number-columns-spanned="1" table:number-rows-spanned="2">
            <text:p>9.89</text:p>
          </table:table-cell>
          <table:table-cell table:formula="of:=DATEDIF([.D226];[.D227];&quot;d&quot;)" office:value-type="float" office:value="89" calcext:value-type="float" table:number-columns-spanned="1" table:number-rows-spanned="2">
            <text:p>89</text:p>
          </table:table-cell>
          <table:table-cell table:number-columns-repeated="4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29</text:p>
          </table:table-cell>
          <table:table-cell office:value-type="float" office:value="113.75" calcext:value-type="float">
            <text:p>113.75</text:p>
          </table:table-cell>
          <table:table-cell office:value-type="float" office:value="16.01" calcext:value-type="float">
            <text:p>16.01</text:p>
          </table:table-cell>
          <table:table-cell office:value-type="float" office:value="9.89" calcext:value-type="float">
            <text:p>9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3-08</text:p>
          </table:table-cell>
          <table:table-cell office:value-type="float" office:value="97.4" calcext:value-type="float">
            <text:p>97.4</text:p>
          </table:table-cell>
          <table:table-cell office:value-type="float" office:value="16.89" calcext:value-type="float">
            <text:p>16.89</text:p>
          </table:table-cell>
          <table:table-cell office:value-type="float" office:value="9.09" calcext:value-type="float">
            <text:p>9.09</text:p>
          </table:table-cell>
          <table:table-cell table:formula="of:=[.G228]" office:value-type="float" office:value="9.09" calcext:value-type="float" table:number-columns-spanned="1" table:number-rows-spanned="2">
            <text:p>9.09</text:p>
          </table:table-cell>
          <table:table-cell table:formula="of:=DATEDIF([.D228];[.D229];&quot;d&quot;)" office:value-type="float" office:value="82" calcext:value-type="float" table:number-columns-spanned="1" table:number-rows-spanned="2">
            <text:p>82</text:p>
          </table:table-cell>
          <table:table-cell table:number-columns-repeated="4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29</text:p>
          </table:table-cell>
          <table:table-cell office:value-type="float" office:value="113.85" calcext:value-type="float">
            <text:p>113.85</text:p>
          </table:table-cell>
          <table:table-cell office:value-type="float" office:value="16.89" calcext:value-type="float">
            <text:p>16.89</text:p>
          </table:table-cell>
          <table:table-cell office:value-type="float" office:value="9.09" calcext:value-type="float">
            <text:p>9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3-20</text:p>
          </table:table-cell>
          <table:table-cell office:value-type="float" office:value="95.55" calcext:value-type="float">
            <text:p>95.55</text:p>
          </table:table-cell>
          <table:table-cell office:value-type="float" office:value="20.46" calcext:value-type="float">
            <text:p>20.46</text:p>
          </table:table-cell>
          <table:table-cell office:value-type="float" office:value="6.34" calcext:value-type="float">
            <text:p>6.34</text:p>
          </table:table-cell>
          <table:table-cell table:formula="of:=[.G230]" office:value-type="float" office:value="6.34" calcext:value-type="float" table:number-columns-spanned="1" table:number-rows-spanned="2">
            <text:p>6.34</text:p>
          </table:table-cell>
          <table:table-cell table:formula="of:=DATEDIF([.D230];[.D231];&quot;d&quot;)" office:value-type="float" office:value="70" calcext:value-type="float" table:number-columns-spanned="1" table:number-rows-spanned="2">
            <text:p>70</text:p>
          </table:table-cell>
          <table:table-cell table:number-columns-repeated="4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29</text:p>
          </table:table-cell>
          <table:table-cell office:value-type="float" office:value="115.1" calcext:value-type="float">
            <text:p>115.1</text:p>
          </table:table-cell>
          <table:table-cell office:value-type="float" office:value="20.46" calcext:value-type="float">
            <text:p>20.46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3-30</text:p>
          </table:table-cell>
          <table:table-cell office:value-type="float" office:value="95.4" calcext:value-type="float">
            <text:p>95.4</text:p>
          </table:table-cell>
          <table:table-cell office:value-type="float" office:value="22.01" calcext:value-type="float">
            <text:p>22.01</text:p>
          </table:table-cell>
          <table:table-cell office:value-type="float" office:value="6.19" calcext:value-type="float">
            <text:p>6.19</text:p>
          </table:table-cell>
          <table:table-cell table:formula="of:=[.G232]" office:value-type="float" office:value="6.19" calcext:value-type="float" table:number-columns-spanned="1" table:number-rows-spanned="2">
            <text:p>6.19</text:p>
          </table:table-cell>
          <table:table-cell table:formula="of:=DATEDIF([.D232];[.D233];&quot;d&quot;)" office:value-type="float" office:value="63" calcext:value-type="float" table:number-columns-spanned="1" table:number-rows-spanned="2">
            <text:p>63</text:p>
          </table:table-cell>
          <table:table-cell table:number-columns-repeated="4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1</text:p>
          </table:table-cell>
          <table:table-cell office:value-type="float" office:value="116.4" calcext:value-type="float">
            <text:p>116.4</text:p>
          </table:table-cell>
          <table:table-cell office:value-type="float" office:value="22.01" calcext:value-type="float">
            <text:p>22.01</text:p>
          </table:table-cell>
          <table:table-cell office:value-type="float" office:value="6.19" calcext:value-type="float">
            <text:p>6.1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4-09</text:p>
          </table:table-cell>
          <table:table-cell office:value-type="float" office:value="97.1" calcext:value-type="float">
            <text:p>97.1</text:p>
          </table:table-cell>
          <table:table-cell office:value-type="float" office:value="20.49" calcext:value-type="float">
            <text:p>20.49</text:p>
          </table:table-cell>
          <table:table-cell office:value-type="float" office:value="1.96" calcext:value-type="float">
            <text:p>1.96</text:p>
          </table:table-cell>
          <table:table-cell table:formula="of:=[.G234]" office:value-type="float" office:value="1.96" calcext:value-type="float" table:number-columns-spanned="1" table:number-rows-spanned="2">
            <text:p>1.96</text:p>
          </table:table-cell>
          <table:table-cell table:formula="of:=DATEDIF([.D234];[.D235];&quot;d&quot;)" office:value-type="float" office:value="56" calcext:value-type="float" table:number-columns-spanned="1" table:number-rows-spanned="2">
            <text:p>56</text:p>
          </table:table-cell>
          <table:table-cell table:number-columns-repeated="4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4</text:p>
          </table:table-cell>
          <table:table-cell office:value-type="float" office:value="117" calcext:value-type="float">
            <text:p>117</text:p>
          </table:table-cell>
          <table:table-cell office:value-type="float" office:value="20.49" calcext:value-type="float">
            <text:p>20.49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3-20</text:p>
          </table:table-cell>
          <table:table-cell office:value-type="float" office:value="95.55" calcext:value-type="float">
            <text:p>95.55</text:p>
          </table:table-cell>
          <table:table-cell office:value-type="float" office:value="25.48" calcext:value-type="float">
            <text:p>25.48</text:p>
          </table:table-cell>
          <table:table-cell office:value-type="float" office:value="6.34" calcext:value-type="float">
            <text:p>6.34</text:p>
          </table:table-cell>
          <table:table-cell table:formula="of:=[.G236]" office:value-type="float" office:value="6.34" calcext:value-type="float" table:number-columns-spanned="1" table:number-rows-spanned="2">
            <text:p>6.34</text:p>
          </table:table-cell>
          <table:table-cell table:formula="of:=DATEDIF([.D236];[.D237];&quot;d&quot;)" office:value-type="float" office:value="112" calcext:value-type="float" table:number-columns-spanned="1" table:number-rows-spanned="2">
            <text:p>11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10</text:p>
          </table:table-cell>
          <table:table-cell office:value-type="float" office:value="119.9" calcext:value-type="float">
            <text:p>119.9</text:p>
          </table:table-cell>
          <table:table-cell office:value-type="float" office:value="25.48" calcext:value-type="float">
            <text:p>25.48</text:p>
          </table:table-cell>
          <table:table-cell office:value-type="float" office:value="6.34" calcext:value-type="float">
            <text:p>6.3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3-08</text:p>
          </table:table-cell>
          <table:table-cell office:value-type="float" office:value="97.4" calcext:value-type="float">
            <text:p>97.4</text:p>
          </table:table-cell>
          <table:table-cell office:value-type="float" office:value="21.97" calcext:value-type="float">
            <text:p>21.97</text:p>
          </table:table-cell>
          <table:table-cell office:value-type="float" office:value="9.09" calcext:value-type="float">
            <text:p>9.09</text:p>
          </table:table-cell>
          <table:table-cell table:formula="of:=[.G238]" office:value-type="float" office:value="9.09" calcext:value-type="float" table:number-columns-spanned="1" table:number-rows-spanned="2">
            <text:p>9.09</text:p>
          </table:table-cell>
          <table:table-cell table:formula="of:=DATEDIF([.D238];[.D239];&quot;d&quot;)" office:value-type="float" office:value="124" calcext:value-type="float" table:number-columns-spanned="1" table:number-rows-spanned="2">
            <text:p>124</text:p>
          </table:table-cell>
          <table:table-cell table:number-columns-repeated="4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10</text:p>
          </table:table-cell>
          <table:table-cell office:value-type="float" office:value="118.8" calcext:value-type="float">
            <text:p>118.8</text:p>
          </table:table-cell>
          <table:table-cell office:value-type="float" office:value="21.97" calcext:value-type="float">
            <text:p>21.97</text:p>
          </table:table-cell>
          <table:table-cell office:value-type="float" office:value="9.09" calcext:value-type="float">
            <text:p>9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3-01</text:p>
          </table:table-cell>
          <table:table-cell office:value-type="float" office:value="98.05" calcext:value-type="float">
            <text:p>98.05</text:p>
          </table:table-cell>
          <table:table-cell office:value-type="float" office:value="21.06" calcext:value-type="float">
            <text:p>21.06</text:p>
          </table:table-cell>
          <table:table-cell office:value-type="float" office:value="9.89" calcext:value-type="float">
            <text:p>9.89</text:p>
          </table:table-cell>
          <table:table-cell table:formula="of:=[.G240]" office:value-type="float" office:value="9.89" calcext:value-type="float" table:number-columns-spanned="1" table:number-rows-spanned="2">
            <text:p>9.89</text:p>
          </table:table-cell>
          <table:table-cell table:formula="of:=DATEDIF([.D240];[.D241];&quot;d&quot;)" office:value-type="float" office:value="131" calcext:value-type="float" table:number-columns-spanned="1" table:number-rows-spanned="2">
            <text:p>131</text:p>
          </table:table-cell>
          <table:table-cell table:number-columns-repeated="4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10</text:p>
          </table:table-cell>
          <table:table-cell office:value-type="float" office:value="118.7" calcext:value-type="float">
            <text:p>118.7</text:p>
          </table:table-cell>
          <table:table-cell office:value-type="float" office:value="21.06" calcext:value-type="float">
            <text:p>21.06</text:p>
          </table:table-cell>
          <table:table-cell office:value-type="float" office:value="9.89" calcext:value-type="float">
            <text:p>9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3-30</text:p>
          </table:table-cell>
          <table:table-cell office:value-type="float" office:value="95.4" calcext:value-type="float">
            <text:p>95.4</text:p>
          </table:table-cell>
          <table:table-cell office:value-type="float" office:value="27.1" calcext:value-type="float">
            <text:p>27.1</text:p>
          </table:table-cell>
          <table:table-cell office:value-type="float" office:value="6.19" calcext:value-type="float">
            <text:p>6.19</text:p>
          </table:table-cell>
          <table:table-cell table:formula="of:=[.G242]" office:value-type="float" office:value="6.19" calcext:value-type="float" table:number-columns-spanned="1" table:number-rows-spanned="2">
            <text:p>6.19</text:p>
          </table:table-cell>
          <table:table-cell table:formula="of:=DATEDIF([.D242];[.D243];&quot;d&quot;)" office:value-type="float" office:value="105" calcext:value-type="float" table:number-columns-spanned="1" table:number-rows-spanned="2">
            <text:p>10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13</text:p>
          </table:table-cell>
          <table:table-cell office:value-type="float" office:value="121.25" calcext:value-type="float">
            <text:p>121.25</text:p>
          </table:table-cell>
          <table:table-cell office:value-type="float" office:value="27.1" calcext:value-type="float">
            <text:p>27.1</text:p>
          </table:table-cell>
          <table:table-cell office:value-type="float" office:value="6.19" calcext:value-type="float">
            <text:p>6.1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4-09</text:p>
          </table:table-cell>
          <table:table-cell office:value-type="float" office:value="97.1" calcext:value-type="float">
            <text:p>97.1</text:p>
          </table:table-cell>
          <table:table-cell office:value-type="float" office:value="25.54" calcext:value-type="float">
            <text:p>25.54</text:p>
          </table:table-cell>
          <table:table-cell office:value-type="float" office:value="1.96" calcext:value-type="float">
            <text:p>1.96</text:p>
          </table:table-cell>
          <table:table-cell table:formula="of:=[.G244]" office:value-type="float" office:value="1.96" calcext:value-type="float" table:number-columns-spanned="1" table:number-rows-spanned="2">
            <text:p>1.96</text:p>
          </table:table-cell>
          <table:table-cell table:formula="of:=DATEDIF([.D244];[.D245];&quot;d&quot;)" office:value-type="float" office:value="95" calcext:value-type="float" table:number-columns-spanned="1" table:number-rows-spanned="2">
            <text:p>9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13</text:p>
          </table:table-cell>
          <table:table-cell office:value-type="float" office:value="121.9" calcext:value-type="float">
            <text:p>121.9</text:p>
          </table:table-cell>
          <table:table-cell office:value-type="float" office:value="25.54" calcext:value-type="float">
            <text:p>25.54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3-01</text:p>
          </table:table-cell>
          <table:table-cell office:value-type="float" office:value="98.05" calcext:value-type="float">
            <text:p>98.05</text:p>
          </table:table-cell>
          <table:table-cell office:value-type="float" office:value="26.11" calcext:value-type="float">
            <text:p>26.11</text:p>
          </table:table-cell>
          <table:table-cell office:value-type="float" office:value="9.89" calcext:value-type="float">
            <text:p>9.89</text:p>
          </table:table-cell>
          <table:table-cell table:formula="of:=[.G246]" office:value-type="float" office:value="9.89" calcext:value-type="float" table:number-columns-spanned="1" table:number-rows-spanned="2">
            <text:p>9.89</text:p>
          </table:table-cell>
          <table:table-cell table:formula="of:=DATEDIF([.D246];[.D247];&quot;d&quot;)" office:value-type="float" office:value="134" calcext:value-type="float" table:number-columns-spanned="1" table:number-rows-spanned="2">
            <text:p>13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13</text:p>
          </table:table-cell>
          <table:table-cell office:value-type="float" office:value="123.65" calcext:value-type="float">
            <text:p>123.65</text:p>
          </table:table-cell>
          <table:table-cell office:value-type="float" office:value="26.11" calcext:value-type="float">
            <text:p>26.11</text:p>
          </table:table-cell>
          <table:table-cell office:value-type="float" office:value="9.89" calcext:value-type="float">
            <text:p>9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3-08</text:p>
          </table:table-cell>
          <table:table-cell office:value-type="float" office:value="97.4" calcext:value-type="float">
            <text:p>97.4</text:p>
          </table:table-cell>
          <table:table-cell office:value-type="float" office:value="27.05" calcext:value-type="float">
            <text:p>27.05</text:p>
          </table:table-cell>
          <table:table-cell office:value-type="float" office:value="9.09" calcext:value-type="float">
            <text:p>9.09</text:p>
          </table:table-cell>
          <table:table-cell table:formula="of:=[.G248]" office:value-type="float" office:value="9.09" calcext:value-type="float" table:number-columns-spanned="1" table:number-rows-spanned="2">
            <text:p>9.09</text:p>
          </table:table-cell>
          <table:table-cell table:formula="of:=DATEDIF([.D248];[.D249];&quot;d&quot;)" office:value-type="float" office:value="127" calcext:value-type="float" table:number-columns-spanned="1" table:number-rows-spanned="2">
            <text:p>127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13</text:p>
          </table:table-cell>
          <table:table-cell office:value-type="float" office:value="123.75" calcext:value-type="float">
            <text:p>123.75</text:p>
          </table:table-cell>
          <table:table-cell office:value-type="float" office:value="27.05" calcext:value-type="float">
            <text:p>27.05</text:p>
          </table:table-cell>
          <table:table-cell office:value-type="float" office:value="9.09" calcext:value-type="float">
            <text:p>9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17</text:p>
          </table:table-cell>
          <table:table-cell office:value-type="float" office:value="140.1" calcext:value-type="float">
            <text:p>140.1</text:p>
          </table:table-cell>
          <table:table-cell office:value-type="float" office:value="6.07" calcext:value-type="float">
            <text:p>6.07</text:p>
          </table:table-cell>
          <table:table-cell office:value-type="float" office:value="1.36" calcext:value-type="float">
            <text:p>1.36</text:p>
          </table:table-cell>
          <table:table-cell table:formula="of:=[.G250]" office:value-type="float" office:value="1.36" calcext:value-type="float" table:number-columns-spanned="1" table:number-rows-spanned="2">
            <text:p>1.36</text:p>
          </table:table-cell>
          <table:table-cell table:formula="of:=DATEDIF([.D250];[.D251];&quot;d&quot;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22</text:p>
          </table:table-cell>
          <table:table-cell office:value-type="float" office:value="148.6" calcext:value-type="float">
            <text:p>148.6</text:p>
          </table:table-cell>
          <table:table-cell office:value-type="float" office:value="6.07" calcext:value-type="float">
            <text:p>6.07</text:p>
          </table:table-cell>
          <table:table-cell office:value-type="float" office:value="1.36" calcext:value-type="float">
            <text:p>1.3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3-25</text:p>
          </table:table-cell>
          <table:table-cell office:value-type="float" office:value="141.4" calcext:value-type="float">
            <text:p>141.4</text:p>
          </table:table-cell>
          <table:table-cell office:value-type="float" office:value="6.58" calcext:value-type="float">
            <text:p>6.58</text:p>
          </table:table-cell>
          <table:table-cell office:value-type="float" office:value="10.18" calcext:value-type="float">
            <text:p>10.18</text:p>
          </table:table-cell>
          <table:table-cell table:formula="of:=[.G252]" office:value-type="float" office:value="10.18" calcext:value-type="float" table:number-columns-spanned="1" table:number-rows-spanned="2">
            <text:p>10.18</text:p>
          </table:table-cell>
          <table:table-cell table:formula="of:=DATEDIF([.D252];[.D253];&quot;d&quot;)" office:value-type="float" office:value="28" calcext:value-type="float" table:number-columns-spanned="1" table:number-rows-spanned="2">
            <text:p>28</text:p>
          </table:table-cell>
          <table:table-cell table:number-columns-repeated="4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22</text:p>
          </table:table-cell>
          <table:table-cell office:value-type="float" office:value="150.7" calcext:value-type="float">
            <text:p>150.7</text:p>
          </table:table-cell>
          <table:table-cell office:value-type="float" office:value="6.58" calcext:value-type="float">
            <text:p>6.58</text:p>
          </table:table-cell>
          <table:table-cell office:value-type="float" office:value="10.18" calcext:value-type="float">
            <text:p>10.1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17</text:p>
          </table:table-cell>
          <table:table-cell office:value-type="float" office:value="140.1" calcext:value-type="float">
            <text:p>140.1</text:p>
          </table:table-cell>
          <table:table-cell office:value-type="float" office:value="11.1" calcext:value-type="float">
            <text:p>11.1</text:p>
          </table:table-cell>
          <table:table-cell office:value-type="float" office:value="1.36" calcext:value-type="float">
            <text:p>1.36</text:p>
          </table:table-cell>
          <table:table-cell table:formula="of:=[.G254]" office:value-type="float" office:value="1.36" calcext:value-type="float" table:number-columns-spanned="1" table:number-rows-spanned="2">
            <text:p>1.36</text:p>
          </table:table-cell>
          <table:table-cell table:formula="of:=DATEDIF([.D254];[.D255];&quot;d&quot;)" office:value-type="float" office:value="12" calcext:value-type="float" table:number-columns-spanned="1" table:number-rows-spanned="2">
            <text:p>12</text:p>
          </table:table-cell>
          <table:table-cell table:number-columns-repeated="4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29</text:p>
          </table:table-cell>
          <table:table-cell office:value-type="float" office:value="155.65" calcext:value-type="float">
            <text:p>155.65</text:p>
          </table:table-cell>
          <table:table-cell office:value-type="float" office:value="11.1" calcext:value-type="float">
            <text:p>11.1</text:p>
          </table:table-cell>
          <table:table-cell office:value-type="float" office:value="1.36" calcext:value-type="float">
            <text:p>1.3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3-25</text:p>
          </table:table-cell>
          <table:table-cell office:value-type="float" office:value="141.4" calcext:value-type="float">
            <text:p>141.4</text:p>
          </table:table-cell>
          <table:table-cell office:value-type="float" office:value="11.63" calcext:value-type="float">
            <text:p>11.63</text:p>
          </table:table-cell>
          <table:table-cell office:value-type="float" office:value="10.18" calcext:value-type="float">
            <text:p>10.18</text:p>
          </table:table-cell>
          <table:table-cell table:formula="of:=[.G256]" office:value-type="float" office:value="10.18" calcext:value-type="float" table:number-columns-spanned="1" table:number-rows-spanned="2">
            <text:p>10.18</text:p>
          </table:table-cell>
          <table:table-cell table:formula="of:=DATEDIF([.D256];[.D257];&quot;d&quot;)" office:value-type="float" office:value="45" calcext:value-type="float" table:number-columns-spanned="1" table:number-rows-spanned="2">
            <text:p>45</text:p>
          </table:table-cell>
          <table:table-cell table:number-columns-repeated="4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09</text:p>
          </table:table-cell>
          <table:table-cell office:value-type="float" office:value="157.85" calcext:value-type="float">
            <text:p>157.85</text:p>
          </table:table-cell>
          <table:table-cell office:value-type="float" office:value="11.63" calcext:value-type="float">
            <text:p>11.63</text:p>
          </table:table-cell>
          <table:table-cell office:value-type="float" office:value="10.18" calcext:value-type="float">
            <text:p>10.1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9-01</text:p>
          </table:table-cell>
          <table:table-cell office:value-type="float" office:value="129.85" calcext:value-type="float">
            <text:p>129.85</text:p>
          </table:table-cell>
          <table:table-cell office:value-type="float" office:value="5.93" calcext:value-type="float">
            <text:p>5.93</text:p>
          </table:table-cell>
          <table:table-cell office:value-type="float" office:value="1.03" calcext:value-type="float">
            <text:p>1.03</text:p>
          </table:table-cell>
          <table:table-cell table:formula="of:=[.G258]" office:value-type="float" office:value="1.03" calcext:value-type="float" table:number-columns-spanned="1" table:number-rows-spanned="2">
            <text:p>1.03</text:p>
          </table:table-cell>
          <table:table-cell table:formula="of:=DATEDIF([.D258];[.D259];&quot;d&quot;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9-02</text:p>
          </table:table-cell>
          <table:table-cell office:value-type="float" office:value="137.55" calcext:value-type="float">
            <text:p>137.55</text:p>
          </table:table-cell>
          <table:table-cell office:value-type="float" office:value="5.93" calcext:value-type="float">
            <text:p>5.93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6</text:p>
          </table:table-cell>
          <table:table-cell office:value-type="float" office:value="106.4" calcext:value-type="float">
            <text:p>106.4</text:p>
          </table:table-cell>
          <table:table-cell office:value-type="float" office:value="6.11" calcext:value-type="float">
            <text:p>6.11</text:p>
          </table:table-cell>
          <table:table-cell office:value-type="float" office:value="6.74" calcext:value-type="float">
            <text:p>6.74</text:p>
          </table:table-cell>
          <table:table-cell table:formula="of:=[.G260]" office:value-type="float" office:value="6.74" calcext:value-type="float" table:number-columns-spanned="1" table:number-rows-spanned="2">
            <text:p>6.74</text:p>
          </table:table-cell>
          <table:table-cell table:formula="of:=DATEDIF([.D260];[.D261];&quot;d&quot;)" office:value-type="float" office:value="21" calcext:value-type="float" table:number-columns-spanned="1" table:number-rows-spanned="2">
            <text:p>21</text:p>
          </table:table-cell>
          <table:table-cell table:number-columns-repeated="4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27</text:p>
          </table:table-cell>
          <table:table-cell office:value-type="float" office:value="112.9" calcext:value-type="float">
            <text:p>112.9</text:p>
          </table:table-cell>
          <table:table-cell office:value-type="float" office:value="6.11" calcext:value-type="float">
            <text:p>6.11</text:p>
          </table:table-cell>
          <table:table-cell office:value-type="float" office:value="6.74" calcext:value-type="float">
            <text:p>6.7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6</text:p>
          </table:table-cell>
          <table:table-cell office:value-type="float" office:value="106.4" calcext:value-type="float">
            <text:p>106.4</text:p>
          </table:table-cell>
          <table:table-cell office:value-type="float" office:value="11.14" calcext:value-type="float">
            <text:p>11.14</text:p>
          </table:table-cell>
          <table:table-cell office:value-type="float" office:value="6.74" calcext:value-type="float">
            <text:p>6.74</text:p>
          </table:table-cell>
          <table:table-cell table:formula="of:=[.G262]" office:value-type="float" office:value="6.74" calcext:value-type="float" table:number-columns-spanned="1" table:number-rows-spanned="2">
            <text:p>6.74</text:p>
          </table:table-cell>
          <table:table-cell table:formula="of:=DATEDIF([.D262];[.D263];&quot;d&quot;)" office:value-type="float" office:value="28" calcext:value-type="float" table:number-columns-spanned="1" table:number-rows-spanned="2">
            <text:p>28</text:p>
          </table:table-cell>
          <table:table-cell table:number-columns-repeated="4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.14" calcext:value-type="float">
            <text:p>11.14</text:p>
          </table:table-cell>
          <table:table-cell office:value-type="float" office:value="6.74" calcext:value-type="float">
            <text:p>6.7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06</text:p>
          </table:table-cell>
          <table:table-cell office:value-type="float" office:value="106.4" calcext:value-type="float">
            <text:p>106.4</text:p>
          </table:table-cell>
          <table:table-cell office:value-type="float" office:value="16.21" calcext:value-type="float">
            <text:p>16.21</text:p>
          </table:table-cell>
          <table:table-cell office:value-type="float" office:value="6.74" calcext:value-type="float">
            <text:p>6.74</text:p>
          </table:table-cell>
          <table:table-cell table:formula="of:=[.G264]" office:value-type="float" office:value="6.74" calcext:value-type="float" table:number-columns-spanned="1" table:number-rows-spanned="2">
            <text:p>6.74</text:p>
          </table:table-cell>
          <table:table-cell table:formula="of:=DATEDIF([.D264];[.D265];&quot;d&quot;)" office:value-type="float" office:value="42" calcext:value-type="float" table:number-columns-spanned="1" table:number-rows-spanned="2">
            <text:p>42</text:p>
          </table:table-cell>
          <table:table-cell table:number-columns-repeated="4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23.65" calcext:value-type="float">
            <text:p>123.65</text:p>
          </table:table-cell>
          <table:table-cell office:value-type="float" office:value="16.21" calcext:value-type="float">
            <text:p>16.21</text:p>
          </table:table-cell>
          <table:table-cell office:value-type="float" office:value="6.74" calcext:value-type="float">
            <text:p>6.7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06</text:p>
          </table:table-cell>
          <table:table-cell office:value-type="float" office:value="106.4" calcext:value-type="float">
            <text:p>106.4</text:p>
          </table:table-cell>
          <table:table-cell office:value-type="float" office:value="21.24" calcext:value-type="float">
            <text:p>21.24</text:p>
          </table:table-cell>
          <table:table-cell office:value-type="float" office:value="6.74" calcext:value-type="float">
            <text:p>6.74</text:p>
          </table:table-cell>
          <table:table-cell table:formula="of:=[.G266]" office:value-type="float" office:value="6.74" calcext:value-type="float" table:number-columns-spanned="1" table:number-rows-spanned="2">
            <text:p>6.74</text:p>
          </table:table-cell>
          <table:table-cell table:formula="of:=DATEDIF([.D266];[.D267];&quot;d&quot;)" office:value-type="float" office:value="42" calcext:value-type="float" table:number-columns-spanned="1" table:number-rows-spanned="2">
            <text:p>42</text:p>
          </table:table-cell>
          <table:table-cell table:number-columns-repeated="4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8</text:p>
          </table:table-cell>
          <table:table-cell office:value-type="float" office:value="129" calcext:value-type="float">
            <text:p>129</text:p>
          </table:table-cell>
          <table:table-cell office:value-type="float" office:value="21.24" calcext:value-type="float">
            <text:p>21.24</text:p>
          </table:table-cell>
          <table:table-cell office:value-type="float" office:value="6.74" calcext:value-type="float">
            <text:p>6.74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06</text:p>
          </table:table-cell>
          <table:table-cell office:value-type="float" office:value="106.4" calcext:value-type="float">
            <text:p>106.4</text:p>
          </table:table-cell>
          <table:table-cell office:value-type="float" office:value="26.32" calcext:value-type="float">
            <text:p>26.32</text:p>
          </table:table-cell>
          <table:table-cell office:value-type="float" office:value="6.74" calcext:value-type="float">
            <text:p>6.74</text:p>
          </table:table-cell>
          <table:table-cell table:formula="of:=[.G268]" office:value-type="float" office:value="6.74" calcext:value-type="float" table:number-columns-spanned="1" table:number-rows-spanned="2">
            <text:p>6.74</text:p>
          </table:table-cell>
          <table:table-cell table:formula="of:=DATEDIF([.D268];[.D269];&quot;d&quot;)" office:value-type="float" office:value="42" calcext:value-type="float" table:number-columns-spanned="1" table:number-rows-spanned="2">
            <text:p>4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8</text:p>
          </table:table-cell>
          <table:table-cell office:value-type="float" office:value="134.4" calcext:value-type="float">
            <text:p>134.4</text:p>
          </table:table-cell>
          <table:table-cell office:value-type="float" office:value="26.32" calcext:value-type="float">
            <text:p>26.32</text:p>
          </table:table-cell>
          <table:table-cell office:value-type="float" office:value="6.74" calcext:value-type="float">
            <text:p>6.7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9-24</text:p>
          </table:table-cell>
          <table:table-cell office:value-type="float" office:value="128.05" calcext:value-type="float">
            <text:p>128.05</text:p>
          </table:table-cell>
          <table:table-cell office:value-type="float" office:value="6.21" calcext:value-type="float">
            <text:p>6.21</text:p>
          </table:table-cell>
          <table:table-cell office:value-type="float" office:value="39.55" calcext:value-type="float">
            <text:p>39.55</text:p>
          </table:table-cell>
          <table:table-cell table:formula="of:=[.G270]" office:value-type="float" office:value="39.55" calcext:value-type="float" table:number-columns-spanned="1" table:number-rows-spanned="2">
            <text:p>39.55</text:p>
          </table:table-cell>
          <table:table-cell table:formula="of:=DATEDIF([.D270];[.D271];&quot;d&quot;)" office:value-type="float" office:value="236" calcext:value-type="float" table:number-columns-spanned="1" table:number-rows-spanned="2">
            <text:p>236</text:p>
          </table:table-cell>
          <table:table-cell table:number-columns-repeated="4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136" calcext:value-type="float">
            <text:p>136</text:p>
          </table:table-cell>
          <table:table-cell office:value-type="float" office:value="6.21" calcext:value-type="float">
            <text:p>6.21</text:p>
          </table:table-cell>
          <table:table-cell office:value-type="float" office:value="39.55" calcext:value-type="float">
            <text:p>39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9-19</text:p>
          </table:table-cell>
          <table:table-cell office:value-type="float" office:value="129.95" calcext:value-type="float">
            <text:p>129.95</text:p>
          </table:table-cell>
          <table:table-cell office:value-type="float" office:value="5.39" calcext:value-type="float">
            <text:p>5.39</text:p>
          </table:table-cell>
          <table:table-cell office:value-type="float" office:value="40.44" calcext:value-type="float">
            <text:p>40.44</text:p>
          </table:table-cell>
          <table:table-cell table:formula="of:=[.G272]" office:value-type="float" office:value="40.44" calcext:value-type="float" table:number-columns-spanned="1" table:number-rows-spanned="2">
            <text:p>40.44</text:p>
          </table:table-cell>
          <table:table-cell table:formula="of:=DATEDIF([.D272];[.D273];&quot;d&quot;)" office:value-type="float" office:value="241" calcext:value-type="float" table:number-columns-spanned="1" table:number-rows-spanned="2">
            <text:p>241</text:p>
          </table:table-cell>
          <table:table-cell table:number-columns-repeated="4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136.95" calcext:value-type="float">
            <text:p>136.95</text:p>
          </table:table-cell>
          <table:table-cell office:value-type="float" office:value="5.39" calcext:value-type="float">
            <text:p>5.39</text:p>
          </table:table-cell>
          <table:table-cell office:value-type="float" office:value="40.44" calcext:value-type="float">
            <text:p>40.4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10-01</text:p>
          </table:table-cell>
          <table:table-cell office:value-type="float" office:value="129.55" calcext:value-type="float">
            <text:p>129.55</text:p>
          </table:table-cell>
          <table:table-cell office:value-type="float" office:value="5.79" calcext:value-type="float">
            <text:p>5.79</text:p>
          </table:table-cell>
          <table:table-cell office:value-type="float" office:value="40.25" calcext:value-type="float">
            <text:p>40.25</text:p>
          </table:table-cell>
          <table:table-cell table:formula="of:=[.G274]" office:value-type="float" office:value="40.25" calcext:value-type="float" table:number-columns-spanned="1" table:number-rows-spanned="2">
            <text:p>40.25</text:p>
          </table:table-cell>
          <table:table-cell table:formula="of:=DATEDIF([.D274];[.D275];&quot;d&quot;)" office:value-type="float" office:value="229" calcext:value-type="float" table:number-columns-spanned="1" table:number-rows-spanned="2">
            <text:p>229</text:p>
          </table:table-cell>
          <table:table-cell table:number-columns-repeated="4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137.05" calcext:value-type="float">
            <text:p>137.05</text:p>
          </table:table-cell>
          <table:table-cell office:value-type="float" office:value="5.79" calcext:value-type="float">
            <text:p>5.79</text:p>
          </table:table-cell>
          <table:table-cell office:value-type="float" office:value="40.25" calcext:value-type="float">
            <text:p>40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9-08</text:p>
          </table:table-cell>
          <table:table-cell office:value-type="float" office:value="130.1" calcext:value-type="float">
            <text:p>130.1</text:p>
          </table:table-cell>
          <table:table-cell office:value-type="float" office:value="6.46" calcext:value-type="float">
            <text:p>6.46</text:p>
          </table:table-cell>
          <table:table-cell office:value-type="float" office:value="40.51" calcext:value-type="float">
            <text:p>40.51</text:p>
          </table:table-cell>
          <table:table-cell table:formula="of:=[.G276]" office:value-type="float" office:value="40.51" calcext:value-type="float" table:number-columns-spanned="1" table:number-rows-spanned="2">
            <text:p>40.51</text:p>
          </table:table-cell>
          <table:table-cell table:formula="of:=DATEDIF([.D276];[.D277];&quot;d&quot;)" office:value-type="float" office:value="252" calcext:value-type="float" table:number-columns-spanned="1" table:number-rows-spanned="2">
            <text:p>252</text:p>
          </table:table-cell>
          <table:table-cell table:number-columns-repeated="4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138.5" calcext:value-type="float">
            <text:p>138.5</text:p>
          </table:table-cell>
          <table:table-cell office:value-type="float" office:value="6.46" calcext:value-type="float">
            <text:p>6.46</text:p>
          </table:table-cell>
          <table:table-cell office:value-type="float" office:value="40.51" calcext:value-type="float">
            <text:p>40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8-11</text:p>
          </table:table-cell>
          <table:table-cell office:value-type="float" office:value="131.15" calcext:value-type="float">
            <text:p>131.15</text:p>
          </table:table-cell>
          <table:table-cell office:value-type="float" office:value="6.98" calcext:value-type="float">
            <text:p>6.98</text:p>
          </table:table-cell>
          <table:table-cell office:value-type="float" office:value="40.98" calcext:value-type="float">
            <text:p>40.98</text:p>
          </table:table-cell>
          <table:table-cell table:formula="of:=[.G278]" office:value-type="float" office:value="40.98" calcext:value-type="float" table:number-columns-spanned="1" table:number-rows-spanned="2">
            <text:p>40.98</text:p>
          </table:table-cell>
          <table:table-cell table:formula="of:=DATEDIF([.D278];[.D279];&quot;d&quot;)" office:value-type="float" office:value="280" calcext:value-type="float" table:number-columns-spanned="1" table:number-rows-spanned="2">
            <text:p>280</text:p>
          </table:table-cell>
          <table:table-cell table:number-columns-repeated="4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140.3" calcext:value-type="float">
            <text:p>140.3</text:p>
          </table:table-cell>
          <table:table-cell office:value-type="float" office:value="6.98" calcext:value-type="float">
            <text:p>6.98</text:p>
          </table:table-cell>
          <table:table-cell office:value-type="float" office:value="40.98" calcext:value-type="float">
            <text:p>40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9-24</text:p>
          </table:table-cell>
          <table:table-cell office:value-type="float" office:value="128.05" calcext:value-type="float">
            <text:p>128.05</text:p>
          </table:table-cell>
          <table:table-cell office:value-type="float" office:value="11.25" calcext:value-type="float">
            <text:p>11.25</text:p>
          </table:table-cell>
          <table:table-cell office:value-type="float" office:value="39.55" calcext:value-type="float">
            <text:p>39.55</text:p>
          </table:table-cell>
          <table:table-cell table:formula="of:=[.G280]" office:value-type="float" office:value="39.55" calcext:value-type="float" table:number-columns-spanned="1" table:number-rows-spanned="2">
            <text:p>39.55</text:p>
          </table:table-cell>
          <table:table-cell table:formula="of:=DATEDIF([.D280];[.D281];&quot;d&quot;)" office:value-type="float" office:value="236" calcext:value-type="float" table:number-columns-spanned="1" table:number-rows-spanned="2">
            <text:p>236</text:p>
          </table:table-cell>
          <table:table-cell table:number-columns-repeated="4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142.45" calcext:value-type="float">
            <text:p>142.45</text:p>
          </table:table-cell>
          <table:table-cell office:value-type="float" office:value="11.25" calcext:value-type="float">
            <text:p>11.25</text:p>
          </table:table-cell>
          <table:table-cell office:value-type="float" office:value="39.55" calcext:value-type="float">
            <text:p>39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9-19</text:p>
          </table:table-cell>
          <table:table-cell office:value-type="float" office:value="129.95" calcext:value-type="float">
            <text:p>129.95</text:p>
          </table:table-cell>
          <table:table-cell office:value-type="float" office:value="10.39" calcext:value-type="float">
            <text:p>10.39</text:p>
          </table:table-cell>
          <table:table-cell office:value-type="float" office:value="40.44" calcext:value-type="float">
            <text:p>40.44</text:p>
          </table:table-cell>
          <table:table-cell table:formula="of:=[.G282]" office:value-type="float" office:value="40.44" calcext:value-type="float" table:number-columns-spanned="1" table:number-rows-spanned="2">
            <text:p>40.44</text:p>
          </table:table-cell>
          <table:table-cell table:formula="of:=DATEDIF([.D282];[.D283];&quot;d&quot;)" office:value-type="float" office:value="241" calcext:value-type="float" table:number-columns-spanned="1" table:number-rows-spanned="2">
            <text:p>241</text:p>
          </table:table-cell>
          <table:table-cell table:number-columns-repeated="4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143.45" calcext:value-type="float">
            <text:p>143.45</text:p>
          </table:table-cell>
          <table:table-cell office:value-type="float" office:value="10.39" calcext:value-type="float">
            <text:p>10.39</text:p>
          </table:table-cell>
          <table:table-cell office:value-type="float" office:value="40.44" calcext:value-type="float">
            <text:p>40.4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10-01</text:p>
          </table:table-cell>
          <table:table-cell office:value-type="float" office:value="129.55" calcext:value-type="float">
            <text:p>129.55</text:p>
          </table:table-cell>
          <table:table-cell office:value-type="float" office:value="10.81" calcext:value-type="float">
            <text:p>10.81</text:p>
          </table:table-cell>
          <table:table-cell office:value-type="float" office:value="40.25" calcext:value-type="float">
            <text:p>40.25</text:p>
          </table:table-cell>
          <table:table-cell table:formula="of:=[.G284]" office:value-type="float" office:value="40.25" calcext:value-type="float" table:number-columns-spanned="1" table:number-rows-spanned="2">
            <text:p>40.25</text:p>
          </table:table-cell>
          <table:table-cell table:formula="of:=DATEDIF([.D284];[.D285];&quot;d&quot;)" office:value-type="float" office:value="229" calcext:value-type="float" table:number-columns-spanned="1" table:number-rows-spanned="2">
            <text:p>229</text:p>
          </table:table-cell>
          <table:table-cell table:number-columns-repeated="4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143.55" calcext:value-type="float">
            <text:p>143.55</text:p>
          </table:table-cell>
          <table:table-cell office:value-type="float" office:value="10.81" calcext:value-type="float">
            <text:p>10.81</text:p>
          </table:table-cell>
          <table:table-cell office:value-type="float" office:value="40.25" calcext:value-type="float">
            <text:p>40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9-01</text:p>
          </table:table-cell>
          <table:table-cell office:value-type="float" office:value="129.85" calcext:value-type="float">
            <text:p>129.85</text:p>
          </table:table-cell>
          <table:table-cell office:value-type="float" office:value="10.97" calcext:value-type="float">
            <text:p>10.97</text:p>
          </table:table-cell>
          <table:table-cell office:value-type="float" office:value="40.39" calcext:value-type="float">
            <text:p>40.39</text:p>
          </table:table-cell>
          <table:table-cell table:formula="of:=[.G286]" office:value-type="float" office:value="40.39" calcext:value-type="float" table:number-columns-spanned="1" table:number-rows-spanned="2">
            <text:p>40.39</text:p>
          </table:table-cell>
          <table:table-cell table:formula="of:=DATEDIF([.D286];[.D287];&quot;d&quot;)" office:value-type="float" office:value="259" calcext:value-type="float" table:number-columns-spanned="1" table:number-rows-spanned="2">
            <text:p>259</text:p>
          </table:table-cell>
          <table:table-cell table:number-columns-repeated="4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144.1" calcext:value-type="float">
            <text:p>144.1</text:p>
          </table:table-cell>
          <table:table-cell office:value-type="float" office:value="10.97" calcext:value-type="float">
            <text:p>10.97</text:p>
          </table:table-cell>
          <table:table-cell office:value-type="float" office:value="40.39" calcext:value-type="float">
            <text:p>40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9-08</text:p>
          </table:table-cell>
          <table:table-cell office:value-type="float" office:value="130.1" calcext:value-type="float">
            <text:p>130.1</text:p>
          </table:table-cell>
          <table:table-cell office:value-type="float" office:value="11.53" calcext:value-type="float">
            <text:p>11.53</text:p>
          </table:table-cell>
          <table:table-cell office:value-type="float" office:value="40.51" calcext:value-type="float">
            <text:p>40.51</text:p>
          </table:table-cell>
          <table:table-cell table:formula="of:=[.G288]" office:value-type="float" office:value="40.51" calcext:value-type="float" table:number-columns-spanned="1" table:number-rows-spanned="2">
            <text:p>40.51</text:p>
          </table:table-cell>
          <table:table-cell table:formula="of:=DATEDIF([.D288];[.D289];&quot;d&quot;)" office:value-type="float" office:value="252" calcext:value-type="float" table:number-columns-spanned="1" table:number-rows-spanned="2">
            <text:p>252</text:p>
          </table:table-cell>
          <table:table-cell table:number-columns-repeated="4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145.1" calcext:value-type="float">
            <text:p>145.1</text:p>
          </table:table-cell>
          <table:table-cell office:value-type="float" office:value="11.53" calcext:value-type="float">
            <text:p>11.53</text:p>
          </table:table-cell>
          <table:table-cell office:value-type="float" office:value="40.51" calcext:value-type="float">
            <text:p>40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8-11</text:p>
          </table:table-cell>
          <table:table-cell office:value-type="float" office:value="131.15" calcext:value-type="float">
            <text:p>131.15</text:p>
          </table:table-cell>
          <table:table-cell office:value-type="float" office:value="12.05" calcext:value-type="float">
            <text:p>12.05</text:p>
          </table:table-cell>
          <table:table-cell office:value-type="float" office:value="40.98" calcext:value-type="float">
            <text:p>40.98</text:p>
          </table:table-cell>
          <table:table-cell table:formula="of:=[.G290]" office:value-type="float" office:value="40.98" calcext:value-type="float" table:number-columns-spanned="1" table:number-rows-spanned="2">
            <text:p>40.98</text:p>
          </table:table-cell>
          <table:table-cell table:formula="of:=DATEDIF([.D290];[.D291];&quot;d&quot;)" office:value-type="float" office:value="280" calcext:value-type="float" table:number-columns-spanned="1" table:number-rows-spanned="2">
            <text:p>280</text:p>
          </table:table-cell>
          <table:table-cell table:number-columns-repeated="4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146.95" calcext:value-type="float">
            <text:p>146.95</text:p>
          </table:table-cell>
          <table:table-cell office:value-type="float" office:value="12.05" calcext:value-type="float">
            <text:p>12.05</text:p>
          </table:table-cell>
          <table:table-cell office:value-type="float" office:value="40.98" calcext:value-type="float">
            <text:p>40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9-24</text:p>
          </table:table-cell>
          <table:table-cell office:value-type="float" office:value="128.05" calcext:value-type="float">
            <text:p>128.05</text:p>
          </table:table-cell>
          <table:table-cell office:value-type="float" office:value="16.32" calcext:value-type="float">
            <text:p>16.32</text:p>
          </table:table-cell>
          <table:table-cell office:value-type="float" office:value="39.55" calcext:value-type="float">
            <text:p>39.55</text:p>
          </table:table-cell>
          <table:table-cell table:formula="of:=[.G292]" office:value-type="float" office:value="39.55" calcext:value-type="float" table:number-columns-spanned="1" table:number-rows-spanned="2">
            <text:p>39.55</text:p>
          </table:table-cell>
          <table:table-cell table:formula="of:=DATEDIF([.D292];[.D293];&quot;d&quot;)" office:value-type="float" office:value="236" calcext:value-type="float" table:number-columns-spanned="1" table:number-rows-spanned="2">
            <text:p>236</text:p>
          </table:table-cell>
          <table:table-cell table:number-columns-repeated="4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48.95" calcext:value-type="float">
            <text:p>148.95</text:p>
          </table:table-cell>
          <table:table-cell office:value-type="float" office:value="16.32" calcext:value-type="float">
            <text:p>16.32</text:p>
          </table:table-cell>
          <table:table-cell office:value-type="float" office:value="39.55" calcext:value-type="float">
            <text:p>39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9-19</text:p>
          </table:table-cell>
          <table:table-cell office:value-type="float" office:value="129.95" calcext:value-type="float">
            <text:p>129.95</text:p>
          </table:table-cell>
          <table:table-cell office:value-type="float" office:value="15.43" calcext:value-type="float">
            <text:p>15.43</text:p>
          </table:table-cell>
          <table:table-cell office:value-type="float" office:value="40.44" calcext:value-type="float">
            <text:p>40.44</text:p>
          </table:table-cell>
          <table:table-cell table:formula="of:=[.G294]" office:value-type="float" office:value="40.44" calcext:value-type="float" table:number-columns-spanned="1" table:number-rows-spanned="2">
            <text:p>40.44</text:p>
          </table:table-cell>
          <table:table-cell table:formula="of:=DATEDIF([.D294];[.D295];&quot;d&quot;)" office:value-type="float" office:value="241" calcext:value-type="float" table:number-columns-spanned="1" table:number-rows-spanned="2">
            <text:p>241</text:p>
          </table:table-cell>
          <table:table-cell table:number-columns-repeated="4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50" calcext:value-type="float">
            <text:p>150</text:p>
          </table:table-cell>
          <table:table-cell office:value-type="float" office:value="15.43" calcext:value-type="float">
            <text:p>15.43</text:p>
          </table:table-cell>
          <table:table-cell office:value-type="float" office:value="40.44" calcext:value-type="float">
            <text:p>40.4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10-01</text:p>
          </table:table-cell>
          <table:table-cell office:value-type="float" office:value="129.55" calcext:value-type="float">
            <text:p>129.55</text:p>
          </table:table-cell>
          <table:table-cell office:value-type="float" office:value="15.86" calcext:value-type="float">
            <text:p>15.86</text:p>
          </table:table-cell>
          <table:table-cell office:value-type="float" office:value="40.25" calcext:value-type="float">
            <text:p>40.25</text:p>
          </table:table-cell>
          <table:table-cell table:formula="of:=[.G296]" office:value-type="float" office:value="40.25" calcext:value-type="float" table:number-columns-spanned="1" table:number-rows-spanned="2">
            <text:p>40.25</text:p>
          </table:table-cell>
          <table:table-cell table:formula="of:=DATEDIF([.D296];[.D297];&quot;d&quot;)" office:value-type="float" office:value="229" calcext:value-type="float" table:number-columns-spanned="1" table:number-rows-spanned="2">
            <text:p>229</text:p>
          </table:table-cell>
          <table:table-cell table:number-columns-repeated="4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50.1" calcext:value-type="float">
            <text:p>150.1</text:p>
          </table:table-cell>
          <table:table-cell office:value-type="float" office:value="15.86" calcext:value-type="float">
            <text:p>15.86</text:p>
          </table:table-cell>
          <table:table-cell office:value-type="float" office:value="40.25" calcext:value-type="float">
            <text:p>40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9-01</text:p>
          </table:table-cell>
          <table:table-cell office:value-type="float" office:value="129.85" calcext:value-type="float">
            <text:p>129.85</text:p>
          </table:table-cell>
          <table:table-cell office:value-type="float" office:value="16.02" calcext:value-type="float">
            <text:p>16.02</text:p>
          </table:table-cell>
          <table:table-cell office:value-type="float" office:value="40.39" calcext:value-type="float">
            <text:p>40.39</text:p>
          </table:table-cell>
          <table:table-cell table:formula="of:=[.G298]" office:value-type="float" office:value="40.39" calcext:value-type="float" table:number-columns-spanned="1" table:number-rows-spanned="2">
            <text:p>40.39</text:p>
          </table:table-cell>
          <table:table-cell table:formula="of:=DATEDIF([.D298];[.D299];&quot;d&quot;)" office:value-type="float" office:value="259" calcext:value-type="float" table:number-columns-spanned="1" table:number-rows-spanned="2">
            <text:p>259</text:p>
          </table:table-cell>
          <table:table-cell table:number-columns-repeated="4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50.65" calcext:value-type="float">
            <text:p>150.65</text:p>
          </table:table-cell>
          <table:table-cell office:value-type="float" office:value="16.02" calcext:value-type="float">
            <text:p>16.02</text:p>
          </table:table-cell>
          <table:table-cell office:value-type="float" office:value="40.39" calcext:value-type="float">
            <text:p>40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9-08</text:p>
          </table:table-cell>
          <table:table-cell office:value-type="float" office:value="130.1" calcext:value-type="float">
            <text:p>130.1</text:p>
          </table:table-cell>
          <table:table-cell office:value-type="float" office:value="16.6" calcext:value-type="float">
            <text:p>16.6</text:p>
          </table:table-cell>
          <table:table-cell office:value-type="float" office:value="40.51" calcext:value-type="float">
            <text:p>40.51</text:p>
          </table:table-cell>
          <table:table-cell table:formula="of:=[.G300]" office:value-type="float" office:value="40.51" calcext:value-type="float" table:number-columns-spanned="1" table:number-rows-spanned="2">
            <text:p>40.51</text:p>
          </table:table-cell>
          <table:table-cell table:formula="of:=DATEDIF([.D300];[.D301];&quot;d&quot;)" office:value-type="float" office:value="252" calcext:value-type="float" table:number-columns-spanned="1" table:number-rows-spanned="2">
            <text:p>252</text:p>
          </table:table-cell>
          <table:table-cell table:number-columns-repeated="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51.7" calcext:value-type="float">
            <text:p>151.7</text:p>
          </table:table-cell>
          <table:table-cell office:value-type="float" office:value="16.6" calcext:value-type="float">
            <text:p>16.6</text:p>
          </table:table-cell>
          <table:table-cell office:value-type="float" office:value="40.51" calcext:value-type="float">
            <text:p>40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8-11</text:p>
          </table:table-cell>
          <table:table-cell office:value-type="float" office:value="131.15" calcext:value-type="float">
            <text:p>131.15</text:p>
          </table:table-cell>
          <table:table-cell office:value-type="float" office:value="17.16" calcext:value-type="float">
            <text:p>17.16</text:p>
          </table:table-cell>
          <table:table-cell office:value-type="float" office:value="40.98" calcext:value-type="float">
            <text:p>40.98</text:p>
          </table:table-cell>
          <table:table-cell table:formula="of:=[.G302]" office:value-type="float" office:value="40.98" calcext:value-type="float" table:number-columns-spanned="1" table:number-rows-spanned="2">
            <text:p>40.98</text:p>
          </table:table-cell>
          <table:table-cell table:formula="of:=DATEDIF([.D302];[.D303];&quot;d&quot;)" office:value-type="float" office:value="280" calcext:value-type="float" table:number-columns-spanned="1" table:number-rows-spanned="2">
            <text:p>280</text:p>
          </table:table-cell>
          <table:table-cell table:number-columns-repeated="4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53.65" calcext:value-type="float">
            <text:p>153.65</text:p>
          </table:table-cell>
          <table:table-cell office:value-type="float" office:value="17.16" calcext:value-type="float">
            <text:p>17.16</text:p>
          </table:table-cell>
          <table:table-cell office:value-type="float" office:value="40.98" calcext:value-type="float">
            <text:p>40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9-24</text:p>
          </table:table-cell>
          <table:table-cell office:value-type="float" office:value="128.05" calcext:value-type="float">
            <text:p>128.05</text:p>
          </table:table-cell>
          <table:table-cell office:value-type="float" office:value="21.36" calcext:value-type="float">
            <text:p>21.36</text:p>
          </table:table-cell>
          <table:table-cell office:value-type="float" office:value="39.55" calcext:value-type="float">
            <text:p>39.55</text:p>
          </table:table-cell>
          <table:table-cell table:formula="of:=[.G304]" office:value-type="float" office:value="39.55" calcext:value-type="float" table:number-columns-spanned="1" table:number-rows-spanned="2">
            <text:p>39.55</text:p>
          </table:table-cell>
          <table:table-cell table:formula="of:=DATEDIF([.D304];[.D305];&quot;d&quot;)" office:value-type="float" office:value="260" calcext:value-type="float" table:number-columns-spanned="1" table:number-rows-spanned="2">
            <text:p>260</text:p>
          </table:table-cell>
          <table:table-cell table:number-columns-repeated="4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11</text:p>
          </table:table-cell>
          <table:table-cell office:value-type="float" office:value="155.4" calcext:value-type="float">
            <text:p>155.4</text:p>
          </table:table-cell>
          <table:table-cell office:value-type="float" office:value="21.36" calcext:value-type="float">
            <text:p>21.36</text:p>
          </table:table-cell>
          <table:table-cell office:value-type="float" office:value="39.55" calcext:value-type="float">
            <text:p>39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9-19</text:p>
          </table:table-cell>
          <table:table-cell office:value-type="float" office:value="129.95" calcext:value-type="float">
            <text:p>129.95</text:p>
          </table:table-cell>
          <table:table-cell office:value-type="float" office:value="20.43" calcext:value-type="float">
            <text:p>20.43</text:p>
          </table:table-cell>
          <table:table-cell office:value-type="float" office:value="40.44" calcext:value-type="float">
            <text:p>40.44</text:p>
          </table:table-cell>
          <table:table-cell table:formula="of:=[.G306]" office:value-type="float" office:value="40.44" calcext:value-type="float" table:number-columns-spanned="1" table:number-rows-spanned="2">
            <text:p>40.44</text:p>
          </table:table-cell>
          <table:table-cell table:formula="of:=DATEDIF([.D306];[.D307];&quot;d&quot;)" office:value-type="float" office:value="265" calcext:value-type="float" table:number-columns-spanned="1" table:number-rows-spanned="2">
            <text:p>265</text:p>
          </table:table-cell>
          <table:table-cell table:number-columns-repeated="4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11</text:p>
          </table:table-cell>
          <table:table-cell office:value-type="float" office:value="156.5" calcext:value-type="float">
            <text:p>156.5</text:p>
          </table:table-cell>
          <table:table-cell office:value-type="float" office:value="20.43" calcext:value-type="float">
            <text:p>20.43</text:p>
          </table:table-cell>
          <table:table-cell office:value-type="float" office:value="40.44" calcext:value-type="float">
            <text:p>40.4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10-01</text:p>
          </table:table-cell>
          <table:table-cell office:value-type="float" office:value="129.55" calcext:value-type="float">
            <text:p>129.55</text:p>
          </table:table-cell>
          <table:table-cell office:value-type="float" office:value="20.88" calcext:value-type="float">
            <text:p>20.88</text:p>
          </table:table-cell>
          <table:table-cell office:value-type="float" office:value="40.25" calcext:value-type="float">
            <text:p>40.25</text:p>
          </table:table-cell>
          <table:table-cell table:formula="of:=[.G308]" office:value-type="float" office:value="40.25" calcext:value-type="float" table:number-columns-spanned="1" table:number-rows-spanned="2">
            <text:p>40.25</text:p>
          </table:table-cell>
          <table:table-cell table:formula="of:=DATEDIF([.D308];[.D309];&quot;d&quot;)" office:value-type="float" office:value="253" calcext:value-type="float" table:number-columns-spanned="1" table:number-rows-spanned="2">
            <text:p>253</text:p>
          </table:table-cell>
          <table:table-cell table:number-columns-repeated="4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11</text:p>
          </table:table-cell>
          <table:table-cell office:value-type="float" office:value="156.6" calcext:value-type="float">
            <text:p>156.6</text:p>
          </table:table-cell>
          <table:table-cell office:value-type="float" office:value="20.88" calcext:value-type="float">
            <text:p>20.88</text:p>
          </table:table-cell>
          <table:table-cell office:value-type="float" office:value="40.25" calcext:value-type="float">
            <text:p>40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9-01</text:p>
          </table:table-cell>
          <table:table-cell office:value-type="float" office:value="129.85" calcext:value-type="float">
            <text:p>129.85</text:p>
          </table:table-cell>
          <table:table-cell office:value-type="float" office:value="21.06" calcext:value-type="float">
            <text:p>21.06</text:p>
          </table:table-cell>
          <table:table-cell office:value-type="float" office:value="40.39" calcext:value-type="float">
            <text:p>40.39</text:p>
          </table:table-cell>
          <table:table-cell table:formula="of:=[.G310]" office:value-type="float" office:value="40.39" calcext:value-type="float" table:number-columns-spanned="1" table:number-rows-spanned="2">
            <text:p>40.39</text:p>
          </table:table-cell>
          <table:table-cell table:formula="of:=DATEDIF([.D310];[.D311];&quot;d&quot;)" office:value-type="float" office:value="284" calcext:value-type="float" table:number-columns-spanned="1" table:number-rows-spanned="2">
            <text:p>284</text:p>
          </table:table-cell>
          <table:table-cell table:number-columns-repeated="4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12</text:p>
          </table:table-cell>
          <table:table-cell office:value-type="float" office:value="157.2" calcext:value-type="float">
            <text:p>157.2</text:p>
          </table:table-cell>
          <table:table-cell office:value-type="float" office:value="21.06" calcext:value-type="float">
            <text:p>21.06</text:p>
          </table:table-cell>
          <table:table-cell office:value-type="float" office:value="40.39" calcext:value-type="float">
            <text:p>40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9-08</text:p>
          </table:table-cell>
          <table:table-cell office:value-type="float" office:value="130.1" calcext:value-type="float">
            <text:p>130.1</text:p>
          </table:table-cell>
          <table:table-cell office:value-type="float" office:value="21.68" calcext:value-type="float">
            <text:p>21.68</text:p>
          </table:table-cell>
          <table:table-cell office:value-type="float" office:value="40.51" calcext:value-type="float">
            <text:p>40.51</text:p>
          </table:table-cell>
          <table:table-cell table:formula="of:=[.G312]" office:value-type="float" office:value="40.51" calcext:value-type="float" table:number-columns-spanned="1" table:number-rows-spanned="2">
            <text:p>40.51</text:p>
          </table:table-cell>
          <table:table-cell table:formula="of:=DATEDIF([.D312];[.D313];&quot;d&quot;)" office:value-type="float" office:value="282" calcext:value-type="float" table:number-columns-spanned="1" table:number-rows-spanned="2">
            <text:p>282</text:p>
          </table:table-cell>
          <table:table-cell table:number-columns-repeated="4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17</text:p>
          </table:table-cell>
          <table:table-cell office:value-type="float" office:value="158.3" calcext:value-type="float">
            <text:p>158.3</text:p>
          </table:table-cell>
          <table:table-cell office:value-type="float" office:value="21.68" calcext:value-type="float">
            <text:p>21.68</text:p>
          </table:table-cell>
          <table:table-cell office:value-type="float" office:value="40.51" calcext:value-type="float">
            <text:p>40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8-11</text:p>
          </table:table-cell>
          <table:table-cell office:value-type="float" office:value="131.15" calcext:value-type="float">
            <text:p>131.15</text:p>
          </table:table-cell>
          <table:table-cell office:value-type="float" office:value="22.23" calcext:value-type="float">
            <text:p>22.23</text:p>
          </table:table-cell>
          <table:table-cell office:value-type="float" office:value="40.98" calcext:value-type="float">
            <text:p>40.98</text:p>
          </table:table-cell>
          <table:table-cell table:formula="of:=[.G314]" office:value-type="float" office:value="40.98" calcext:value-type="float" table:number-columns-spanned="1" table:number-rows-spanned="2">
            <text:p>40.98</text:p>
          </table:table-cell>
          <table:table-cell table:formula="of:=DATEDIF([.D314];[.D315];&quot;d&quot;)" office:value-type="float" office:value="409" calcext:value-type="float" table:number-columns-spanned="1" table:number-rows-spanned="2">
            <text:p>409</text:p>
          </table:table-cell>
          <table:table-cell table:number-columns-repeated="4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4</text:p>
          </table:table-cell>
          <table:table-cell office:value-type="float" office:value="160.3" calcext:value-type="float">
            <text:p>160.3</text:p>
          </table:table-cell>
          <table:table-cell office:value-type="float" office:value="22.23" calcext:value-type="float">
            <text:p>22.23</text:p>
          </table:table-cell>
          <table:table-cell office:value-type="float" office:value="40.98" calcext:value-type="float">
            <text:p>40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9-24</text:p>
          </table:table-cell>
          <table:table-cell office:value-type="float" office:value="128.05" calcext:value-type="float">
            <text:p>128.05</text:p>
          </table:table-cell>
          <table:table-cell office:value-type="float" office:value="26.43" calcext:value-type="float">
            <text:p>26.43</text:p>
          </table:table-cell>
          <table:table-cell office:value-type="float" office:value="39.55" calcext:value-type="float">
            <text:p>39.55</text:p>
          </table:table-cell>
          <table:table-cell table:formula="of:=[.G316]" office:value-type="float" office:value="39.55" calcext:value-type="float" table:number-columns-spanned="1" table:number-rows-spanned="2">
            <text:p>39.55</text:p>
          </table:table-cell>
          <table:table-cell table:formula="of:=DATEDIF([.D316];[.D317];&quot;d&quot;)" office:value-type="float" office:value="365" calcext:value-type="float" table:number-columns-spanned="1" table:number-rows-spanned="2">
            <text:p>36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24</text:p>
          </table:table-cell>
          <table:table-cell office:value-type="float" office:value="161.9" calcext:value-type="float">
            <text:p>161.9</text:p>
          </table:table-cell>
          <table:table-cell office:value-type="float" office:value="26.43" calcext:value-type="float">
            <text:p>26.43</text:p>
          </table:table-cell>
          <table:table-cell office:value-type="float" office:value="39.55" calcext:value-type="float">
            <text:p>39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4-17</text:p>
          </table:table-cell>
          <table:table-cell office:value-type="float" office:value="140.1" calcext:value-type="float">
            <text:p>140.1</text:p>
          </table:table-cell>
          <table:table-cell office:value-type="float" office:value="16.17" calcext:value-type="float">
            <text:p>16.17</text:p>
          </table:table-cell>
          <table:table-cell office:value-type="float" office:value="44.75" calcext:value-type="float">
            <text:p>44.75</text:p>
          </table:table-cell>
          <table:table-cell table:formula="of:=[.G318]" office:value-type="float" office:value="44.75" calcext:value-type="float" table:number-columns-spanned="1" table:number-rows-spanned="2">
            <text:p>44.75</text:p>
          </table:table-cell>
          <table:table-cell table:formula="of:=DATEDIF([.D318];[.D319];&quot;d&quot;)" office:value-type="float" office:value="525" calcext:value-type="float" table:number-columns-spanned="1" table:number-rows-spanned="2">
            <text:p>525</text:p>
          </table:table-cell>
          <table:table-cell table:number-columns-repeated="4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24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.17" calcext:value-type="float">
            <text:p>16.17</text:p>
          </table:table-cell>
          <table:table-cell office:value-type="float" office:value="44.75" calcext:value-type="float">
            <text:p>44.7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9-19</text:p>
          </table:table-cell>
          <table:table-cell office:value-type="float" office:value="129.95" calcext:value-type="float">
            <text:p>129.95</text:p>
          </table:table-cell>
          <table:table-cell office:value-type="float" office:value="25.43" calcext:value-type="float">
            <text:p>25.43</text:p>
          </table:table-cell>
          <table:table-cell office:value-type="float" office:value="40.44" calcext:value-type="float">
            <text:p>40.44</text:p>
          </table:table-cell>
          <table:table-cell table:formula="of:=[.G320]" office:value-type="float" office:value="40.44" calcext:value-type="float" table:number-columns-spanned="1" table:number-rows-spanned="2">
            <text:p>40.44</text:p>
          </table:table-cell>
          <table:table-cell table:formula="of:=DATEDIF([.D320];[.D321];&quot;d&quot;)" office:value-type="float" office:value="370" calcext:value-type="float" table:number-columns-spanned="1" table:number-rows-spanned="2">
            <text:p>37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24</text:p>
          </table:table-cell>
          <table:table-cell office:value-type="float" office:value="163" calcext:value-type="float">
            <text:p>163</text:p>
          </table:table-cell>
          <table:table-cell office:value-type="float" office:value="25.43" calcext:value-type="float">
            <text:p>25.43</text:p>
          </table:table-cell>
          <table:table-cell office:value-type="float" office:value="40.44" calcext:value-type="float">
            <text:p>40.44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10-01</text:p>
          </table:table-cell>
          <table:table-cell office:value-type="float" office:value="129.55" calcext:value-type="float">
            <text:p>129.55</text:p>
          </table:table-cell>
          <table:table-cell office:value-type="float" office:value="25.94" calcext:value-type="float">
            <text:p>25.94</text:p>
          </table:table-cell>
          <table:table-cell office:value-type="float" office:value="40.25" calcext:value-type="float">
            <text:p>40.25</text:p>
          </table:table-cell>
          <table:table-cell table:formula="of:=[.G322]" office:value-type="float" office:value="40.25" calcext:value-type="float" table:number-columns-spanned="1" table:number-rows-spanned="2">
            <text:p>40.25</text:p>
          </table:table-cell>
          <table:table-cell table:formula="of:=DATEDIF([.D322];[.D323];&quot;d&quot;)" office:value-type="float" office:value="358" calcext:value-type="float" table:number-columns-spanned="1" table:number-rows-spanned="2">
            <text:p>35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24</text:p>
          </table:table-cell>
          <table:table-cell office:value-type="float" office:value="163.15" calcext:value-type="float">
            <text:p>163.15</text:p>
          </table:table-cell>
          <table:table-cell office:value-type="float" office:value="25.94" calcext:value-type="float">
            <text:p>25.94</text:p>
          </table:table-cell>
          <table:table-cell office:value-type="float" office:value="40.25" calcext:value-type="float">
            <text:p>40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9-01</text:p>
          </table:table-cell>
          <table:table-cell office:value-type="float" office:value="129.85" calcext:value-type="float">
            <text:p>129.85</text:p>
          </table:table-cell>
          <table:table-cell office:value-type="float" office:value="26.11" calcext:value-type="float">
            <text:p>26.11</text:p>
          </table:table-cell>
          <table:table-cell office:value-type="float" office:value="40.39" calcext:value-type="float">
            <text:p>40.39</text:p>
          </table:table-cell>
          <table:table-cell table:formula="of:=[.G324]" office:value-type="float" office:value="40.39" calcext:value-type="float" table:number-columns-spanned="1" table:number-rows-spanned="2">
            <text:p>40.39</text:p>
          </table:table-cell>
          <table:table-cell table:formula="of:=DATEDIF([.D324];[.D325];&quot;d&quot;)" office:value-type="float" office:value="394" calcext:value-type="float" table:number-columns-spanned="1" table:number-rows-spanned="2">
            <text:p>39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30</text:p>
          </table:table-cell>
          <table:table-cell office:value-type="float" office:value="163.75" calcext:value-type="float">
            <text:p>163.75</text:p>
          </table:table-cell>
          <table:table-cell office:value-type="float" office:value="26.11" calcext:value-type="float">
            <text:p>26.11</text:p>
          </table:table-cell>
          <table:table-cell office:value-type="float" office:value="40.39" calcext:value-type="float">
            <text:p>40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9-08</text:p>
          </table:table-cell>
          <table:table-cell office:value-type="float" office:value="130.1" calcext:value-type="float">
            <text:p>130.1</text:p>
          </table:table-cell>
          <table:table-cell office:value-type="float" office:value="26.75" calcext:value-type="float">
            <text:p>26.75</text:p>
          </table:table-cell>
          <table:table-cell office:value-type="float" office:value="40.51" calcext:value-type="float">
            <text:p>40.51</text:p>
          </table:table-cell>
          <table:table-cell table:formula="of:=[.G326]" office:value-type="float" office:value="40.51" calcext:value-type="float" table:number-columns-spanned="1" table:number-rows-spanned="2">
            <text:p>40.51</text:p>
          </table:table-cell>
          <table:table-cell table:formula="of:=DATEDIF([.D326];[.D327];&quot;d&quot;)" office:value-type="float" office:value="387" calcext:value-type="float" table:number-columns-spanned="1" table:number-rows-spanned="2">
            <text:p>38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30</text:p>
          </table:table-cell>
          <table:table-cell office:value-type="float" office:value="164.9" calcext:value-type="float">
            <text:p>164.9</text:p>
          </table:table-cell>
          <table:table-cell office:value-type="float" office:value="26.75" calcext:value-type="float">
            <text:p>26.75</text:p>
          </table:table-cell>
          <table:table-cell office:value-type="float" office:value="40.51" calcext:value-type="float">
            <text:p>40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3-25</text:p>
          </table:table-cell>
          <table:table-cell office:value-type="float" office:value="141.4" calcext:value-type="float">
            <text:p>141.4</text:p>
          </table:table-cell>
          <table:table-cell office:value-type="float" office:value="16.73" calcext:value-type="float">
            <text:p>16.73</text:p>
          </table:table-cell>
          <table:table-cell office:value-type="float" office:value="45.26" calcext:value-type="float">
            <text:p>45.26</text:p>
          </table:table-cell>
          <table:table-cell table:formula="of:=[.G328]" office:value-type="float" office:value="45.26" calcext:value-type="float" table:number-columns-spanned="1" table:number-rows-spanned="2">
            <text:p>45.26</text:p>
          </table:table-cell>
          <table:table-cell table:formula="of:=DATEDIF([.D328];[.D329];&quot;d&quot;)" office:value-type="float" office:value="554" calcext:value-type="float" table:number-columns-spanned="1" table:number-rows-spanned="2">
            <text:p>554</text:p>
          </table:table-cell>
          <table:table-cell table:number-columns-repeated="4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30</text:p>
          </table:table-cell>
          <table:table-cell office:value-type="float" office:value="165.05" calcext:value-type="float">
            <text:p>165.05</text:p>
          </table:table-cell>
          <table:table-cell office:value-type="float" office:value="16.73" calcext:value-type="float">
            <text:p>16.73</text:p>
          </table:table-cell>
          <table:table-cell office:value-type="float" office:value="45.26" calcext:value-type="float">
            <text:p>45.26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8-11</text:p>
          </table:table-cell>
          <table:table-cell office:value-type="float" office:value="131.15" calcext:value-type="float">
            <text:p>131.15</text:p>
          </table:table-cell>
          <table:table-cell office:value-type="float" office:value="27.34" calcext:value-type="float">
            <text:p>27.34</text:p>
          </table:table-cell>
          <table:table-cell office:value-type="float" office:value="40.98" calcext:value-type="float">
            <text:p>40.98</text:p>
          </table:table-cell>
          <table:table-cell table:formula="of:=[.G330]" office:value-type="float" office:value="40.98" calcext:value-type="float" table:number-columns-spanned="1" table:number-rows-spanned="2">
            <text:p>40.98</text:p>
          </table:table-cell>
          <table:table-cell table:formula="of:=DATEDIF([.D330];[.D331];&quot;d&quot;)" office:value-type="float" office:value="422" calcext:value-type="float" table:number-columns-spanned="1" table:number-rows-spanned="2">
            <text:p>42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7</text:p>
          </table:table-cell>
          <table:table-cell office:value-type="float" office:value="167" calcext:value-type="float">
            <text:p>167</text:p>
          </table:table-cell>
          <table:table-cell office:value-type="float" office:value="27.34" calcext:value-type="float">
            <text:p>27.34</text:p>
          </table:table-cell>
          <table:table-cell office:value-type="float" office:value="40.98" calcext:value-type="float">
            <text:p>40.9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4-17</text:p>
          </table:table-cell>
          <table:table-cell office:value-type="float" office:value="140.1" calcext:value-type="float">
            <text:p>140.1</text:p>
          </table:table-cell>
          <table:table-cell office:value-type="float" office:value="21.2" calcext:value-type="float">
            <text:p>21.2</text:p>
          </table:table-cell>
          <table:table-cell office:value-type="float" office:value="44.75" calcext:value-type="float">
            <text:p>44.75</text:p>
          </table:table-cell>
          <table:table-cell table:formula="of:=[.G332]" office:value-type="float" office:value="44.75" calcext:value-type="float" table:number-columns-spanned="1" table:number-rows-spanned="2">
            <text:p>44.75</text:p>
          </table:table-cell>
          <table:table-cell table:formula="of:=DATEDIF([.D332];[.D333];&quot;d&quot;)" office:value-type="float" office:value="538" calcext:value-type="float" table:number-columns-spanned="1" table:number-rows-spanned="2">
            <text:p>538</text:p>
          </table:table-cell>
          <table:table-cell table:number-columns-repeated="4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7</text:p>
          </table:table-cell>
          <table:table-cell office:value-type="float" office:value="169.8" calcext:value-type="float">
            <text:p>169.8</text:p>
          </table:table-cell>
          <table:table-cell office:value-type="float" office:value="21.2" calcext:value-type="float">
            <text:p>21.2</text:p>
          </table:table-cell>
          <table:table-cell office:value-type="float" office:value="44.75" calcext:value-type="float">
            <text:p>44.7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3-25</text:p>
          </table:table-cell>
          <table:table-cell office:value-type="float" office:value="141.4" calcext:value-type="float">
            <text:p>141.4</text:p>
          </table:table-cell>
          <table:table-cell office:value-type="float" office:value="21.78" calcext:value-type="float">
            <text:p>21.78</text:p>
          </table:table-cell>
          <table:table-cell office:value-type="float" office:value="45.26" calcext:value-type="float">
            <text:p>45.26</text:p>
          </table:table-cell>
          <table:table-cell table:formula="of:=[.G334]" office:value-type="float" office:value="45.26" calcext:value-type="float" table:number-columns-spanned="1" table:number-rows-spanned="2">
            <text:p>45.26</text:p>
          </table:table-cell>
          <table:table-cell table:formula="of:=DATEDIF([.D334];[.D335];&quot;d&quot;)" office:value-type="float" office:value="568" calcext:value-type="float" table:number-columns-spanned="1" table:number-rows-spanned="2">
            <text:p>568</text:p>
          </table:table-cell>
          <table:table-cell table:number-columns-repeated="4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14</text:p>
          </table:table-cell>
          <table:table-cell office:value-type="float" office:value="172.2" calcext:value-type="float">
            <text:p>172.2</text:p>
          </table:table-cell>
          <table:table-cell office:value-type="float" office:value="21.78" calcext:value-type="float">
            <text:p>21.78</text:p>
          </table:table-cell>
          <table:table-cell office:value-type="float" office:value="45.26" calcext:value-type="float">
            <text:p>45.26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4-17</text:p>
          </table:table-cell>
          <table:table-cell office:value-type="float" office:value="140.1" calcext:value-type="float">
            <text:p>140.1</text:p>
          </table:table-cell>
          <table:table-cell office:value-type="float" office:value="26.27" calcext:value-type="float">
            <text:p>26.27</text:p>
          </table:table-cell>
          <table:table-cell office:value-type="float" office:value="44.75" calcext:value-type="float">
            <text:p>44.75</text:p>
          </table:table-cell>
          <table:table-cell table:formula="of:=[.G336]" office:value-type="float" office:value="44.75" calcext:value-type="float" table:number-columns-spanned="1" table:number-rows-spanned="2">
            <text:p>44.75</text:p>
          </table:table-cell>
          <table:table-cell table:formula="of:=DATEDIF([.D336];[.D337];&quot;d&quot;)" office:value-type="float" office:value="585" calcext:value-type="float" table:number-columns-spanned="1" table:number-rows-spanned="2">
            <text:p>58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23</text:p>
          </table:table-cell>
          <table:table-cell office:value-type="float" office:value="176.9" calcext:value-type="float">
            <text:p>176.9</text:p>
          </table:table-cell>
          <table:table-cell office:value-type="float" office:value="26.27" calcext:value-type="float">
            <text:p>26.27</text:p>
          </table:table-cell>
          <table:table-cell office:value-type="float" office:value="44.75" calcext:value-type="float">
            <text:p>44.7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3-25</text:p>
          </table:table-cell>
          <table:table-cell office:value-type="float" office:value="141.4" calcext:value-type="float">
            <text:p>141.4</text:p>
          </table:table-cell>
          <table:table-cell office:value-type="float" office:value="26.87" calcext:value-type="float">
            <text:p>26.87</text:p>
          </table:table-cell>
          <table:table-cell office:value-type="float" office:value="45.26" calcext:value-type="float">
            <text:p>45.26</text:p>
          </table:table-cell>
          <table:table-cell table:formula="of:=[.G338]" office:value-type="float" office:value="45.26" calcext:value-type="float" table:number-columns-spanned="1" table:number-rows-spanned="2">
            <text:p>45.26</text:p>
          </table:table-cell>
          <table:table-cell table:formula="of:=DATEDIF([.D338];[.D339];&quot;d&quot;)" office:value-type="float" office:value="610" calcext:value-type="float" table:number-columns-spanned="1" table:number-rows-spanned="2">
            <text:p>61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25</text:p>
          </table:table-cell>
          <table:table-cell office:value-type="float" office:value="179.4" calcext:value-type="float">
            <text:p>179.4</text:p>
          </table:table-cell>
          <table:table-cell office:value-type="float" office:value="26.87" calcext:value-type="float">
            <text:p>26.87</text:p>
          </table:table-cell>
          <table:table-cell office:value-type="float" office:value="45.26" calcext:value-type="float">
            <text:p>45.2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01</text:p>
          </table:table-cell>
          <table:table-cell office:value-type="float" office:value="213.9" calcext:value-type="float">
            <text:p>213.9</text:p>
          </table:table-cell>
          <table:table-cell office:value-type="float" office:value="5.54" calcext:value-type="float">
            <text:p>5.54</text:p>
          </table:table-cell>
          <table:table-cell office:value-type="float" office:value="0.42" calcext:value-type="float">
            <text:p>0.42</text:p>
          </table:table-cell>
          <table:table-cell table:formula="of:=[.G340]" office:value-type="float" office:value="0.42" calcext:value-type="float" table:number-columns-spanned="1" table:number-rows-spanned="2">
            <text:p>0.42</text:p>
          </table:table-cell>
          <table:table-cell table:formula="of:=DATEDIF([.D340];[.D341];&quot;d&quot;)" office:value-type="float" office:value="24" calcext:value-type="float" table:number-columns-spanned="1" table:number-rows-spanned="2">
            <text:p>24</text:p>
          </table:table-cell>
          <table:table-cell table:number-columns-repeated="4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5</text:p>
          </table:table-cell>
          <table:table-cell office:value-type="float" office:value="225.75" calcext:value-type="float">
            <text:p>225.75</text:p>
          </table:table-cell>
          <table:table-cell office:value-type="float" office:value="5.54" calcext:value-type="float">
            <text:p>5.54</text:p>
          </table:table-cell>
          <table:table-cell office:value-type="float" office:value="0.42" calcext:value-type="float">
            <text:p>0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1-24</text:p>
          </table:table-cell>
          <table:table-cell office:value-type="float" office:value="214.85" calcext:value-type="float">
            <text:p>214.85</text:p>
          </table:table-cell>
          <table:table-cell office:value-type="float" office:value="5.28" calcext:value-type="float">
            <text:p>5.28</text:p>
          </table:table-cell>
          <table:table-cell office:value-type="float" office:value="7.78" calcext:value-type="float">
            <text:p>7.78</text:p>
          </table:table-cell>
          <table:table-cell table:formula="of:=[.G342]" office:value-type="float" office:value="7.78" calcext:value-type="float" table:number-columns-spanned="1" table:number-rows-spanned="2">
            <text:p>7.78</text:p>
          </table:table-cell>
          <table:table-cell table:formula="of:=DATEDIF([.D342];[.D343];&quot;d&quot;)" office:value-type="float" office:value="60" calcext:value-type="float" table:number-columns-spanned="1" table:number-rows-spanned="2">
            <text:p>60</text:p>
          </table:table-cell>
          <table:table-cell table:number-columns-repeated="4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5</text:p>
          </table:table-cell>
          <table:table-cell office:value-type="float" office:value="226.2" calcext:value-type="float">
            <text:p>226.2</text:p>
          </table:table-cell>
          <table:table-cell office:value-type="float" office:value="5.28" calcext:value-type="float">
            <text:p>5.28</text:p>
          </table:table-cell>
          <table:table-cell office:value-type="float" office:value="7.78" calcext:value-type="float">
            <text:p>7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17</text:p>
          </table:table-cell>
          <table:table-cell office:value-type="float" office:value="218.55" calcext:value-type="float">
            <text:p>218.55</text:p>
          </table:table-cell>
          <table:table-cell office:value-type="float" office:value="5.42" calcext:value-type="float">
            <text:p>5.42</text:p>
          </table:table-cell>
          <table:table-cell office:value-type="float" office:value="7.66" calcext:value-type="float">
            <text:p>7.66</text:p>
          </table:table-cell>
          <table:table-cell table:formula="of:=[.G344]" office:value-type="float" office:value="7.66" calcext:value-type="float" table:number-columns-spanned="1" table:number-rows-spanned="2">
            <text:p>7.66</text:p>
          </table:table-cell>
          <table:table-cell table:formula="of:=DATEDIF([.D344];[.D345];&quot;d&quot;)" office:value-type="float" office:value="39" calcext:value-type="float" table:number-columns-spanned="1" table:number-rows-spanned="2">
            <text:p>39</text:p>
          </table:table-cell>
          <table:table-cell table:number-columns-repeated="4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8</text:p>
          </table:table-cell>
          <table:table-cell office:value-type="float" office:value="230.4" calcext:value-type="float">
            <text:p>230.4</text:p>
          </table:table-cell>
          <table:table-cell office:value-type="float" office:value="5.42" calcext:value-type="float">
            <text:p>5.42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01</text:p>
          </table:table-cell>
          <table:table-cell office:value-type="float" office:value="213.9" calcext:value-type="float">
            <text:p>213.9</text:p>
          </table:table-cell>
          <table:table-cell office:value-type="float" office:value="10.57" calcext:value-type="float">
            <text:p>10.57</text:p>
          </table:table-cell>
          <table:table-cell office:value-type="float" office:value="0.42" calcext:value-type="float">
            <text:p>0.42</text:p>
          </table:table-cell>
          <table:table-cell table:formula="of:=[.G346]" office:value-type="float" office:value="0.42" calcext:value-type="float" table:number-columns-spanned="1" table:number-rows-spanned="2">
            <text:p>0.42</text:p>
          </table:table-cell>
          <table:table-cell table:formula="of:=DATEDIF([.D346];[.D347];&quot;d&quot;)" office:value-type="float" office:value="30" calcext:value-type="float" table:number-columns-spanned="1" table:number-rows-spanned="2">
            <text:p>30</text:p>
          </table:table-cell>
          <table:table-cell table:number-columns-repeated="4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31</text:p>
          </table:table-cell>
          <table:table-cell office:value-type="float" office:value="236.5" calcext:value-type="float">
            <text:p>236.5</text:p>
          </table:table-cell>
          <table:table-cell office:value-type="float" office:value="10.57" calcext:value-type="float">
            <text:p>10.57</text:p>
          </table:table-cell>
          <table:table-cell office:value-type="float" office:value="0.42" calcext:value-type="float">
            <text:p>0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1-24</text:p>
          </table:table-cell>
          <table:table-cell office:value-type="float" office:value="214.85" calcext:value-type="float">
            <text:p>214.85</text:p>
          </table:table-cell>
          <table:table-cell office:value-type="float" office:value="10.29" calcext:value-type="float">
            <text:p>10.29</text:p>
          </table:table-cell>
          <table:table-cell office:value-type="float" office:value="7.78" calcext:value-type="float">
            <text:p>7.78</text:p>
          </table:table-cell>
          <table:table-cell table:formula="of:=[.G348]" office:value-type="float" office:value="7.78" calcext:value-type="float" table:number-columns-spanned="1" table:number-rows-spanned="2">
            <text:p>7.78</text:p>
          </table:table-cell>
          <table:table-cell table:formula="of:=DATEDIF([.D348];[.D349];&quot;d&quot;)" office:value-type="float" office:value="66" calcext:value-type="float" table:number-columns-spanned="1" table:number-rows-spanned="2">
            <text:p>66</text:p>
          </table:table-cell>
          <table:table-cell table:number-columns-repeated="4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31</text:p>
          </table:table-cell>
          <table:table-cell office:value-type="float" office:value="236.95" calcext:value-type="float">
            <text:p>236.95</text:p>
          </table:table-cell>
          <table:table-cell office:value-type="float" office:value="10.29" calcext:value-type="float">
            <text:p>10.29</text:p>
          </table:table-cell>
          <table:table-cell office:value-type="float" office:value="7.78" calcext:value-type="float">
            <text:p>7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2-17</text:p>
          </table:table-cell>
          <table:table-cell office:value-type="float" office:value="218.55" calcext:value-type="float">
            <text:p>218.55</text:p>
          </table:table-cell>
          <table:table-cell office:value-type="float" office:value="10.43" calcext:value-type="float">
            <text:p>10.43</text:p>
          </table:table-cell>
          <table:table-cell office:value-type="float" office:value="7.66" calcext:value-type="float">
            <text:p>7.66</text:p>
          </table:table-cell>
          <table:table-cell table:formula="of:=[.G350]" office:value-type="float" office:value="7.66" calcext:value-type="float" table:number-columns-spanned="1" table:number-rows-spanned="2">
            <text:p>7.66</text:p>
          </table:table-cell>
          <table:table-cell table:formula="of:=DATEDIF([.D350];[.D351];&quot;d&quot;)" office:value-type="float" office:value="63" calcext:value-type="float" table:number-columns-spanned="1" table:number-rows-spanned="2">
            <text:p>63</text:p>
          </table:table-cell>
          <table:table-cell table:number-columns-repeated="4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4-21</text:p>
          </table:table-cell>
          <table:table-cell office:value-type="float" office:value="241.35" calcext:value-type="float">
            <text:p>241.35</text:p>
          </table:table-cell>
          <table:table-cell office:value-type="float" office:value="10.43" calcext:value-type="float">
            <text:p>10.43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01</text:p>
          </table:table-cell>
          <table:table-cell office:value-type="float" office:value="213.9" calcext:value-type="float">
            <text:p>213.9</text:p>
          </table:table-cell>
          <table:table-cell office:value-type="float" office:value="15.59" calcext:value-type="float">
            <text:p>15.59</text:p>
          </table:table-cell>
          <table:table-cell office:value-type="float" office:value="0.42" calcext:value-type="float">
            <text:p>0.42</text:p>
          </table:table-cell>
          <table:table-cell table:formula="of:=[.G352]" office:value-type="float" office:value="0.42" calcext:value-type="float" table:number-columns-spanned="1" table:number-rows-spanned="2">
            <text:p>0.42</text:p>
          </table:table-cell>
          <table:table-cell table:formula="of:=DATEDIF([.D352];[.D353];&quot;d&quot;)" office:value-type="float" office:value="120" calcext:value-type="float" table:number-columns-spanned="1" table:number-rows-spanned="2">
            <text:p>120</text:p>
          </table:table-cell>
          <table:table-cell table:number-columns-repeated="4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29</text:p>
          </table:table-cell>
          <table:table-cell office:value-type="float" office:value="247.25" calcext:value-type="float">
            <text:p>247.25</text:p>
          </table:table-cell>
          <table:table-cell office:value-type="float" office:value="15.59" calcext:value-type="float">
            <text:p>15.59</text:p>
          </table:table-cell>
          <table:table-cell office:value-type="float" office:value="0.42" calcext:value-type="float">
            <text:p>0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1-24</text:p>
          </table:table-cell>
          <table:table-cell office:value-type="float" office:value="214.85" calcext:value-type="float">
            <text:p>214.85</text:p>
          </table:table-cell>
          <table:table-cell office:value-type="float" office:value="15.31" calcext:value-type="float">
            <text:p>15.31</text:p>
          </table:table-cell>
          <table:table-cell office:value-type="float" office:value="7.78" calcext:value-type="float">
            <text:p>7.78</text:p>
          </table:table-cell>
          <table:table-cell table:formula="of:=[.G354]" office:value-type="float" office:value="7.78" calcext:value-type="float" table:number-columns-spanned="1" table:number-rows-spanned="2">
            <text:p>7.78</text:p>
          </table:table-cell>
          <table:table-cell table:formula="of:=DATEDIF([.D354];[.D355];&quot;d&quot;)" office:value-type="float" office:value="156" calcext:value-type="float" table:number-columns-spanned="1" table:number-rows-spanned="2">
            <text:p>156</text:p>
          </table:table-cell>
          <table:table-cell table:number-columns-repeated="4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29</text:p>
          </table:table-cell>
          <table:table-cell office:value-type="float" office:value="247.75" calcext:value-type="float">
            <text:p>247.75</text:p>
          </table:table-cell>
          <table:table-cell office:value-type="float" office:value="15.31" calcext:value-type="float">
            <text:p>15.31</text:p>
          </table:table-cell>
          <table:table-cell office:value-type="float" office:value="7.78" calcext:value-type="float">
            <text:p>7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2-17</text:p>
          </table:table-cell>
          <table:table-cell office:value-type="float" office:value="218.55" calcext:value-type="float">
            <text:p>218.55</text:p>
          </table:table-cell>
          <table:table-cell office:value-type="float" office:value="15.47" calcext:value-type="float">
            <text:p>15.47</text:p>
          </table:table-cell>
          <table:table-cell office:value-type="float" office:value="7.66" calcext:value-type="float">
            <text:p>7.66</text:p>
          </table:table-cell>
          <table:table-cell table:formula="of:=[.G356]" office:value-type="float" office:value="7.66" calcext:value-type="float" table:number-columns-spanned="1" table:number-rows-spanned="2">
            <text:p>7.66</text:p>
          </table:table-cell>
          <table:table-cell table:formula="of:=DATEDIF([.D356];[.D357];&quot;d&quot;)" office:value-type="float" office:value="133" calcext:value-type="float" table:number-columns-spanned="1" table:number-rows-spanned="2">
            <text:p>133</text:p>
          </table:table-cell>
          <table:table-cell table:number-columns-repeated="4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30</text:p>
          </table:table-cell>
          <table:table-cell office:value-type="float" office:value="252.35" calcext:value-type="float">
            <text:p>252.35</text:p>
          </table:table-cell>
          <table:table-cell office:value-type="float" office:value="15.47" calcext:value-type="float">
            <text:p>15.47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01</text:p>
          </table:table-cell>
          <table:table-cell office:value-type="float" office:value="213.9" calcext:value-type="float">
            <text:p>213.9</text:p>
          </table:table-cell>
          <table:table-cell office:value-type="float" office:value="20.62" calcext:value-type="float">
            <text:p>20.62</text:p>
          </table:table-cell>
          <table:table-cell office:value-type="float" office:value="0.42" calcext:value-type="float">
            <text:p>0.42</text:p>
          </table:table-cell>
          <table:table-cell table:formula="of:=[.G358]" office:value-type="float" office:value="0.42" calcext:value-type="float" table:number-columns-spanned="1" table:number-rows-spanned="2">
            <text:p>0.42</text:p>
          </table:table-cell>
          <table:table-cell table:formula="of:=DATEDIF([.D358];[.D359];&quot;d&quot;)" office:value-type="float" office:value="129" calcext:value-type="float" table:number-columns-spanned="1" table:number-rows-spanned="2">
            <text:p>129</text:p>
          </table:table-cell>
          <table:table-cell table:number-columns-repeated="4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08</text:p>
          </table:table-cell>
          <table:table-cell office:value-type="float" office:value="258" calcext:value-type="float">
            <text:p>258</text:p>
          </table:table-cell>
          <table:table-cell office:value-type="float" office:value="20.62" calcext:value-type="float">
            <text:p>20.62</text:p>
          </table:table-cell>
          <table:table-cell office:value-type="float" office:value="0.42" calcext:value-type="float">
            <text:p>0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1-24</text:p>
          </table:table-cell>
          <table:table-cell office:value-type="float" office:value="214.85" calcext:value-type="float">
            <text:p>214.85</text:p>
          </table:table-cell>
          <table:table-cell office:value-type="float" office:value="20.32" calcext:value-type="float">
            <text:p>20.32</text:p>
          </table:table-cell>
          <table:table-cell office:value-type="float" office:value="7.78" calcext:value-type="float">
            <text:p>7.78</text:p>
          </table:table-cell>
          <table:table-cell table:formula="of:=[.G360]" office:value-type="float" office:value="7.78" calcext:value-type="float" table:number-columns-spanned="1" table:number-rows-spanned="2">
            <text:p>7.78</text:p>
          </table:table-cell>
          <table:table-cell table:formula="of:=DATEDIF([.D360];[.D361];&quot;d&quot;)" office:value-type="float" office:value="175" calcext:value-type="float" table:number-columns-spanned="1" table:number-rows-spanned="2">
            <text:p>175</text:p>
          </table:table-cell>
          <table:table-cell table:number-columns-repeated="4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18</text:p>
          </table:table-cell>
          <table:table-cell office:value-type="float" office:value="258.5" calcext:value-type="float">
            <text:p>258.5</text:p>
          </table:table-cell>
          <table:table-cell office:value-type="float" office:value="20.32" calcext:value-type="float">
            <text:p>20.32</text:p>
          </table:table-cell>
          <table:table-cell office:value-type="float" office:value="7.78" calcext:value-type="float">
            <text:p>7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23</text:p>
          </table:table-cell>
          <table:table-cell office:value-type="float" office:value="229.7" calcext:value-type="float">
            <text:p>229.7</text:p>
          </table:table-cell>
          <table:table-cell office:value-type="float" office:value="5.72" calcext:value-type="float">
            <text:p>5.72</text:p>
          </table:table-cell>
          <table:table-cell office:value-type="float" office:value="5.06" calcext:value-type="float">
            <text:p>5.06</text:p>
          </table:table-cell>
          <table:table-cell table:formula="of:=[.G362]" office:value-type="float" office:value="5.06" calcext:value-type="float" table:number-columns-spanned="1" table:number-rows-spanned="2">
            <text:p>5.06</text:p>
          </table:table-cell>
          <table:table-cell table:formula="of:=DATEDIF([.D362];[.D363];&quot;d&quot;)" office:value-type="float" office:value="15" calcext:value-type="float" table:number-columns-spanned="1" table:number-rows-spanned="2">
            <text:p>15</text:p>
          </table:table-cell>
          <table:table-cell table:number-columns-repeated="4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07</text:p>
          </table:table-cell>
          <table:table-cell office:value-type="float" office:value="242.85" calcext:value-type="float">
            <text:p>242.85</text:p>
          </table:table-cell>
          <table:table-cell office:value-type="float" office:value="5.72" calcext:value-type="float">
            <text:p>5.72</text:p>
          </table:table-cell>
          <table:table-cell office:value-type="float" office:value="5.06" calcext:value-type="float">
            <text:p>5.0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17</text:p>
          </table:table-cell>
          <table:table-cell office:value-type="float" office:value="233.75" calcext:value-type="float">
            <text:p>233.75</text:p>
          </table:table-cell>
          <table:table-cell office:value-type="float" office:value="6.12" calcext:value-type="float">
            <text:p>6.12</text:p>
          </table:table-cell>
          <table:table-cell office:value-type="float" office:value="6.71" calcext:value-type="float">
            <text:p>6.71</text:p>
          </table:table-cell>
          <table:table-cell table:formula="of:=[.G364]" office:value-type="float" office:value="6.71" calcext:value-type="float" table:number-columns-spanned="1" table:number-rows-spanned="2">
            <text:p>6.71</text:p>
          </table:table-cell>
          <table:table-cell table:formula="of:=DATEDIF([.D364];[.D365];&quot;d&quot;)" office:value-type="float" office:value="35" calcext:value-type="float" table:number-columns-spanned="1" table:number-rows-spanned="2">
            <text:p>35</text:p>
          </table:table-cell>
          <table:table-cell table:number-columns-repeated="4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21</text:p>
          </table:table-cell>
          <table:table-cell office:value-type="float" office:value="248.05" calcext:value-type="float">
            <text:p>248.05</text:p>
          </table:table-cell>
          <table:table-cell office:value-type="float" office:value="6.12" calcext:value-type="float">
            <text:p>6.12</text:p>
          </table:table-cell>
          <table:table-cell office:value-type="float" office:value="6.71" calcext:value-type="float">
            <text:p>6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2</text:p>
          </table:table-cell>
          <table:table-cell office:value-type="float" office:value="233.6" calcext:value-type="float">
            <text:p>233.6</text:p>
          </table:table-cell>
          <table:table-cell office:value-type="float" office:value="5.61" calcext:value-type="float">
            <text:p>5.61</text:p>
          </table:table-cell>
          <table:table-cell office:value-type="float" office:value="0.4" calcext:value-type="float">
            <text:p>0.4</text:p>
          </table:table-cell>
          <table:table-cell table:formula="of:=[.G366]" office:value-type="float" office:value="0.4" calcext:value-type="float" table:number-columns-spanned="1" table:number-rows-spanned="2">
            <text:p>0.4</text:p>
          </table:table-cell>
          <table:table-cell table:formula="of:=DATEDIF([.D366];[.D367];&quot;d&quot;)" office:value-type="float" office:value="7" calcext:value-type="float" table:number-columns-spanned="1" table:number-rows-spanned="2">
            <text:p>7</text:p>
          </table:table-cell>
          <table:table-cell table:number-columns-repeated="4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9</text:p>
          </table:table-cell>
          <table:table-cell office:value-type="float" office:value="246.7" calcext:value-type="float">
            <text:p>246.7</text:p>
          </table:table-cell>
          <table:table-cell office:value-type="float" office:value="5.61" calcext:value-type="float">
            <text:p>5.61</text:p>
          </table:table-cell>
          <table:table-cell office:value-type="float" office:value="0.4" calcext:value-type="float">
            <text:p>0.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0</text:p>
          </table:table-cell>
          <table:table-cell office:value-type="float" office:value="229.85" calcext:value-type="float">
            <text:p>229.85</text:p>
          </table:table-cell>
          <table:table-cell office:value-type="float" office:value="5.61" calcext:value-type="float">
            <text:p>5.61</text:p>
          </table:table-cell>
          <table:table-cell office:value-type="float" office:value="1.02" calcext:value-type="float">
            <text:p>1.02</text:p>
          </table:table-cell>
          <table:table-cell table:formula="of:=[.G368]" office:value-type="float" office:value="1.02" calcext:value-type="float" table:number-columns-spanned="1" table:number-rows-spanned="2">
            <text:p>1.02</text:p>
          </table:table-cell>
          <table:table-cell table:formula="of:=DATEDIF([.D368];[.D369];&quot;d&quot;)" office:value-type="float" office:value="9" calcext:value-type="float" table:number-columns-spanned="1" table:number-rows-spanned="2">
            <text:p>9</text:p>
          </table:table-cell>
          <table:table-cell table:number-columns-repeated="4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9</text:p>
          </table:table-cell>
          <table:table-cell office:value-type="float" office:value="242.75" calcext:value-type="float">
            <text:p>242.75</text:p>
          </table:table-cell>
          <table:table-cell office:value-type="float" office:value="5.61" calcext:value-type="float">
            <text:p>5.61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2</text:p>
          </table:table-cell>
          <table:table-cell office:value-type="float" office:value="233" calcext:value-type="float">
            <text:p>233</text:p>
          </table:table-cell>
          <table:table-cell office:value-type="float" office:value="5.43" calcext:value-type="float">
            <text:p>5.43</text:p>
          </table:table-cell>
          <table:table-cell office:value-type="float" office:value="14.11" calcext:value-type="float">
            <text:p>14.11</text:p>
          </table:table-cell>
          <table:table-cell table:formula="of:=[.G370]" office:value-type="float" office:value="14.11" calcext:value-type="float" table:number-columns-spanned="1" table:number-rows-spanned="2">
            <text:p>14.11</text:p>
          </table:table-cell>
          <table:table-cell table:formula="of:=DATEDIF([.D370];[.D371];&quot;d&quot;)" office:value-type="float" office:value="49" calcext:value-type="float" table:number-columns-spanned="1" table:number-rows-spanned="2">
            <text:p>49</text:p>
          </table:table-cell>
          <table:table-cell table:number-columns-repeated="4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0</text:p>
          </table:table-cell>
          <table:table-cell office:value-type="float" office:value="245.65" calcext:value-type="float">
            <text:p>245.65</text:p>
          </table:table-cell>
          <table:table-cell office:value-type="float" office:value="5.43" calcext:value-type="float">
            <text:p>5.43</text:p>
          </table:table-cell>
          <table:table-cell office:value-type="float" office:value="14.11" calcext:value-type="float">
            <text:p>14.1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14</text:p>
          </table:table-cell>
          <table:table-cell office:value-type="float" office:value="235.7" calcext:value-type="float">
            <text:p>235.7</text:p>
          </table:table-cell>
          <table:table-cell office:value-type="float" office:value="6.89" calcext:value-type="float">
            <text:p>6.89</text:p>
          </table:table-cell>
          <table:table-cell office:value-type="float" office:value="15.09" calcext:value-type="float">
            <text:p>15.09</text:p>
          </table:table-cell>
          <table:table-cell table:formula="of:=[.G372]" office:value-type="float" office:value="15.09" calcext:value-type="float" table:number-columns-spanned="1" table:number-rows-spanned="2">
            <text:p>15.09</text:p>
          </table:table-cell>
          <table:table-cell table:formula="of:=DATEDIF([.D372];[.D373];&quot;d&quot;)" office:value-type="float" office:value="74" calcext:value-type="float" table:number-columns-spanned="1" table:number-rows-spanned="2">
            <text:p>74</text:p>
          </table:table-cell>
          <table:table-cell table:number-columns-repeated="4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7</text:p>
          </table:table-cell>
          <table:table-cell office:value-type="float" office:value="251.95" calcext:value-type="float">
            <text:p>251.95</text:p>
          </table:table-cell>
          <table:table-cell office:value-type="float" office:value="6.89" calcext:value-type="float">
            <text:p>6.89</text:p>
          </table:table-cell>
          <table:table-cell office:value-type="float" office:value="15.09" calcext:value-type="float">
            <text:p>15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30</text:p>
          </table:table-cell>
          <table:table-cell office:value-type="float" office:value="236" calcext:value-type="float">
            <text:p>236</text:p>
          </table:table-cell>
          <table:table-cell office:value-type="float" office:value="5.68" calcext:value-type="float">
            <text:p>5.68</text:p>
          </table:table-cell>
          <table:table-cell office:value-type="float" office:value="15.2" calcext:value-type="float">
            <text:p>15.2</text:p>
          </table:table-cell>
          <table:table-cell table:formula="of:=[.G374]" office:value-type="float" office:value="15.2" calcext:value-type="float" table:number-columns-spanned="1" table:number-rows-spanned="2">
            <text:p>15.2</text:p>
          </table:table-cell>
          <table:table-cell table:formula="of:=DATEDIF([.D374];[.D375];&quot;d&quot;)" office:value-type="float" office:value="150" calcext:value-type="float" table:number-columns-spanned="1" table:number-rows-spanned="2">
            <text:p>150</text:p>
          </table:table-cell>
          <table:table-cell table:number-columns-repeated="4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7</text:p>
          </table:table-cell>
          <table:table-cell office:value-type="float" office:value="249.4" calcext:value-type="float">
            <text:p>249.4</text:p>
          </table:table-cell>
          <table:table-cell office:value-type="float" office:value="5.68" calcext:value-type="float">
            <text:p>5.68</text:p>
          </table:table-cell>
          <table:table-cell office:value-type="float" office:value="15.2" calcext:value-type="float">
            <text:p>15.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29</text:p>
          </table:table-cell>
          <table:table-cell office:value-type="float" office:value="235.3" calcext:value-type="float">
            <text:p>235.3</text:p>
          </table:table-cell>
          <table:table-cell office:value-type="float" office:value="5.95" calcext:value-type="float">
            <text:p>5.95</text:p>
          </table:table-cell>
          <table:table-cell office:value-type="float" office:value="14.95" calcext:value-type="float">
            <text:p>14.95</text:p>
          </table:table-cell>
          <table:table-cell table:formula="of:=[.G376]" office:value-type="float" office:value="14.95" calcext:value-type="float" table:number-columns-spanned="1" table:number-rows-spanned="2">
            <text:p>14.95</text:p>
          </table:table-cell>
          <table:table-cell table:formula="of:=DATEDIF([.D376];[.D377];&quot;d&quot;)" office:value-type="float" office:value="120" calcext:value-type="float" table:number-columns-spanned="1" table:number-rows-spanned="2">
            <text:p>120</text:p>
          </table:table-cell>
          <table:table-cell table:number-columns-repeated="4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7</text:p>
          </table:table-cell>
          <table:table-cell office:value-type="float" office:value="249.3" calcext:value-type="float">
            <text:p>249.3</text:p>
          </table:table-cell>
          <table:table-cell office:value-type="float" office:value="5.95" calcext:value-type="float">
            <text:p>5.95</text:p>
          </table:table-cell>
          <table:table-cell office:value-type="float" office:value="14.95" calcext:value-type="float">
            <text:p>14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7</text:p>
          </table:table-cell>
          <table:table-cell office:value-type="float" office:value="233.55" calcext:value-type="float">
            <text:p>233.55</text:p>
          </table:table-cell>
          <table:table-cell office:value-type="float" office:value="5.87" calcext:value-type="float">
            <text:p>5.87</text:p>
          </table:table-cell>
          <table:table-cell office:value-type="float" office:value="14.31" calcext:value-type="float">
            <text:p>14.31</text:p>
          </table:table-cell>
          <table:table-cell table:formula="of:=[.G378]" office:value-type="float" office:value="14.31" calcext:value-type="float" table:number-columns-spanned="1" table:number-rows-spanned="2">
            <text:p>14.31</text:p>
          </table:table-cell>
          <table:table-cell table:formula="of:=DATEDIF([.D378];[.D379];&quot;d&quot;)" office:value-type="float" office:value="51" calcext:value-type="float" table:number-columns-spanned="1" table:number-rows-spanned="2">
            <text:p>51</text:p>
          </table:table-cell>
          <table:table-cell table:number-columns-repeated="4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7</text:p>
          </table:table-cell>
          <table:table-cell office:value-type="float" office:value="247.25" calcext:value-type="float">
            <text:p>247.25</text:p>
          </table:table-cell>
          <table:table-cell office:value-type="float" office:value="5.87" calcext:value-type="float">
            <text:p>5.87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23</text:p>
          </table:table-cell>
          <table:table-cell office:value-type="float" office:value="229.7" calcext:value-type="float">
            <text:p>229.7</text:p>
          </table:table-cell>
          <table:table-cell office:value-type="float" office:value="10.75" calcext:value-type="float">
            <text:p>10.75</text:p>
          </table:table-cell>
          <table:table-cell office:value-type="float" office:value="12.88" calcext:value-type="float">
            <text:p>12.88</text:p>
          </table:table-cell>
          <table:table-cell table:formula="of:=[.G380]" office:value-type="float" office:value="12.88" calcext:value-type="float" table:number-columns-spanned="1" table:number-rows-spanned="2">
            <text:p>12.88</text:p>
          </table:table-cell>
          <table:table-cell table:formula="of:=DATEDIF([.D380];[.D381];&quot;d&quot;)" office:value-type="float" office:value="167" calcext:value-type="float" table:number-columns-spanned="1" table:number-rows-spanned="2">
            <text:p>167</text:p>
          </table:table-cell>
          <table:table-cell table:number-columns-repeated="4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6</text:p>
          </table:table-cell>
          <table:table-cell office:value-type="float" office:value="254.4" calcext:value-type="float">
            <text:p>254.4</text:p>
          </table:table-cell>
          <table:table-cell office:value-type="float" office:value="10.75" calcext:value-type="float">
            <text:p>10.75</text:p>
          </table:table-cell>
          <table:table-cell office:value-type="float" office:value="12.88" calcext:value-type="float">
            <text:p>12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10</text:p>
          </table:table-cell>
          <table:table-cell office:value-type="float" office:value="229.85" calcext:value-type="float">
            <text:p>229.85</text:p>
          </table:table-cell>
          <table:table-cell office:value-type="float" office:value="10.64" calcext:value-type="float">
            <text:p>10.64</text:p>
          </table:table-cell>
          <table:table-cell office:value-type="float" office:value="1.02" calcext:value-type="float">
            <text:p>1.02</text:p>
          </table:table-cell>
          <table:table-cell table:formula="of:=[.G382]" office:value-type="float" office:value="1.02" calcext:value-type="float" table:number-columns-spanned="1" table:number-rows-spanned="2">
            <text:p>1.02</text:p>
          </table:table-cell>
          <table:table-cell table:formula="of:=DATEDIF([.D382];[.D383];&quot;d&quot;)" office:value-type="float" office:value="27" calcext:value-type="float" table:number-columns-spanned="1" table:number-rows-spanned="2">
            <text:p>27</text:p>
          </table:table-cell>
          <table:table-cell table:number-columns-repeated="4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6</text:p>
          </table:table-cell>
          <table:table-cell office:value-type="float" office:value="254.3" calcext:value-type="float">
            <text:p>254.3</text:p>
          </table:table-cell>
          <table:table-cell office:value-type="float" office:value="10.64" calcext:value-type="float">
            <text:p>10.64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02</text:p>
          </table:table-cell>
          <table:table-cell office:value-type="float" office:value="233" calcext:value-type="float">
            <text:p>233</text:p>
          </table:table-cell>
          <table:table-cell office:value-type="float" office:value="10.45" calcext:value-type="float">
            <text:p>10.45</text:p>
          </table:table-cell>
          <table:table-cell office:value-type="float" office:value="14.11" calcext:value-type="float">
            <text:p>14.11</text:p>
          </table:table-cell>
          <table:table-cell table:formula="of:=[.G384]" office:value-type="float" office:value="14.11" calcext:value-type="float" table:number-columns-spanned="1" table:number-rows-spanned="2">
            <text:p>14.11</text:p>
          </table:table-cell>
          <table:table-cell table:formula="of:=DATEDIF([.D384];[.D385];&quot;d&quot;)" office:value-type="float" office:value="66" calcext:value-type="float" table:number-columns-spanned="1" table:number-rows-spanned="2">
            <text:p>66</text:p>
          </table:table-cell>
          <table:table-cell table:number-columns-repeated="4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6</text:p>
          </table:table-cell>
          <table:table-cell office:value-type="float" office:value="257.35" calcext:value-type="float">
            <text:p>257.35</text:p>
          </table:table-cell>
          <table:table-cell office:value-type="float" office:value="10.45" calcext:value-type="float">
            <text:p>10.45</text:p>
          </table:table-cell>
          <table:table-cell office:value-type="float" office:value="14.11" calcext:value-type="float">
            <text:p>14.1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12</text:p>
          </table:table-cell>
          <table:table-cell office:value-type="float" office:value="233.6" calcext:value-type="float">
            <text:p>233.6</text:p>
          </table:table-cell>
          <table:table-cell office:value-type="float" office:value="10.64" calcext:value-type="float">
            <text:p>10.64</text:p>
          </table:table-cell>
          <table:table-cell office:value-type="float" office:value="14.33" calcext:value-type="float">
            <text:p>14.33</text:p>
          </table:table-cell>
          <table:table-cell table:formula="of:=[.G386]" office:value-type="float" office:value="14.33" calcext:value-type="float" table:number-columns-spanned="1" table:number-rows-spanned="2">
            <text:p>14.33</text:p>
          </table:table-cell>
          <table:table-cell table:formula="of:=DATEDIF([.D386];[.D387];&quot;d&quot;)" office:value-type="float" office:value="119" calcext:value-type="float" table:number-columns-spanned="1" table:number-rows-spanned="2">
            <text:p>119</text:p>
          </table:table-cell>
          <table:table-cell table:number-columns-repeated="4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8</text:p>
          </table:table-cell>
          <table:table-cell office:value-type="float" office:value="258.45" calcext:value-type="float">
            <text:p>258.45</text:p>
          </table:table-cell>
          <table:table-cell office:value-type="float" office:value="10.64" calcext:value-type="float">
            <text:p>10.64</text:p>
          </table:table-cell>
          <table:table-cell office:value-type="float" office:value="14.33" calcext:value-type="float">
            <text:p>14.3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07</text:p>
          </table:table-cell>
          <table:table-cell office:value-type="float" office:value="233.55" calcext:value-type="float">
            <text:p>233.55</text:p>
          </table:table-cell>
          <table:table-cell office:value-type="float" office:value="10.9" calcext:value-type="float">
            <text:p>10.9</text:p>
          </table:table-cell>
          <table:table-cell office:value-type="float" office:value="14.31" calcext:value-type="float">
            <text:p>14.31</text:p>
          </table:table-cell>
          <table:table-cell table:formula="of:=[.G388]" office:value-type="float" office:value="14.31" calcext:value-type="float" table:number-columns-spanned="1" table:number-rows-spanned="2">
            <text:p>14.31</text:p>
          </table:table-cell>
          <table:table-cell table:formula="of:=DATEDIF([.D388];[.D389];&quot;d&quot;)" office:value-type="float" office:value="64" calcext:value-type="float" table:number-columns-spanned="1" table:number-rows-spanned="2">
            <text:p>64</text:p>
          </table:table-cell>
          <table:table-cell table:number-columns-repeated="4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9</text:p>
          </table:table-cell>
          <table:table-cell office:value-type="float" office:value="259" calcext:value-type="float">
            <text:p>259</text:p>
          </table:table-cell>
          <table:table-cell office:value-type="float" office:value="10.9" calcext:value-type="float">
            <text:p>10.9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17</text:p>
          </table:table-cell>
          <table:table-cell office:value-type="float" office:value="233.75" calcext:value-type="float">
            <text:p>233.75</text:p>
          </table:table-cell>
          <table:table-cell office:value-type="float" office:value="11.17" calcext:value-type="float">
            <text:p>11.17</text:p>
          </table:table-cell>
          <table:table-cell office:value-type="float" office:value="14.39" calcext:value-type="float">
            <text:p>14.39</text:p>
          </table:table-cell>
          <table:table-cell table:formula="of:=[.G390]" office:value-type="float" office:value="14.39" calcext:value-type="float" table:number-columns-spanned="1" table:number-rows-spanned="2">
            <text:p>14.39</text:p>
          </table:table-cell>
          <table:table-cell table:formula="of:=DATEDIF([.D390];[.D391];&quot;d&quot;)" office:value-type="float" office:value="176" calcext:value-type="float" table:number-columns-spanned="1" table:number-rows-spanned="2">
            <text:p>176</text:p>
          </table:table-cell>
          <table:table-cell table:number-columns-repeated="4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9</text:p>
          </table:table-cell>
          <table:table-cell office:value-type="float" office:value="259.85" calcext:value-type="float">
            <text:p>259.85</text:p>
          </table:table-cell>
          <table:table-cell office:value-type="float" office:value="11.17" calcext:value-type="float">
            <text:p>11.17</text:p>
          </table:table-cell>
          <table:table-cell office:value-type="float" office:value="14.39" calcext:value-type="float">
            <text:p>14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9-29</text:p>
          </table:table-cell>
          <table:table-cell office:value-type="float" office:value="235.3" calcext:value-type="float">
            <text:p>235.3</text:p>
          </table:table-cell>
          <table:table-cell office:value-type="float" office:value="10.99" calcext:value-type="float">
            <text:p>10.99</text:p>
          </table:table-cell>
          <table:table-cell office:value-type="float" office:value="14.95" calcext:value-type="float">
            <text:p>14.95</text:p>
          </table:table-cell>
          <table:table-cell table:formula="of:=[.G392]" office:value-type="float" office:value="14.95" calcext:value-type="float" table:number-columns-spanned="1" table:number-rows-spanned="2">
            <text:p>14.95</text:p>
          </table:table-cell>
          <table:table-cell table:formula="of:=DATEDIF([.D392];[.D393];&quot;d&quot;)" office:value-type="float" office:value="133" calcext:value-type="float" table:number-columns-spanned="1" table:number-rows-spanned="2">
            <text:p>133</text:p>
          </table:table-cell>
          <table:table-cell table:number-columns-repeated="4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9</text:p>
          </table:table-cell>
          <table:table-cell office:value-type="float" office:value="261.15" calcext:value-type="float">
            <text:p>261.15</text:p>
          </table:table-cell>
          <table:table-cell office:value-type="float" office:value="10.99" calcext:value-type="float">
            <text:p>10.99</text:p>
          </table:table-cell>
          <table:table-cell office:value-type="float" office:value="14.95" calcext:value-type="float">
            <text:p>14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30</text:p>
          </table:table-cell>
          <table:table-cell office:value-type="float" office:value="236" calcext:value-type="float">
            <text:p>236</text:p>
          </table:table-cell>
          <table:table-cell office:value-type="float" office:value="10.7" calcext:value-type="float">
            <text:p>10.7</text:p>
          </table:table-cell>
          <table:table-cell office:value-type="float" office:value="15.2" calcext:value-type="float">
            <text:p>15.2</text:p>
          </table:table-cell>
          <table:table-cell table:formula="of:=[.G394]" office:value-type="float" office:value="15.2" calcext:value-type="float" table:number-columns-spanned="1" table:number-rows-spanned="2">
            <text:p>15.2</text:p>
          </table:table-cell>
          <table:table-cell table:formula="of:=DATEDIF([.D394];[.D395];&quot;d&quot;)" office:value-type="float" office:value="163" calcext:value-type="float" table:number-columns-spanned="1" table:number-rows-spanned="2">
            <text:p>163</text:p>
          </table:table-cell>
          <table:table-cell table:number-columns-repeated="4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9</text:p>
          </table:table-cell>
          <table:table-cell office:value-type="float" office:value="261.25" calcext:value-type="float">
            <text:p>261.25</text:p>
          </table:table-cell>
          <table:table-cell office:value-type="float" office:value="10.7" calcext:value-type="float">
            <text:p>10.7</text:p>
          </table:table-cell>
          <table:table-cell office:value-type="float" office:value="15.2" calcext:value-type="float">
            <text:p>15.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2-17</text:p>
          </table:table-cell>
          <table:table-cell office:value-type="float" office:value="218.55" calcext:value-type="float">
            <text:p>218.55</text:p>
          </table:table-cell>
          <table:table-cell office:value-type="float" office:value="20.48" calcext:value-type="float">
            <text:p>20.48</text:p>
          </table:table-cell>
          <table:table-cell office:value-type="float" office:value="8.43" calcext:value-type="float">
            <text:p>8.43</text:p>
          </table:table-cell>
          <table:table-cell table:formula="of:=[.G396]" office:value-type="float" office:value="8.43" calcext:value-type="float" table:number-columns-spanned="1" table:number-rows-spanned="2">
            <text:p>8.43</text:p>
          </table:table-cell>
          <table:table-cell table:formula="of:=DATEDIF([.D396];[.D397];&quot;d&quot;)" office:value-type="float" office:value="363" calcext:value-type="float" table:number-columns-spanned="1" table:number-rows-spanned="2">
            <text:p>363</text:p>
          </table:table-cell>
          <table:table-cell table:number-columns-repeated="4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15</text:p>
          </table:table-cell>
          <table:table-cell office:value-type="float" office:value="263.3" calcext:value-type="float">
            <text:p>263.3</text:p>
          </table:table-cell>
          <table:table-cell office:value-type="float" office:value="20.48" calcext:value-type="float">
            <text:p>20.48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14</text:p>
          </table:table-cell>
          <table:table-cell office:value-type="float" office:value="235.7" calcext:value-type="float">
            <text:p>235.7</text:p>
          </table:table-cell>
          <table:table-cell office:value-type="float" office:value="11.99" calcext:value-type="float">
            <text:p>11.99</text:p>
          </table:table-cell>
          <table:table-cell office:value-type="float" office:value="15.09" calcext:value-type="float">
            <text:p>15.09</text:p>
          </table:table-cell>
          <table:table-cell table:formula="of:=[.G398]" office:value-type="float" office:value="15.09" calcext:value-type="float" table:number-columns-spanned="1" table:number-rows-spanned="2">
            <text:p>15.09</text:p>
          </table:table-cell>
          <table:table-cell table:formula="of:=DATEDIF([.D398];[.D399];&quot;d&quot;)" office:value-type="float" office:value="93" calcext:value-type="float" table:number-columns-spanned="1" table:number-rows-spanned="2">
            <text:p>93</text:p>
          </table:table-cell>
          <table:table-cell table:number-columns-repeated="4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15</text:p>
          </table:table-cell>
          <table:table-cell office:value-type="float" office:value="263.95" calcext:value-type="float">
            <text:p>263.95</text:p>
          </table:table-cell>
          <table:table-cell office:value-type="float" office:value="11.99" calcext:value-type="float">
            <text:p>11.99</text:p>
          </table:table-cell>
          <table:table-cell office:value-type="float" office:value="15.09" calcext:value-type="float">
            <text:p>15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10</text:p>
          </table:table-cell>
          <table:table-cell office:value-type="float" office:value="229.85" calcext:value-type="float">
            <text:p>229.85</text:p>
          </table:table-cell>
          <table:table-cell office:value-type="float" office:value="15.66" calcext:value-type="float">
            <text:p>15.66</text:p>
          </table:table-cell>
          <table:table-cell office:value-type="float" office:value="1.02" calcext:value-type="float">
            <text:p>1.02</text:p>
          </table:table-cell>
          <table:table-cell table:formula="of:=[.G400]" office:value-type="float" office:value="1.02" calcext:value-type="float" table:number-columns-spanned="1" table:number-rows-spanned="2">
            <text:p>1.02</text:p>
          </table:table-cell>
          <table:table-cell table:formula="of:=DATEDIF([.D400];[.D401];&quot;d&quot;)" office:value-type="float" office:value="36" calcext:value-type="float" table:number-columns-spanned="1" table:number-rows-spanned="2">
            <text:p>36</text:p>
          </table:table-cell>
          <table:table-cell table:number-columns-repeated="4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15</text:p>
          </table:table-cell>
          <table:table-cell office:value-type="float" office:value="265.85" calcext:value-type="float">
            <text:p>265.85</text:p>
          </table:table-cell>
          <table:table-cell office:value-type="float" office:value="15.66" calcext:value-type="float">
            <text:p>15.66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23</text:p>
          </table:table-cell>
          <table:table-cell office:value-type="float" office:value="229.7" calcext:value-type="float">
            <text:p>229.7</text:p>
          </table:table-cell>
          <table:table-cell office:value-type="float" office:value="15.78" calcext:value-type="float">
            <text:p>15.78</text:p>
          </table:table-cell>
          <table:table-cell office:value-type="float" office:value="12.88" calcext:value-type="float">
            <text:p>12.88</text:p>
          </table:table-cell>
          <table:table-cell table:formula="of:=[.G402]" office:value-type="float" office:value="12.88" calcext:value-type="float" table:number-columns-spanned="1" table:number-rows-spanned="2">
            <text:p>12.88</text:p>
          </table:table-cell>
          <table:table-cell table:formula="of:=DATEDIF([.D402];[.D403];&quot;d&quot;)" office:value-type="float" office:value="176" calcext:value-type="float" table:number-columns-spanned="1" table:number-rows-spanned="2">
            <text:p>176</text:p>
          </table:table-cell>
          <table:table-cell table:number-columns-repeated="4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15</text:p>
          </table:table-cell>
          <table:table-cell office:value-type="float" office:value="265.95" calcext:value-type="float">
            <text:p>265.95</text:p>
          </table:table-cell>
          <table:table-cell office:value-type="float" office:value="15.78" calcext:value-type="float">
            <text:p>15.78</text:p>
          </table:table-cell>
          <table:table-cell office:value-type="float" office:value="12.88" calcext:value-type="float">
            <text:p>12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01</text:p>
          </table:table-cell>
          <table:table-cell office:value-type="float" office:value="213.9" calcext:value-type="float">
            <text:p>213.9</text:p>
          </table:table-cell>
          <table:table-cell office:value-type="float" office:value="25.64" calcext:value-type="float">
            <text:p>25.64</text:p>
          </table:table-cell>
          <table:table-cell office:value-type="float" office:value="6.44" calcext:value-type="float">
            <text:p>6.44</text:p>
          </table:table-cell>
          <table:table-cell table:formula="of:=[.G404]" office:value-type="float" office:value="6.44" calcext:value-type="float" table:number-columns-spanned="1" table:number-rows-spanned="2">
            <text:p>6.44</text:p>
          </table:table-cell>
          <table:table-cell table:formula="of:=DATEDIF([.D404];[.D405];&quot;d&quot;)" office:value-type="float" office:value="352" calcext:value-type="float" table:number-columns-spanned="1" table:number-rows-spanned="2">
            <text:p>35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16</text:p>
          </table:table-cell>
          <table:table-cell office:value-type="float" office:value="268.75" calcext:value-type="float">
            <text:p>268.75</text:p>
          </table:table-cell>
          <table:table-cell office:value-type="float" office:value="25.64" calcext:value-type="float">
            <text:p>25.64</text:p>
          </table:table-cell>
          <table:table-cell office:value-type="float" office:value="6.44" calcext:value-type="float">
            <text:p>6.4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02</text:p>
          </table:table-cell>
          <table:table-cell office:value-type="float" office:value="233" calcext:value-type="float">
            <text:p>233</text:p>
          </table:table-cell>
          <table:table-cell office:value-type="float" office:value="15.47" calcext:value-type="float">
            <text:p>15.47</text:p>
          </table:table-cell>
          <table:table-cell office:value-type="float" office:value="14.11" calcext:value-type="float">
            <text:p>14.11</text:p>
          </table:table-cell>
          <table:table-cell table:formula="of:=[.G406]" office:value-type="float" office:value="14.11" calcext:value-type="float" table:number-columns-spanned="1" table:number-rows-spanned="2">
            <text:p>14.11</text:p>
          </table:table-cell>
          <table:table-cell table:formula="of:=DATEDIF([.D406];[.D407];&quot;d&quot;)" office:value-type="float" office:value="82" calcext:value-type="float" table:number-columns-spanned="1" table:number-rows-spanned="2">
            <text:p>82</text:p>
          </table:table-cell>
          <table:table-cell table:number-columns-repeated="4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22</text:p>
          </table:table-cell>
          <table:table-cell office:value-type="float" office:value="269.05" calcext:value-type="float">
            <text:p>269.05</text:p>
          </table:table-cell>
          <table:table-cell office:value-type="float" office:value="15.47" calcext:value-type="float">
            <text:p>15.47</text:p>
          </table:table-cell>
          <table:table-cell office:value-type="float" office:value="14.11" calcext:value-type="float">
            <text:p>14.1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1-24</text:p>
          </table:table-cell>
          <table:table-cell office:value-type="float" office:value="214.85" calcext:value-type="float">
            <text:p>214.85</text:p>
          </table:table-cell>
          <table:table-cell office:value-type="float" office:value="25.32" calcext:value-type="float">
            <text:p>25.32</text:p>
          </table:table-cell>
          <table:table-cell office:value-type="float" office:value="7.78" calcext:value-type="float">
            <text:p>7.78</text:p>
          </table:table-cell>
          <table:table-cell table:formula="of:=[.G408]" office:value-type="float" office:value="7.78" calcext:value-type="float" table:number-columns-spanned="1" table:number-rows-spanned="2">
            <text:p>7.78</text:p>
          </table:table-cell>
          <table:table-cell table:formula="of:=DATEDIF([.D408];[.D409];&quot;d&quot;)" office:value-type="float" office:value="394" calcext:value-type="float" table:number-columns-spanned="1" table:number-rows-spanned="2">
            <text:p>39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22</text:p>
          </table:table-cell>
          <table:table-cell office:value-type="float" office:value="269.25" calcext:value-type="float">
            <text:p>269.25</text:p>
          </table:table-cell>
          <table:table-cell office:value-type="float" office:value="25.32" calcext:value-type="float">
            <text:p>25.32</text:p>
          </table:table-cell>
          <table:table-cell office:value-type="float" office:value="7.78" calcext:value-type="float">
            <text:p>7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12</text:p>
          </table:table-cell>
          <table:table-cell office:value-type="float" office:value="233.6" calcext:value-type="float">
            <text:p>233.6</text:p>
          </table:table-cell>
          <table:table-cell office:value-type="float" office:value="15.67" calcext:value-type="float">
            <text:p>15.67</text:p>
          </table:table-cell>
          <table:table-cell office:value-type="float" office:value="14.33" calcext:value-type="float">
            <text:p>14.33</text:p>
          </table:table-cell>
          <table:table-cell table:formula="of:=[.G410]" office:value-type="float" office:value="14.33" calcext:value-type="float" table:number-columns-spanned="1" table:number-rows-spanned="2">
            <text:p>14.33</text:p>
          </table:table-cell>
          <table:table-cell table:formula="of:=DATEDIF([.D410];[.D411];&quot;d&quot;)" office:value-type="float" office:value="190" calcext:value-type="float" table:number-columns-spanned="1" table:number-rows-spanned="2">
            <text:p>190</text:p>
          </table:table-cell>
          <table:table-cell table:number-columns-repeated="4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19</text:p>
          </table:table-cell>
          <table:table-cell office:value-type="float" office:value="270.2" calcext:value-type="float">
            <text:p>270.2</text:p>
          </table:table-cell>
          <table:table-cell office:value-type="float" office:value="15.67" calcext:value-type="float">
            <text:p>15.67</text:p>
          </table:table-cell>
          <table:table-cell office:value-type="float" office:value="14.33" calcext:value-type="float">
            <text:p>14.3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07</text:p>
          </table:table-cell>
          <table:table-cell office:value-type="float" office:value="233.55" calcext:value-type="float">
            <text:p>233.55</text:p>
          </table:table-cell>
          <table:table-cell office:value-type="float" office:value="15.95" calcext:value-type="float">
            <text:p>15.95</text:p>
          </table:table-cell>
          <table:table-cell office:value-type="float" office:value="14.31" calcext:value-type="float">
            <text:p>14.31</text:p>
          </table:table-cell>
          <table:table-cell table:formula="of:=[.G412]" office:value-type="float" office:value="14.31" calcext:value-type="float" table:number-columns-spanned="1" table:number-rows-spanned="2">
            <text:p>14.31</text:p>
          </table:table-cell>
          <table:table-cell table:formula="of:=DATEDIF([.D412];[.D413];&quot;d&quot;)" office:value-type="float" office:value="134" calcext:value-type="float" table:number-columns-spanned="1" table:number-rows-spanned="2">
            <text:p>134</text:p>
          </table:table-cell>
          <table:table-cell table:number-columns-repeated="4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19</text:p>
          </table:table-cell>
          <table:table-cell office:value-type="float" office:value="270.8" calcext:value-type="float">
            <text:p>270.8</text:p>
          </table:table-cell>
          <table:table-cell office:value-type="float" office:value="15.95" calcext:value-type="float">
            <text:p>15.95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17</text:p>
          </table:table-cell>
          <table:table-cell office:value-type="float" office:value="233.75" calcext:value-type="float">
            <text:p>233.75</text:p>
          </table:table-cell>
          <table:table-cell office:value-type="float" office:value="16.24" calcext:value-type="float">
            <text:p>16.24</text:p>
          </table:table-cell>
          <table:table-cell office:value-type="float" office:value="14.39" calcext:value-type="float">
            <text:p>14.39</text:p>
          </table:table-cell>
          <table:table-cell table:formula="of:=[.G414]" office:value-type="float" office:value="14.39" calcext:value-type="float" table:number-columns-spanned="1" table:number-rows-spanned="2">
            <text:p>14.39</text:p>
          </table:table-cell>
          <table:table-cell table:formula="of:=DATEDIF([.D414];[.D415];&quot;d&quot;)" office:value-type="float" office:value="246" calcext:value-type="float" table:number-columns-spanned="1" table:number-rows-spanned="2">
            <text:p>246</text:p>
          </table:table-cell>
          <table:table-cell table:number-columns-repeated="4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19</text:p>
          </table:table-cell>
          <table:table-cell office:value-type="float" office:value="271.7" calcext:value-type="float">
            <text:p>271.7</text:p>
          </table:table-cell>
          <table:table-cell office:value-type="float" office:value="16.24" calcext:value-type="float">
            <text:p>16.24</text:p>
          </table:table-cell>
          <table:table-cell office:value-type="float" office:value="14.39" calcext:value-type="float">
            <text:p>14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9-29</text:p>
          </table:table-cell>
          <table:table-cell office:value-type="float" office:value="235.3" calcext:value-type="float">
            <text:p>235.3</text:p>
          </table:table-cell>
          <table:table-cell office:value-type="float" office:value="16.04" calcext:value-type="float">
            <text:p>16.04</text:p>
          </table:table-cell>
          <table:table-cell office:value-type="float" office:value="14.95" calcext:value-type="float">
            <text:p>14.95</text:p>
          </table:table-cell>
          <table:table-cell table:formula="of:=[.G416]" office:value-type="float" office:value="14.95" calcext:value-type="float" table:number-columns-spanned="1" table:number-rows-spanned="2">
            <text:p>14.95</text:p>
          </table:table-cell>
          <table:table-cell table:formula="of:=DATEDIF([.D416];[.D417];&quot;d&quot;)" office:value-type="float" office:value="203" calcext:value-type="float" table:number-columns-spanned="1" table:number-rows-spanned="2">
            <text:p>203</text:p>
          </table:table-cell>
          <table:table-cell table:number-columns-repeated="4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19</text:p>
          </table:table-cell>
          <table:table-cell office:value-type="float" office:value="273.05" calcext:value-type="float">
            <text:p>273.05</text:p>
          </table:table-cell>
          <table:table-cell office:value-type="float" office:value="16.04" calcext:value-type="float">
            <text:p>16.04</text:p>
          </table:table-cell>
          <table:table-cell office:value-type="float" office:value="14.95" calcext:value-type="float">
            <text:p>14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30</text:p>
          </table:table-cell>
          <table:table-cell office:value-type="float" office:value="236" calcext:value-type="float">
            <text:p>236</text:p>
          </table:table-cell>
          <table:table-cell office:value-type="float" office:value="15.74" calcext:value-type="float">
            <text:p>15.74</text:p>
          </table:table-cell>
          <table:table-cell office:value-type="float" office:value="15.2" calcext:value-type="float">
            <text:p>15.2</text:p>
          </table:table-cell>
          <table:table-cell table:formula="of:=[.G418]" office:value-type="float" office:value="15.2" calcext:value-type="float" table:number-columns-spanned="1" table:number-rows-spanned="2">
            <text:p>15.2</text:p>
          </table:table-cell>
          <table:table-cell table:formula="of:=DATEDIF([.D418];[.D419];&quot;d&quot;)" office:value-type="float" office:value="233" calcext:value-type="float" table:number-columns-spanned="1" table:number-rows-spanned="2">
            <text:p>233</text:p>
          </table:table-cell>
          <table:table-cell table:number-columns-repeated="4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19</text:p>
          </table:table-cell>
          <table:table-cell office:value-type="float" office:value="273.15" calcext:value-type="float">
            <text:p>273.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2" calcext:value-type="float">
            <text:p>15.2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2-17</text:p>
          </table:table-cell>
          <table:table-cell office:value-type="float" office:value="218.55" calcext:value-type="float">
            <text:p>218.55</text:p>
          </table:table-cell>
          <table:table-cell office:value-type="float" office:value="25.49" calcext:value-type="float">
            <text:p>25.49</text:p>
          </table:table-cell>
          <table:table-cell office:value-type="float" office:value="8.43" calcext:value-type="float">
            <text:p>8.43</text:p>
          </table:table-cell>
          <table:table-cell table:formula="of:=[.G420]" office:value-type="float" office:value="8.43" calcext:value-type="float" table:number-columns-spanned="1" table:number-rows-spanned="2">
            <text:p>8.43</text:p>
          </table:table-cell>
          <table:table-cell table:formula="of:=DATEDIF([.D420];[.D421];&quot;d&quot;)" office:value-type="float" office:value="427" calcext:value-type="float" table:number-columns-spanned="1" table:number-rows-spanned="2">
            <text:p>42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19</text:p>
          </table:table-cell>
          <table:table-cell office:value-type="float" office:value="274.25" calcext:value-type="float">
            <text:p>274.25</text:p>
          </table:table-cell>
          <table:table-cell office:value-type="float" office:value="25.49" calcext:value-type="float">
            <text:p>25.49</text:p>
          </table:table-cell>
          <table:table-cell office:value-type="float" office:value="8.43" calcext:value-type="float">
            <text:p>8.4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14</text:p>
          </table:table-cell>
          <table:table-cell office:value-type="float" office:value="235.7" calcext:value-type="float">
            <text:p>235.7</text:p>
          </table:table-cell>
          <table:table-cell office:value-type="float" office:value="17.08" calcext:value-type="float">
            <text:p>17.08</text:p>
          </table:table-cell>
          <table:table-cell office:value-type="float" office:value="15.09" calcext:value-type="float">
            <text:p>15.09</text:p>
          </table:table-cell>
          <table:table-cell table:formula="of:=[.G422]" office:value-type="float" office:value="15.09" calcext:value-type="float" table:number-columns-spanned="1" table:number-rows-spanned="2">
            <text:p>15.09</text:p>
          </table:table-cell>
          <table:table-cell table:formula="of:=DATEDIF([.D422];[.D423];&quot;d&quot;)" office:value-type="float" office:value="157" calcext:value-type="float" table:number-columns-spanned="1" table:number-rows-spanned="2">
            <text:p>157</text:p>
          </table:table-cell>
          <table:table-cell table:number-columns-repeated="4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19</text:p>
          </table:table-cell>
          <table:table-cell office:value-type="float" office:value="275.95" calcext:value-type="float">
            <text:p>275.95</text:p>
          </table:table-cell>
          <table:table-cell office:value-type="float" office:value="17.08" calcext:value-type="float">
            <text:p>17.08</text:p>
          </table:table-cell>
          <table:table-cell office:value-type="float" office:value="15.09" calcext:value-type="float">
            <text:p>15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10</text:p>
          </table:table-cell>
          <table:table-cell office:value-type="float" office:value="229.85" calcext:value-type="float">
            <text:p>229.85</text:p>
          </table:table-cell>
          <table:table-cell office:value-type="float" office:value="20.69" calcext:value-type="float">
            <text:p>20.69</text:p>
          </table:table-cell>
          <table:table-cell office:value-type="float" office:value="1.02" calcext:value-type="float">
            <text:p>1.02</text:p>
          </table:table-cell>
          <table:table-cell table:formula="of:=[.G424]" office:value-type="float" office:value="1.02" calcext:value-type="float" table:number-columns-spanned="1" table:number-rows-spanned="2">
            <text:p>1.02</text:p>
          </table:table-cell>
          <table:table-cell table:formula="of:=DATEDIF([.D424];[.D425];&quot;d&quot;)" office:value-type="float" office:value="100" calcext:value-type="float" table:number-columns-spanned="1" table:number-rows-spanned="2">
            <text:p>100</text:p>
          </table:table-cell>
          <table:table-cell table:number-columns-repeated="4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19</text:p>
          </table:table-cell>
          <table:table-cell office:value-type="float" office:value="277.4" calcext:value-type="float">
            <text:p>277.4</text:p>
          </table:table-cell>
          <table:table-cell office:value-type="float" office:value="20.69" calcext:value-type="float">
            <text:p>20.69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23</text:p>
          </table:table-cell>
          <table:table-cell office:value-type="float" office:value="229.7" calcext:value-type="float">
            <text:p>229.7</text:p>
          </table:table-cell>
          <table:table-cell office:value-type="float" office:value="20.81" calcext:value-type="float">
            <text:p>20.81</text:p>
          </table:table-cell>
          <table:table-cell office:value-type="float" office:value="12.88" calcext:value-type="float">
            <text:p>12.88</text:p>
          </table:table-cell>
          <table:table-cell table:formula="of:=[.G426]" office:value-type="float" office:value="12.88" calcext:value-type="float" table:number-columns-spanned="1" table:number-rows-spanned="2">
            <text:p>12.88</text:p>
          </table:table-cell>
          <table:table-cell table:formula="of:=DATEDIF([.D426];[.D427];&quot;d&quot;)" office:value-type="float" office:value="240" calcext:value-type="float" table:number-columns-spanned="1" table:number-rows-spanned="2">
            <text:p>240</text:p>
          </table:table-cell>
          <table:table-cell table:number-columns-repeated="4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19</text:p>
          </table:table-cell>
          <table:table-cell office:value-type="float" office:value="277.5" calcext:value-type="float">
            <text:p>277.5</text:p>
          </table:table-cell>
          <table:table-cell office:value-type="float" office:value="20.81" calcext:value-type="float">
            <text:p>20.81</text:p>
          </table:table-cell>
          <table:table-cell office:value-type="float" office:value="12.88" calcext:value-type="float">
            <text:p>12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6-04</text:p>
          </table:table-cell>
          <table:table-cell office:value-type="float" office:value="247.85" calcext:value-type="float">
            <text:p>247.85</text:p>
          </table:table-cell>
          <table:table-cell office:value-type="float" office:value="5.61" calcext:value-type="float">
            <text:p>5.61</text:p>
          </table:table-cell>
          <table:table-cell office:value-type="float" office:value="0.01" calcext:value-type="float">
            <text:p>0.01</text:p>
          </table:table-cell>
          <table:table-cell table:formula="of:=[.G428]" office:value-type="float" office:value="0.01" calcext:value-type="float" table:number-columns-spanned="1" table:number-rows-spanned="2">
            <text:p>0.01</text:p>
          </table:table-cell>
          <table:table-cell table:formula="of:=DATEDIF([.D428];[.D429];&quot;d&quot;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6-07</text:p>
          </table:table-cell>
          <table:table-cell office:value-type="float" office:value="261.75" calcext:value-type="float">
            <text:p>261.75</text:p>
          </table:table-cell>
          <table:table-cell office:value-type="float" office:value="5.61" calcext:value-type="float">
            <text:p>5.61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5-24</text:p>
          </table:table-cell>
          <table:table-cell office:value-type="float" office:value="249.85" calcext:value-type="float">
            <text:p>249.85</text:p>
          </table:table-cell>
          <table:table-cell office:value-type="float" office:value="5.64" calcext:value-type="float">
            <text:p>5.64</text:p>
          </table:table-cell>
          <table:table-cell office:value-type="float" office:value="2.93" calcext:value-type="float">
            <text:p>2.93</text:p>
          </table:table-cell>
          <table:table-cell table:formula="of:=[.G430]" office:value-type="float" office:value="2.93" calcext:value-type="float" table:number-columns-spanned="1" table:number-rows-spanned="2">
            <text:p>2.93</text:p>
          </table:table-cell>
          <table:table-cell table:formula="of:=DATEDIF([.D430];[.D431];&quot;d&quot;)" office:value-type="float" office:value="14" calcext:value-type="float" table:number-columns-spanned="1" table:number-rows-spanned="2">
            <text:p>14</text:p>
          </table:table-cell>
          <table:table-cell table:number-columns-repeated="4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6-07</text:p>
          </table:table-cell>
          <table:table-cell office:value-type="float" office:value="263.95" calcext:value-type="float">
            <text:p>263.95</text:p>
          </table:table-cell>
          <table:table-cell office:value-type="float" office:value="5.64" calcext:value-type="float">
            <text:p>5.64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6-04</text:p>
          </table:table-cell>
          <table:table-cell office:value-type="float" office:value="247.85" calcext:value-type="float">
            <text:p>247.85</text:p>
          </table:table-cell>
          <table:table-cell office:value-type="float" office:value="10.63" calcext:value-type="float">
            <text:p>10.63</text:p>
          </table:table-cell>
          <table:table-cell office:value-type="float" office:value="0.01" calcext:value-type="float">
            <text:p>0.01</text:p>
          </table:table-cell>
          <table:table-cell table:formula="of:=[.G432]" office:value-type="float" office:value="0.01" calcext:value-type="float" table:number-columns-spanned="1" table:number-rows-spanned="2">
            <text:p>0.01</text:p>
          </table:table-cell>
          <table:table-cell table:formula="of:=DATEDIF([.D432];[.D433];&quot;d&quot;)" office:value-type="float" office:value="7" calcext:value-type="float" table:number-columns-spanned="1" table:number-rows-spanned="2">
            <text:p>7</text:p>
          </table:table-cell>
          <table:table-cell table:number-columns-repeated="4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6-11</text:p>
          </table:table-cell>
          <table:table-cell office:value-type="float" office:value="274.2" calcext:value-type="float">
            <text:p>274.2</text:p>
          </table:table-cell>
          <table:table-cell office:value-type="float" office:value="10.63" calcext:value-type="float">
            <text:p>10.63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5-24</text:p>
          </table:table-cell>
          <table:table-cell office:value-type="float" office:value="249.85" calcext:value-type="float">
            <text:p>249.85</text:p>
          </table:table-cell>
          <table:table-cell office:value-type="float" office:value="10.67" calcext:value-type="float">
            <text:p>10.67</text:p>
          </table:table-cell>
          <table:table-cell office:value-type="float" office:value="2.93" calcext:value-type="float">
            <text:p>2.93</text:p>
          </table:table-cell>
          <table:table-cell table:formula="of:=[.G434]" office:value-type="float" office:value="2.93" calcext:value-type="float" table:number-columns-spanned="1" table:number-rows-spanned="2">
            <text:p>2.93</text:p>
          </table:table-cell>
          <table:table-cell table:formula="of:=DATEDIF([.D434];[.D435];&quot;d&quot;)" office:value-type="float" office:value="34" calcext:value-type="float" table:number-columns-spanned="1" table:number-rows-spanned="2">
            <text:p>34</text:p>
          </table:table-cell>
          <table:table-cell table:number-columns-repeated="4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6-27</text:p>
          </table:table-cell>
          <table:table-cell office:value-type="float" office:value="276.5" calcext:value-type="float">
            <text:p>276.5</text:p>
          </table:table-cell>
          <table:table-cell office:value-type="float" office:value="10.67" calcext:value-type="float">
            <text:p>10.67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02</text:p>
          </table:table-cell>
          <table:table-cell office:value-type="float" office:value="233" calcext:value-type="float">
            <text:p>233</text:p>
          </table:table-cell>
          <table:table-cell office:value-type="float" office:value="20.49" calcext:value-type="float">
            <text:p>20.49</text:p>
          </table:table-cell>
          <table:table-cell office:value-type="float" office:value="14.11" calcext:value-type="float">
            <text:p>14.11</text:p>
          </table:table-cell>
          <table:table-cell table:formula="of:=[.G436]" office:value-type="float" office:value="14.11" calcext:value-type="float" table:number-columns-spanned="1" table:number-rows-spanned="2">
            <text:p>14.11</text:p>
          </table:table-cell>
          <table:table-cell table:formula="of:=DATEDIF([.D436];[.D437];&quot;d&quot;)" office:value-type="float" office:value="210" calcext:value-type="float" table:number-columns-spanned="1" table:number-rows-spanned="2">
            <text:p>210</text:p>
          </table:table-cell>
          <table:table-cell table:number-columns-repeated="4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6-29</text:p>
          </table:table-cell>
          <table:table-cell office:value-type="float" office:value="280.75" calcext:value-type="float">
            <text:p>280.75</text:p>
          </table:table-cell>
          <table:table-cell office:value-type="float" office:value="20.49" calcext:value-type="float">
            <text:p>20.49</text:p>
          </table:table-cell>
          <table:table-cell office:value-type="float" office:value="14.11" calcext:value-type="float">
            <text:p>14.1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12</text:p>
          </table:table-cell>
          <table:table-cell office:value-type="float" office:value="233.6" calcext:value-type="float">
            <text:p>233.6</text:p>
          </table:table-cell>
          <table:table-cell office:value-type="float" office:value="20.7" calcext:value-type="float">
            <text:p>20.7</text:p>
          </table:table-cell>
          <table:table-cell office:value-type="float" office:value="14.33" calcext:value-type="float">
            <text:p>14.33</text:p>
          </table:table-cell>
          <table:table-cell table:formula="of:=[.G438]" office:value-type="float" office:value="14.33" calcext:value-type="float" table:number-columns-spanned="1" table:number-rows-spanned="2">
            <text:p>14.33</text:p>
          </table:table-cell>
          <table:table-cell table:formula="of:=DATEDIF([.D438];[.D439];&quot;d&quot;)" office:value-type="float" office:value="261" calcext:value-type="float" table:number-columns-spanned="1" table:number-rows-spanned="2">
            <text:p>261</text:p>
          </table:table-cell>
          <table:table-cell table:number-columns-repeated="4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6-29</text:p>
          </table:table-cell>
          <table:table-cell office:value-type="float" office:value="281.95" calcext:value-type="float">
            <text:p>281.95</text:p>
          </table:table-cell>
          <table:table-cell office:value-type="float" office:value="20.7" calcext:value-type="float">
            <text:p>20.7</text:p>
          </table:table-cell>
          <table:table-cell office:value-type="float" office:value="14.33" calcext:value-type="float">
            <text:p>14.3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07</text:p>
          </table:table-cell>
          <table:table-cell office:value-type="float" office:value="233.55" calcext:value-type="float">
            <text:p>233.55</text:p>
          </table:table-cell>
          <table:table-cell office:value-type="float" office:value="20.98" calcext:value-type="float">
            <text:p>20.98</text:p>
          </table:table-cell>
          <table:table-cell office:value-type="float" office:value="14.31" calcext:value-type="float">
            <text:p>14.31</text:p>
          </table:table-cell>
          <table:table-cell table:formula="of:=[.G440]" office:value-type="float" office:value="14.31" calcext:value-type="float" table:number-columns-spanned="1" table:number-rows-spanned="2">
            <text:p>14.31</text:p>
          </table:table-cell>
          <table:table-cell table:formula="of:=DATEDIF([.D440];[.D441];&quot;d&quot;)" office:value-type="float" office:value="208" calcext:value-type="float" table:number-columns-spanned="1" table:number-rows-spanned="2">
            <text:p>208</text:p>
          </table:table-cell>
          <table:table-cell table:number-columns-repeated="4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282.55" calcext:value-type="float">
            <text:p>282.55</text:p>
          </table:table-cell>
          <table:table-cell office:value-type="float" office:value="20.98" calcext:value-type="float">
            <text:p>20.98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17</text:p>
          </table:table-cell>
          <table:table-cell office:value-type="float" office:value="233.75" calcext:value-type="float">
            <text:p>233.75</text:p>
          </table:table-cell>
          <table:table-cell office:value-type="float" office:value="21.28" calcext:value-type="float">
            <text:p>21.28</text:p>
          </table:table-cell>
          <table:table-cell office:value-type="float" office:value="14.39" calcext:value-type="float">
            <text:p>14.39</text:p>
          </table:table-cell>
          <table:table-cell table:formula="of:=[.G442]" office:value-type="float" office:value="14.39" calcext:value-type="float" table:number-columns-spanned="1" table:number-rows-spanned="2">
            <text:p>14.39</text:p>
          </table:table-cell>
          <table:table-cell table:formula="of:=DATEDIF([.D442];[.D443];&quot;d&quot;)" office:value-type="float" office:value="320" calcext:value-type="float" table:number-columns-spanned="1" table:number-rows-spanned="2">
            <text:p>320</text:p>
          </table:table-cell>
          <table:table-cell table:number-columns-repeated="4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283.5" calcext:value-type="float">
            <text:p>283.5</text:p>
          </table:table-cell>
          <table:table-cell office:value-type="float" office:value="21.28" calcext:value-type="float">
            <text:p>21.28</text:p>
          </table:table-cell>
          <table:table-cell office:value-type="float" office:value="14.39" calcext:value-type="float">
            <text:p>14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9-29</text:p>
          </table:table-cell>
          <table:table-cell office:value-type="float" office:value="235.3" calcext:value-type="float">
            <text:p>235.3</text:p>
          </table:table-cell>
          <table:table-cell office:value-type="float" office:value="21.08" calcext:value-type="float">
            <text:p>21.08</text:p>
          </table:table-cell>
          <table:table-cell office:value-type="float" office:value="14.95" calcext:value-type="float">
            <text:p>14.95</text:p>
          </table:table-cell>
          <table:table-cell table:formula="of:=[.G444]" office:value-type="float" office:value="14.95" calcext:value-type="float" table:number-columns-spanned="1" table:number-rows-spanned="2">
            <text:p>14.95</text:p>
          </table:table-cell>
          <table:table-cell table:formula="of:=DATEDIF([.D444];[.D445];&quot;d&quot;)" office:value-type="float" office:value="277" calcext:value-type="float" table:number-columns-spanned="1" table:number-rows-spanned="2">
            <text:p>277</text:p>
          </table:table-cell>
          <table:table-cell table:number-columns-repeated="4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284.9" calcext:value-type="float">
            <text:p>284.9</text:p>
          </table:table-cell>
          <table:table-cell office:value-type="float" office:value="21.08" calcext:value-type="float">
            <text:p>21.08</text:p>
          </table:table-cell>
          <table:table-cell office:value-type="float" office:value="14.95" calcext:value-type="float">
            <text:p>14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30</text:p>
          </table:table-cell>
          <table:table-cell office:value-type="float" office:value="236" calcext:value-type="float">
            <text:p>236</text:p>
          </table:table-cell>
          <table:table-cell office:value-type="float" office:value="20.76" calcext:value-type="float">
            <text:p>20.76</text:p>
          </table:table-cell>
          <table:table-cell office:value-type="float" office:value="15.2" calcext:value-type="float">
            <text:p>15.2</text:p>
          </table:table-cell>
          <table:table-cell table:formula="of:=[.G446]" office:value-type="float" office:value="15.2" calcext:value-type="float" table:number-columns-spanned="1" table:number-rows-spanned="2">
            <text:p>15.2</text:p>
          </table:table-cell>
          <table:table-cell table:formula="of:=DATEDIF([.D446];[.D447];&quot;d&quot;)" office:value-type="float" office:value="307" calcext:value-type="float" table:number-columns-spanned="1" table:number-rows-spanned="2">
            <text:p>307</text:p>
          </table:table-cell>
          <table:table-cell table:number-columns-repeated="4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285" calcext:value-type="float">
            <text:p>285</text:p>
          </table:table-cell>
          <table:table-cell office:value-type="float" office:value="20.76" calcext:value-type="float">
            <text:p>20.76</text:p>
          </table:table-cell>
          <table:table-cell office:value-type="float" office:value="15.2" calcext:value-type="float">
            <text:p>15.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6-04</text:p>
          </table:table-cell>
          <table:table-cell office:value-type="float" office:value="247.85" calcext:value-type="float">
            <text:p>247.85</text:p>
          </table:table-cell>
          <table:table-cell office:value-type="float" office:value="15.65" calcext:value-type="float">
            <text:p>15.65</text:p>
          </table:table-cell>
          <table:table-cell office:value-type="float" office:value="0.01" calcext:value-type="float">
            <text:p>0.01</text:p>
          </table:table-cell>
          <table:table-cell table:formula="of:=[.G448]" office:value-type="float" office:value="0.01" calcext:value-type="float" table:number-columns-spanned="1" table:number-rows-spanned="2">
            <text:p>0.01</text:p>
          </table:table-cell>
          <table:table-cell table:formula="of:=DATEDIF([.D448];[.D449];&quot;d&quot;)" office:value-type="float" office:value="28" calcext:value-type="float" table:number-columns-spanned="1" table:number-rows-spanned="2">
            <text:p>28</text:p>
          </table:table-cell>
          <table:table-cell table:number-columns-repeated="4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7-02</text:p>
          </table:table-cell>
          <table:table-cell office:value-type="float" office:value="286.65" calcext:value-type="float">
            <text:p>286.65</text:p>
          </table:table-cell>
          <table:table-cell office:value-type="float" office:value="15.65" calcext:value-type="float">
            <text:p>15.65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14</text:p>
          </table:table-cell>
          <table:table-cell office:value-type="float" office:value="235.7" calcext:value-type="float">
            <text:p>235.7</text:p>
          </table:table-cell>
          <table:table-cell office:value-type="float" office:value="22.17" calcext:value-type="float">
            <text:p>22.17</text:p>
          </table:table-cell>
          <table:table-cell office:value-type="float" office:value="15.09" calcext:value-type="float">
            <text:p>15.09</text:p>
          </table:table-cell>
          <table:table-cell table:formula="of:=[.G450]" office:value-type="float" office:value="15.09" calcext:value-type="float" table:number-columns-spanned="1" table:number-rows-spanned="2">
            <text:p>15.09</text:p>
          </table:table-cell>
          <table:table-cell table:formula="of:=DATEDIF([.D450];[.D451];&quot;d&quot;)" office:value-type="float" office:value="232" calcext:value-type="float" table:number-columns-spanned="1" table:number-rows-spanned="2">
            <text:p>232</text:p>
          </table:table-cell>
          <table:table-cell table:number-columns-repeated="4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3</text:p>
          </table:table-cell>
          <table:table-cell office:value-type="float" office:value="287.95" calcext:value-type="float">
            <text:p>287.95</text:p>
          </table:table-cell>
          <table:table-cell office:value-type="float" office:value="22.17" calcext:value-type="float">
            <text:p>22.17</text:p>
          </table:table-cell>
          <table:table-cell office:value-type="float" office:value="15.09" calcext:value-type="float">
            <text:p>15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10</text:p>
          </table:table-cell>
          <table:table-cell office:value-type="float" office:value="229.85" calcext:value-type="float">
            <text:p>229.85</text:p>
          </table:table-cell>
          <table:table-cell office:value-type="float" office:value="25.71" calcext:value-type="float">
            <text:p>25.71</text:p>
          </table:table-cell>
          <table:table-cell office:value-type="float" office:value="1.02" calcext:value-type="float">
            <text:p>1.02</text:p>
          </table:table-cell>
          <table:table-cell table:formula="of:=[.G452]" office:value-type="float" office:value="1.02" calcext:value-type="float" table:number-columns-spanned="1" table:number-rows-spanned="2">
            <text:p>1.02</text:p>
          </table:table-cell>
          <table:table-cell table:formula="of:=DATEDIF([.D452];[.D453];&quot;d&quot;)" office:value-type="float" office:value="175" calcext:value-type="float" table:number-columns-spanned="1" table:number-rows-spanned="2">
            <text:p>17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3</text:p>
          </table:table-cell>
          <table:table-cell office:value-type="float" office:value="288.95" calcext:value-type="float">
            <text:p>288.95</text:p>
          </table:table-cell>
          <table:table-cell office:value-type="float" office:value="25.71" calcext:value-type="float">
            <text:p>25.71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23</text:p>
          </table:table-cell>
          <table:table-cell office:value-type="float" office:value="229.7" calcext:value-type="float">
            <text:p>229.7</text:p>
          </table:table-cell>
          <table:table-cell office:value-type="float" office:value="25.86" calcext:value-type="float">
            <text:p>25.86</text:p>
          </table:table-cell>
          <table:table-cell office:value-type="float" office:value="12.88" calcext:value-type="float">
            <text:p>12.88</text:p>
          </table:table-cell>
          <table:table-cell table:formula="of:=[.G454]" office:value-type="float" office:value="12.88" calcext:value-type="float" table:number-columns-spanned="1" table:number-rows-spanned="2">
            <text:p>12.88</text:p>
          </table:table-cell>
          <table:table-cell table:formula="of:=DATEDIF([.D454];[.D455];&quot;d&quot;)" office:value-type="float" office:value="315" calcext:value-type="float" table:number-columns-spanned="1" table:number-rows-spanned="2">
            <text:p>315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3</text:p>
          </table:table-cell>
          <table:table-cell office:value-type="float" office:value="289.1" calcext:value-type="float">
            <text:p>289.1</text:p>
          </table:table-cell>
          <table:table-cell office:value-type="float" office:value="25.86" calcext:value-type="float">
            <text:p>25.86</text:p>
          </table:table-cell>
          <table:table-cell office:value-type="float" office:value="12.88" calcext:value-type="float">
            <text:p>12.8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5-24</text:p>
          </table:table-cell>
          <table:table-cell office:value-type="float" office:value="249.85" calcext:value-type="float">
            <text:p>249.85</text:p>
          </table:table-cell>
          <table:table-cell office:value-type="float" office:value="15.71" calcext:value-type="float">
            <text:p>15.71</text:p>
          </table:table-cell>
          <table:table-cell office:value-type="float" office:value="2.93" calcext:value-type="float">
            <text:p>2.93</text:p>
          </table:table-cell>
          <table:table-cell table:formula="of:=[.G456]" office:value-type="float" office:value="2.93" calcext:value-type="float" table:number-columns-spanned="1" table:number-rows-spanned="2">
            <text:p>2.93</text:p>
          </table:table-cell>
          <table:table-cell table:formula="of:=DATEDIF([.D456];[.D457];&quot;d&quot;)" office:value-type="float" office:value="40" calcext:value-type="float" table:number-columns-spanned="1" table:number-rows-spanned="2">
            <text:p>40</text:p>
          </table:table-cell>
          <table:table-cell table:number-columns-repeated="4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7-03</text:p>
          </table:table-cell>
          <table:table-cell office:value-type="float" office:value="289.1" calcext:value-type="float">
            <text:p>289.1</text:p>
          </table:table-cell>
          <table:table-cell office:value-type="float" office:value="15.71" calcext:value-type="float">
            <text:p>15.71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02</text:p>
          </table:table-cell>
          <table:table-cell office:value-type="float" office:value="233" calcext:value-type="float">
            <text:p>233</text:p>
          </table:table-cell>
          <table:table-cell office:value-type="float" office:value="25.52" calcext:value-type="float">
            <text:p>25.52</text:p>
          </table:table-cell>
          <table:table-cell office:value-type="float" office:value="14.11" calcext:value-type="float">
            <text:p>14.11</text:p>
          </table:table-cell>
          <table:table-cell table:formula="of:=[.G458]" office:value-type="float" office:value="14.11" calcext:value-type="float" table:number-columns-spanned="1" table:number-rows-spanned="2">
            <text:p>14.11</text:p>
          </table:table-cell>
          <table:table-cell table:formula="of:=DATEDIF([.D458];[.D459];&quot;d&quot;)" office:value-type="float" office:value="216" calcext:value-type="float" table:number-columns-spanned="1" table:number-rows-spanned="2">
            <text:p>21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5</text:p>
          </table:table-cell>
          <table:table-cell office:value-type="float" office:value="292.45" calcext:value-type="float">
            <text:p>292.45</text:p>
          </table:table-cell>
          <table:table-cell office:value-type="float" office:value="25.52" calcext:value-type="float">
            <text:p>25.52</text:p>
          </table:table-cell>
          <table:table-cell office:value-type="float" office:value="14.11" calcext:value-type="float">
            <text:p>14.1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12</text:p>
          </table:table-cell>
          <table:table-cell office:value-type="float" office:value="233.6" calcext:value-type="float">
            <text:p>233.6</text:p>
          </table:table-cell>
          <table:table-cell office:value-type="float" office:value="25.73" calcext:value-type="float">
            <text:p>25.73</text:p>
          </table:table-cell>
          <table:table-cell office:value-type="float" office:value="14.33" calcext:value-type="float">
            <text:p>14.33</text:p>
          </table:table-cell>
          <table:table-cell table:formula="of:=[.G460]" office:value-type="float" office:value="14.33" calcext:value-type="float" table:number-columns-spanned="1" table:number-rows-spanned="2">
            <text:p>14.33</text:p>
          </table:table-cell>
          <table:table-cell table:formula="of:=DATEDIF([.D460];[.D461];&quot;d&quot;)" office:value-type="float" office:value="268" calcext:value-type="float" table:number-columns-spanned="1" table:number-rows-spanned="2">
            <text:p>26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6</text:p>
          </table:table-cell>
          <table:table-cell office:value-type="float" office:value="293.7" calcext:value-type="float">
            <text:p>293.7</text:p>
          </table:table-cell>
          <table:table-cell office:value-type="float" office:value="25.73" calcext:value-type="float">
            <text:p>25.73</text:p>
          </table:table-cell>
          <table:table-cell office:value-type="float" office:value="14.33" calcext:value-type="float">
            <text:p>14.3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07</text:p>
          </table:table-cell>
          <table:table-cell office:value-type="float" office:value="233.55" calcext:value-type="float">
            <text:p>233.55</text:p>
          </table:table-cell>
          <table:table-cell office:value-type="float" office:value="26.03" calcext:value-type="float">
            <text:p>26.03</text:p>
          </table:table-cell>
          <table:table-cell office:value-type="float" office:value="14.31" calcext:value-type="float">
            <text:p>14.31</text:p>
          </table:table-cell>
          <table:table-cell table:formula="of:=[.G462]" office:value-type="float" office:value="14.31" calcext:value-type="float" table:number-columns-spanned="1" table:number-rows-spanned="2">
            <text:p>14.31</text:p>
          </table:table-cell>
          <table:table-cell table:formula="of:=DATEDIF([.D462];[.D463];&quot;d&quot;)" office:value-type="float" office:value="212" calcext:value-type="float" table:number-columns-spanned="1" table:number-rows-spanned="2">
            <text:p>21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6</text:p>
          </table:table-cell>
          <table:table-cell office:value-type="float" office:value="294.35" calcext:value-type="float">
            <text:p>294.35</text:p>
          </table:table-cell>
          <table:table-cell office:value-type="float" office:value="26.03" calcext:value-type="float">
            <text:p>26.03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17</text:p>
          </table:table-cell>
          <table:table-cell office:value-type="float" office:value="233.75" calcext:value-type="float">
            <text:p>233.75</text:p>
          </table:table-cell>
          <table:table-cell office:value-type="float" office:value="26.33" calcext:value-type="float">
            <text:p>26.33</text:p>
          </table:table-cell>
          <table:table-cell office:value-type="float" office:value="14.39" calcext:value-type="float">
            <text:p>14.39</text:p>
          </table:table-cell>
          <table:table-cell table:formula="of:=[.G464]" office:value-type="float" office:value="14.39" calcext:value-type="float" table:number-columns-spanned="1" table:number-rows-spanned="2">
            <text:p>14.39</text:p>
          </table:table-cell>
          <table:table-cell table:formula="of:=DATEDIF([.D464];[.D465];&quot;d&quot;)" office:value-type="float" office:value="328" calcext:value-type="float" table:number-columns-spanned="1" table:number-rows-spanned="2">
            <text:p>328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10</text:p>
          </table:table-cell>
          <table:table-cell office:value-type="float" office:value="295.3" calcext:value-type="float">
            <text:p>295.3</text:p>
          </table:table-cell>
          <table:table-cell office:value-type="float" office:value="26.33" calcext:value-type="float">
            <text:p>26.33</text:p>
          </table:table-cell>
          <table:table-cell office:value-type="float" office:value="14.39" calcext:value-type="float">
            <text:p>14.3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9-29</text:p>
          </table:table-cell>
          <table:table-cell office:value-type="float" office:value="235.3" calcext:value-type="float">
            <text:p>235.3</text:p>
          </table:table-cell>
          <table:table-cell office:value-type="float" office:value="26.12" calcext:value-type="float">
            <text:p>26.12</text:p>
          </table:table-cell>
          <table:table-cell office:value-type="float" office:value="14.95" calcext:value-type="float">
            <text:p>14.95</text:p>
          </table:table-cell>
          <table:table-cell table:formula="of:=[.G466]" office:value-type="float" office:value="14.95" calcext:value-type="float" table:number-columns-spanned="1" table:number-rows-spanned="2">
            <text:p>14.95</text:p>
          </table:table-cell>
          <table:table-cell table:formula="of:=DATEDIF([.D466];[.D467];&quot;d&quot;)" office:value-type="float" office:value="286" calcext:value-type="float" table:number-columns-spanned="1" table:number-rows-spanned="2">
            <text:p>28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11</text:p>
          </table:table-cell>
          <table:table-cell office:value-type="float" office:value="296.75" calcext:value-type="float">
            <text:p>296.75</text:p>
          </table:table-cell>
          <table:table-cell office:value-type="float" office:value="26.12" calcext:value-type="float">
            <text:p>26.12</text:p>
          </table:table-cell>
          <table:table-cell office:value-type="float" office:value="14.95" calcext:value-type="float">
            <text:p>14.9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30</text:p>
          </table:table-cell>
          <table:table-cell office:value-type="float" office:value="236" calcext:value-type="float">
            <text:p>236</text:p>
          </table:table-cell>
          <table:table-cell office:value-type="float" office:value="25.81" calcext:value-type="float">
            <text:p>25.81</text:p>
          </table:table-cell>
          <table:table-cell office:value-type="float" office:value="15.2" calcext:value-type="float">
            <text:p>15.2</text:p>
          </table:table-cell>
          <table:table-cell table:formula="of:=[.G468]" office:value-type="float" office:value="15.2" calcext:value-type="float" table:number-columns-spanned="1" table:number-rows-spanned="2">
            <text:p>15.2</text:p>
          </table:table-cell>
          <table:table-cell table:formula="of:=DATEDIF([.D468];[.D469];&quot;d&quot;)" office:value-type="float" office:value="316" calcext:value-type="float" table:number-columns-spanned="1" table:number-rows-spanned="2">
            <text:p>31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11</text:p>
          </table:table-cell>
          <table:table-cell office:value-type="float" office:value="296.9" calcext:value-type="float">
            <text:p>296.9</text:p>
          </table:table-cell>
          <table:table-cell office:value-type="float" office:value="25.81" calcext:value-type="float">
            <text:p>25.81</text:p>
          </table:table-cell>
          <table:table-cell office:value-type="float" office:value="15.2" calcext:value-type="float">
            <text:p>15.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6-04</text:p>
          </table:table-cell>
          <table:table-cell office:value-type="float" office:value="247.85" calcext:value-type="float">
            <text:p>247.85</text:p>
          </table:table-cell>
          <table:table-cell office:value-type="float" office:value="20.68" calcext:value-type="float">
            <text:p>20.68</text:p>
          </table:table-cell>
          <table:table-cell office:value-type="float" office:value="0.01" calcext:value-type="float">
            <text:p>0.01</text:p>
          </table:table-cell>
          <table:table-cell table:formula="of:=[.G470]" office:value-type="float" office:value="0.01" calcext:value-type="float" table:number-columns-spanned="1" table:number-rows-spanned="2">
            <text:p>0.01</text:p>
          </table:table-cell>
          <table:table-cell table:formula="of:=DATEDIF([.D470];[.D471];&quot;d&quot;)" office:value-type="float" office:value="63" calcext:value-type="float" table:number-columns-spanned="1" table:number-rows-spanned="2">
            <text:p>63</text:p>
          </table:table-cell>
          <table:table-cell table:number-columns-repeated="4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6</text:p>
          </table:table-cell>
          <table:table-cell office:value-type="float" office:value="299.1" calcext:value-type="float">
            <text:p>299.1</text:p>
          </table:table-cell>
          <table:table-cell office:value-type="float" office:value="20.68" calcext:value-type="float">
            <text:p>20.68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14</text:p>
          </table:table-cell>
          <table:table-cell office:value-type="float" office:value="235.7" calcext:value-type="float">
            <text:p>235.7</text:p>
          </table:table-cell>
          <table:table-cell office:value-type="float" office:value="27.26" calcext:value-type="float">
            <text:p>27.26</text:p>
          </table:table-cell>
          <table:table-cell office:value-type="float" office:value="15.09" calcext:value-type="float">
            <text:p>15.09</text:p>
          </table:table-cell>
          <table:table-cell table:formula="of:=[.G472]" office:value-type="float" office:value="15.09" calcext:value-type="float" table:number-columns-spanned="1" table:number-rows-spanned="2">
            <text:p>15.09</text:p>
          </table:table-cell>
          <table:table-cell table:formula="of:=DATEDIF([.D472];[.D473];&quot;d&quot;)" office:value-type="float" office:value="266" calcext:value-type="float" table:number-columns-spanned="1" table:number-rows-spanned="2">
            <text:p>26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06</text:p>
          </table:table-cell>
          <table:table-cell office:value-type="float" office:value="299.95" calcext:value-type="float">
            <text:p>299.95</text:p>
          </table:table-cell>
          <table:table-cell office:value-type="float" office:value="27.26" calcext:value-type="float">
            <text:p>27.26</text:p>
          </table:table-cell>
          <table:table-cell office:value-type="float" office:value="15.09" calcext:value-type="float">
            <text:p>15.0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5-24</text:p>
          </table:table-cell>
          <table:table-cell office:value-type="float" office:value="249.85" calcext:value-type="float">
            <text:p>249.85</text:p>
          </table:table-cell>
          <table:table-cell office:value-type="float" office:value="20.73" calcext:value-type="float">
            <text:p>20.73</text:p>
          </table:table-cell>
          <table:table-cell office:value-type="float" office:value="2.93" calcext:value-type="float">
            <text:p>2.93</text:p>
          </table:table-cell>
          <table:table-cell table:formula="of:=[.G474]" office:value-type="float" office:value="2.93" calcext:value-type="float" table:number-columns-spanned="1" table:number-rows-spanned="2">
            <text:p>2.93</text:p>
          </table:table-cell>
          <table:table-cell table:formula="of:=DATEDIF([.D474];[.D475];&quot;d&quot;)" office:value-type="float" office:value="77" calcext:value-type="float" table:number-columns-spanned="1" table:number-rows-spanned="2">
            <text:p>77</text:p>
          </table:table-cell>
          <table:table-cell table:number-columns-repeated="4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9</text:p>
          </table:table-cell>
          <table:table-cell office:value-type="float" office:value="301.65" calcext:value-type="float">
            <text:p>301.65</text:p>
          </table:table-cell>
          <table:table-cell office:value-type="float" office:value="20.73" calcext:value-type="float">
            <text:p>20.73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6-04</text:p>
          </table:table-cell>
          <table:table-cell office:value-type="float" office:value="247.85" calcext:value-type="float">
            <text:p>247.85</text:p>
          </table:table-cell>
          <table:table-cell office:value-type="float" office:value="25.72" calcext:value-type="float">
            <text:p>25.72</text:p>
          </table:table-cell>
          <table:table-cell office:value-type="float" office:value="0.01" calcext:value-type="float">
            <text:p>0.01</text:p>
          </table:table-cell>
          <table:table-cell table:formula="of:=[.G476]" office:value-type="float" office:value="0.01" calcext:value-type="float" table:number-columns-spanned="1" table:number-rows-spanned="2">
            <text:p>0.01</text:p>
          </table:table-cell>
          <table:table-cell table:formula="of:=DATEDIF([.D476];[.D477];&quot;d&quot;)" office:value-type="float" office:value="109" calcext:value-type="float" table:number-columns-spanned="1" table:number-rows-spanned="2">
            <text:p>10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21</text:p>
          </table:table-cell>
          <table:table-cell office:value-type="float" office:value="311.6" calcext:value-type="float">
            <text:p>311.6</text:p>
          </table:table-cell>
          <table:table-cell office:value-type="float" office:value="25.72" calcext:value-type="float">
            <text:p>25.72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5-24</text:p>
          </table:table-cell>
          <table:table-cell office:value-type="float" office:value="249.85" calcext:value-type="float">
            <text:p>249.85</text:p>
          </table:table-cell>
          <table:table-cell office:value-type="float" office:value="25.76" calcext:value-type="float">
            <text:p>25.76</text:p>
          </table:table-cell>
          <table:table-cell office:value-type="float" office:value="2.93" calcext:value-type="float">
            <text:p>2.93</text:p>
          </table:table-cell>
          <table:table-cell table:formula="of:=[.G478]" office:value-type="float" office:value="2.93" calcext:value-type="float" table:number-columns-spanned="1" table:number-rows-spanned="2">
            <text:p>2.93</text:p>
          </table:table-cell>
          <table:table-cell table:formula="of:=DATEDIF([.D478];[.D479];&quot;d&quot;)" office:value-type="float" office:value="120" calcext:value-type="float" table:number-columns-spanned="1" table:number-rows-spanned="2">
            <text:p>12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21</text:p>
          </table:table-cell>
          <table:table-cell office:value-type="float" office:value="314.2" calcext:value-type="float">
            <text:p>314.2</text:p>
          </table:table-cell>
          <table:table-cell office:value-type="float" office:value="25.76" calcext:value-type="float">
            <text:p>25.76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05</text:p>
          </table:table-cell>
          <table:table-cell office:value-type="float" office:value="311.6" calcext:value-type="float">
            <text:p>311.6</text:p>
          </table:table-cell>
          <table:table-cell office:value-type="float" office:value="5.55" calcext:value-type="float">
            <text:p>5.55</text:p>
          </table:table-cell>
          <table:table-cell office:value-type="float" office:value="0.93" calcext:value-type="float">
            <text:p>0.93</text:p>
          </table:table-cell>
          <table:table-cell table:formula="of:=[.G480]" office:value-type="float" office:value="0.93" calcext:value-type="float" table:number-columns-spanned="1" table:number-rows-spanned="2">
            <text:p>0.93</text:p>
          </table:table-cell>
          <table:table-cell table:formula="of:=DATEDIF([.D480];[.D481];&quot;d&quot;)" office:value-type="float" office:value="11" calcext:value-type="float" table:number-columns-spanned="1" table:number-rows-spanned="2">
            <text:p>11</text:p>
          </table:table-cell>
          <table:table-cell table:number-columns-repeated="4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16</text:p>
          </table:table-cell>
          <table:table-cell office:value-type="float" office:value="328.9" calcext:value-type="float">
            <text:p>328.9</text:p>
          </table:table-cell>
          <table:table-cell office:value-type="float" office:value="5.55" calcext:value-type="float">
            <text:p>5.55</text:p>
          </table:table-cell>
          <table:table-cell office:value-type="float" office:value="0.93" calcext:value-type="float">
            <text:p>0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3-28</text:p>
          </table:table-cell>
          <table:table-cell office:value-type="float" office:value="312.65" calcext:value-type="float">
            <text:p>312.65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formula="of:=[.G482]" office:value-type="float" office:value="1.9" calcext:value-type="float" table:number-columns-spanned="1" table:number-rows-spanned="2">
            <text:p>1.9</text:p>
          </table:table-cell>
          <table:table-cell table:formula="of:=DATEDIF([.D482];[.D483];&quot;d&quot;)" office:value-type="float" office:value="19" calcext:value-type="float" table:number-columns-spanned="1" table:number-rows-spanned="2">
            <text:p>19</text:p>
          </table:table-cell>
          <table:table-cell table:number-columns-repeated="4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16</text:p>
          </table:table-cell>
          <table:table-cell office:value-type="float" office:value="331.4" calcext:value-type="float">
            <text:p>331.4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10</text:p>
          </table:table-cell>
          <table:table-cell office:value-type="float" office:value="314" calcext:value-type="float">
            <text:p>314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table:formula="of:=[.G484]" office:value-type="float" office:value="0" calcext:value-type="float" table:number-columns-spanned="1" table:number-rows-spanned="2">
            <text:p>0</text:p>
          </table:table-cell>
          <table:table-cell table:formula="of:=DATEDIF([.D484];[.D485];&quot;d&quot;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16</text:p>
          </table:table-cell>
          <table:table-cell office:value-type="float" office:value="332.7" calcext:value-type="float">
            <text:p>332.7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05</text:p>
          </table:table-cell>
          <table:table-cell office:value-type="float" office:value="311.6" calcext:value-type="float">
            <text:p>311.6</text:p>
          </table:table-cell>
          <table:table-cell office:value-type="float" office:value="10.57" calcext:value-type="float">
            <text:p>10.57</text:p>
          </table:table-cell>
          <table:table-cell office:value-type="float" office:value="0.93" calcext:value-type="float">
            <text:p>0.93</text:p>
          </table:table-cell>
          <table:table-cell table:formula="of:=[.G486]" office:value-type="float" office:value="0.93" calcext:value-type="float" table:number-columns-spanned="1" table:number-rows-spanned="2">
            <text:p>0.93</text:p>
          </table:table-cell>
          <table:table-cell table:formula="of:=DATEDIF([.D486];[.D487];&quot;d&quot;)" office:value-type="float" office:value="17" calcext:value-type="float" table:number-columns-spanned="1" table:number-rows-spanned="2">
            <text:p>17</text:p>
          </table:table-cell>
          <table:table-cell table:number-columns-repeated="4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22</text:p>
          </table:table-cell>
          <table:table-cell office:value-type="float" office:value="344.55" calcext:value-type="float">
            <text:p>344.55</text:p>
          </table:table-cell>
          <table:table-cell office:value-type="float" office:value="10.57" calcext:value-type="float">
            <text:p>10.57</text:p>
          </table:table-cell>
          <table:table-cell office:value-type="float" office:value="0.93" calcext:value-type="float">
            <text:p>0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3-28</text:p>
          </table:table-cell>
          <table:table-cell office:value-type="float" office:value="312.65" calcext:value-type="float">
            <text:p>312.65</text:p>
          </table:table-cell>
          <table:table-cell office:value-type="float" office:value="11.03" calcext:value-type="float">
            <text:p>11.03</text:p>
          </table:table-cell>
          <table:table-cell office:value-type="float" office:value="1.9" calcext:value-type="float">
            <text:p>1.9</text:p>
          </table:table-cell>
          <table:table-cell table:formula="of:=[.G488]" office:value-type="float" office:value="1.9" calcext:value-type="float" table:number-columns-spanned="1" table:number-rows-spanned="2">
            <text:p>1.9</text:p>
          </table:table-cell>
          <table:table-cell table:formula="of:=DATEDIF([.D488];[.D489];&quot;d&quot;)" office:value-type="float" office:value="25" calcext:value-type="float" table:number-columns-spanned="1" table:number-rows-spanned="2">
            <text:p>25</text:p>
          </table:table-cell>
          <table:table-cell table:number-columns-repeated="4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22</text:p>
          </table:table-cell>
          <table:table-cell office:value-type="float" office:value="347.15" calcext:value-type="float">
            <text:p>347.15</text:p>
          </table:table-cell>
          <table:table-cell office:value-type="float" office:value="11.03" calcext:value-type="float">
            <text:p>11.03</text:p>
          </table:table-cell>
          <table:table-cell office:value-type="float" office:value="1.9" calcext:value-type="float">
            <text:p>1.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10</text:p>
          </table:table-cell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490]" office:value-type="float" office:value="0" calcext:value-type="float" table:number-columns-spanned="1" table:number-rows-spanned="2">
            <text:p>0</text:p>
          </table:table-cell>
          <table:table-cell table:formula="of:=DATEDIF([.D490];[.D491];&quot;d&quot;)" office:value-type="float" office:value="12" calcext:value-type="float" table:number-columns-spanned="1" table:number-rows-spanned="2">
            <text:p>12</text:p>
          </table:table-cell>
          <table:table-cell table:number-columns-repeated="4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22</text:p>
          </table:table-cell>
          <table:table-cell office:value-type="float" office:value="348.55" calcext:value-type="float">
            <text:p>348.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05</text:p>
          </table:table-cell>
          <table:table-cell office:value-type="float" office:value="311.6" calcext:value-type="float">
            <text:p>311.6</text:p>
          </table:table-cell>
          <table:table-cell office:value-type="float" office:value="15.6" calcext:value-type="float">
            <text:p>15.6</text:p>
          </table:table-cell>
          <table:table-cell office:value-type="float" office:value="0.93" calcext:value-type="float">
            <text:p>0.93</text:p>
          </table:table-cell>
          <table:table-cell table:formula="of:=[.G492]" office:value-type="float" office:value="0.93" calcext:value-type="float" table:number-columns-spanned="1" table:number-rows-spanned="2">
            <text:p>0.93</text:p>
          </table:table-cell>
          <table:table-cell table:formula="of:=DATEDIF([.D492];[.D493];&quot;d&quot;)" office:value-type="float" office:value="41" calcext:value-type="float" table:number-columns-spanned="1" table:number-rows-spanned="2">
            <text:p>41</text:p>
          </table:table-cell>
          <table:table-cell table:number-columns-repeated="4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16</text:p>
          </table:table-cell>
          <table:table-cell office:value-type="float" office:value="360.2" calcext:value-type="float">
            <text:p>360.2</text:p>
          </table:table-cell>
          <table:table-cell office:value-type="float" office:value="15.6" calcext:value-type="float">
            <text:p>15.6</text:p>
          </table:table-cell>
          <table:table-cell office:value-type="float" office:value="0.93" calcext:value-type="float">
            <text:p>0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3-28</text:p>
          </table:table-cell>
          <table:table-cell office:value-type="float" office:value="312.65" calcext:value-type="float">
            <text:p>312.65</text:p>
          </table:table-cell>
          <table:table-cell office:value-type="float" office:value="16.09" calcext:value-type="float">
            <text:p>16.09</text:p>
          </table:table-cell>
          <table:table-cell office:value-type="float" office:value="1.9" calcext:value-type="float">
            <text:p>1.9</text:p>
          </table:table-cell>
          <table:table-cell table:formula="of:=[.G494]" office:value-type="float" office:value="1.9" calcext:value-type="float" table:number-columns-spanned="1" table:number-rows-spanned="2">
            <text:p>1.9</text:p>
          </table:table-cell>
          <table:table-cell table:formula="of:=DATEDIF([.D494];[.D495];&quot;d&quot;)" office:value-type="float" office:value="63" calcext:value-type="float" table:number-columns-spanned="1" table:number-rows-spanned="2">
            <text:p>63</text:p>
          </table:table-cell>
          <table:table-cell table:number-columns-repeated="4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30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.09" calcext:value-type="float">
            <text:p>16.09</text:p>
          </table:table-cell>
          <table:table-cell office:value-type="float" office:value="1.9" calcext:value-type="float">
            <text:p>1.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6</text:p>
          </table:table-cell>
          <table:table-cell office:value-type="float" office:value="321.05" calcext:value-type="float">
            <text:p>321.05</text:p>
          </table:table-cell>
          <table:table-cell office:value-type="float" office:value="6.12" calcext:value-type="float">
            <text:p>6.12</text:p>
          </table:table-cell>
          <table:table-cell office:value-type="float" office:value="1.71" calcext:value-type="float">
            <text:p>1.71</text:p>
          </table:table-cell>
          <table:table-cell table:formula="of:=[.G496]" office:value-type="float" office:value="1.71" calcext:value-type="float" table:number-columns-spanned="1" table:number-rows-spanned="2">
            <text:p>1.71</text:p>
          </table:table-cell>
          <table:table-cell table:formula="of:=DATEDIF([.D496];[.D497];&quot;d&quot;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9</text:p>
          </table:table-cell>
          <table:table-cell office:value-type="float" office:value="340.7" calcext:value-type="float">
            <text:p>340.7</text:p>
          </table:table-cell>
          <table:table-cell office:value-type="float" office:value="6.12" calcext:value-type="float">
            <text:p>6.12</text:p>
          </table:table-cell>
          <table:table-cell office:value-type="float" office:value="1.71" calcext:value-type="float">
            <text:p>1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1</text:p>
          </table:table-cell>
          <table:table-cell office:value-type="float" office:value="321.9" calcext:value-type="float">
            <text:p>321.9</text:p>
          </table:table-cell>
          <table:table-cell office:value-type="float" office:value="6.01" calcext:value-type="float">
            <text:p>6.01</text:p>
          </table:table-cell>
          <table:table-cell office:value-type="float" office:value="3.54" calcext:value-type="float">
            <text:p>3.54</text:p>
          </table:table-cell>
          <table:table-cell table:formula="of:=[.G498]" office:value-type="float" office:value="3.54" calcext:value-type="float" table:number-columns-spanned="1" table:number-rows-spanned="2">
            <text:p>3.54</text:p>
          </table:table-cell>
          <table:table-cell table:formula="of:=DATEDIF([.D498];[.D499];&quot;d&quot;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19</text:p>
          </table:table-cell>
          <table:table-cell office:value-type="float" office:value="341.25" calcext:value-type="float">
            <text:p>341.25</text:p>
          </table:table-cell>
          <table:table-cell office:value-type="float" office:value="6.01" calcext:value-type="float">
            <text:p>6.01</text:p>
          </table:table-cell>
          <table:table-cell office:value-type="float" office:value="3.54" calcext:value-type="float">
            <text:p>3.5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3</text:p>
          </table:table-cell>
          <table:table-cell office:value-type="float" office:value="318.85" calcext:value-type="float">
            <text:p>318.85</text:p>
          </table:table-cell>
          <table:table-cell office:value-type="float" office:value="5.22" calcext:value-type="float">
            <text:p>5.22</text:p>
          </table:table-cell>
          <table:table-cell office:value-type="float" office:value="3.05" calcext:value-type="float">
            <text:p>3.05</text:p>
          </table:table-cell>
          <table:table-cell table:formula="of:=[.G500]" office:value-type="float" office:value="3.05" calcext:value-type="float" table:number-columns-spanned="1" table:number-rows-spanned="2">
            <text:p>3.05</text:p>
          </table:table-cell>
          <table:table-cell table:formula="of:=DATEDIF([.D500];[.D501];&quot;d&quot;)" office:value-type="float" office:value="12" calcext:value-type="float" table:number-columns-spanned="1" table:number-rows-spanned="2">
            <text:p>12</text:p>
          </table:table-cell>
          <table:table-cell table:number-columns-repeated="4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15</text:p>
          </table:table-cell>
          <table:table-cell office:value-type="float" office:value="335.5" calcext:value-type="float">
            <text:p>335.5</text:p>
          </table:table-cell>
          <table:table-cell office:value-type="float" office:value="5.22" calcext:value-type="float">
            <text:p>5.22</text:p>
          </table:table-cell>
          <table:table-cell office:value-type="float" office:value="3.05" calcext:value-type="float">
            <text:p>3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9</text:p>
          </table:table-cell>
          <table:table-cell office:value-type="float" office:value="324.75" calcext:value-type="float">
            <text:p>324.75</text:p>
          </table:table-cell>
          <table:table-cell office:value-type="float" office:value="5.23" calcext:value-type="float">
            <text:p>5.23</text:p>
          </table:table-cell>
          <table:table-cell office:value-type="float" office:value="2.49" calcext:value-type="float">
            <text:p>2.49</text:p>
          </table:table-cell>
          <table:table-cell table:formula="of:=[.G502]" office:value-type="float" office:value="2.49" calcext:value-type="float" table:number-columns-spanned="1" table:number-rows-spanned="2">
            <text:p>2.49</text:p>
          </table:table-cell>
          <table:table-cell table:formula="of:=DATEDIF([.D502];[.D503];&quot;d&quot;)" office:value-type="float" office:value="20" calcext:value-type="float" table:number-columns-spanned="1" table:number-rows-spanned="2">
            <text:p>20</text:p>
          </table:table-cell>
          <table:table-cell table:number-columns-repeated="4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29</text:p>
          </table:table-cell>
          <table:table-cell office:value-type="float" office:value="341.75" calcext:value-type="float">
            <text:p>341.75</text:p>
          </table:table-cell>
          <table:table-cell office:value-type="float" office:value="5.23" calcext:value-type="float">
            <text:p>5.23</text:p>
          </table:table-cell>
          <table:table-cell office:value-type="float" office:value="2.49" calcext:value-type="float">
            <text:p>2.4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1-14</text:p>
          </table:table-cell>
          <table:table-cell office:value-type="float" office:value="321.65" calcext:value-type="float">
            <text:p>321.65</text:p>
          </table:table-cell>
          <table:table-cell office:value-type="float" office:value="6.08" calcext:value-type="float">
            <text:p>6.08</text:p>
          </table:table-cell>
          <table:table-cell office:value-type="float" office:value="1.27" calcext:value-type="float">
            <text:p>1.27</text:p>
          </table:table-cell>
          <table:table-cell table:formula="of:=[.G504]" office:value-type="float" office:value="1.27" calcext:value-type="float" table:number-columns-spanned="1" table:number-rows-spanned="2">
            <text:p>1.27</text:p>
          </table:table-cell>
          <table:table-cell table:formula="of:=DATEDIF([.D504];[.D505];&quot;d&quot;)" office:value-type="float" office:value="21" calcext:value-type="float" table:number-columns-spanned="1" table:number-rows-spanned="2">
            <text:p>21</text:p>
          </table:table-cell>
          <table:table-cell table:number-columns-repeated="4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2-05</text:p>
          </table:table-cell>
          <table:table-cell office:value-type="float" office:value="341.2" calcext:value-type="float">
            <text:p>341.2</text:p>
          </table:table-cell>
          <table:table-cell office:value-type="float" office:value="6.08" calcext:value-type="float">
            <text:p>6.08</text:p>
          </table:table-cell>
          <table:table-cell office:value-type="float" office:value="1.27" calcext:value-type="float">
            <text:p>1.2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6-28</text:p>
          </table:table-cell>
          <table:table-cell office:value-type="float" office:value="333.25" calcext:value-type="float">
            <text:p>333.25</text:p>
          </table:table-cell>
          <table:table-cell office:value-type="float" office:value="6.06" calcext:value-type="float">
            <text:p>6.06</text:p>
          </table:table-cell>
          <table:table-cell office:value-type="float" office:value="20.78" calcext:value-type="float">
            <text:p>20.78</text:p>
          </table:table-cell>
          <table:table-cell table:formula="of:=[.G506]" office:value-type="float" office:value="20.78" calcext:value-type="float" table:number-columns-spanned="1" table:number-rows-spanned="2">
            <text:p>20.78</text:p>
          </table:table-cell>
          <table:table-cell table:formula="of:=DATEDIF([.D506];[.D507];&quot;d&quot;)" office:value-type="float" office:value="164" calcext:value-type="float" table:number-columns-spanned="1" table:number-rows-spanned="2">
            <text:p>164</text:p>
          </table:table-cell>
          <table:table-cell table:number-columns-repeated="4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2-09</text:p>
          </table:table-cell>
          <table:table-cell office:value-type="float" office:value="353.45" calcext:value-type="float">
            <text:p>353.45</text:p>
          </table:table-cell>
          <table:table-cell office:value-type="float" office:value="6.06" calcext:value-type="float">
            <text:p>6.06</text:p>
          </table:table-cell>
          <table:table-cell office:value-type="float" office:value="20.78" calcext:value-type="float">
            <text:p>20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03</text:p>
          </table:table-cell>
          <table:table-cell office:value-type="float" office:value="318.85" calcext:value-type="float">
            <text:p>318.85</text:p>
          </table:table-cell>
          <table:table-cell office:value-type="float" office:value="10.22" calcext:value-type="float">
            <text:p>10.22</text:p>
          </table:table-cell>
          <table:table-cell office:value-type="float" office:value="3.29" calcext:value-type="float">
            <text:p>3.29</text:p>
          </table:table-cell>
          <table:table-cell table:formula="of:=[.G508]" office:value-type="float" office:value="3.29" calcext:value-type="float" table:number-columns-spanned="1" table:number-rows-spanned="2">
            <text:p>3.29</text:p>
          </table:table-cell>
          <table:table-cell table:formula="of:=DATEDIF([.D508];[.D509];&quot;d&quot;)" office:value-type="float" office:value="67" calcext:value-type="float" table:number-columns-spanned="1" table:number-rows-spanned="2">
            <text:p>67</text:p>
          </table:table-cell>
          <table:table-cell table:number-columns-repeated="4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9</text:p>
          </table:table-cell>
          <table:table-cell office:value-type="float" office:value="351.45" calcext:value-type="float">
            <text:p>351.45</text:p>
          </table:table-cell>
          <table:table-cell office:value-type="float" office:value="10.22" calcext:value-type="float">
            <text:p>10.22</text:p>
          </table:table-cell>
          <table:table-cell office:value-type="float" office:value="3.29" calcext:value-type="float">
            <text:p>3.2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1-25</text:p>
          </table:table-cell>
          <table:table-cell office:value-type="float" office:value="329.5" calcext:value-type="float">
            <text:p>329.5</text:p>
          </table:table-cell>
          <table:table-cell office:value-type="float" office:value="5.45" calcext:value-type="float">
            <text:p>5.45</text:p>
          </table:table-cell>
          <table:table-cell office:value-type="float" office:value="2.26" calcext:value-type="float">
            <text:p>2.26</text:p>
          </table:table-cell>
          <table:table-cell table:formula="of:=[.G510]" office:value-type="float" office:value="2.26" calcext:value-type="float" table:number-columns-spanned="1" table:number-rows-spanned="2">
            <text:p>2.26</text:p>
          </table:table-cell>
          <table:table-cell table:formula="of:=DATEDIF([.D510];[.D511];&quot;d&quot;)" office:value-type="float" office:value="14" calcext:value-type="float" table:number-columns-spanned="1" table:number-rows-spanned="2">
            <text:p>14</text:p>
          </table:table-cell>
          <table:table-cell table:number-columns-repeated="4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2-09</text:p>
          </table:table-cell>
          <table:table-cell office:value-type="float" office:value="347.45" calcext:value-type="float">
            <text:p>347.45</text:p>
          </table:table-cell>
          <table:table-cell office:value-type="float" office:value="5.45" calcext:value-type="float">
            <text:p>5.45</text:p>
          </table:table-cell>
          <table:table-cell office:value-type="float" office:value="2.26" calcext:value-type="float">
            <text:p>2.2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16</text:p>
          </table:table-cell>
          <table:table-cell office:value-type="float" office:value="321.05" calcext:value-type="float">
            <text:p>321.05</text:p>
          </table:table-cell>
          <table:table-cell office:value-type="float" office:value="11.17" calcext:value-type="float">
            <text:p>11.17</text:p>
          </table:table-cell>
          <table:table-cell office:value-type="float" office:value="8.47" calcext:value-type="float">
            <text:p>8.47</text:p>
          </table:table-cell>
          <table:table-cell table:formula="of:=[.G512]" office:value-type="float" office:value="8.47" calcext:value-type="float" table:number-columns-spanned="1" table:number-rows-spanned="2">
            <text:p>8.47</text:p>
          </table:table-cell>
          <table:table-cell table:formula="of:=DATEDIF([.D512];[.D513];&quot;d&quot;)" office:value-type="float" office:value="84" calcext:value-type="float" table:number-columns-spanned="1" table:number-rows-spanned="2">
            <text:p>84</text:p>
          </table:table-cell>
          <table:table-cell table:number-columns-repeated="4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9</text:p>
          </table:table-cell>
          <table:table-cell office:value-type="float" office:value="356.9" calcext:value-type="float">
            <text:p>356.9</text:p>
          </table:table-cell>
          <table:table-cell office:value-type="float" office:value="11.17" calcext:value-type="float">
            <text:p>11.17</text:p>
          </table:table-cell>
          <table:table-cell office:value-type="float" office:value="8.47" calcext:value-type="float">
            <text:p>8.4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1-14</text:p>
          </table:table-cell>
          <table:table-cell office:value-type="float" office:value="321.65" calcext:value-type="float">
            <text:p>321.65</text:p>
          </table:table-cell>
          <table:table-cell office:value-type="float" office:value="11.13" calcext:value-type="float">
            <text:p>11.13</text:p>
          </table:table-cell>
          <table:table-cell office:value-type="float" office:value="1.27" calcext:value-type="float">
            <text:p>1.27</text:p>
          </table:table-cell>
          <table:table-cell table:formula="of:=[.G514]" office:value-type="float" office:value="1.27" calcext:value-type="float" table:number-columns-spanned="1" table:number-rows-spanned="2">
            <text:p>1.27</text:p>
          </table:table-cell>
          <table:table-cell table:formula="of:=DATEDIF([.D514];[.D515];&quot;d&quot;)" office:value-type="float" office:value="25" calcext:value-type="float" table:number-columns-spanned="1" table:number-rows-spanned="2">
            <text:p>25</text:p>
          </table:table-cell>
          <table:table-cell table:number-columns-repeated="4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9</text:p>
          </table:table-cell>
          <table:table-cell office:value-type="float" office:value="357.45" calcext:value-type="float">
            <text:p>357.45</text:p>
          </table:table-cell>
          <table:table-cell office:value-type="float" office:value="11.13" calcext:value-type="float">
            <text:p>11.13</text:p>
          </table:table-cell>
          <table:table-cell office:value-type="float" office:value="1.27" calcext:value-type="float">
            <text:p>1.2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11</text:p>
          </table:table-cell>
          <table:table-cell office:value-type="float" office:value="321.9" calcext:value-type="float">
            <text:p>321.9</text:p>
          </table:table-cell>
          <table:table-cell office:value-type="float" office:value="11.06" calcext:value-type="float">
            <text:p>11.06</text:p>
          </table:table-cell>
          <table:table-cell office:value-type="float" office:value="8.71" calcext:value-type="float">
            <text:p>8.71</text:p>
          </table:table-cell>
          <table:table-cell table:formula="of:=[.G516]" office:value-type="float" office:value="8.71" calcext:value-type="float" table:number-columns-spanned="1" table:number-rows-spanned="2">
            <text:p>8.71</text:p>
          </table:table-cell>
          <table:table-cell table:formula="of:=DATEDIF([.D516];[.D517];&quot;d&quot;)" office:value-type="float" office:value="89" calcext:value-type="float" table:number-columns-spanned="1" table:number-rows-spanned="2">
            <text:p>89</text:p>
          </table:table-cell>
          <table:table-cell table:number-columns-repeated="4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9</text:p>
          </table:table-cell>
          <table:table-cell office:value-type="float" office:value="357.5" calcext:value-type="float">
            <text:p>357.5</text:p>
          </table:table-cell>
          <table:table-cell office:value-type="float" office:value="11.06" calcext:value-type="float">
            <text:p>11.06</text:p>
          </table:table-cell>
          <table:table-cell office:value-type="float" office:value="8.71" calcext:value-type="float">
            <text:p>8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09</text:p>
          </table:table-cell>
          <table:table-cell office:value-type="float" office:value="324.75" calcext:value-type="float">
            <text:p>324.75</text:p>
          </table:table-cell>
          <table:table-cell office:value-type="float" office:value="10.24" calcext:value-type="float">
            <text:p>10.24</text:p>
          </table:table-cell>
          <table:table-cell office:value-type="float" office:value="5.05" calcext:value-type="float">
            <text:p>5.05</text:p>
          </table:table-cell>
          <table:table-cell table:formula="of:=[.G518]" office:value-type="float" office:value="5.05" calcext:value-type="float" table:number-columns-spanned="1" table:number-rows-spanned="2">
            <text:p>5.05</text:p>
          </table:table-cell>
          <table:table-cell table:formula="of:=DATEDIF([.D518];[.D519];&quot;d&quot;)" office:value-type="float" office:value="61" calcext:value-type="float" table:number-columns-spanned="1" table:number-rows-spanned="2">
            <text:p>61</text:p>
          </table:table-cell>
          <table:table-cell table:number-columns-repeated="4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9</text:p>
          </table:table-cell>
          <table:table-cell office:value-type="float" office:value="358" calcext:value-type="float">
            <text:p>358</text:p>
          </table:table-cell>
          <table:table-cell office:value-type="float" office:value="10.24" calcext:value-type="float">
            <text:p>10.24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2-18</text:p>
          </table:table-cell>
          <table:table-cell office:value-type="float" office:value="330.2" calcext:value-type="float">
            <text:p>330.2</text:p>
          </table:table-cell>
          <table:table-cell office:value-type="float" office:value="5.65" calcext:value-type="float">
            <text:p>5.65</text:p>
          </table:table-cell>
          <table:table-cell office:value-type="float" office:value="0.82" calcext:value-type="float">
            <text:p>0.82</text:p>
          </table:table-cell>
          <table:table-cell table:formula="of:=[.G520]" office:value-type="float" office:value="0.82" calcext:value-type="float" table:number-columns-spanned="1" table:number-rows-spanned="2">
            <text:p>0.82</text:p>
          </table:table-cell>
          <table:table-cell table:formula="of:=DATEDIF([.D520];[.D521];&quot;d&quot;)" office:value-type="float" office:value="17" calcext:value-type="float" table:number-columns-spanned="1" table:number-rows-spanned="2">
            <text:p>17</text:p>
          </table:table-cell>
          <table:table-cell table:number-columns-repeated="4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7</text:p>
          </table:table-cell>
          <table:table-cell office:value-type="float" office:value="348.85" calcext:value-type="float">
            <text:p>348.85</text:p>
          </table:table-cell>
          <table:table-cell office:value-type="float" office:value="5.65" calcext:value-type="float">
            <text:p>5.65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1-25</text:p>
          </table:table-cell>
          <table:table-cell office:value-type="float" office:value="329.5" calcext:value-type="float">
            <text:p>329.5</text:p>
          </table:table-cell>
          <table:table-cell office:value-type="float" office:value="10.47" calcext:value-type="float">
            <text:p>10.47</text:p>
          </table:table-cell>
          <table:table-cell office:value-type="float" office:value="6.4" calcext:value-type="float">
            <text:p>6.4</text:p>
          </table:table-cell>
          <table:table-cell table:formula="of:=[.G522]" office:value-type="float" office:value="6.4" calcext:value-type="float" table:number-columns-spanned="1" table:number-rows-spanned="2">
            <text:p>6.4</text:p>
          </table:table-cell>
          <table:table-cell table:formula="of:=DATEDIF([.D522];[.D523];&quot;d&quot;)" office:value-type="float" office:value="105" calcext:value-type="float" table:number-columns-spanned="1" table:number-rows-spanned="2">
            <text:p>105</text:p>
          </table:table-cell>
          <table:table-cell table:number-columns-repeated="4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10</text:p>
          </table:table-cell>
          <table:table-cell office:value-type="float" office:value="364" calcext:value-type="float">
            <text:p>364</text:p>
          </table:table-cell>
          <table:table-cell office:value-type="float" office:value="10.47" calcext:value-type="float">
            <text:p>10.47</text:p>
          </table:table-cell>
          <table:table-cell office:value-type="float" office:value="6.4" calcext:value-type="float">
            <text:p>6.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10</text:p>
          </table:table-cell>
          <table:table-cell office:value-type="float" office:value="314" calcext:value-type="float">
            <text:p>314</text:p>
          </table:table-cell>
          <table:table-cell office:value-type="float" office:value="16.04" calcext:value-type="float">
            <text:p>16.04</text:p>
          </table:table-cell>
          <table:table-cell office:value-type="float" office:value="15.92" calcext:value-type="float">
            <text:p>15.92</text:p>
          </table:table-cell>
          <table:table-cell table:formula="of:=[.G524]" office:value-type="float" office:value="15.92" calcext:value-type="float" table:number-columns-spanned="1" table:number-rows-spanned="2">
            <text:p>15.92</text:p>
          </table:table-cell>
          <table:table-cell table:formula="of:=DATEDIF([.D524];[.D525];&quot;d&quot;)" office:value-type="float" office:value="334" calcext:value-type="float" table:number-columns-spanned="1" table:number-rows-spanned="2">
            <text:p>334</text:p>
          </table:table-cell>
          <table:table-cell table:number-columns-repeated="4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10</text:p>
          </table:table-cell>
          <table:table-cell office:value-type="float" office:value="364.35" calcext:value-type="float">
            <text:p>364.35</text:p>
          </table:table-cell>
          <table:table-cell office:value-type="float" office:value="16.04" calcext:value-type="float">
            <text:p>16.04</text:p>
          </table:table-cell>
          <table:table-cell office:value-type="float" office:value="15.92" calcext:value-type="float">
            <text:p>15.9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2-18</text:p>
          </table:table-cell>
          <table:table-cell office:value-type="float" office:value="330.2" calcext:value-type="float">
            <text:p>330.2</text:p>
          </table:table-cell>
          <table:table-cell office:value-type="float" office:value="10.68" calcext:value-type="float">
            <text:p>10.68</text:p>
          </table:table-cell>
          <table:table-cell office:value-type="float" office:value="0.82" calcext:value-type="float">
            <text:p>0.82</text:p>
          </table:table-cell>
          <table:table-cell table:formula="of:=[.G526]" office:value-type="float" office:value="0.82" calcext:value-type="float" table:number-columns-spanned="1" table:number-rows-spanned="2">
            <text:p>0.82</text:p>
          </table:table-cell>
          <table:table-cell table:formula="of:=DATEDIF([.D526];[.D527];&quot;d&quot;)" office:value-type="float" office:value="20" calcext:value-type="float" table:number-columns-spanned="1" table:number-rows-spanned="2">
            <text:p>20</text:p>
          </table:table-cell>
          <table:table-cell table:number-columns-repeated="4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10</text:p>
          </table:table-cell>
          <table:table-cell office:value-type="float" office:value="365.45" calcext:value-type="float">
            <text:p>365.45</text:p>
          </table:table-cell>
          <table:table-cell office:value-type="float" office:value="10.68" calcext:value-type="float">
            <text:p>10.68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03</text:p>
          </table:table-cell>
          <table:table-cell office:value-type="float" office:value="318.85" calcext:value-type="float">
            <text:p>318.85</text:p>
          </table:table-cell>
          <table:table-cell office:value-type="float" office:value="15.24" calcext:value-type="float">
            <text:p>15.24</text:p>
          </table:table-cell>
          <table:table-cell office:value-type="float" office:value="3.29" calcext:value-type="float">
            <text:p>3.29</text:p>
          </table:table-cell>
          <table:table-cell table:formula="of:=[.G528]" office:value-type="float" office:value="3.29" calcext:value-type="float" table:number-columns-spanned="1" table:number-rows-spanned="2">
            <text:p>3.29</text:p>
          </table:table-cell>
          <table:table-cell table:formula="of:=DATEDIF([.D528];[.D529];&quot;d&quot;)" office:value-type="float" office:value="158" calcext:value-type="float" table:number-columns-spanned="1" table:number-rows-spanned="2">
            <text:p>158</text:p>
          </table:table-cell>
          <table:table-cell table:number-columns-repeated="4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10</text:p>
          </table:table-cell>
          <table:table-cell office:value-type="float" office:value="367.45" calcext:value-type="float">
            <text:p>367.45</text:p>
          </table:table-cell>
          <table:table-cell office:value-type="float" office:value="15.24" calcext:value-type="float">
            <text:p>15.24</text:p>
          </table:table-cell>
          <table:table-cell office:value-type="float" office:value="3.29" calcext:value-type="float">
            <text:p>3.2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6-28</text:p>
          </table:table-cell>
          <table:table-cell office:value-type="float" office:value="333.25" calcext:value-type="float">
            <text:p>333.25</text:p>
          </table:table-cell>
          <table:table-cell office:value-type="float" office:value="11.12" calcext:value-type="float">
            <text:p>11.12</text:p>
          </table:table-cell>
          <table:table-cell office:value-type="float" office:value="20.78" calcext:value-type="float">
            <text:p>20.78</text:p>
          </table:table-cell>
          <table:table-cell table:formula="of:=[.G530]" office:value-type="float" office:value="20.78" calcext:value-type="float" table:number-columns-spanned="1" table:number-rows-spanned="2">
            <text:p>20.78</text:p>
          </table:table-cell>
          <table:table-cell table:formula="of:=DATEDIF([.D530];[.D531];&quot;d&quot;)" office:value-type="float" office:value="258" calcext:value-type="float" table:number-columns-spanned="1" table:number-rows-spanned="2">
            <text:p>258</text:p>
          </table:table-cell>
          <table:table-cell table:number-columns-repeated="4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13</text:p>
          </table:table-cell>
          <table:table-cell office:value-type="float" office:value="370.3" calcext:value-type="float">
            <text:p>370.3</text:p>
          </table:table-cell>
          <table:table-cell office:value-type="float" office:value="11.12" calcext:value-type="float">
            <text:p>11.12</text:p>
          </table:table-cell>
          <table:table-cell office:value-type="float" office:value="20.78" calcext:value-type="float">
            <text:p>20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6</text:p>
          </table:table-cell>
          <table:table-cell office:value-type="float" office:value="321.05" calcext:value-type="float">
            <text:p>321.05</text:p>
          </table:table-cell>
          <table:table-cell office:value-type="float" office:value="16.23" calcext:value-type="float">
            <text:p>16.23</text:p>
          </table:table-cell>
          <table:table-cell office:value-type="float" office:value="8.47" calcext:value-type="float">
            <text:p>8.47</text:p>
          </table:table-cell>
          <table:table-cell table:formula="of:=[.G532]" office:value-type="float" office:value="8.47" calcext:value-type="float" table:number-columns-spanned="1" table:number-rows-spanned="2">
            <text:p>8.47</text:p>
          </table:table-cell>
          <table:table-cell table:formula="of:=DATEDIF([.D532];[.D533];&quot;d&quot;)" office:value-type="float" office:value="178" calcext:value-type="float" table:number-columns-spanned="1" table:number-rows-spanned="2">
            <text:p>178</text:p>
          </table:table-cell>
          <table:table-cell table:number-columns-repeated="4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13</text:p>
          </table:table-cell>
          <table:table-cell office:value-type="float" office:value="373.15" calcext:value-type="float">
            <text:p>373.15</text:p>
          </table:table-cell>
          <table:table-cell office:value-type="float" office:value="16.23" calcext:value-type="float">
            <text:p>16.23</text:p>
          </table:table-cell>
          <table:table-cell office:value-type="float" office:value="8.47" calcext:value-type="float">
            <text:p>8.4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1-14</text:p>
          </table:table-cell>
          <table:table-cell office:value-type="float" office:value="321.65" calcext:value-type="float">
            <text:p>321.65</text:p>
          </table:table-cell>
          <table:table-cell office:value-type="float" office:value="16.18" calcext:value-type="float">
            <text:p>16.18</text:p>
          </table:table-cell>
          <table:table-cell office:value-type="float" office:value="4.12" calcext:value-type="float">
            <text:p>4.12</text:p>
          </table:table-cell>
          <table:table-cell table:formula="of:=[.G534]" office:value-type="float" office:value="4.12" calcext:value-type="float" table:number-columns-spanned="1" table:number-rows-spanned="2">
            <text:p>4.12</text:p>
          </table:table-cell>
          <table:table-cell table:formula="of:=DATEDIF([.D534];[.D535];&quot;d&quot;)" office:value-type="float" office:value="119" calcext:value-type="float" table:number-columns-spanned="1" table:number-rows-spanned="2">
            <text:p>119</text:p>
          </table:table-cell>
          <table:table-cell table:number-columns-repeated="4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13</text:p>
          </table:table-cell>
          <table:table-cell office:value-type="float" office:value="373.7" calcext:value-type="float">
            <text:p>373.7</text:p>
          </table:table-cell>
          <table:table-cell office:value-type="float" office:value="16.18" calcext:value-type="float">
            <text:p>16.18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1</text:p>
          </table:table-cell>
          <table:table-cell office:value-type="float" office:value="321.9" calcext:value-type="float">
            <text:p>321.9</text:p>
          </table:table-cell>
          <table:table-cell office:value-type="float" office:value="16.11" calcext:value-type="float">
            <text:p>16.11</text:p>
          </table:table-cell>
          <table:table-cell office:value-type="float" office:value="8.71" calcext:value-type="float">
            <text:p>8.71</text:p>
          </table:table-cell>
          <table:table-cell table:formula="of:=[.G536]" office:value-type="float" office:value="8.71" calcext:value-type="float" table:number-columns-spanned="1" table:number-rows-spanned="2">
            <text:p>8.71</text:p>
          </table:table-cell>
          <table:table-cell table:formula="of:=DATEDIF([.D536];[.D537];&quot;d&quot;)" office:value-type="float" office:value="183" calcext:value-type="float" table:number-columns-spanned="1" table:number-rows-spanned="2">
            <text:p>183</text:p>
          </table:table-cell>
          <table:table-cell table:number-columns-repeated="4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13</text:p>
          </table:table-cell>
          <table:table-cell office:value-type="float" office:value="373.75" calcext:value-type="float">
            <text:p>373.75</text:p>
          </table:table-cell>
          <table:table-cell office:value-type="float" office:value="16.11" calcext:value-type="float">
            <text:p>16.11</text:p>
          </table:table-cell>
          <table:table-cell office:value-type="float" office:value="8.71" calcext:value-type="float">
            <text:p>8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09</text:p>
          </table:table-cell>
          <table:table-cell office:value-type="float" office:value="324.75" calcext:value-type="float">
            <text:p>324.75</text:p>
          </table:table-cell>
          <table:table-cell office:value-type="float" office:value="15.26" calcext:value-type="float">
            <text:p>15.26</text:p>
          </table:table-cell>
          <table:table-cell office:value-type="float" office:value="5.05" calcext:value-type="float">
            <text:p>5.05</text:p>
          </table:table-cell>
          <table:table-cell table:formula="of:=[.G538]" office:value-type="float" office:value="5.05" calcext:value-type="float" table:number-columns-spanned="1" table:number-rows-spanned="2">
            <text:p>5.05</text:p>
          </table:table-cell>
          <table:table-cell table:formula="of:=DATEDIF([.D538];[.D539];&quot;d&quot;)" office:value-type="float" office:value="155" calcext:value-type="float" table:number-columns-spanned="1" table:number-rows-spanned="2">
            <text:p>155</text:p>
          </table:table-cell>
          <table:table-cell table:number-columns-repeated="4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13</text:p>
          </table:table-cell>
          <table:table-cell office:value-type="float" office:value="374.3" calcext:value-type="float">
            <text:p>374.3</text:p>
          </table:table-cell>
          <table:table-cell office:value-type="float" office:value="15.26" calcext:value-type="float">
            <text:p>15.26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05</text:p>
          </table:table-cell>
          <table:table-cell office:value-type="float" office:value="311.6" calcext:value-type="float">
            <text:p>311.6</text:p>
          </table:table-cell>
          <table:table-cell office:value-type="float" office:value="20.62" calcext:value-type="float">
            <text:p>20.62</text:p>
          </table:table-cell>
          <table:table-cell office:value-type="float" office:value="15.28" calcext:value-type="float">
            <text:p>15.28</text:p>
          </table:table-cell>
          <table:table-cell table:formula="of:=[.G540]" office:value-type="float" office:value="15.28" calcext:value-type="float" table:number-columns-spanned="1" table:number-rows-spanned="2">
            <text:p>15.28</text:p>
          </table:table-cell>
          <table:table-cell table:formula="of:=DATEDIF([.D540];[.D541];&quot;d&quot;)" office:value-type="float" office:value="353" calcext:value-type="float" table:number-columns-spanned="1" table:number-rows-spanned="2">
            <text:p>353</text:p>
          </table:table-cell>
          <table:table-cell table:number-columns-repeated="4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24</text:p>
          </table:table-cell>
          <table:table-cell office:value-type="float" office:value="375.85" calcext:value-type="float">
            <text:p>375.85</text:p>
          </table:table-cell>
          <table:table-cell office:value-type="float" office:value="20.62" calcext:value-type="float">
            <text:p>20.62</text:p>
          </table:table-cell>
          <table:table-cell office:value-type="float" office:value="15.28" calcext:value-type="float">
            <text:p>15.2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28</text:p>
          </table:table-cell>
          <table:table-cell office:value-type="float" office:value="312.65" calcext:value-type="float">
            <text:p>312.65</text:p>
          </table:table-cell>
          <table:table-cell office:value-type="float" office:value="21.13" calcext:value-type="float">
            <text:p>21.13</text:p>
          </table:table-cell>
          <table:table-cell office:value-type="float" office:value="15.56" calcext:value-type="float">
            <text:p>15.56</text:p>
          </table:table-cell>
          <table:table-cell table:formula="of:=[.G542]" office:value-type="float" office:value="15.56" calcext:value-type="float" table:number-columns-spanned="1" table:number-rows-spanned="2">
            <text:p>15.56</text:p>
          </table:table-cell>
          <table:table-cell table:formula="of:=DATEDIF([.D542];[.D543];&quot;d&quot;)" office:value-type="float" office:value="362" calcext:value-type="float" table:number-columns-spanned="1" table:number-rows-spanned="2">
            <text:p>362</text:p>
          </table:table-cell>
          <table:table-cell table:number-columns-repeated="4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25</text:p>
          </table:table-cell>
          <table:table-cell office:value-type="float" office:value="378.7" calcext:value-type="float">
            <text:p>378.7</text:p>
          </table:table-cell>
          <table:table-cell office:value-type="float" office:value="21.13" calcext:value-type="float">
            <text:p>21.13</text:p>
          </table:table-cell>
          <table:table-cell office:value-type="float" office:value="15.56" calcext:value-type="float">
            <text:p>15.5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10</text:p>
          </table:table-cell>
          <table:table-cell office:value-type="float" office:value="314" calcext:value-type="float">
            <text:p>314</text:p>
          </table:table-cell>
          <table:table-cell office:value-type="float" office:value="21.08" calcext:value-type="float">
            <text:p>21.08</text:p>
          </table:table-cell>
          <table:table-cell office:value-type="float" office:value="15.92" calcext:value-type="float">
            <text:p>15.92</text:p>
          </table:table-cell>
          <table:table-cell table:formula="of:=[.G544]" office:value-type="float" office:value="15.92" calcext:value-type="float" table:number-columns-spanned="1" table:number-rows-spanned="2">
            <text:p>15.92</text:p>
          </table:table-cell>
          <table:table-cell table:formula="of:=DATEDIF([.D544];[.D545];&quot;d&quot;)" office:value-type="float" office:value="349" calcext:value-type="float" table:number-columns-spanned="1" table:number-rows-spanned="2">
            <text:p>349</text:p>
          </table:table-cell>
          <table:table-cell table:number-columns-repeated="4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25</text:p>
          </table:table-cell>
          <table:table-cell office:value-type="float" office:value="380.2" calcext:value-type="float">
            <text:p>380.2</text:p>
          </table:table-cell>
          <table:table-cell office:value-type="float" office:value="21.08" calcext:value-type="float">
            <text:p>21.08</text:p>
          </table:table-cell>
          <table:table-cell office:value-type="float" office:value="15.92" calcext:value-type="float">
            <text:p>15.9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1-25</text:p>
          </table:table-cell>
          <table:table-cell office:value-type="float" office:value="329.5" calcext:value-type="float">
            <text:p>329.5</text:p>
          </table:table-cell>
          <table:table-cell office:value-type="float" office:value="15.49" calcext:value-type="float">
            <text:p>15.49</text:p>
          </table:table-cell>
          <table:table-cell office:value-type="float" office:value="6.4" calcext:value-type="float">
            <text:p>6.4</text:p>
          </table:table-cell>
          <table:table-cell table:formula="of:=[.G546]" office:value-type="float" office:value="6.4" calcext:value-type="float" table:number-columns-spanned="1" table:number-rows-spanned="2">
            <text:p>6.4</text:p>
          </table:table-cell>
          <table:table-cell table:formula="of:=DATEDIF([.D546];[.D547];&quot;d&quot;)" office:value-type="float" office:value="168" calcext:value-type="float" table:number-columns-spanned="1" table:number-rows-spanned="2">
            <text:p>168</text:p>
          </table:table-cell>
          <table:table-cell table:number-columns-repeated="4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2</text:p>
          </table:table-cell>
          <table:table-cell office:value-type="float" office:value="380.55" calcext:value-type="float">
            <text:p>380.55</text:p>
          </table:table-cell>
          <table:table-cell office:value-type="float" office:value="15.49" calcext:value-type="float">
            <text:p>15.49</text:p>
          </table:table-cell>
          <table:table-cell office:value-type="float" office:value="6.4" calcext:value-type="float">
            <text:p>6.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2-18</text:p>
          </table:table-cell>
          <table:table-cell office:value-type="float" office:value="330.2" calcext:value-type="float">
            <text:p>330.2</text:p>
          </table:table-cell>
          <table:table-cell office:value-type="float" office:value="15.7" calcext:value-type="float">
            <text:p>15.7</text:p>
          </table:table-cell>
          <table:table-cell office:value-type="float" office:value="0.82" calcext:value-type="float">
            <text:p>0.82</text:p>
          </table:table-cell>
          <table:table-cell table:formula="of:=[.G548]" office:value-type="float" office:value="0.82" calcext:value-type="float" table:number-columns-spanned="1" table:number-rows-spanned="2">
            <text:p>0.82</text:p>
          </table:table-cell>
          <table:table-cell table:formula="of:=DATEDIF([.D548];[.D549];&quot;d&quot;)" office:value-type="float" office:value="83" calcext:value-type="float" table:number-columns-spanned="1" table:number-rows-spanned="2">
            <text:p>83</text:p>
          </table:table-cell>
          <table:table-cell table:number-columns-repeated="4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2</text:p>
          </table:table-cell>
          <table:table-cell office:value-type="float" office:value="382.05" calcext:value-type="float">
            <text:p>382.05</text:p>
          </table:table-cell>
          <table:table-cell office:value-type="float" office:value="15.7" calcext:value-type="float">
            <text:p>15.7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03</text:p>
          </table:table-cell>
          <table:table-cell office:value-type="float" office:value="318.85" calcext:value-type="float">
            <text:p>318.85</text:p>
          </table:table-cell>
          <table:table-cell office:value-type="float" office:value="20.24" calcext:value-type="float">
            <text:p>20.24</text:p>
          </table:table-cell>
          <table:table-cell office:value-type="float" office:value="3.29" calcext:value-type="float">
            <text:p>3.29</text:p>
          </table:table-cell>
          <table:table-cell table:formula="of:=[.G550]" office:value-type="float" office:value="3.29" calcext:value-type="float" table:number-columns-spanned="1" table:number-rows-spanned="2">
            <text:p>3.29</text:p>
          </table:table-cell>
          <table:table-cell table:formula="of:=DATEDIF([.D550];[.D551];&quot;d&quot;)" office:value-type="float" office:value="221" calcext:value-type="float" table:number-columns-spanned="1" table:number-rows-spanned="2">
            <text:p>221</text:p>
          </table:table-cell>
          <table:table-cell table:number-columns-repeated="4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2</text:p>
          </table:table-cell>
          <table:table-cell office:value-type="float" office:value="383.4" calcext:value-type="float">
            <text:p>383.4</text:p>
          </table:table-cell>
          <table:table-cell office:value-type="float" office:value="20.24" calcext:value-type="float">
            <text:p>20.24</text:p>
          </table:table-cell>
          <table:table-cell office:value-type="float" office:value="3.29" calcext:value-type="float">
            <text:p>3.2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6-28</text:p>
          </table:table-cell>
          <table:table-cell office:value-type="float" office:value="333.25" calcext:value-type="float">
            <text:p>333.25</text:p>
          </table:table-cell>
          <table:table-cell office:value-type="float" office:value="16.16" calcext:value-type="float">
            <text:p>16.16</text:p>
          </table:table-cell>
          <table:table-cell office:value-type="float" office:value="20.78" calcext:value-type="float">
            <text:p>20.78</text:p>
          </table:table-cell>
          <table:table-cell table:formula="of:=[.G552]" office:value-type="float" office:value="20.78" calcext:value-type="float" table:number-columns-spanned="1" table:number-rows-spanned="2">
            <text:p>20.78</text:p>
          </table:table-cell>
          <table:table-cell table:formula="of:=DATEDIF([.D552];[.D553];&quot;d&quot;)" office:value-type="float" office:value="318" calcext:value-type="float" table:number-columns-spanned="1" table:number-rows-spanned="2">
            <text:p>318</text:p>
          </table:table-cell>
          <table:table-cell table:number-columns-repeated="4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2</text:p>
          </table:table-cell>
          <table:table-cell office:value-type="float" office:value="387.1" calcext:value-type="float">
            <text:p>387.1</text:p>
          </table:table-cell>
          <table:table-cell office:value-type="float" office:value="16.16" calcext:value-type="float">
            <text:p>16.16</text:p>
          </table:table-cell>
          <table:table-cell office:value-type="float" office:value="20.78" calcext:value-type="float">
            <text:p>20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16</text:p>
          </table:table-cell>
          <table:table-cell office:value-type="float" office:value="321.05" calcext:value-type="float">
            <text:p>321.05</text:p>
          </table:table-cell>
          <table:table-cell office:value-type="float" office:value="21.27" calcext:value-type="float">
            <text:p>21.27</text:p>
          </table:table-cell>
          <table:table-cell office:value-type="float" office:value="8.47" calcext:value-type="float">
            <text:p>8.47</text:p>
          </table:table-cell>
          <table:table-cell table:formula="of:=[.G554]" office:value-type="float" office:value="8.47" calcext:value-type="float" table:number-columns-spanned="1" table:number-rows-spanned="2">
            <text:p>8.47</text:p>
          </table:table-cell>
          <table:table-cell table:formula="of:=DATEDIF([.D554];[.D555];&quot;d&quot;)" office:value-type="float" office:value="238" calcext:value-type="float" table:number-columns-spanned="1" table:number-rows-spanned="2">
            <text:p>238</text:p>
          </table:table-cell>
          <table:table-cell table:number-columns-repeated="4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2</text:p>
          </table:table-cell>
          <table:table-cell office:value-type="float" office:value="389.35" calcext:value-type="float">
            <text:p>389.35</text:p>
          </table:table-cell>
          <table:table-cell office:value-type="float" office:value="21.27" calcext:value-type="float">
            <text:p>21.27</text:p>
          </table:table-cell>
          <table:table-cell office:value-type="float" office:value="8.47" calcext:value-type="float">
            <text:p>8.4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1-14</text:p>
          </table:table-cell>
          <table:table-cell office:value-type="float" office:value="321.65" calcext:value-type="float">
            <text:p>321.65</text:p>
          </table:table-cell>
          <table:table-cell office:value-type="float" office:value="21.23" calcext:value-type="float">
            <text:p>21.23</text:p>
          </table:table-cell>
          <table:table-cell office:value-type="float" office:value="4.12" calcext:value-type="float">
            <text:p>4.12</text:p>
          </table:table-cell>
          <table:table-cell table:formula="of:=[.G556]" office:value-type="float" office:value="4.12" calcext:value-type="float" table:number-columns-spanned="1" table:number-rows-spanned="2">
            <text:p>4.12</text:p>
          </table:table-cell>
          <table:table-cell table:formula="of:=DATEDIF([.D556];[.D557];&quot;d&quot;)" office:value-type="float" office:value="179" calcext:value-type="float" table:number-columns-spanned="1" table:number-rows-spanned="2">
            <text:p>179</text:p>
          </table:table-cell>
          <table:table-cell table:number-columns-repeated="4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2</text:p>
          </table:table-cell>
          <table:table-cell office:value-type="float" office:value="389.95" calcext:value-type="float">
            <text:p>389.95</text:p>
          </table:table-cell>
          <table:table-cell office:value-type="float" office:value="21.23" calcext:value-type="float">
            <text:p>21.23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11</text:p>
          </table:table-cell>
          <table:table-cell office:value-type="float" office:value="321.9" calcext:value-type="float">
            <text:p>321.9</text:p>
          </table:table-cell>
          <table:table-cell office:value-type="float" office:value="21.16" calcext:value-type="float">
            <text:p>21.16</text:p>
          </table:table-cell>
          <table:table-cell office:value-type="float" office:value="8.71" calcext:value-type="float">
            <text:p>8.71</text:p>
          </table:table-cell>
          <table:table-cell table:formula="of:=[.G558]" office:value-type="float" office:value="8.71" calcext:value-type="float" table:number-columns-spanned="1" table:number-rows-spanned="2">
            <text:p>8.71</text:p>
          </table:table-cell>
          <table:table-cell table:formula="of:=DATEDIF([.D558];[.D559];&quot;d&quot;)" office:value-type="float" office:value="243" calcext:value-type="float" table:number-columns-spanned="1" table:number-rows-spanned="2">
            <text:p>243</text:p>
          </table:table-cell>
          <table:table-cell table:number-columns-repeated="4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2</text:p>
          </table:table-cell>
          <table:table-cell office:value-type="float" office:value="390" calcext:value-type="float">
            <text:p>390</text:p>
          </table:table-cell>
          <table:table-cell office:value-type="float" office:value="21.16" calcext:value-type="float">
            <text:p>21.16</text:p>
          </table:table-cell>
          <table:table-cell office:value-type="float" office:value="8.71" calcext:value-type="float">
            <text:p>8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09</text:p>
          </table:table-cell>
          <table:table-cell office:value-type="float" office:value="324.75" calcext:value-type="float">
            <text:p>324.75</text:p>
          </table:table-cell>
          <table:table-cell office:value-type="float" office:value="20.26" calcext:value-type="float">
            <text:p>20.26</text:p>
          </table:table-cell>
          <table:table-cell office:value-type="float" office:value="5.05" calcext:value-type="float">
            <text:p>5.05</text:p>
          </table:table-cell>
          <table:table-cell table:formula="of:=[.G560]" office:value-type="float" office:value="5.05" calcext:value-type="float" table:number-columns-spanned="1" table:number-rows-spanned="2">
            <text:p>5.05</text:p>
          </table:table-cell>
          <table:table-cell table:formula="of:=DATEDIF([.D560];[.D561];&quot;d&quot;)" office:value-type="float" office:value="215" calcext:value-type="float" table:number-columns-spanned="1" table:number-rows-spanned="2">
            <text:p>215</text:p>
          </table:table-cell>
          <table:table-cell table:number-columns-repeated="4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2</text:p>
          </table:table-cell>
          <table:table-cell office:value-type="float" office:value="390.55" calcext:value-type="float">
            <text:p>390.55</text:p>
          </table:table-cell>
          <table:table-cell office:value-type="float" office:value="20.26" calcext:value-type="float">
            <text:p>20.26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4-05</text:p>
          </table:table-cell>
          <table:table-cell office:value-type="float" office:value="311.6" calcext:value-type="float">
            <text:p>311.6</text:p>
          </table:table-cell>
          <table:table-cell office:value-type="float" office:value="25.66" calcext:value-type="float">
            <text:p>25.66</text:p>
          </table:table-cell>
          <table:table-cell office:value-type="float" office:value="15.28" calcext:value-type="float">
            <text:p>15.28</text:p>
          </table:table-cell>
          <table:table-cell table:formula="of:=[.G562]" office:value-type="float" office:value="15.28" calcext:value-type="float" table:number-columns-spanned="1" table:number-rows-spanned="2">
            <text:p>15.28</text:p>
          </table:table-cell>
          <table:table-cell table:formula="of:=DATEDIF([.D562];[.D563];&quot;d&quot;)" office:value-type="float" office:value="402" calcext:value-type="float" table:number-columns-spanned="1" table:number-rows-spanned="2">
            <text:p>40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2</text:p>
          </table:table-cell>
          <table:table-cell office:value-type="float" office:value="391.55" calcext:value-type="float">
            <text:p>391.55</text:p>
          </table:table-cell>
          <table:table-cell office:value-type="float" office:value="25.66" calcext:value-type="float">
            <text:p>25.66</text:p>
          </table:table-cell>
          <table:table-cell office:value-type="float" office:value="15.28" calcext:value-type="float">
            <text:p>15.2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28</text:p>
          </table:table-cell>
          <table:table-cell office:value-type="float" office:value="312.65" calcext:value-type="float">
            <text:p>312.65</text:p>
          </table:table-cell>
          <table:table-cell office:value-type="float" office:value="26.18" calcext:value-type="float">
            <text:p>26.18</text:p>
          </table:table-cell>
          <table:table-cell office:value-type="float" office:value="15.56" calcext:value-type="float">
            <text:p>15.56</text:p>
          </table:table-cell>
          <table:table-cell table:formula="of:=[.G564]" office:value-type="float" office:value="15.56" calcext:value-type="float" table:number-columns-spanned="1" table:number-rows-spanned="2">
            <text:p>15.56</text:p>
          </table:table-cell>
          <table:table-cell table:formula="of:=DATEDIF([.D564];[.D565];&quot;d&quot;)" office:value-type="float" office:value="410" calcext:value-type="float" table:number-columns-spanned="1" table:number-rows-spanned="2">
            <text:p>41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2</text:p>
          </table:table-cell>
          <table:table-cell office:value-type="float" office:value="394.5" calcext:value-type="float">
            <text:p>394.5</text:p>
          </table:table-cell>
          <table:table-cell office:value-type="float" office:value="26.18" calcext:value-type="float">
            <text:p>26.18</text:p>
          </table:table-cell>
          <table:table-cell office:value-type="float" office:value="15.56" calcext:value-type="float">
            <text:p>15.56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4-10</text:p>
          </table:table-cell>
          <table:table-cell office:value-type="float" office:value="314" calcext:value-type="float">
            <text:p>314</text:p>
          </table:table-cell>
          <table:table-cell office:value-type="float" office:value="26.13" calcext:value-type="float">
            <text:p>26.13</text:p>
          </table:table-cell>
          <table:table-cell office:value-type="float" office:value="15.92" calcext:value-type="float">
            <text:p>15.92</text:p>
          </table:table-cell>
          <table:table-cell table:formula="of:=[.G566]" office:value-type="float" office:value="15.92" calcext:value-type="float" table:number-columns-spanned="1" table:number-rows-spanned="2">
            <text:p>15.92</text:p>
          </table:table-cell>
          <table:table-cell table:formula="of:=DATEDIF([.D566];[.D567];&quot;d&quot;)" office:value-type="float" office:value="397" calcext:value-type="float" table:number-columns-spanned="1" table:number-rows-spanned="2">
            <text:p>397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2</text:p>
          </table:table-cell>
          <table:table-cell office:value-type="float" office:value="396.05" calcext:value-type="float">
            <text:p>396.05</text:p>
          </table:table-cell>
          <table:table-cell office:value-type="float" office:value="26.13" calcext:value-type="float">
            <text:p>26.13</text:p>
          </table:table-cell>
          <table:table-cell office:value-type="float" office:value="15.92" calcext:value-type="float">
            <text:p>15.9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1-25</text:p>
          </table:table-cell>
          <table:table-cell office:value-type="float" office:value="329.5" calcext:value-type="float">
            <text:p>329.5</text:p>
          </table:table-cell>
          <table:table-cell office:value-type="float" office:value="20.5" calcext:value-type="float">
            <text:p>20.5</text:p>
          </table:table-cell>
          <table:table-cell office:value-type="float" office:value="6.4" calcext:value-type="float">
            <text:p>6.4</text:p>
          </table:table-cell>
          <table:table-cell table:formula="of:=[.G568]" office:value-type="float" office:value="6.4" calcext:value-type="float" table:number-columns-spanned="1" table:number-rows-spanned="2">
            <text:p>6.4</text:p>
          </table:table-cell>
          <table:table-cell table:formula="of:=DATEDIF([.D568];[.D569];&quot;d&quot;)" office:value-type="float" office:value="168" calcext:value-type="float" table:number-columns-spanned="1" table:number-rows-spanned="2">
            <text:p>168</text:p>
          </table:table-cell>
          <table:table-cell table:number-columns-repeated="4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2</text:p>
          </table:table-cell>
          <table:table-cell office:value-type="float" office:value="397.05" calcext:value-type="float">
            <text:p>397.05</text:p>
          </table:table-cell>
          <table:table-cell office:value-type="float" office:value="20.5" calcext:value-type="float">
            <text:p>20.5</text:p>
          </table:table-cell>
          <table:table-cell office:value-type="float" office:value="6.4" calcext:value-type="float">
            <text:p>6.4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03</text:p>
          </table:table-cell>
          <table:table-cell office:value-type="float" office:value="318.85" calcext:value-type="float">
            <text:p>318.85</text:p>
          </table:table-cell>
          <table:table-cell office:value-type="float" office:value="25.26" calcext:value-type="float">
            <text:p>25.26</text:p>
          </table:table-cell>
          <table:table-cell office:value-type="float" office:value="3.29" calcext:value-type="float">
            <text:p>3.29</text:p>
          </table:table-cell>
          <table:table-cell table:formula="of:=[.G570]" office:value-type="float" office:value="3.29" calcext:value-type="float" table:number-columns-spanned="1" table:number-rows-spanned="2">
            <text:p>3.29</text:p>
          </table:table-cell>
          <table:table-cell table:formula="of:=DATEDIF([.D570];[.D571];&quot;d&quot;)" office:value-type="float" office:value="222" calcext:value-type="float" table:number-columns-spanned="1" table:number-rows-spanned="2">
            <text:p>22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3</text:p>
          </table:table-cell>
          <table:table-cell office:value-type="float" office:value="399.4" calcext:value-type="float">
            <text:p>399.4</text:p>
          </table:table-cell>
          <table:table-cell office:value-type="float" office:value="25.26" calcext:value-type="float">
            <text:p>25.26</text:p>
          </table:table-cell>
          <table:table-cell office:value-type="float" office:value="3.29" calcext:value-type="float">
            <text:p>3.2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2-18</text:p>
          </table:table-cell>
          <table:table-cell office:value-type="float" office:value="330.2" calcext:value-type="float">
            <text:p>330.2</text:p>
          </table:table-cell>
          <table:table-cell office:value-type="float" office:value="20.73" calcext:value-type="float">
            <text:p>20.73</text:p>
          </table:table-cell>
          <table:table-cell office:value-type="float" office:value="0.82" calcext:value-type="float">
            <text:p>0.82</text:p>
          </table:table-cell>
          <table:table-cell table:formula="of:=[.G572]" office:value-type="float" office:value="0.82" calcext:value-type="float" table:number-columns-spanned="1" table:number-rows-spanned="2">
            <text:p>0.82</text:p>
          </table:table-cell>
          <table:table-cell table:formula="of:=DATEDIF([.D572];[.D573];&quot;d&quot;)" office:value-type="float" office:value="84" calcext:value-type="float" table:number-columns-spanned="1" table:number-rows-spanned="2">
            <text:p>84</text:p>
          </table:table-cell>
          <table:table-cell table:number-columns-repeated="4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3</text:p>
          </table:table-cell>
          <table:table-cell office:value-type="float" office:value="398.65" calcext:value-type="float">
            <text:p>398.65</text:p>
          </table:table-cell>
          <table:table-cell office:value-type="float" office:value="20.73" calcext:value-type="float">
            <text:p>20.73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6-28</text:p>
          </table:table-cell>
          <table:table-cell office:value-type="float" office:value="333.25" calcext:value-type="float">
            <text:p>333.25</text:p>
          </table:table-cell>
          <table:table-cell office:value-type="float" office:value="21.22" calcext:value-type="float">
            <text:p>21.22</text:p>
          </table:table-cell>
          <table:table-cell office:value-type="float" office:value="20.78" calcext:value-type="float">
            <text:p>20.78</text:p>
          </table:table-cell>
          <table:table-cell table:formula="of:=[.G574]" office:value-type="float" office:value="20.78" calcext:value-type="float" table:number-columns-spanned="1" table:number-rows-spanned="2">
            <text:p>20.78</text:p>
          </table:table-cell>
          <table:table-cell table:formula="of:=DATEDIF([.D574];[.D575];&quot;d&quot;)" office:value-type="float" office:value="322" calcext:value-type="float" table:number-columns-spanned="1" table:number-rows-spanned="2">
            <text:p>322</text:p>
          </table:table-cell>
          <table:table-cell table:number-columns-repeated="4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6</text:p>
          </table:table-cell>
          <table:table-cell office:value-type="float" office:value="403.95" calcext:value-type="float">
            <text:p>403.95</text:p>
          </table:table-cell>
          <table:table-cell office:value-type="float" office:value="21.22" calcext:value-type="float">
            <text:p>21.22</text:p>
          </table:table-cell>
          <table:table-cell office:value-type="float" office:value="20.78" calcext:value-type="float">
            <text:p>20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16</text:p>
          </table:table-cell>
          <table:table-cell office:value-type="float" office:value="321.05" calcext:value-type="float">
            <text:p>321.05</text:p>
          </table:table-cell>
          <table:table-cell office:value-type="float" office:value="26.34" calcext:value-type="float">
            <text:p>26.34</text:p>
          </table:table-cell>
          <table:table-cell office:value-type="float" office:value="8.47" calcext:value-type="float">
            <text:p>8.47</text:p>
          </table:table-cell>
          <table:table-cell table:formula="of:=[.G576]" office:value-type="float" office:value="8.47" calcext:value-type="float" table:number-columns-spanned="1" table:number-rows-spanned="2">
            <text:p>8.47</text:p>
          </table:table-cell>
          <table:table-cell table:formula="of:=DATEDIF([.D576];[.D577];&quot;d&quot;)" office:value-type="float" office:value="242" calcext:value-type="float" table:number-columns-spanned="1" table:number-rows-spanned="2">
            <text:p>242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05.6" calcext:value-type="float">
            <text:p>405.6</text:p>
          </table:table-cell>
          <table:table-cell office:value-type="float" office:value="26.34" calcext:value-type="float">
            <text:p>26.34</text:p>
          </table:table-cell>
          <table:table-cell office:value-type="float" office:value="8.47" calcext:value-type="float">
            <text:p>8.47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14</text:p>
          </table:table-cell>
          <table:table-cell office:value-type="float" office:value="321.65" calcext:value-type="float">
            <text:p>321.65</text:p>
          </table:table-cell>
          <table:table-cell office:value-type="float" office:value="26.29" calcext:value-type="float">
            <text:p>26.29</text:p>
          </table:table-cell>
          <table:table-cell office:value-type="float" office:value="4.12" calcext:value-type="float">
            <text:p>4.12</text:p>
          </table:table-cell>
          <table:table-cell table:formula="of:=[.G578]" office:value-type="float" office:value="4.12" calcext:value-type="float" table:number-columns-spanned="1" table:number-rows-spanned="2">
            <text:p>4.12</text:p>
          </table:table-cell>
          <table:table-cell table:formula="of:=DATEDIF([.D578];[.D579];&quot;d&quot;)" office:value-type="float" office:value="183" calcext:value-type="float" table:number-columns-spanned="1" table:number-rows-spanned="2">
            <text:p>183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06.2" calcext:value-type="float">
            <text:p>406.2</text:p>
          </table:table-cell>
          <table:table-cell office:value-type="float" office:value="26.29" calcext:value-type="float">
            <text:p>26.29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11</text:p>
          </table:table-cell>
          <table:table-cell office:value-type="float" office:value="321.9" calcext:value-type="float">
            <text:p>321.9</text:p>
          </table:table-cell>
          <table:table-cell office:value-type="float" office:value="26.2" calcext:value-type="float">
            <text:p>26.2</text:p>
          </table:table-cell>
          <table:table-cell office:value-type="float" office:value="8.71" calcext:value-type="float">
            <text:p>8.71</text:p>
          </table:table-cell>
          <table:table-cell table:formula="of:=[.G580]" office:value-type="float" office:value="8.71" calcext:value-type="float" table:number-columns-spanned="1" table:number-rows-spanned="2">
            <text:p>8.71</text:p>
          </table:table-cell>
          <table:table-cell table:formula="of:=DATEDIF([.D580];[.D581];&quot;d&quot;)" office:value-type="float" office:value="247" calcext:value-type="float" table:number-columns-spanned="1" table:number-rows-spanned="2">
            <text:p>247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06.25" calcext:value-type="float">
            <text:p>406.25</text:p>
          </table:table-cell>
          <table:table-cell office:value-type="float" office:value="26.2" calcext:value-type="float">
            <text:p>26.2</text:p>
          </table:table-cell>
          <table:table-cell office:value-type="float" office:value="8.71" calcext:value-type="float">
            <text:p>8.7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09</text:p>
          </table:table-cell>
          <table:table-cell office:value-type="float" office:value="324.75" calcext:value-type="float">
            <text:p>324.75</text:p>
          </table:table-cell>
          <table:table-cell office:value-type="float" office:value="25.28" calcext:value-type="float">
            <text:p>25.28</text:p>
          </table:table-cell>
          <table:table-cell office:value-type="float" office:value="5.05" calcext:value-type="float">
            <text:p>5.05</text:p>
          </table:table-cell>
          <table:table-cell table:formula="of:=[.G582]" office:value-type="float" office:value="5.05" calcext:value-type="float" table:number-columns-spanned="1" table:number-rows-spanned="2">
            <text:p>5.05</text:p>
          </table:table-cell>
          <table:table-cell table:formula="of:=DATEDIF([.D582];[.D583];&quot;d&quot;)" office:value-type="float" office:value="219" calcext:value-type="float" table:number-columns-spanned="1" table:number-rows-spanned="2">
            <text:p>21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06.85" calcext:value-type="float">
            <text:p>406.85</text:p>
          </table:table-cell>
          <table:table-cell office:value-type="float" office:value="25.28" calcext:value-type="float">
            <text:p>25.28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25</text:p>
          </table:table-cell>
          <table:table-cell office:value-type="float" office:value="329.5" calcext:value-type="float">
            <text:p>329.5</text:p>
          </table:table-cell>
          <table:table-cell office:value-type="float" office:value="25.52" calcext:value-type="float">
            <text:p>25.52</text:p>
          </table:table-cell>
          <table:table-cell office:value-type="float" office:value="6.4" calcext:value-type="float">
            <text:p>6.4</text:p>
          </table:table-cell>
          <table:table-cell table:formula="of:=[.G584]" office:value-type="float" office:value="6.4" calcext:value-type="float" table:number-columns-spanned="1" table:number-rows-spanned="2">
            <text:p>6.4</text:p>
          </table:table-cell>
          <table:table-cell table:formula="of:=DATEDIF([.D584];[.D585];&quot;d&quot;)" office:value-type="float" office:value="172" calcext:value-type="float" table:number-columns-spanned="1" table:number-rows-spanned="2">
            <text:p>172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13.6" calcext:value-type="float">
            <text:p>413.6</text:p>
          </table:table-cell>
          <table:table-cell office:value-type="float" office:value="25.52" calcext:value-type="float">
            <text:p>25.52</text:p>
          </table:table-cell>
          <table:table-cell office:value-type="float" office:value="6.4" calcext:value-type="float">
            <text:p>6.4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2-18</text:p>
          </table:table-cell>
          <table:table-cell office:value-type="float" office:value="330.2" calcext:value-type="float">
            <text:p>330.2</text:p>
          </table:table-cell>
          <table:table-cell office:value-type="float" office:value="25.77" calcext:value-type="float">
            <text:p>25.77</text:p>
          </table:table-cell>
          <table:table-cell office:value-type="float" office:value="0.82" calcext:value-type="float">
            <text:p>0.82</text:p>
          </table:table-cell>
          <table:table-cell table:formula="of:=[.G586]" office:value-type="float" office:value="0.82" calcext:value-type="float" table:number-columns-spanned="1" table:number-rows-spanned="2">
            <text:p>0.82</text:p>
          </table:table-cell>
          <table:table-cell table:formula="of:=DATEDIF([.D586];[.D587];&quot;d&quot;)" office:value-type="float" office:value="87" calcext:value-type="float" table:number-columns-spanned="1" table:number-rows-spanned="2">
            <text:p>87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15.3" calcext:value-type="float">
            <text:p>415.3</text:p>
          </table:table-cell>
          <table:table-cell office:value-type="float" office:value="25.77" calcext:value-type="float">
            <text:p>25.77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6-28</text:p>
          </table:table-cell>
          <table:table-cell office:value-type="float" office:value="333.25" calcext:value-type="float">
            <text:p>333.25</text:p>
          </table:table-cell>
          <table:table-cell office:value-type="float" office:value="26.27" calcext:value-type="float">
            <text:p>26.27</text:p>
          </table:table-cell>
          <table:table-cell office:value-type="float" office:value="20.78" calcext:value-type="float">
            <text:p>20.78</text:p>
          </table:table-cell>
          <table:table-cell table:formula="of:=[.G588]" office:value-type="float" office:value="20.78" calcext:value-type="float" table:number-columns-spanned="1" table:number-rows-spanned="2">
            <text:p>20.78</text:p>
          </table:table-cell>
          <table:table-cell table:formula="of:=DATEDIF([.D588];[.D589];&quot;d&quot;)" office:value-type="float" office:value="322" calcext:value-type="float" table:number-columns-spanned="1" table:number-rows-spanned="2">
            <text:p>322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6</text:p>
          </table:table-cell>
          <table:table-cell office:value-type="float" office:value="420.8" calcext:value-type="float">
            <text:p>420.8</text:p>
          </table:table-cell>
          <table:table-cell office:value-type="float" office:value="26.27" calcext:value-type="float">
            <text:p>26.27</text:p>
          </table:table-cell>
          <table:table-cell office:value-type="float" office:value="20.78" calcext:value-type="float">
            <text:p>20.7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09</text:p>
          </table:table-cell>
          <table:table-cell office:value-type="float" office:value="508.15" calcext:value-type="float">
            <text:p>508.15</text:p>
          </table:table-cell>
          <table:table-cell office:value-type="float" office:value="5.9" calcext:value-type="float">
            <text:p>5.9</text:p>
          </table:table-cell>
          <table:table-cell office:value-type="float" office:value="1.97" calcext:value-type="float">
            <text:p>1.97</text:p>
          </table:table-cell>
          <table:table-cell table:formula="of:=[.G590]" office:value-type="float" office:value="1.97" calcext:value-type="float" table:number-columns-spanned="1" table:number-rows-spanned="2">
            <text:p>1.97</text:p>
          </table:table-cell>
          <table:table-cell table:formula="of:=DATEDIF([.D590];[.D591];&quot;d&quot;)" office:value-type="float" office:value="22" calcext:value-type="float" table:number-columns-spanned="1" table:number-rows-spanned="2">
            <text:p>22</text:p>
          </table:table-cell>
          <table:table-cell table:number-columns-repeated="4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01</text:p>
          </table:table-cell>
          <table:table-cell office:value-type="float" office:value="538.15" calcext:value-type="float">
            <text:p>538.15</text:p>
          </table:table-cell>
          <table:table-cell office:value-type="float" office:value="5.9" calcext:value-type="float">
            <text:p>5.9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21</text:p>
          </table:table-cell>
          <table:table-cell office:value-type="float" office:value="522.8" calcext:value-type="float">
            <text:p>522.8</text:p>
          </table:table-cell>
          <table:table-cell office:value-type="float" office:value="5.18" calcext:value-type="float">
            <text:p>5.18</text:p>
          </table:table-cell>
          <table:table-cell office:value-type="float" office:value="0.48" calcext:value-type="float">
            <text:p>0.48</text:p>
          </table:table-cell>
          <table:table-cell table:formula="of:=[.G592]" office:value-type="float" office:value="0.48" calcext:value-type="float" table:number-columns-spanned="1" table:number-rows-spanned="2">
            <text:p>0.48</text:p>
          </table:table-cell>
          <table:table-cell table:formula="of:=DATEDIF([.D592];[.D593];&quot;d&quot;)" office:value-type="float" office:value="30" calcext:value-type="float" table:number-columns-spanned="1" table:number-rows-spanned="2">
            <text:p>30</text:p>
          </table:table-cell>
          <table:table-cell table:number-columns-repeated="4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20</text:p>
          </table:table-cell>
          <table:table-cell office:value-type="float" office:value="549.9" calcext:value-type="float">
            <text:p>549.9</text:p>
          </table:table-cell>
          <table:table-cell office:value-type="float" office:value="5.18" calcext:value-type="float">
            <text:p>5.18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29</text:p>
          </table:table-cell>
          <table:table-cell office:value-type="float" office:value="524.95" calcext:value-type="float">
            <text:p>524.95</text:p>
          </table:table-cell>
          <table:table-cell office:value-type="float" office:value="5.51" calcext:value-type="float">
            <text:p>5.51</text:p>
          </table:table-cell>
          <table:table-cell office:value-type="float" office:value="11.61" calcext:value-type="float">
            <text:p>11.61</text:p>
          </table:table-cell>
          <table:table-cell table:formula="of:=[.G594]" office:value-type="float" office:value="11.61" calcext:value-type="float" table:number-columns-spanned="1" table:number-rows-spanned="2">
            <text:p>11.61</text:p>
          </table:table-cell>
          <table:table-cell table:formula="of:=DATEDIF([.D594];[.D595];&quot;d&quot;)" office:value-type="float" office:value="88" calcext:value-type="float" table:number-columns-spanned="1" table:number-rows-spanned="2">
            <text:p>88</text:p>
          </table:table-cell>
          <table:table-cell table:number-columns-repeated="4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26</text:p>
          </table:table-cell>
          <table:table-cell office:value-type="float" office:value="553.85" calcext:value-type="float">
            <text:p>553.85</text:p>
          </table:table-cell>
          <table:table-cell office:value-type="float" office:value="5.51" calcext:value-type="float">
            <text:p>5.51</text:p>
          </table:table-cell>
          <table:table-cell office:value-type="float" office:value="11.61" calcext:value-type="float">
            <text:p>11.6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09</text:p>
          </table:table-cell>
          <table:table-cell office:value-type="float" office:value="508.15" calcext:value-type="float">
            <text:p>508.15</text:p>
          </table:table-cell>
          <table:table-cell office:value-type="float" office:value="10.94" calcext:value-type="float">
            <text:p>10.94</text:p>
          </table:table-cell>
          <table:table-cell office:value-type="float" office:value="8.69" calcext:value-type="float">
            <text:p>8.69</text:p>
          </table:table-cell>
          <table:table-cell table:formula="of:=[.G596]" office:value-type="float" office:value="8.69" calcext:value-type="float" table:number-columns-spanned="1" table:number-rows-spanned="2">
            <text:p>8.69</text:p>
          </table:table-cell>
          <table:table-cell table:formula="of:=DATEDIF([.D596];[.D597];&quot;d&quot;)" office:value-type="float" office:value="232" calcext:value-type="float" table:number-columns-spanned="1" table:number-rows-spanned="2">
            <text:p>232</text:p>
          </table:table-cell>
          <table:table-cell table:number-columns-repeated="4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4-28</text:p>
          </table:table-cell>
          <table:table-cell office:value-type="float" office:value="563.75" calcext:value-type="float">
            <text:p>563.75</text:p>
          </table:table-cell>
          <table:table-cell office:value-type="float" office:value="10.94" calcext:value-type="float">
            <text:p>10.94</text:p>
          </table:table-cell>
          <table:table-cell office:value-type="float" office:value="8.69" calcext:value-type="float">
            <text:p>8.6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21</text:p>
          </table:table-cell>
          <table:table-cell office:value-type="float" office:value="522.8" calcext:value-type="float">
            <text:p>522.8</text:p>
          </table:table-cell>
          <table:table-cell office:value-type="float" office:value="10.19" calcext:value-type="float">
            <text:p>10.19</text:p>
          </table:table-cell>
          <table:table-cell office:value-type="float" office:value="0.48" calcext:value-type="float">
            <text:p>0.48</text:p>
          </table:table-cell>
          <table:table-cell table:formula="of:=[.G598]" office:value-type="float" office:value="0.48" calcext:value-type="float" table:number-columns-spanned="1" table:number-rows-spanned="2">
            <text:p>0.48</text:p>
          </table:table-cell>
          <table:table-cell table:formula="of:=DATEDIF([.D598];[.D599];&quot;d&quot;)" office:value-type="float" office:value="56" calcext:value-type="float" table:number-columns-spanned="1" table:number-rows-spanned="2">
            <text:p>56</text:p>
          </table:table-cell>
          <table:table-cell table:number-columns-repeated="4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16</text:p>
          </table:table-cell>
          <table:table-cell office:value-type="float" office:value="576.05" calcext:value-type="float">
            <text:p>576.05</text:p>
          </table:table-cell>
          <table:table-cell office:value-type="float" office:value="10.19" calcext:value-type="float">
            <text:p>10.19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29</text:p>
          </table:table-cell>
          <table:table-cell office:value-type="float" office:value="524.95" calcext:value-type="float">
            <text:p>524.95</text:p>
          </table:table-cell>
          <table:table-cell office:value-type="float" office:value="10.53" calcext:value-type="float">
            <text:p>10.53</text:p>
          </table:table-cell>
          <table:table-cell office:value-type="float" office:value="11.61" calcext:value-type="float">
            <text:p>11.61</text:p>
          </table:table-cell>
          <table:table-cell table:formula="of:=[.G600]" office:value-type="float" office:value="11.61" calcext:value-type="float" table:number-columns-spanned="1" table:number-rows-spanned="2">
            <text:p>11.61</text:p>
          </table:table-cell>
          <table:table-cell table:formula="of:=DATEDIF([.D600];[.D601];&quot;d&quot;)" office:value-type="float" office:value="108" calcext:value-type="float" table:number-columns-spanned="1" table:number-rows-spanned="2">
            <text:p>108</text:p>
          </table:table-cell>
          <table:table-cell table:number-columns-repeated="4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16</text:p>
          </table:table-cell>
          <table:table-cell office:value-type="float" office:value="580.25" calcext:value-type="float">
            <text:p>580.25</text:p>
          </table:table-cell>
          <table:table-cell office:value-type="float" office:value="10.53" calcext:value-type="float">
            <text:p>10.53</text:p>
          </table:table-cell>
          <table:table-cell office:value-type="float" office:value="11.61" calcext:value-type="float">
            <text:p>11.6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09</text:p>
          </table:table-cell>
          <table:table-cell office:value-type="float" office:value="508.15" calcext:value-type="float">
            <text:p>508.15</text:p>
          </table:table-cell>
          <table:table-cell office:value-type="float" office:value="15.99" calcext:value-type="float">
            <text:p>15.99</text:p>
          </table:table-cell>
          <table:table-cell office:value-type="float" office:value="8.69" calcext:value-type="float">
            <text:p>8.69</text:p>
          </table:table-cell>
          <table:table-cell table:formula="of:=[.G602]" office:value-type="float" office:value="8.69" calcext:value-type="float" table:number-columns-spanned="1" table:number-rows-spanned="2">
            <text:p>8.69</text:p>
          </table:table-cell>
          <table:table-cell table:formula="of:=DATEDIF([.D602];[.D603];&quot;d&quot;)" office:value-type="float" office:value="260" calcext:value-type="float" table:number-columns-spanned="1" table:number-rows-spanned="2">
            <text:p>260</text:p>
          </table:table-cell>
          <table:table-cell table:number-columns-repeated="4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5-26</text:p>
          </table:table-cell>
          <table:table-cell office:value-type="float" office:value="589.4" calcext:value-type="float">
            <text:p>589.4</text:p>
          </table:table-cell>
          <table:table-cell office:value-type="float" office:value="15.99" calcext:value-type="float">
            <text:p>15.99</text:p>
          </table:table-cell>
          <table:table-cell office:value-type="float" office:value="8.69" calcext:value-type="float">
            <text:p>8.6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21</text:p>
          </table:table-cell>
          <table:table-cell office:value-type="float" office:value="522.8" calcext:value-type="float">
            <text:p>522.8</text:p>
          </table:table-cell>
          <table:table-cell office:value-type="float" office:value="15.2" calcext:value-type="float">
            <text:p>15.2</text:p>
          </table:table-cell>
          <table:table-cell office:value-type="float" office:value="0.48" calcext:value-type="float">
            <text:p>0.48</text:p>
          </table:table-cell>
          <table:table-cell table:formula="of:=[.G604]" office:value-type="float" office:value="0.48" calcext:value-type="float" table:number-columns-spanned="1" table:number-rows-spanned="2">
            <text:p>0.48</text:p>
          </table:table-cell>
          <table:table-cell table:formula="of:=DATEDIF([.D604];[.D605];&quot;d&quot;)" office:value-type="float" office:value="113" calcext:value-type="float" table:number-columns-spanned="1" table:number-rows-spanned="2">
            <text:p>113</text:p>
          </table:table-cell>
          <table:table-cell table:number-columns-repeated="4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7-12</text:p>
          </table:table-cell>
          <table:table-cell office:value-type="float" office:value="602.25" calcext:value-type="float">
            <text:p>602.25</text:p>
          </table:table-cell>
          <table:table-cell office:value-type="float" office:value="15.2" calcext:value-type="float">
            <text:p>15.2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1-29</text:p>
          </table:table-cell>
          <table:table-cell office:value-type="float" office:value="524.95" calcext:value-type="float">
            <text:p>524.95</text:p>
          </table:table-cell>
          <table:table-cell office:value-type="float" office:value="15.55" calcext:value-type="float">
            <text:p>15.55</text:p>
          </table:table-cell>
          <table:table-cell office:value-type="float" office:value="11.61" calcext:value-type="float">
            <text:p>11.61</text:p>
          </table:table-cell>
          <table:table-cell table:formula="of:=[.G606]" office:value-type="float" office:value="11.61" calcext:value-type="float" table:number-columns-spanned="1" table:number-rows-spanned="2">
            <text:p>11.61</text:p>
          </table:table-cell>
          <table:table-cell table:formula="of:=DATEDIF([.D606];[.D607];&quot;d&quot;)" office:value-type="float" office:value="168" calcext:value-type="float" table:number-columns-spanned="1" table:number-rows-spanned="2">
            <text:p>168</text:p>
          </table:table-cell>
          <table:table-cell table:number-columns-repeated="4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7-15</text:p>
          </table:table-cell>
          <table:table-cell office:value-type="float" office:value="606.6" calcext:value-type="float">
            <text:p>606.6</text:p>
          </table:table-cell>
          <table:table-cell office:value-type="float" office:value="15.55" calcext:value-type="float">
            <text:p>15.55</text:p>
          </table:table-cell>
          <table:table-cell office:value-type="float" office:value="11.61" calcext:value-type="float">
            <text:p>11.6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09</text:p>
          </table:table-cell>
          <table:table-cell office:value-type="float" office:value="508.15" calcext:value-type="float">
            <text:p>508.15</text:p>
          </table:table-cell>
          <table:table-cell office:value-type="float" office:value="21.03" calcext:value-type="float">
            <text:p>21.03</text:p>
          </table:table-cell>
          <table:table-cell office:value-type="float" office:value="8.69" calcext:value-type="float">
            <text:p>8.69</text:p>
          </table:table-cell>
          <table:table-cell table:formula="of:=[.G608]" office:value-type="float" office:value="8.69" calcext:value-type="float" table:number-columns-spanned="1" table:number-rows-spanned="2">
            <text:p>8.69</text:p>
          </table:table-cell>
          <table:table-cell table:formula="of:=DATEDIF([.D608];[.D609];&quot;d&quot;)" office:value-type="float" office:value="313" calcext:value-type="float" table:number-columns-spanned="1" table:number-rows-spanned="2">
            <text:p>313</text:p>
          </table:table-cell>
          <table:table-cell table:number-columns-repeated="4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7-18</text:p>
          </table:table-cell>
          <table:table-cell office:value-type="float" office:value="615" calcext:value-type="float">
            <text:p>615</text:p>
          </table:table-cell>
          <table:table-cell office:value-type="float" office:value="21.03" calcext:value-type="float">
            <text:p>21.03</text:p>
          </table:table-cell>
          <table:table-cell office:value-type="float" office:value="8.69" calcext:value-type="float">
            <text:p>8.6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21</text:p>
          </table:table-cell>
          <table:table-cell office:value-type="float" office:value="522.8" calcext:value-type="float">
            <text:p>522.8</text:p>
          </table:table-cell>
          <table:table-cell office:value-type="float" office:value="20.21" calcext:value-type="float">
            <text:p>20.21</text:p>
          </table:table-cell>
          <table:table-cell office:value-type="float" office:value="0.48" calcext:value-type="float">
            <text:p>0.48</text:p>
          </table:table-cell>
          <table:table-cell table:formula="of:=[.G610]" office:value-type="float" office:value="0.48" calcext:value-type="float" table:number-columns-spanned="1" table:number-rows-spanned="2">
            <text:p>0.48</text:p>
          </table:table-cell>
          <table:table-cell table:formula="of:=DATEDIF([.D610];[.D611];&quot;d&quot;)" office:value-type="float" office:value="133" calcext:value-type="float" table:number-columns-spanned="1" table:number-rows-spanned="2">
            <text:p>133</text:p>
          </table:table-cell>
          <table:table-cell table:number-columns-repeated="4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01</text:p>
          </table:table-cell>
          <table:table-cell office:value-type="float" office:value="628.45" calcext:value-type="float">
            <text:p>628.45</text:p>
          </table:table-cell>
          <table:table-cell office:value-type="float" office:value="20.21" calcext:value-type="float">
            <text:p>20.21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1-29</text:p>
          </table:table-cell>
          <table:table-cell office:value-type="float" office:value="524.95" calcext:value-type="float">
            <text:p>524.95</text:p>
          </table:table-cell>
          <table:table-cell office:value-type="float" office:value="20.58" calcext:value-type="float">
            <text:p>20.58</text:p>
          </table:table-cell>
          <table:table-cell office:value-type="float" office:value="11.61" calcext:value-type="float">
            <text:p>11.61</text:p>
          </table:table-cell>
          <table:table-cell table:formula="of:=[.G612]" office:value-type="float" office:value="11.61" calcext:value-type="float" table:number-columns-spanned="1" table:number-rows-spanned="2">
            <text:p>11.61</text:p>
          </table:table-cell>
          <table:table-cell table:formula="of:=DATEDIF([.D612];[.D613];&quot;d&quot;)" office:value-type="float" office:value="209" calcext:value-type="float" table:number-columns-spanned="1" table:number-rows-spanned="2">
            <text:p>209</text:p>
          </table:table-cell>
          <table:table-cell table:number-columns-repeated="4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25</text:p>
          </table:table-cell>
          <table:table-cell office:value-type="float" office:value="633" calcext:value-type="float">
            <text:p>633</text:p>
          </table:table-cell>
          <table:table-cell office:value-type="float" office:value="20.58" calcext:value-type="float">
            <text:p>20.58</text:p>
          </table:table-cell>
          <table:table-cell office:value-type="float" office:value="11.61" calcext:value-type="float">
            <text:p>11.6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09</text:p>
          </table:table-cell>
          <table:table-cell office:value-type="float" office:value="508.15" calcext:value-type="float">
            <text:p>508.15</text:p>
          </table:table-cell>
          <table:table-cell office:value-type="float" office:value="26.07" calcext:value-type="float">
            <text:p>26.07</text:p>
          </table:table-cell>
          <table:table-cell office:value-type="float" office:value="8.69" calcext:value-type="float">
            <text:p>8.69</text:p>
          </table:table-cell>
          <table:table-cell table:formula="of:=[.G614]" office:value-type="float" office:value="8.69" calcext:value-type="float" table:number-columns-spanned="1" table:number-rows-spanned="2">
            <text:p>8.69</text:p>
          </table:table-cell>
          <table:table-cell table:formula="of:=DATEDIF([.D614];[.D615];&quot;d&quot;)" office:value-type="float" office:value="357" calcext:value-type="float" table:number-columns-spanned="1" table:number-rows-spanned="2">
            <text:p>35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8-31</text:p>
          </table:table-cell>
          <table:table-cell office:value-type="float" office:value="640.65" calcext:value-type="float">
            <text:p>640.65</text:p>
          </table:table-cell>
          <table:table-cell office:value-type="float" office:value="26.07" calcext:value-type="float">
            <text:p>26.07</text:p>
          </table:table-cell>
          <table:table-cell office:value-type="float" office:value="8.69" calcext:value-type="float">
            <text:p>8.6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3-21</text:p>
          </table:table-cell>
          <table:table-cell office:value-type="float" office:value="522.8" calcext:value-type="float">
            <text:p>522.8</text:p>
          </table:table-cell>
          <table:table-cell office:value-type="float" office:value="25.21" calcext:value-type="float">
            <text:p>25.21</text:p>
          </table:table-cell>
          <table:table-cell office:value-type="float" office:value="0.48" calcext:value-type="float">
            <text:p>0.48</text:p>
          </table:table-cell>
          <table:table-cell table:formula="of:=[.G616]" office:value-type="float" office:value="0.48" calcext:value-type="float" table:number-columns-spanned="1" table:number-rows-spanned="2">
            <text:p>0.48</text:p>
          </table:table-cell>
          <table:table-cell table:formula="of:=DATEDIF([.D616];[.D617];&quot;d&quot;)" office:value-type="float" office:value="185" calcext:value-type="float" table:number-columns-spanned="1" table:number-rows-spanned="2">
            <text:p>185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22</text:p>
          </table:table-cell>
          <table:table-cell office:value-type="float" office:value="654.6" calcext:value-type="float">
            <text:p>654.6</text:p>
          </table:table-cell>
          <table:table-cell office:value-type="float" office:value="25.21" calcext:value-type="float">
            <text:p>25.21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25</text:p>
          </table:table-cell>
          <table:table-cell office:value-type="float" office:value="594.65" calcext:value-type="float">
            <text:p>594.65</text:p>
          </table:table-cell>
          <table:table-cell office:value-type="float" office:value="5.35" calcext:value-type="float">
            <text:p>5.35</text:p>
          </table:table-cell>
          <table:table-cell office:value-type="float" office:value="2.16" calcext:value-type="float">
            <text:p>2.16</text:p>
          </table:table-cell>
          <table:table-cell table:formula="of:=[.G618]" office:value-type="float" office:value="2.16" calcext:value-type="float" table:number-columns-spanned="1" table:number-rows-spanned="2">
            <text:p>2.16</text:p>
          </table:table-cell>
          <table:table-cell table:formula="of:=DATEDIF([.D618];[.D619];&quot;d&quot;)" office:value-type="float" office:value="54" calcext:value-type="float" table:number-columns-spanned="1" table:number-rows-spanned="2">
            <text:p>54</text:p>
          </table:table-cell>
          <table:table-cell table:number-columns-repeated="4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18</text:p>
          </table:table-cell>
          <table:table-cell office:value-type="float" office:value="626.45" calcext:value-type="float">
            <text:p>626.45</text:p>
          </table:table-cell>
          <table:table-cell office:value-type="float" office:value="5.35" calcext:value-type="float">
            <text:p>5.35</text:p>
          </table:table-cell>
          <table:table-cell office:value-type="float" office:value="2.16" calcext:value-type="float">
            <text:p>2.1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06</text:p>
          </table:table-cell>
          <table:table-cell office:value-type="float" office:value="596.85" calcext:value-type="float">
            <text:p>596.85</text:p>
          </table:table-cell>
          <table:table-cell office:value-type="float" office:value="5.42" calcext:value-type="float">
            <text:p>5.42</text:p>
          </table:table-cell>
          <table:table-cell office:value-type="float" office:value="0.13" calcext:value-type="float">
            <text:p>0.13</text:p>
          </table:table-cell>
          <table:table-cell table:formula="of:=[.G620]" office:value-type="float" office:value="0.13" calcext:value-type="float" table:number-columns-spanned="1" table:number-rows-spanned="2">
            <text:p>0.13</text:p>
          </table:table-cell>
          <table:table-cell table:formula="of:=DATEDIF([.D620];[.D621];&quot;d&quot;)" office:value-type="float" office:value="18" calcext:value-type="float" table:number-columns-spanned="1" table:number-rows-spanned="2">
            <text:p>18</text:p>
          </table:table-cell>
          <table:table-cell table:number-columns-repeated="4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4</text:p>
          </table:table-cell>
          <table:table-cell office:value-type="float" office:value="629.2" calcext:value-type="float">
            <text:p>629.2</text:p>
          </table:table-cell>
          <table:table-cell office:value-type="float" office:value="5.42" calcext:value-type="float">
            <text:p>5.42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30</text:p>
          </table:table-cell>
          <table:table-cell office:value-type="float" office:value="599.8" calcext:value-type="float">
            <text:p>599.8</text:p>
          </table:table-cell>
          <table:table-cell office:value-type="float" office:value="5.21" calcext:value-type="float">
            <text:p>5.21</text:p>
          </table:table-cell>
          <table:table-cell office:value-type="float" office:value="3" calcext:value-type="float">
            <text:p>3</text:p>
          </table:table-cell>
          <table:table-cell table:formula="of:=[.G622]" office:value-type="float" office:value="3" calcext:value-type="float" table:number-columns-spanned="1" table:number-rows-spanned="2">
            <text:p>3</text:p>
          </table:table-cell>
          <table:table-cell table:formula="of:=DATEDIF([.D622];[.D623];&quot;d&quot;)" office:value-type="float" office:value="55" calcext:value-type="float" table:number-columns-spanned="1" table:number-rows-spanned="2">
            <text:p>55</text:p>
          </table:table-cell>
          <table:table-cell table:number-columns-repeated="4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4</text:p>
          </table:table-cell>
          <table:table-cell office:value-type="float" office:value="631.05" calcext:value-type="float">
            <text:p>631.05</text:p>
          </table:table-cell>
          <table:table-cell office:value-type="float" office:value="5.21" calcext:value-type="float">
            <text:p>5.21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2-08</text:p>
          </table:table-cell>
          <table:table-cell office:value-type="float" office:value="599.75" calcext:value-type="float">
            <text:p>599.75</text:p>
          </table:table-cell>
          <table:table-cell office:value-type="float" office:value="5.54" calcext:value-type="float">
            <text:p>5.54</text:p>
          </table:table-cell>
          <table:table-cell office:value-type="float" office:value="2.99" calcext:value-type="float">
            <text:p>2.99</text:p>
          </table:table-cell>
          <table:table-cell table:formula="of:=[.G624]" office:value-type="float" office:value="2.99" calcext:value-type="float" table:number-columns-spanned="1" table:number-rows-spanned="2">
            <text:p>2.99</text:p>
          </table:table-cell>
          <table:table-cell table:formula="of:=DATEDIF([.D624];[.D625];&quot;d&quot;)" office:value-type="float" office:value="47" calcext:value-type="float" table:number-columns-spanned="1" table:number-rows-spanned="2">
            <text:p>47</text:p>
          </table:table-cell>
          <table:table-cell table:number-columns-repeated="4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4</text:p>
          </table:table-cell>
          <table:table-cell office:value-type="float" office:value="632.95" calcext:value-type="float">
            <text:p>632.95</text:p>
          </table:table-cell>
          <table:table-cell office:value-type="float" office:value="5.54" calcext:value-type="float">
            <text:p>5.54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2-29</text:p>
          </table:table-cell>
          <table:table-cell office:value-type="float" office:value="602.6" calcext:value-type="float">
            <text:p>602.6</text:p>
          </table:table-cell>
          <table:table-cell office:value-type="float" office:value="5.24" calcext:value-type="float">
            <text:p>5.24</text:p>
          </table:table-cell>
          <table:table-cell office:value-type="float" office:value="1.83" calcext:value-type="float">
            <text:p>1.83</text:p>
          </table:table-cell>
          <table:table-cell table:formula="of:=[.G626]" office:value-type="float" office:value="1.83" calcext:value-type="float" table:number-columns-spanned="1" table:number-rows-spanned="2">
            <text:p>1.83</text:p>
          </table:table-cell>
          <table:table-cell table:formula="of:=DATEDIF([.D626];[.D627];&quot;d&quot;)" office:value-type="float" office:value="26" calcext:value-type="float" table:number-columns-spanned="1" table:number-rows-spanned="2">
            <text:p>26</text:p>
          </table:table-cell>
          <table:table-cell table:number-columns-repeated="4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24</text:p>
          </table:table-cell>
          <table:table-cell office:value-type="float" office:value="634.2" calcext:value-type="float">
            <text:p>634.2</text:p>
          </table:table-cell>
          <table:table-cell office:value-type="float" office:value="5.24" calcext:value-type="float">
            <text:p>5.24</text:p>
          </table:table-cell>
          <table:table-cell office:value-type="float" office:value="1.83" calcext:value-type="float">
            <text:p>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25</text:p>
          </table:table-cell>
          <table:table-cell office:value-type="float" office:value="594.65" calcext:value-type="float">
            <text:p>594.65</text:p>
          </table:table-cell>
          <table:table-cell office:value-type="float" office:value="10.37" calcext:value-type="float">
            <text:p>10.37</text:p>
          </table:table-cell>
          <table:table-cell office:value-type="float" office:value="2.16" calcext:value-type="float">
            <text:p>2.16</text:p>
          </table:table-cell>
          <table:table-cell table:formula="of:=[.G628]" office:value-type="float" office:value="2.16" calcext:value-type="float" table:number-columns-spanned="1" table:number-rows-spanned="2">
            <text:p>2.16</text:p>
          </table:table-cell>
          <table:table-cell table:formula="of:=DATEDIF([.D628];[.D629];&quot;d&quot;)" office:value-type="float" office:value="70" calcext:value-type="float" table:number-columns-spanned="1" table:number-rows-spanned="2">
            <text:p>70</text:p>
          </table:table-cell>
          <table:table-cell table:number-columns-repeated="4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03</text:p>
          </table:table-cell>
          <table:table-cell office:value-type="float" office:value="656.3" calcext:value-type="float">
            <text:p>656.3</text:p>
          </table:table-cell>
          <table:table-cell office:value-type="float" office:value="10.37" calcext:value-type="float">
            <text:p>10.37</text:p>
          </table:table-cell>
          <table:table-cell office:value-type="float" office:value="2.16" calcext:value-type="float">
            <text:p>2.1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06</text:p>
          </table:table-cell>
          <table:table-cell office:value-type="float" office:value="596.85" calcext:value-type="float">
            <text:p>596.85</text:p>
          </table:table-cell>
          <table:table-cell office:value-type="float" office:value="10.44" calcext:value-type="float">
            <text:p>10.44</text:p>
          </table:table-cell>
          <table:table-cell office:value-type="float" office:value="0.13" calcext:value-type="float">
            <text:p>0.13</text:p>
          </table:table-cell>
          <table:table-cell table:formula="of:=[.G630]" office:value-type="float" office:value="0.13" calcext:value-type="float" table:number-columns-spanned="1" table:number-rows-spanned="2">
            <text:p>0.13</text:p>
          </table:table-cell>
          <table:table-cell table:formula="of:=DATEDIF([.D630];[.D631];&quot;d&quot;)" office:value-type="float" office:value="31" calcext:value-type="float" table:number-columns-spanned="1" table:number-rows-spanned="2">
            <text:p>31</text:p>
          </table:table-cell>
          <table:table-cell table:number-columns-repeated="4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06</text:p>
          </table:table-cell>
          <table:table-cell office:value-type="float" office:value="659.15" calcext:value-type="float">
            <text:p>659.15</text:p>
          </table:table-cell>
          <table:table-cell office:value-type="float" office:value="10.44" calcext:value-type="float">
            <text:p>10.44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1-29</text:p>
          </table:table-cell>
          <table:table-cell office:value-type="float" office:value="524.95" calcext:value-type="float">
            <text:p>524.95</text:p>
          </table:table-cell>
          <table:table-cell office:value-type="float" office:value="25.6" calcext:value-type="float">
            <text:p>25.6</text:p>
          </table:table-cell>
          <table:table-cell office:value-type="float" office:value="11.61" calcext:value-type="float">
            <text:p>11.61</text:p>
          </table:table-cell>
          <table:table-cell table:formula="of:=[.G632]" office:value-type="float" office:value="11.61" calcext:value-type="float" table:number-columns-spanned="1" table:number-rows-spanned="2">
            <text:p>11.61</text:p>
          </table:table-cell>
          <table:table-cell table:formula="of:=DATEDIF([.D632];[.D633];&quot;d&quot;)" office:value-type="float" office:value="374" calcext:value-type="float" table:number-columns-spanned="1" table:number-rows-spanned="2">
            <text:p>37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06</text:p>
          </table:table-cell>
          <table:table-cell office:value-type="float" office:value="659.35" calcext:value-type="float">
            <text:p>659.35</text:p>
          </table:table-cell>
          <table:table-cell office:value-type="float" office:value="25.6" calcext:value-type="float">
            <text:p>25.6</text:p>
          </table:table-cell>
          <table:table-cell office:value-type="float" office:value="11.61" calcext:value-type="float">
            <text:p>11.6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30</text:p>
          </table:table-cell>
          <table:table-cell office:value-type="float" office:value="599.8" calcext:value-type="float">
            <text:p>599.8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  <table:table-cell table:formula="of:=[.G634]" office:value-type="float" office:value="3" calcext:value-type="float" table:number-columns-spanned="1" table:number-rows-spanned="2">
            <text:p>3</text:p>
          </table:table-cell>
          <table:table-cell table:formula="of:=DATEDIF([.D634];[.D635];&quot;d&quot;)" office:value-type="float" office:value="77" calcext:value-type="float" table:number-columns-spanned="1" table:number-rows-spanned="2">
            <text:p>77</text:p>
          </table:table-cell>
          <table:table-cell table:number-columns-repeated="4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15</text:p>
          </table:table-cell>
          <table:table-cell office:value-type="float" office:value="661.1" calcext:value-type="float">
            <text:p>661.1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2-08</text:p>
          </table:table-cell>
          <table:table-cell office:value-type="float" office:value="599.75" calcext:value-type="float">
            <text:p>599.75</text:p>
          </table:table-cell>
          <table:table-cell office:value-type="float" office:value="10.56" calcext:value-type="float">
            <text:p>10.56</text:p>
          </table:table-cell>
          <table:table-cell office:value-type="float" office:value="2.99" calcext:value-type="float">
            <text:p>2.99</text:p>
          </table:table-cell>
          <table:table-cell table:formula="of:=[.G636]" office:value-type="float" office:value="2.99" calcext:value-type="float" table:number-columns-spanned="1" table:number-rows-spanned="2">
            <text:p>2.99</text:p>
          </table:table-cell>
          <table:table-cell table:formula="of:=DATEDIF([.D636];[.D637];&quot;d&quot;)" office:value-type="float" office:value="70" calcext:value-type="float" table:number-columns-spanned="1" table:number-rows-spanned="2">
            <text:p>70</text:p>
          </table:table-cell>
          <table:table-cell table:number-columns-repeated="4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16</text:p>
          </table:table-cell>
          <table:table-cell office:value-type="float" office:value="663.1" calcext:value-type="float">
            <text:p>663.1</text:p>
          </table:table-cell>
          <table:table-cell office:value-type="float" office:value="10.56" calcext:value-type="float">
            <text:p>10.56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2-29</text:p>
          </table:table-cell>
          <table:table-cell office:value-type="float" office:value="602.6" calcext:value-type="float">
            <text:p>602.6</text:p>
          </table:table-cell>
          <table:table-cell office:value-type="float" office:value="10.26" calcext:value-type="float">
            <text:p>10.26</text:p>
          </table:table-cell>
          <table:table-cell office:value-type="float" office:value="1.83" calcext:value-type="float">
            <text:p>1.83</text:p>
          </table:table-cell>
          <table:table-cell table:formula="of:=[.G638]" office:value-type="float" office:value="1.83" calcext:value-type="float" table:number-columns-spanned="1" table:number-rows-spanned="2">
            <text:p>1.83</text:p>
          </table:table-cell>
          <table:table-cell table:formula="of:=DATEDIF([.D638];[.D639];&quot;d&quot;)" office:value-type="float" office:value="49" calcext:value-type="float" table:number-columns-spanned="1" table:number-rows-spanned="2">
            <text:p>49</text:p>
          </table:table-cell>
          <table:table-cell table:number-columns-repeated="4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16</text:p>
          </table:table-cell>
          <table:table-cell office:value-type="float" office:value="664.4" calcext:value-type="float">
            <text:p>664.4</text:p>
          </table:table-cell>
          <table:table-cell office:value-type="float" office:value="10.26" calcext:value-type="float">
            <text:p>10.26</text:p>
          </table:table-cell>
          <table:table-cell office:value-type="float" office:value="1.83" calcext:value-type="float">
            <text:p>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30</text:p>
          </table:table-cell>
          <table:table-cell office:value-type="float" office:value="599.8" calcext:value-type="float">
            <text:p>599.8</text:p>
          </table:table-cell>
          <table:table-cell office:value-type="float" office:value="20.24" calcext:value-type="float">
            <text:p>20.24</text:p>
          </table:table-cell>
          <table:table-cell office:value-type="float" office:value="3" calcext:value-type="float">
            <text:p>3</text:p>
          </table:table-cell>
          <table:table-cell table:formula="of:=[.G640]" office:value-type="float" office:value="3" calcext:value-type="float" table:number-columns-spanned="1" table:number-rows-spanned="2">
            <text:p>3</text:p>
          </table:table-cell>
          <table:table-cell table:formula="of:=DATEDIF([.D640];[.D641];&quot;d&quot;)" office:value-type="float" office:value="79" calcext:value-type="float" table:number-columns-spanned="1" table:number-rows-spanned="2">
            <text:p>79</text:p>
          </table:table-cell>
          <table:table-cell table:number-columns-repeated="4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17</text:p>
          </table:table-cell>
          <table:table-cell office:value-type="float" office:value="721.2" calcext:value-type="float">
            <text:p>721.2</text:p>
          </table:table-cell>
          <table:table-cell office:value-type="float" office:value="20.24" calcext:value-type="float">
            <text:p>20.24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1-06</text:p>
          </table:table-cell>
          <table:table-cell office:value-type="float" office:value="596.85" calcext:value-type="float">
            <text:p>596.85</text:p>
          </table:table-cell>
          <table:table-cell office:value-type="float" office:value="20.47" calcext:value-type="float">
            <text:p>20.47</text:p>
          </table:table-cell>
          <table:table-cell office:value-type="float" office:value="0.13" calcext:value-type="float">
            <text:p>0.13</text:p>
          </table:table-cell>
          <table:table-cell table:formula="of:=[.G642]" office:value-type="float" office:value="0.13" calcext:value-type="float" table:number-columns-spanned="1" table:number-rows-spanned="2">
            <text:p>0.13</text:p>
          </table:table-cell>
          <table:table-cell table:formula="of:=DATEDIF([.D642];[.D643];&quot;d&quot;)" office:value-type="float" office:value="42" calcext:value-type="float" table:number-columns-spanned="1" table:number-rows-spanned="2">
            <text:p>42</text:p>
          </table:table-cell>
          <table:table-cell table:number-columns-repeated="4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17</text:p>
          </table:table-cell>
          <table:table-cell office:value-type="float" office:value="719.05" calcext:value-type="float">
            <text:p>719.05</text:p>
          </table:table-cell>
          <table:table-cell office:value-type="float" office:value="20.47" calcext:value-type="float">
            <text:p>20.47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25</text:p>
          </table:table-cell>
          <table:table-cell office:value-type="float" office:value="594.65" calcext:value-type="float">
            <text:p>594.65</text:p>
          </table:table-cell>
          <table:table-cell office:value-type="float" office:value="20.4" calcext:value-type="float">
            <text:p>20.4</text:p>
          </table:table-cell>
          <table:table-cell office:value-type="float" office:value="2.16" calcext:value-type="float">
            <text:p>2.16</text:p>
          </table:table-cell>
          <table:table-cell table:formula="of:=[.G644]" office:value-type="float" office:value="2.16" calcext:value-type="float" table:number-columns-spanned="1" table:number-rows-spanned="2">
            <text:p>2.16</text:p>
          </table:table-cell>
          <table:table-cell table:formula="of:=DATEDIF([.D644];[.D645];&quot;d&quot;)" office:value-type="float" office:value="84" calcext:value-type="float" table:number-columns-spanned="1" table:number-rows-spanned="2">
            <text:p>84</text:p>
          </table:table-cell>
          <table:table-cell table:number-columns-repeated="4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17</text:p>
          </table:table-cell>
          <table:table-cell office:value-type="float" office:value="715.95" calcext:value-type="float">
            <text:p>715.95</text:p>
          </table:table-cell>
          <table:table-cell office:value-type="float" office:value="20.4" calcext:value-type="float">
            <text:p>20.4</text:p>
          </table:table-cell>
          <table:table-cell office:value-type="float" office:value="2.16" calcext:value-type="float">
            <text:p>2.1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2-29</text:p>
          </table:table-cell>
          <table:table-cell office:value-type="float" office:value="602.6" calcext:value-type="float">
            <text:p>602.6</text:p>
          </table:table-cell>
          <table:table-cell office:value-type="float" office:value="15.27" calcext:value-type="float">
            <text:p>15.27</text:p>
          </table:table-cell>
          <table:table-cell office:value-type="float" office:value="1.83" calcext:value-type="float">
            <text:p>1.83</text:p>
          </table:table-cell>
          <table:table-cell table:formula="of:=[.G646]" office:value-type="float" office:value="1.83" calcext:value-type="float" table:number-columns-spanned="1" table:number-rows-spanned="2">
            <text:p>1.83</text:p>
          </table:table-cell>
          <table:table-cell table:formula="of:=DATEDIF([.D646];[.D647];&quot;d&quot;)" office:value-type="float" office:value="50" calcext:value-type="float" table:number-columns-spanned="1" table:number-rows-spanned="2">
            <text:p>50</text:p>
          </table:table-cell>
          <table:table-cell table:number-columns-repeated="4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17</text:p>
          </table:table-cell>
          <table:table-cell office:value-type="float" office:value="694.6" calcext:value-type="float">
            <text:p>694.6</text:p>
          </table:table-cell>
          <table:table-cell office:value-type="float" office:value="15.27" calcext:value-type="float">
            <text:p>15.27</text:p>
          </table:table-cell>
          <table:table-cell office:value-type="float" office:value="1.83" calcext:value-type="float">
            <text:p>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2-08</text:p>
          </table:table-cell>
          <table:table-cell office:value-type="float" office:value="599.75" calcext:value-type="float">
            <text:p>599.75</text:p>
          </table:table-cell>
          <table:table-cell office:value-type="float" office:value="15.58" calcext:value-type="float">
            <text:p>15.58</text:p>
          </table:table-cell>
          <table:table-cell office:value-type="float" office:value="2.99" calcext:value-type="float">
            <text:p>2.99</text:p>
          </table:table-cell>
          <table:table-cell table:formula="of:=[.G648]" office:value-type="float" office:value="2.99" calcext:value-type="float" table:number-columns-spanned="1" table:number-rows-spanned="2">
            <text:p>2.99</text:p>
          </table:table-cell>
          <table:table-cell table:formula="of:=DATEDIF([.D648];[.D649];&quot;d&quot;)" office:value-type="float" office:value="71" calcext:value-type="float" table:number-columns-spanned="1" table:number-rows-spanned="2">
            <text:p>71</text:p>
          </table:table-cell>
          <table:table-cell table:number-columns-repeated="4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17</text:p>
          </table:table-cell>
          <table:table-cell office:value-type="float" office:value="693.2" calcext:value-type="float">
            <text:p>693.2</text:p>
          </table:table-cell>
          <table:table-cell office:value-type="float" office:value="15.58" calcext:value-type="float">
            <text:p>15.58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30</text:p>
          </table:table-cell>
          <table:table-cell office:value-type="float" office:value="599.8" calcext:value-type="float">
            <text:p>599.8</text:p>
          </table:table-cell>
          <table:table-cell office:value-type="float" office:value="15.23" calcext:value-type="float">
            <text:p>15.23</text:p>
          </table:table-cell>
          <table:table-cell office:value-type="float" office:value="3" calcext:value-type="float">
            <text:p>3</text:p>
          </table:table-cell>
          <table:table-cell table:formula="of:=[.G650]" office:value-type="float" office:value="3" calcext:value-type="float" table:number-columns-spanned="1" table:number-rows-spanned="2">
            <text:p>3</text:p>
          </table:table-cell>
          <table:table-cell table:formula="of:=DATEDIF([.D650];[.D651];&quot;d&quot;)" office:value-type="float" office:value="79" calcext:value-type="float" table:number-columns-spanned="1" table:number-rows-spanned="2">
            <text:p>79</text:p>
          </table:table-cell>
          <table:table-cell table:number-columns-repeated="4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17</text:p>
          </table:table-cell>
          <table:table-cell office:value-type="float" office:value="691.15" calcext:value-type="float">
            <text:p>691.15</text:p>
          </table:table-cell>
          <table:table-cell office:value-type="float" office:value="15.23" calcext:value-type="float">
            <text:p>15.23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06</text:p>
          </table:table-cell>
          <table:table-cell office:value-type="float" office:value="596.85" calcext:value-type="float">
            <text:p>596.85</text:p>
          </table:table-cell>
          <table:table-cell office:value-type="float" office:value="15.46" calcext:value-type="float">
            <text:p>15.46</text:p>
          </table:table-cell>
          <table:table-cell office:value-type="float" office:value="0.13" calcext:value-type="float">
            <text:p>0.13</text:p>
          </table:table-cell>
          <table:table-cell table:formula="of:=[.G652]" office:value-type="float" office:value="0.13" calcext:value-type="float" table:number-columns-spanned="1" table:number-rows-spanned="2">
            <text:p>0.13</text:p>
          </table:table-cell>
          <table:table-cell table:formula="of:=DATEDIF([.D652];[.D653];&quot;d&quot;)" office:value-type="float" office:value="42" calcext:value-type="float" table:number-columns-spanned="1" table:number-rows-spanned="2">
            <text:p>42</text:p>
          </table:table-cell>
          <table:table-cell table:number-columns-repeated="4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17</text:p>
          </table:table-cell>
          <table:table-cell office:value-type="float" office:value="689.1" calcext:value-type="float">
            <text:p>689.1</text:p>
          </table:table-cell>
          <table:table-cell office:value-type="float" office:value="15.46" calcext:value-type="float">
            <text:p>15.46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25</text:p>
          </table:table-cell>
          <table:table-cell office:value-type="float" office:value="594.65" calcext:value-type="float">
            <text:p>594.65</text:p>
          </table:table-cell>
          <table:table-cell office:value-type="float" office:value="15.38" calcext:value-type="float">
            <text:p>15.38</text:p>
          </table:table-cell>
          <table:table-cell office:value-type="float" office:value="2.16" calcext:value-type="float">
            <text:p>2.16</text:p>
          </table:table-cell>
          <table:table-cell table:formula="of:=[.G654]" office:value-type="float" office:value="2.16" calcext:value-type="float" table:number-columns-spanned="1" table:number-rows-spanned="2">
            <text:p>2.16</text:p>
          </table:table-cell>
          <table:table-cell table:formula="of:=DATEDIF([.D654];[.D655];&quot;d&quot;)" office:value-type="float" office:value="84" calcext:value-type="float" table:number-columns-spanned="1" table:number-rows-spanned="2">
            <text:p>84</text:p>
          </table:table-cell>
          <table:table-cell table:number-columns-repeated="4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17</text:p>
          </table:table-cell>
          <table:table-cell office:value-type="float" office:value="686.1" calcext:value-type="float">
            <text:p>686.1</text:p>
          </table:table-cell>
          <table:table-cell office:value-type="float" office:value="15.38" calcext:value-type="float">
            <text:p>15.38</text:p>
          </table:table-cell>
          <table:table-cell office:value-type="float" office:value="2.16" calcext:value-type="float">
            <text:p>2.1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2-08</text:p>
          </table:table-cell>
          <table:table-cell office:value-type="float" office:value="599.75" calcext:value-type="float">
            <text:p>599.75</text:p>
          </table:table-cell>
          <table:table-cell office:value-type="float" office:value="20.61" calcext:value-type="float">
            <text:p>20.61</text:p>
          </table:table-cell>
          <table:table-cell office:value-type="float" office:value="2.99" calcext:value-type="float">
            <text:p>2.99</text:p>
          </table:table-cell>
          <table:table-cell table:formula="of:=[.G656]" office:value-type="float" office:value="2.99" calcext:value-type="float" table:number-columns-spanned="1" table:number-rows-spanned="2">
            <text:p>2.99</text:p>
          </table:table-cell>
          <table:table-cell table:formula="of:=DATEDIF([.D656];[.D657];&quot;d&quot;)" office:value-type="float" office:value="71" calcext:value-type="float" table:number-columns-spanned="1" table:number-rows-spanned="2">
            <text:p>71</text:p>
          </table:table-cell>
          <table:table-cell table:number-columns-repeated="4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17</text:p>
          </table:table-cell>
          <table:table-cell office:value-type="float" office:value="723.35" calcext:value-type="float">
            <text:p>723.35</text:p>
          </table:table-cell>
          <table:table-cell office:value-type="float" office:value="20.61" calcext:value-type="float">
            <text:p>20.61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2-29</text:p>
          </table:table-cell>
          <table:table-cell office:value-type="float" office:value="602.6" calcext:value-type="float">
            <text:p>602.6</text:p>
          </table:table-cell>
          <table:table-cell office:value-type="float" office:value="20.28" calcext:value-type="float">
            <text:p>20.28</text:p>
          </table:table-cell>
          <table:table-cell office:value-type="float" office:value="1.83" calcext:value-type="float">
            <text:p>1.83</text:p>
          </table:table-cell>
          <table:table-cell table:formula="of:=[.G658]" office:value-type="float" office:value="1.83" calcext:value-type="float" table:number-columns-spanned="1" table:number-rows-spanned="2">
            <text:p>1.83</text:p>
          </table:table-cell>
          <table:table-cell table:formula="of:=DATEDIF([.D658];[.D659];&quot;d&quot;)" office:value-type="float" office:value="50" calcext:value-type="float" table:number-columns-spanned="1" table:number-rows-spanned="2">
            <text:p>50</text:p>
          </table:table-cell>
          <table:table-cell table:number-columns-repeated="4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17</text:p>
          </table:table-cell>
          <table:table-cell office:value-type="float" office:value="724.8" calcext:value-type="float">
            <text:p>724.8</text:p>
          </table:table-cell>
          <table:table-cell office:value-type="float" office:value="20.28" calcext:value-type="float">
            <text:p>20.28</text:p>
          </table:table-cell>
          <table:table-cell office:value-type="float" office:value="1.83" calcext:value-type="float">
            <text:p>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25</text:p>
          </table:table-cell>
          <table:table-cell office:value-type="float" office:value="594.65" calcext:value-type="float">
            <text:p>594.65</text:p>
          </table:table-cell>
          <table:table-cell office:value-type="float" office:value="25.41" calcext:value-type="float">
            <text:p>25.41</text:p>
          </table:table-cell>
          <table:table-cell office:value-type="float" office:value="2.16" calcext:value-type="float">
            <text:p>2.16</text:p>
          </table:table-cell>
          <table:table-cell table:formula="of:=[.G660]" office:value-type="float" office:value="2.16" calcext:value-type="float" table:number-columns-spanned="1" table:number-rows-spanned="2">
            <text:p>2.16</text:p>
          </table:table-cell>
          <table:table-cell table:formula="of:=DATEDIF([.D660];[.D661];&quot;d&quot;)" office:value-type="float" office:value="147" calcext:value-type="float" table:number-columns-spanned="1" table:number-rows-spanned="2">
            <text:p>147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21</text:p>
          </table:table-cell>
          <table:table-cell office:value-type="float" office:value="745.75" calcext:value-type="float">
            <text:p>745.75</text:p>
          </table:table-cell>
          <table:table-cell office:value-type="float" office:value="25.41" calcext:value-type="float">
            <text:p>25.41</text:p>
          </table:table-cell>
          <table:table-cell office:value-type="float" office:value="2.16" calcext:value-type="float">
            <text:p>2.16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1-06</text:p>
          </table:table-cell>
          <table:table-cell office:value-type="float" office:value="596.85" calcext:value-type="float">
            <text:p>596.85</text:p>
          </table:table-cell>
          <table:table-cell office:value-type="float" office:value="25.49" calcext:value-type="float">
            <text:p>25.49</text:p>
          </table:table-cell>
          <table:table-cell office:value-type="float" office:value="0.13" calcext:value-type="float">
            <text:p>0.13</text:p>
          </table:table-cell>
          <table:table-cell table:formula="of:=[.G662]" office:value-type="float" office:value="0.13" calcext:value-type="float" table:number-columns-spanned="1" table:number-rows-spanned="2">
            <text:p>0.13</text:p>
          </table:table-cell>
          <table:table-cell table:formula="of:=DATEDIF([.D662];[.D663];&quot;d&quot;)" office:value-type="float" office:value="105" calcext:value-type="float" table:number-columns-spanned="1" table:number-rows-spanned="2">
            <text:p>10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21</text:p>
          </table:table-cell>
          <table:table-cell office:value-type="float" office:value="749" calcext:value-type="float">
            <text:p>749</text:p>
          </table:table-cell>
          <table:table-cell office:value-type="float" office:value="25.49" calcext:value-type="float">
            <text:p>25.49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30</text:p>
          </table:table-cell>
          <table:table-cell office:value-type="float" office:value="599.8" calcext:value-type="float">
            <text:p>599.8</text:p>
          </table:table-cell>
          <table:table-cell office:value-type="float" office:value="25.25" calcext:value-type="float">
            <text:p>25.25</text:p>
          </table:table-cell>
          <table:table-cell office:value-type="float" office:value="3" calcext:value-type="float">
            <text:p>3</text:p>
          </table:table-cell>
          <table:table-cell table:formula="of:=[.G664]" office:value-type="float" office:value="3" calcext:value-type="float" table:number-columns-spanned="1" table:number-rows-spanned="2">
            <text:p>3</text:p>
          </table:table-cell>
          <table:table-cell table:formula="of:=DATEDIF([.D664];[.D665];&quot;d&quot;)" office:value-type="float" office:value="145" calcext:value-type="float" table:number-columns-spanned="1" table:number-rows-spanned="2">
            <text:p>145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24</text:p>
          </table:table-cell>
          <table:table-cell office:value-type="float" office:value="751.25" calcext:value-type="float">
            <text:p>751.25</text:p>
          </table:table-cell>
          <table:table-cell office:value-type="float" office:value="25.25" calcext:value-type="float">
            <text:p>25.25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2-08</text:p>
          </table:table-cell>
          <table:table-cell office:value-type="float" office:value="599.75" calcext:value-type="float">
            <text:p>599.75</text:p>
          </table:table-cell>
          <table:table-cell office:value-type="float" office:value="25.64" calcext:value-type="float">
            <text:p>25.64</text:p>
          </table:table-cell>
          <table:table-cell office:value-type="float" office:value="2.99" calcext:value-type="float">
            <text:p>2.99</text:p>
          </table:table-cell>
          <table:table-cell table:formula="of:=[.G666]" office:value-type="float" office:value="2.99" calcext:value-type="float" table:number-columns-spanned="1" table:number-rows-spanned="2">
            <text:p>2.99</text:p>
          </table:table-cell>
          <table:table-cell table:formula="of:=DATEDIF([.D666];[.D667];&quot;d&quot;)" office:value-type="float" office:value="137" calcext:value-type="float" table:number-columns-spanned="1" table:number-rows-spanned="2">
            <text:p>137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24</text:p>
          </table:table-cell>
          <table:table-cell office:value-type="float" office:value="753.5" calcext:value-type="float">
            <text:p>753.5</text:p>
          </table:table-cell>
          <table:table-cell office:value-type="float" office:value="25.64" calcext:value-type="float">
            <text:p>25.64</text:p>
          </table:table-cell>
          <table:table-cell office:value-type="float" office:value="2.99" calcext:value-type="float">
            <text:p>2.99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2-29</text:p>
          </table:table-cell>
          <table:table-cell office:value-type="float" office:value="602.6" calcext:value-type="float">
            <text:p>602.6</text:p>
          </table:table-cell>
          <table:table-cell office:value-type="float" office:value="25.29" calcext:value-type="float">
            <text:p>25.29</text:p>
          </table:table-cell>
          <table:table-cell office:value-type="float" office:value="1.83" calcext:value-type="float">
            <text:p>1.83</text:p>
          </table:table-cell>
          <table:table-cell table:formula="of:=[.G668]" office:value-type="float" office:value="1.83" calcext:value-type="float" table:number-columns-spanned="1" table:number-rows-spanned="2">
            <text:p>1.83</text:p>
          </table:table-cell>
          <table:table-cell table:formula="of:=DATEDIF([.D668];[.D669];&quot;d&quot;)" office:value-type="float" office:value="116" calcext:value-type="float" table:number-columns-spanned="1" table:number-rows-spanned="2">
            <text:p>11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24</text:p>
          </table:table-cell>
          <table:table-cell office:value-type="float" office:value="755" calcext:value-type="float">
            <text:p>755</text:p>
          </table:table-cell>
          <table:table-cell office:value-type="float" office:value="25.29" calcext:value-type="float">
            <text:p>25.29</text:p>
          </table:table-cell>
          <table:table-cell office:value-type="float" office:value="1.83" calcext:value-type="float">
            <text:p>1.8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15</text:p>
          </table:table-cell>
          <table:table-cell office:value-type="float" office:value="987.6" calcext:value-type="float">
            <text:p>987.6</text:p>
          </table:table-cell>
          <table:table-cell office:value-type="float" office:value="5.11" calcext:value-type="float">
            <text:p>5.11</text:p>
          </table:table-cell>
          <table:table-cell office:value-type="float" office:value="0" calcext:value-type="float">
            <text:p>0</text:p>
          </table:table-cell>
          <table:table-cell table:formula="of:=[.G670]" office:value-type="float" office:value="0" calcext:value-type="float" table:number-columns-spanned="1" table:number-rows-spanned="2">
            <text:p>0</text:p>
          </table:table-cell>
          <table:table-cell table:formula="of:=DATEDIF([.D670];[.D671];&quot;d&quot;)" office:value-type="float" office:value="13" calcext:value-type="float" table:number-columns-spanned="1" table:number-rows-spanned="2">
            <text:p>13</text:p>
          </table:table-cell>
          <table:table-cell table:number-columns-repeated="4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8</text:p>
          </table:table-cell>
          <table:table-cell office:value-type="float" office:value="1038.1" calcext:value-type="float">
            <text:p>1038.1</text:p>
          </table:table-cell>
          <table:table-cell office:value-type="float" office:value="5.11" calcext:value-type="float">
            <text:p>5.1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12</text:p>
          </table:table-cell>
          <table:table-cell office:value-type="float" office:value="990.95" calcext:value-type="float">
            <text:p>990.95</text:p>
          </table:table-cell>
          <table:table-cell office:value-type="float" office:value="5.81" calcext:value-type="float">
            <text:p>5.81</text:p>
          </table:table-cell>
          <table:table-cell office:value-type="float" office:value="4.89" calcext:value-type="float">
            <text:p>4.89</text:p>
          </table:table-cell>
          <table:table-cell table:formula="of:=[.G672]" office:value-type="float" office:value="4.89" calcext:value-type="float" table:number-columns-spanned="1" table:number-rows-spanned="2">
            <text:p>4.89</text:p>
          </table:table-cell>
          <table:table-cell table:formula="of:=DATEDIF([.D672];[.D673];&quot;d&quot;)" office:value-type="float" office:value="47" calcext:value-type="float" table:number-columns-spanned="1" table:number-rows-spanned="2">
            <text:p>47</text:p>
          </table:table-cell>
          <table:table-cell table:number-columns-repeated="4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8</text:p>
          </table:table-cell>
          <table:table-cell office:value-type="float" office:value="1048.5" calcext:value-type="float">
            <text:p>1048.5</text:p>
          </table:table-cell>
          <table:table-cell office:value-type="float" office:value="5.81" calcext:value-type="float">
            <text:p>5.81</text:p>
          </table:table-cell>
          <table:table-cell office:value-type="float" office:value="4.89" calcext:value-type="float">
            <text:p>4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9-28</text:p>
          </table:table-cell>
          <table:table-cell office:value-type="float" office:value="1003.05" calcext:value-type="float">
            <text:p>1003.05</text:p>
          </table:table-cell>
          <table:table-cell office:value-type="float" office:value="5.49" calcext:value-type="float">
            <text:p>5.49</text:p>
          </table:table-cell>
          <table:table-cell office:value-type="float" office:value="6.04" calcext:value-type="float">
            <text:p>6.04</text:p>
          </table:table-cell>
          <table:table-cell table:formula="of:=[.G674]" office:value-type="float" office:value="6.04" calcext:value-type="float" table:number-columns-spanned="1" table:number-rows-spanned="2">
            <text:p>6.04</text:p>
          </table:table-cell>
          <table:table-cell table:formula="of:=DATEDIF([.D674];[.D675];&quot;d&quot;)" office:value-type="float" office:value="62" calcext:value-type="float" table:number-columns-spanned="1" table:number-rows-spanned="2">
            <text:p>62</text:p>
          </table:table-cell>
          <table:table-cell table:number-columns-repeated="4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9</text:p>
          </table:table-cell>
          <table:table-cell office:value-type="float" office:value="1058.15" calcext:value-type="float">
            <text:p>1058.15</text:p>
          </table:table-cell>
          <table:table-cell office:value-type="float" office:value="5.49" calcext:value-type="float">
            <text:p>5.49</text:p>
          </table:table-cell>
          <table:table-cell office:value-type="float" office:value="6.04" calcext:value-type="float">
            <text:p>6.0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22</text:p>
          </table:table-cell>
          <table:table-cell office:value-type="float" office:value="999.45" calcext:value-type="float">
            <text:p>999.45</text:p>
          </table:table-cell>
          <table:table-cell office:value-type="float" office:value="6.11" calcext:value-type="float">
            <text:p>6.11</text:p>
          </table:table-cell>
          <table:table-cell office:value-type="float" office:value="5.7" calcext:value-type="float">
            <text:p>5.7</text:p>
          </table:table-cell>
          <table:table-cell table:formula="of:=[.G676]" office:value-type="float" office:value="5.7" calcext:value-type="float" table:number-columns-spanned="1" table:number-rows-spanned="2">
            <text:p>5.7</text:p>
          </table:table-cell>
          <table:table-cell table:formula="of:=DATEDIF([.D676];[.D677];&quot;d&quot;)" office:value-type="float" office:value="38" calcext:value-type="float" table:number-columns-spanned="1" table:number-rows-spanned="2">
            <text:p>38</text:p>
          </table:table-cell>
          <table:table-cell table:number-columns-repeated="4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9</text:p>
          </table:table-cell>
          <table:table-cell office:value-type="float" office:value="1060.5" calcext:value-type="float">
            <text:p>1060.5</text:p>
          </table:table-cell>
          <table:table-cell office:value-type="float" office:value="6.11" calcext:value-type="float">
            <text:p>6.11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15</text:p>
          </table:table-cell>
          <table:table-cell office:value-type="float" office:value="987.6" calcext:value-type="float">
            <text:p>987.6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table:formula="of:=[.G678]" office:value-type="float" office:value="0" calcext:value-type="float" table:number-columns-spanned="1" table:number-rows-spanned="2">
            <text:p>0</text:p>
          </table:table-cell>
          <table:table-cell table:formula="of:=DATEDIF([.D678];[.D679];&quot;d&quot;)" office:value-type="float" office:value="118" calcext:value-type="float" table:number-columns-spanned="1" table:number-rows-spanned="2">
            <text:p>118</text:p>
          </table:table-cell>
          <table:table-cell table:number-columns-repeated="4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13</text:p>
          </table:table-cell>
          <table:table-cell office:value-type="float" office:value="1087.55" calcext:value-type="float">
            <text:p>1087.55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12</text:p>
          </table:table-cell>
          <table:table-cell office:value-type="float" office:value="990.95" calcext:value-type="float">
            <text:p>990.95</text:p>
          </table:table-cell>
          <table:table-cell office:value-type="float" office:value="10.85" calcext:value-type="float">
            <text:p>10.85</text:p>
          </table:table-cell>
          <table:table-cell office:value-type="float" office:value="4.89" calcext:value-type="float">
            <text:p>4.89</text:p>
          </table:table-cell>
          <table:table-cell table:formula="of:=[.G680]" office:value-type="float" office:value="4.89" calcext:value-type="float" table:number-columns-spanned="1" table:number-rows-spanned="2">
            <text:p>4.89</text:p>
          </table:table-cell>
          <table:table-cell table:formula="of:=DATEDIF([.D680];[.D681];&quot;d&quot;)" office:value-type="float" office:value="152" calcext:value-type="float" table:number-columns-spanned="1" table:number-rows-spanned="2">
            <text:p>152</text:p>
          </table:table-cell>
          <table:table-cell table:number-columns-repeated="4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13</text:p>
          </table:table-cell>
          <table:table-cell office:value-type="float" office:value="1098.45" calcext:value-type="float">
            <text:p>1098.45</text:p>
          </table:table-cell>
          <table:table-cell office:value-type="float" office:value="10.85" calcext:value-type="float">
            <text:p>10.85</text:p>
          </table:table-cell>
          <table:table-cell office:value-type="float" office:value="4.89" calcext:value-type="float">
            <text:p>4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9-28</text:p>
          </table:table-cell>
          <table:table-cell office:value-type="float" office:value="1003.05" calcext:value-type="float">
            <text:p>1003.05</text:p>
          </table:table-cell>
          <table:table-cell office:value-type="float" office:value="10.51" calcext:value-type="float">
            <text:p>10.51</text:p>
          </table:table-cell>
          <table:table-cell office:value-type="float" office:value="6.04" calcext:value-type="float">
            <text:p>6.04</text:p>
          </table:table-cell>
          <table:table-cell table:formula="of:=[.G682]" office:value-type="float" office:value="6.04" calcext:value-type="float" table:number-columns-spanned="1" table:number-rows-spanned="2">
            <text:p>6.04</text:p>
          </table:table-cell>
          <table:table-cell table:formula="of:=DATEDIF([.D682];[.D683];&quot;d&quot;)" office:value-type="float" office:value="166" calcext:value-type="float" table:number-columns-spanned="1" table:number-rows-spanned="2">
            <text:p>166</text:p>
          </table:table-cell>
          <table:table-cell table:number-columns-repeated="4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13</text:p>
          </table:table-cell>
          <table:table-cell office:value-type="float" office:value="1108.5" calcext:value-type="float">
            <text:p>1108.5</text:p>
          </table:table-cell>
          <table:table-cell office:value-type="float" office:value="10.51" calcext:value-type="float">
            <text:p>10.51</text:p>
          </table:table-cell>
          <table:table-cell office:value-type="float" office:value="6.04" calcext:value-type="float">
            <text:p>6.0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22</text:p>
          </table:table-cell>
          <table:table-cell office:value-type="float" office:value="999.45" calcext:value-type="float">
            <text:p>999.45</text:p>
          </table:table-cell>
          <table:table-cell office:value-type="float" office:value="11.16" calcext:value-type="float">
            <text:p>11.16</text:p>
          </table:table-cell>
          <table:table-cell office:value-type="float" office:value="5.7" calcext:value-type="float">
            <text:p>5.7</text:p>
          </table:table-cell>
          <table:table-cell table:formula="of:=[.G684]" office:value-type="float" office:value="5.7" calcext:value-type="float" table:number-columns-spanned="1" table:number-rows-spanned="2">
            <text:p>5.7</text:p>
          </table:table-cell>
          <table:table-cell table:formula="of:=DATEDIF([.D684];[.D685];&quot;d&quot;)" office:value-type="float" office:value="142" calcext:value-type="float" table:number-columns-spanned="1" table:number-rows-spanned="2">
            <text:p>142</text:p>
          </table:table-cell>
          <table:table-cell table:number-columns-repeated="4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13</text:p>
          </table:table-cell>
          <table:table-cell office:value-type="float" office:value="1111" calcext:value-type="float">
            <text:p>1111</text:p>
          </table:table-cell>
          <table:table-cell office:value-type="float" office:value="11.16" calcext:value-type="float">
            <text:p>11.16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1-15</text:p>
          </table:table-cell>
          <table:table-cell office:value-type="float" office:value="987.6" calcext:value-type="float">
            <text:p>987.6</text:p>
          </table:table-cell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  <table:table-cell table:formula="of:=[.G686]" office:value-type="float" office:value="0" calcext:value-type="float" table:number-columns-spanned="1" table:number-rows-spanned="2">
            <text:p>0</text:p>
          </table:table-cell>
          <table:table-cell table:formula="of:=DATEDIF([.D686];[.D687];&quot;d&quot;)" office:value-type="float" office:value="123" calcext:value-type="float" table:number-columns-spanned="1" table:number-rows-spanned="2">
            <text:p>123</text:p>
          </table:table-cell>
          <table:table-cell table:number-columns-repeated="4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18</text:p>
          </table:table-cell>
          <table:table-cell office:value-type="float" office:value="1136.95" calcext:value-type="float">
            <text:p>1136.95</text:p>
          </table:table-cell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12</text:p>
          </table:table-cell>
          <table:table-cell office:value-type="float" office:value="990.95" calcext:value-type="float">
            <text:p>990.95</text:p>
          </table:table-cell>
          <table:table-cell office:value-type="float" office:value="15.88" calcext:value-type="float">
            <text:p>15.88</text:p>
          </table:table-cell>
          <table:table-cell office:value-type="float" office:value="4.89" calcext:value-type="float">
            <text:p>4.89</text:p>
          </table:table-cell>
          <table:table-cell table:formula="of:=[.G688]" office:value-type="float" office:value="4.89" calcext:value-type="float" table:number-columns-spanned="1" table:number-rows-spanned="2">
            <text:p>4.89</text:p>
          </table:table-cell>
          <table:table-cell table:formula="of:=DATEDIF([.D688];[.D689];&quot;d&quot;)" office:value-type="float" office:value="159" calcext:value-type="float" table:number-columns-spanned="1" table:number-rows-spanned="2">
            <text:p>159</text:p>
          </table:table-cell>
          <table:table-cell table:number-columns-repeated="4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20</text:p>
          </table:table-cell>
          <table:table-cell office:value-type="float" office:value="1148.35" calcext:value-type="float">
            <text:p>1148.35</text:p>
          </table:table-cell>
          <table:table-cell office:value-type="float" office:value="15.88" calcext:value-type="float">
            <text:p>15.88</text:p>
          </table:table-cell>
          <table:table-cell office:value-type="float" office:value="4.89" calcext:value-type="float">
            <text:p>4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9-28</text:p>
          </table:table-cell>
          <table:table-cell office:value-type="float" office:value="1003.05" calcext:value-type="float">
            <text:p>1003.05</text:p>
          </table:table-cell>
          <table:table-cell office:value-type="float" office:value="15.54" calcext:value-type="float">
            <text:p>15.54</text:p>
          </table:table-cell>
          <table:table-cell office:value-type="float" office:value="6.04" calcext:value-type="float">
            <text:p>6.04</text:p>
          </table:table-cell>
          <table:table-cell table:formula="of:=[.G690]" office:value-type="float" office:value="6.04" calcext:value-type="float" table:number-columns-spanned="1" table:number-rows-spanned="2">
            <text:p>6.04</text:p>
          </table:table-cell>
          <table:table-cell table:formula="of:=DATEDIF([.D690];[.D691];&quot;d&quot;)" office:value-type="float" office:value="180" calcext:value-type="float" table:number-columns-spanned="1" table:number-rows-spanned="2">
            <text:p>180</text:p>
          </table:table-cell>
          <table:table-cell table:number-columns-repeated="4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27</text:p>
          </table:table-cell>
          <table:table-cell office:value-type="float" office:value="1158.9" calcext:value-type="float">
            <text:p>1158.9</text:p>
          </table:table-cell>
          <table:table-cell office:value-type="float" office:value="15.54" calcext:value-type="float">
            <text:p>15.54</text:p>
          </table:table-cell>
          <table:table-cell office:value-type="float" office:value="6.04" calcext:value-type="float">
            <text:p>6.0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22</text:p>
          </table:table-cell>
          <table:table-cell office:value-type="float" office:value="999.45" calcext:value-type="float">
            <text:p>999.45</text:p>
          </table:table-cell>
          <table:table-cell office:value-type="float" office:value="16.21" calcext:value-type="float">
            <text:p>16.21</text:p>
          </table:table-cell>
          <table:table-cell office:value-type="float" office:value="5.7" calcext:value-type="float">
            <text:p>5.7</text:p>
          </table:table-cell>
          <table:table-cell table:formula="of:=[.G692]" office:value-type="float" office:value="5.7" calcext:value-type="float" table:number-columns-spanned="1" table:number-rows-spanned="2">
            <text:p>5.7</text:p>
          </table:table-cell>
          <table:table-cell table:formula="of:=DATEDIF([.D692];[.D693];&quot;d&quot;)" office:value-type="float" office:value="156" calcext:value-type="float" table:number-columns-spanned="1" table:number-rows-spanned="2">
            <text:p>156</text:p>
          </table:table-cell>
          <table:table-cell table:number-columns-repeated="4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27</text:p>
          </table:table-cell>
          <table:table-cell office:value-type="float" office:value="1161.5" calcext:value-type="float">
            <text:p>1161.5</text:p>
          </table:table-cell>
          <table:table-cell office:value-type="float" office:value="16.21" calcext:value-type="float">
            <text:p>16.21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1-15</text:p>
          </table:table-cell>
          <table:table-cell office:value-type="float" office:value="987.6" calcext:value-type="float">
            <text:p>987.6</text:p>
          </table:table-cell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  <table:table-cell table:formula="of:=[.G694]" office:value-type="float" office:value="0" calcext:value-type="float" table:number-columns-spanned="1" table:number-rows-spanned="2">
            <text:p>0</text:p>
          </table:table-cell>
          <table:table-cell table:formula="of:=DATEDIF([.D694];[.D695];&quot;d&quot;)" office:value-type="float" office:value="169" calcext:value-type="float" table:number-columns-spanned="1" table:number-rows-spanned="2">
            <text:p>169</text:p>
          </table:table-cell>
          <table:table-cell table:number-columns-repeated="4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03</text:p>
          </table:table-cell>
          <table:table-cell office:value-type="float" office:value="1186.4" calcext:value-type="float">
            <text:p>1186.4</text:p>
          </table:table-cell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12</text:p>
          </table:table-cell>
          <table:table-cell office:value-type="float" office:value="990.95" calcext:value-type="float">
            <text:p>990.95</text:p>
          </table:table-cell>
          <table:table-cell office:value-type="float" office:value="20.92" calcext:value-type="float">
            <text:p>20.92</text:p>
          </table:table-cell>
          <table:table-cell office:value-type="float" office:value="4.89" calcext:value-type="float">
            <text:p>4.89</text:p>
          </table:table-cell>
          <table:table-cell table:formula="of:=[.G696]" office:value-type="float" office:value="4.89" calcext:value-type="float" table:number-columns-spanned="1" table:number-rows-spanned="2">
            <text:p>4.89</text:p>
          </table:table-cell>
          <table:table-cell table:formula="of:=DATEDIF([.D696];[.D697];&quot;d&quot;)" office:value-type="float" office:value="220" calcext:value-type="float" table:number-columns-spanned="1" table:number-rows-spanned="2">
            <text:p>220</text:p>
          </table:table-cell>
          <table:table-cell table:number-columns-repeated="4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20</text:p>
          </table:table-cell>
          <table:table-cell office:value-type="float" office:value="1198.3" calcext:value-type="float">
            <text:p>1198.3</text:p>
          </table:table-cell>
          <table:table-cell office:value-type="float" office:value="20.92" calcext:value-type="float">
            <text:p>20.92</text:p>
          </table:table-cell>
          <table:table-cell office:value-type="float" office:value="4.89" calcext:value-type="float">
            <text:p>4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9-28</text:p>
          </table:table-cell>
          <table:table-cell office:value-type="float" office:value="1003.05" calcext:value-type="float">
            <text:p>1003.05</text:p>
          </table:table-cell>
          <table:table-cell office:value-type="float" office:value="20.56" calcext:value-type="float">
            <text:p>20.56</text:p>
          </table:table-cell>
          <table:table-cell office:value-type="float" office:value="6.04" calcext:value-type="float">
            <text:p>6.04</text:p>
          </table:table-cell>
          <table:table-cell table:formula="of:=[.G698]" office:value-type="float" office:value="6.04" calcext:value-type="float" table:number-columns-spanned="1" table:number-rows-spanned="2">
            <text:p>6.04</text:p>
          </table:table-cell>
          <table:table-cell table:formula="of:=DATEDIF([.D698];[.D699];&quot;d&quot;)" office:value-type="float" office:value="234" calcext:value-type="float" table:number-columns-spanned="1" table:number-rows-spanned="2">
            <text:p>234</text:p>
          </table:table-cell>
          <table:table-cell table:number-columns-repeated="4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20</text:p>
          </table:table-cell>
          <table:table-cell office:value-type="float" office:value="1209.3" calcext:value-type="float">
            <text:p>1209.3</text:p>
          </table:table-cell>
          <table:table-cell office:value-type="float" office:value="20.56" calcext:value-type="float">
            <text:p>20.56</text:p>
          </table:table-cell>
          <table:table-cell office:value-type="float" office:value="6.04" calcext:value-type="float">
            <text:p>6.0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22</text:p>
          </table:table-cell>
          <table:table-cell office:value-type="float" office:value="999.45" calcext:value-type="float">
            <text:p>999.45</text:p>
          </table:table-cell>
          <table:table-cell office:value-type="float" office:value="21.27" calcext:value-type="float">
            <text:p>21.27</text:p>
          </table:table-cell>
          <table:table-cell office:value-type="float" office:value="5.7" calcext:value-type="float">
            <text:p>5.7</text:p>
          </table:table-cell>
          <table:table-cell table:formula="of:=[.G700]" office:value-type="float" office:value="5.7" calcext:value-type="float" table:number-columns-spanned="1" table:number-rows-spanned="2">
            <text:p>5.7</text:p>
          </table:table-cell>
          <table:table-cell table:formula="of:=DATEDIF([.D700];[.D701];&quot;d&quot;)" office:value-type="float" office:value="210" calcext:value-type="float" table:number-columns-spanned="1" table:number-rows-spanned="2">
            <text:p>210</text:p>
          </table:table-cell>
          <table:table-cell table:number-columns-repeated="4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20</text:p>
          </table:table-cell>
          <table:table-cell office:value-type="float" office:value="1212" calcext:value-type="float">
            <text:p>1212</text:p>
          </table:table-cell>
          <table:table-cell office:value-type="float" office:value="21.27" calcext:value-type="float">
            <text:p>21.27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1-15</text:p>
          </table:table-cell>
          <table:table-cell office:value-type="float" office:value="987.6" calcext:value-type="float">
            <text:p>987.6</text:p>
          </table:table-cell>
          <table:table-cell office:value-type="float" office:value="25.14" calcext:value-type="float">
            <text:p>25.14</text:p>
          </table:table-cell>
          <table:table-cell office:value-type="float" office:value="0" calcext:value-type="float">
            <text:p>0</text:p>
          </table:table-cell>
          <table:table-cell table:formula="of:=[.G702]" office:value-type="float" office:value="0" calcext:value-type="float" table:number-columns-spanned="1" table:number-rows-spanned="2">
            <text:p>0</text:p>
          </table:table-cell>
          <table:table-cell table:formula="of:=DATEDIF([.D702];[.D703];&quot;d&quot;)" office:value-type="float" office:value="224" calcext:value-type="float" table:number-columns-spanned="1" table:number-rows-spanned="2">
            <text:p>22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6-27</text:p>
          </table:table-cell>
          <table:table-cell office:value-type="float" office:value="1235.85" calcext:value-type="float">
            <text:p>1235.85</text:p>
          </table:table-cell>
          <table:table-cell office:value-type="float" office:value="25.14" calcext:value-type="float">
            <text:p>25.1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12</text:p>
          </table:table-cell>
          <table:table-cell office:value-type="float" office:value="990.95" calcext:value-type="float">
            <text:p>990.95</text:p>
          </table:table-cell>
          <table:table-cell office:value-type="float" office:value="25.96" calcext:value-type="float">
            <text:p>25.96</text:p>
          </table:table-cell>
          <table:table-cell office:value-type="float" office:value="4.89" calcext:value-type="float">
            <text:p>4.89</text:p>
          </table:table-cell>
          <table:table-cell table:formula="of:=[.G704]" office:value-type="float" office:value="4.89" calcext:value-type="float" table:number-columns-spanned="1" table:number-rows-spanned="2">
            <text:p>4.89</text:p>
          </table:table-cell>
          <table:table-cell table:formula="of:=DATEDIF([.D704];[.D705];&quot;d&quot;)" office:value-type="float" office:value="263" calcext:value-type="float" table:number-columns-spanned="1" table:number-rows-spanned="2">
            <text:p>263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7-02</text:p>
          </table:table-cell>
          <table:table-cell office:value-type="float" office:value="1248.2" calcext:value-type="float">
            <text:p>1248.2</text:p>
          </table:table-cell>
          <table:table-cell office:value-type="float" office:value="25.96" calcext:value-type="float">
            <text:p>25.96</text:p>
          </table:table-cell>
          <table:table-cell office:value-type="float" office:value="4.89" calcext:value-type="float">
            <text:p>4.8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6</text:p>
          </table:table-cell>
          <table:table-cell office:value-type="float" office:value="1122.95" calcext:value-type="float">
            <text:p>1122.95</text:p>
          </table:table-cell>
          <table:table-cell office:value-type="float" office:value="5.5" calcext:value-type="float">
            <text:p>5.5</text:p>
          </table:table-cell>
          <table:table-cell office:value-type="float" office:value="3.47" calcext:value-type="float">
            <text:p>3.47</text:p>
          </table:table-cell>
          <table:table-cell table:formula="of:=[.G706]" office:value-type="float" office:value="3.47" calcext:value-type="float" table:number-columns-spanned="1" table:number-rows-spanned="2">
            <text:p>3.47</text:p>
          </table:table-cell>
          <table:table-cell table:formula="of:=DATEDIF([.D706];[.D707];&quot;d&quot;)" office:value-type="float" office:value="14" calcext:value-type="float" table:number-columns-spanned="1" table:number-rows-spanned="2">
            <text:p>14</text:p>
          </table:table-cell>
          <table:table-cell table:number-columns-repeated="4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20</text:p>
          </table:table-cell>
          <table:table-cell office:value-type="float" office:value="1184.75" calcext:value-type="float">
            <text:p>1184.75</text:p>
          </table:table-cell>
          <table:table-cell office:value-type="float" office:value="5.5" calcext:value-type="float">
            <text:p>5.5</text:p>
          </table:table-cell>
          <table:table-cell office:value-type="float" office:value="3.47" calcext:value-type="float">
            <text:p>3.4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8-26</text:p>
          </table:table-cell>
          <table:table-cell office:value-type="float" office:value="1128.05" calcext:value-type="float">
            <text:p>1128.05</text:p>
          </table:table-cell>
          <table:table-cell office:value-type="float" office:value="5.47" calcext:value-type="float">
            <text:p>5.47</text:p>
          </table:table-cell>
          <table:table-cell office:value-type="float" office:value="3.9" calcext:value-type="float">
            <text:p>3.9</text:p>
          </table:table-cell>
          <table:table-cell table:formula="of:=[.G708]" office:value-type="float" office:value="3.9" calcext:value-type="float" table:number-columns-spanned="1" table:number-rows-spanned="2">
            <text:p>3.9</text:p>
          </table:table-cell>
          <table:table-cell table:formula="of:=DATEDIF([.D708];[.D709];&quot;d&quot;)" office:value-type="float" office:value="25" calcext:value-type="float" table:number-columns-spanned="1" table:number-rows-spanned="2">
            <text:p>25</text:p>
          </table:table-cell>
          <table:table-cell table:number-columns-repeated="4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20</text:p>
          </table:table-cell>
          <table:table-cell office:value-type="float" office:value="1189.75" calcext:value-type="float">
            <text:p>1189.75</text:p>
          </table:table-cell>
          <table:table-cell office:value-type="float" office:value="5.47" calcext:value-type="float">
            <text:p>5.47</text:p>
          </table:table-cell>
          <table:table-cell office:value-type="float" office:value="3.9" calcext:value-type="float">
            <text:p>3.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4</text:p>
          </table:table-cell>
          <table:table-cell office:value-type="float" office:value="1123.9" calcext:value-type="float">
            <text:p>1123.9</text:p>
          </table:table-cell>
          <table:table-cell office:value-type="float" office:value="6.22" calcext:value-type="float">
            <text:p>6.22</text:p>
          </table:table-cell>
          <table:table-cell office:value-type="float" office:value="3.55" calcext:value-type="float">
            <text:p>3.55</text:p>
          </table:table-cell>
          <table:table-cell table:formula="of:=[.G710]" office:value-type="float" office:value="3.55" calcext:value-type="float" table:number-columns-spanned="1" table:number-rows-spanned="2">
            <text:p>3.55</text:p>
          </table:table-cell>
          <table:table-cell table:formula="of:=DATEDIF([.D710];[.D711];&quot;d&quot;)" office:value-type="float" office:value="16" calcext:value-type="float" table:number-columns-spanned="1" table:number-rows-spanned="2">
            <text:p>16</text:p>
          </table:table-cell>
          <table:table-cell table:number-columns-repeated="4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20</text:p>
          </table:table-cell>
          <table:table-cell office:value-type="float" office:value="1193.85" calcext:value-type="float">
            <text:p>1193.85</text:p>
          </table:table-cell>
          <table:table-cell office:value-type="float" office:value="6.22" calcext:value-type="float">
            <text:p>6.22</text:p>
          </table:table-cell>
          <table:table-cell office:value-type="float" office:value="3.55" calcext:value-type="float">
            <text:p>3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8-09</text:p>
          </table:table-cell>
          <table:table-cell office:value-type="float" office:value="1141" calcext:value-type="float">
            <text:p>1141</text:p>
          </table:table-cell>
          <table:table-cell office:value-type="float" office:value="5.32" calcext:value-type="float">
            <text:p>5.32</text:p>
          </table:table-cell>
          <table:table-cell office:value-type="float" office:value="6.24" calcext:value-type="float">
            <text:p>6.24</text:p>
          </table:table-cell>
          <table:table-cell table:formula="of:=[.G712]" office:value-type="float" office:value="6.24" calcext:value-type="float" table:number-columns-spanned="1" table:number-rows-spanned="2">
            <text:p>6.24</text:p>
          </table:table-cell>
          <table:table-cell table:formula="of:=DATEDIF([.D712];[.D713];&quot;d&quot;)" office:value-type="float" office:value="42" calcext:value-type="float" table:number-columns-spanned="1" table:number-rows-spanned="2">
            <text:p>42</text:p>
          </table:table-cell>
          <table:table-cell table:number-columns-repeated="4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20</text:p>
          </table:table-cell>
          <table:table-cell office:value-type="float" office:value="1201.75" calcext:value-type="float">
            <text:p>1201.75</text:p>
          </table:table-cell>
          <table:table-cell office:value-type="float" office:value="5.32" calcext:value-type="float">
            <text:p>5.32</text:p>
          </table:table-cell>
          <table:table-cell office:value-type="float" office:value="6.24" calcext:value-type="float">
            <text:p>6.2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8-09</text:p>
          </table:table-cell>
          <table:table-cell office:value-type="float" office:value="1141" calcext:value-type="float">
            <text:p>1141</text:p>
          </table:table-cell>
          <table:table-cell office:value-type="float" office:value="10.34" calcext:value-type="float">
            <text:p>10.34</text:p>
          </table:table-cell>
          <table:table-cell office:value-type="float" office:value="6.24" calcext:value-type="float">
            <text:p>6.24</text:p>
          </table:table-cell>
          <table:table-cell table:formula="of:=[.G714]" office:value-type="float" office:value="6.24" calcext:value-type="float" table:number-columns-spanned="1" table:number-rows-spanned="2">
            <text:p>6.24</text:p>
          </table:table-cell>
          <table:table-cell table:formula="of:=DATEDIF([.D714];[.D715];&quot;d&quot;)" office:value-type="float" office:value="45" calcext:value-type="float" table:number-columns-spanned="1" table:number-rows-spanned="2">
            <text:p>45</text:p>
          </table:table-cell>
          <table:table-cell table:number-columns-repeated="4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23</text:p>
          </table:table-cell>
          <table:table-cell office:value-type="float" office:value="1258.95" calcext:value-type="float">
            <text:p>1258.95</text:p>
          </table:table-cell>
          <table:table-cell office:value-type="float" office:value="10.34" calcext:value-type="float">
            <text:p>10.34</text:p>
          </table:table-cell>
          <table:table-cell office:value-type="float" office:value="6.24" calcext:value-type="float">
            <text:p>6.24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04</text:p>
          </table:table-cell>
          <table:table-cell office:value-type="float" office:value="1123.9" calcext:value-type="float">
            <text:p>1123.9</text:p>
          </table:table-cell>
          <table:table-cell office:value-type="float" office:value="11.28" calcext:value-type="float">
            <text:p>11.28</text:p>
          </table:table-cell>
          <table:table-cell office:value-type="float" office:value="3.55" calcext:value-type="float">
            <text:p>3.55</text:p>
          </table:table-cell>
          <table:table-cell table:formula="of:=[.G716]" office:value-type="float" office:value="3.55" calcext:value-type="float" table:number-columns-spanned="1" table:number-rows-spanned="2">
            <text:p>3.55</text:p>
          </table:table-cell>
          <table:table-cell table:formula="of:=DATEDIF([.D716];[.D717];&quot;d&quot;)" office:value-type="float" office:value="19" calcext:value-type="float" table:number-columns-spanned="1" table:number-rows-spanned="2">
            <text:p>19</text:p>
          </table:table-cell>
          <table:table-cell table:number-columns-repeated="4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23</text:p>
          </table:table-cell>
          <table:table-cell office:value-type="float" office:value="1250.7" calcext:value-type="float">
            <text:p>1250.7</text:p>
          </table:table-cell>
          <table:table-cell office:value-type="float" office:value="11.28" calcext:value-type="float">
            <text:p>11.28</text:p>
          </table:table-cell>
          <table:table-cell office:value-type="float" office:value="3.55" calcext:value-type="float">
            <text:p>3.5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8-26</text:p>
          </table:table-cell>
          <table:table-cell office:value-type="float" office:value="1128.05" calcext:value-type="float">
            <text:p>1128.05</text:p>
          </table:table-cell>
          <table:table-cell office:value-type="float" office:value="10.49" calcext:value-type="float">
            <text:p>10.49</text:p>
          </table:table-cell>
          <table:table-cell office:value-type="float" office:value="3.9" calcext:value-type="float">
            <text:p>3.9</text:p>
          </table:table-cell>
          <table:table-cell table:formula="of:=[.G718]" office:value-type="float" office:value="3.9" calcext:value-type="float" table:number-columns-spanned="1" table:number-rows-spanned="2">
            <text:p>3.9</text:p>
          </table:table-cell>
          <table:table-cell table:formula="of:=DATEDIF([.D718];[.D719];&quot;d&quot;)" office:value-type="float" office:value="28" calcext:value-type="float" table:number-columns-spanned="1" table:number-rows-spanned="2">
            <text:p>28</text:p>
          </table:table-cell>
          <table:table-cell table:number-columns-repeated="4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23</text:p>
          </table:table-cell>
          <table:table-cell office:value-type="float" office:value="1246.4" calcext:value-type="float">
            <text:p>1246.4</text:p>
          </table:table-cell>
          <table:table-cell office:value-type="float" office:value="10.49" calcext:value-type="float">
            <text:p>10.49</text:p>
          </table:table-cell>
          <table:table-cell office:value-type="float" office:value="3.9" calcext:value-type="float">
            <text:p>3.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06</text:p>
          </table:table-cell>
          <table:table-cell office:value-type="float" office:value="1122.95" calcext:value-type="float">
            <text:p>1122.95</text:p>
          </table:table-cell>
          <table:table-cell office:value-type="float" office:value="10.53" calcext:value-type="float">
            <text:p>10.53</text:p>
          </table:table-cell>
          <table:table-cell office:value-type="float" office:value="3.47" calcext:value-type="float">
            <text:p>3.47</text:p>
          </table:table-cell>
          <table:table-cell table:formula="of:=[.G720]" office:value-type="float" office:value="3.47" calcext:value-type="float" table:number-columns-spanned="1" table:number-rows-spanned="2">
            <text:p>3.47</text:p>
          </table:table-cell>
          <table:table-cell table:formula="of:=DATEDIF([.D720];[.D721];&quot;d&quot;)" office:value-type="float" office:value="17" calcext:value-type="float" table:number-columns-spanned="1" table:number-rows-spanned="2">
            <text:p>17</text:p>
          </table:table-cell>
          <table:table-cell table:number-columns-repeated="4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23</text:p>
          </table:table-cell>
          <table:table-cell office:value-type="float" office:value="1241.15" calcext:value-type="float">
            <text:p>1241.15</text:p>
          </table:table-cell>
          <table:table-cell office:value-type="float" office:value="10.53" calcext:value-type="float">
            <text:p>10.53</text:p>
          </table:table-cell>
          <table:table-cell office:value-type="float" office:value="3.47" calcext:value-type="float">
            <text:p>3.47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9-28</text:p>
          </table:table-cell>
          <table:table-cell office:value-type="float" office:value="1003.05" calcext:value-type="float">
            <text:p>1003.05</text:p>
          </table:table-cell>
          <table:table-cell office:value-type="float" office:value="25.59" calcext:value-type="float">
            <text:p>25.59</text:p>
          </table:table-cell>
          <table:table-cell office:value-type="float" office:value="6.04" calcext:value-type="float">
            <text:p>6.04</text:p>
          </table:table-cell>
          <table:table-cell table:formula="of:=[.G722]" office:value-type="float" office:value="6.04" calcext:value-type="float" table:number-columns-spanned="1" table:number-rows-spanned="2">
            <text:p>6.04</text:p>
          </table:table-cell>
          <table:table-cell table:formula="of:=DATEDIF([.D722];[.D723];&quot;d&quot;)" office:value-type="float" office:value="360" calcext:value-type="float" table:number-columns-spanned="1" table:number-rows-spanned="2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3</text:p>
          </table:table-cell>
          <table:table-cell office:value-type="float" office:value="1259.7" calcext:value-type="float">
            <text:p>1259.7</text:p>
          </table:table-cell>
          <table:table-cell office:value-type="float" office:value="25.59" calcext:value-type="float">
            <text:p>25.59</text:p>
          </table:table-cell>
          <table:table-cell office:value-type="float" office:value="6.04" calcext:value-type="float">
            <text:p>6.04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22</text:p>
          </table:table-cell>
          <table:table-cell office:value-type="float" office:value="999.45" calcext:value-type="float">
            <text:p>999.45</text:p>
          </table:table-cell>
          <table:table-cell office:value-type="float" office:value="26.32" calcext:value-type="float">
            <text:p>26.32</text:p>
          </table:table-cell>
          <table:table-cell office:value-type="float" office:value="5.7" calcext:value-type="float">
            <text:p>5.7</text:p>
          </table:table-cell>
          <table:table-cell table:formula="of:=[.G724]" office:value-type="float" office:value="5.7" calcext:value-type="float" table:number-columns-spanned="1" table:number-rows-spanned="2">
            <text:p>5.7</text:p>
          </table:table-cell>
          <table:table-cell table:formula="of:=DATEDIF([.D724];[.D725];&quot;d&quot;)" office:value-type="float" office:value="336" calcext:value-type="float" table:number-columns-spanned="1" table:number-rows-spanned="2">
            <text:p>33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3</text:p>
          </table:table-cell>
          <table:table-cell office:value-type="float" office:value="1262.5" calcext:value-type="float">
            <text:p>1262.5</text:p>
          </table:table-cell>
          <table:table-cell office:value-type="float" office:value="26.32" calcext:value-type="float">
            <text:p>26.32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20</text:p>
          </table:table-cell>
          <table:table-cell office:value-type="float" office:value="1199.6" calcext:value-type="float">
            <text:p>1199.6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formula="of:=[.G726]" office:value-type="float" office:value="0" calcext:value-type="float" table:number-columns-spanned="1" table:number-rows-spanned="2">
            <text:p>0</text:p>
          </table:table-cell>
          <table:table-cell table:formula="of:=DATEDIF([.D726];[.D727];&quot;d&quot;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23</text:p>
          </table:table-cell>
          <table:table-cell office:value-type="float" office:value="1270.4" calcext:value-type="float">
            <text:p>1270.4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6</text:p>
          </table:table-cell>
          <table:table-cell office:value-type="float" office:value="1122.95" calcext:value-type="float">
            <text:p>1122.95</text:p>
          </table:table-cell>
          <table:table-cell office:value-type="float" office:value="15.55" calcext:value-type="float">
            <text:p>15.55</text:p>
          </table:table-cell>
          <table:table-cell office:value-type="float" office:value="3.47" calcext:value-type="float">
            <text:p>3.47</text:p>
          </table:table-cell>
          <table:table-cell table:formula="of:=[.G728]" office:value-type="float" office:value="3.47" calcext:value-type="float" table:number-columns-spanned="1" table:number-rows-spanned="2">
            <text:p>3.47</text:p>
          </table:table-cell>
          <table:table-cell table:formula="of:=DATEDIF([.D728];[.D729];&quot;d&quot;)" office:value-type="float" office:value="103" calcext:value-type="float" table:number-columns-spanned="1" table:number-rows-spanned="2">
            <text:p>103</text:p>
          </table:table-cell>
          <table:table-cell table:number-columns-repeated="4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18</text:p>
          </table:table-cell>
          <table:table-cell office:value-type="float" office:value="1297.55" calcext:value-type="float">
            <text:p>1297.55</text:p>
          </table:table-cell>
          <table:table-cell office:value-type="float" office:value="15.55" calcext:value-type="float">
            <text:p>15.55</text:p>
          </table:table-cell>
          <table:table-cell office:value-type="float" office:value="3.47" calcext:value-type="float">
            <text:p>3.4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26</text:p>
          </table:table-cell>
          <table:table-cell office:value-type="float" office:value="1128.05" calcext:value-type="float">
            <text:p>1128.05</text:p>
          </table:table-cell>
          <table:table-cell office:value-type="float" office:value="15.51" calcext:value-type="float">
            <text:p>15.51</text:p>
          </table:table-cell>
          <table:table-cell office:value-type="float" office:value="3.9" calcext:value-type="float">
            <text:p>3.9</text:p>
          </table:table-cell>
          <table:table-cell table:formula="of:=[.G730]" office:value-type="float" office:value="3.9" calcext:value-type="float" table:number-columns-spanned="1" table:number-rows-spanned="2">
            <text:p>3.9</text:p>
          </table:table-cell>
          <table:table-cell table:formula="of:=DATEDIF([.D730];[.D731];&quot;d&quot;)" office:value-type="float" office:value="115" calcext:value-type="float" table:number-columns-spanned="1" table:number-rows-spanned="2">
            <text:p>115</text:p>
          </table:table-cell>
          <table:table-cell table:number-columns-repeated="4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19</text:p>
          </table:table-cell>
          <table:table-cell office:value-type="float" office:value="1303.05" calcext:value-type="float">
            <text:p>1303.05</text:p>
          </table:table-cell>
          <table:table-cell office:value-type="float" office:value="15.51" calcext:value-type="float">
            <text:p>15.51</text:p>
          </table:table-cell>
          <table:table-cell office:value-type="float" office:value="3.9" calcext:value-type="float">
            <text:p>3.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9</text:p>
          </table:table-cell>
          <table:table-cell office:value-type="float" office:value="1076.05" calcext:value-type="float">
            <text:p>1076.05</text:p>
          </table:table-cell>
          <table:table-cell office:value-type="float" office:value="5.64" calcext:value-type="float">
            <text:p>5.64</text:p>
          </table:table-cell>
          <table:table-cell office:value-type="float" office:value="3.9" calcext:value-type="float">
            <text:p>3.9</text:p>
          </table:table-cell>
          <table:table-cell table:formula="of:=[.G732]" office:value-type="float" office:value="3.9" calcext:value-type="float" table:number-columns-spanned="1" table:number-rows-spanned="2">
            <text:p>3.9</text:p>
          </table:table-cell>
          <table:table-cell table:formula="of:=DATEDIF([.D732];[.D733];&quot;d&quot;)" office:value-type="float" office:value="21" calcext:value-type="float" table:number-columns-spanned="1" table:number-rows-spanned="2">
            <text:p>21</text:p>
          </table:table-cell>
          <table:table-cell table:number-columns-repeated="4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20</text:p>
          </table:table-cell>
          <table:table-cell office:value-type="float" office:value="1136.75" calcext:value-type="float">
            <text:p>1136.75</text:p>
          </table:table-cell>
          <table:table-cell office:value-type="float" office:value="5.64" calcext:value-type="float">
            <text:p>5.64</text:p>
          </table:table-cell>
          <table:table-cell office:value-type="float" office:value="3.9" calcext:value-type="float">
            <text:p>3.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1084.6" calcext:value-type="float">
            <text:p>1084.6</text:p>
          </table:table-cell>
          <table:table-cell office:value-type="float" office:value="6.1" calcext:value-type="float">
            <text:p>6.1</text:p>
          </table:table-cell>
          <table:table-cell office:value-type="float" office:value="4.66" calcext:value-type="float">
            <text:p>4.66</text:p>
          </table:table-cell>
          <table:table-cell table:formula="of:=[.G734]" office:value-type="float" office:value="4.66" calcext:value-type="float" table:number-columns-spanned="1" table:number-rows-spanned="2">
            <text:p>4.66</text:p>
          </table:table-cell>
          <table:table-cell table:formula="of:=DATEDIF([.D734];[.D735];&quot;d&quot;)" office:value-type="float" office:value="19" calcext:value-type="float" table:number-columns-spanned="1" table:number-rows-spanned="2">
            <text:p>19</text:p>
          </table:table-cell>
          <table:table-cell table:number-columns-repeated="4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20</text:p>
          </table:table-cell>
          <table:table-cell office:value-type="float" office:value="1150.8" calcext:value-type="float">
            <text:p>1150.8</text:p>
          </table:table-cell>
          <table:table-cell office:value-type="float" office:value="6.1" calcext:value-type="float">
            <text:p>6.1</text:p>
          </table:table-cell>
          <table:table-cell office:value-type="float" office:value="4.66" calcext:value-type="float">
            <text:p>4.6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21</text:p>
          </table:table-cell>
          <table:table-cell office:value-type="float" office:value="1085.65" calcext:value-type="float">
            <text:p>1085.65</text:p>
          </table:table-cell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 table:formula="of:=[.G736]" office:value-type="float" office:value="0" calcext:value-type="float" table:number-columns-spanned="1" table:number-rows-spanned="2">
            <text:p>0</text:p>
          </table:table-cell>
          <table:table-cell table:formula="of:=DATEDIF([.D736];[.D737];&quot;d&quot;)" office:value-type="float" office:value="10" calcext:value-type="float" table:number-columns-spanned="1" table:number-rows-spanned="2">
            <text:p>10</text:p>
          </table:table-cell>
          <table:table-cell table:number-columns-repeated="4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31</text:p>
          </table:table-cell>
          <table:table-cell office:value-type="float" office:value="1143.25" calcext:value-type="float">
            <text:p>1143.25</text:p>
          </table:table-cell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30</text:p>
          </table:table-cell>
          <table:table-cell office:value-type="float" office:value="1078.6" calcext:value-type="float">
            <text:p>1078.6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table:formula="of:=[.G738]" office:value-type="float" office:value="0" calcext:value-type="float" table:number-columns-spanned="1" table:number-rows-spanned="2">
            <text:p>0</text:p>
          </table:table-cell>
          <table:table-cell table:formula="of:=DATEDIF([.D738];[.D739];&quot;d&quot;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6</text:p>
          </table:table-cell>
          <table:table-cell office:value-type="float" office:value="1141.25" calcext:value-type="float">
            <text:p>1141.25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16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5.23" calcext:value-type="float">
            <text:p>5.23</text:p>
          </table:table-cell>
          <table:table-cell office:value-type="float" office:value="6.28" calcext:value-type="float">
            <text:p>6.28</text:p>
          </table:table-cell>
          <table:table-cell table:formula="of:=[.G740]" office:value-type="float" office:value="6.28" calcext:value-type="float" table:number-columns-spanned="1" table:number-rows-spanned="2">
            <text:p>6.28</text:p>
          </table:table-cell>
          <table:table-cell table:formula="of:=DATEDIF([.D740];[.D741];&quot;d&quot;)" office:value-type="float" office:value="21" calcext:value-type="float" table:number-columns-spanned="1" table:number-rows-spanned="2">
            <text:p>21</text:p>
          </table:table-cell>
          <table:table-cell table:number-columns-repeated="4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7</text:p>
          </table:table-cell>
          <table:table-cell office:value-type="float" office:value="1150.8" calcext:value-type="float">
            <text:p>1150.8</text:p>
          </table:table-cell>
          <table:table-cell office:value-type="float" office:value="5.23" calcext:value-type="float">
            <text:p>5.23</text:p>
          </table:table-cell>
          <table:table-cell office:value-type="float" office:value="6.28" calcext:value-type="float">
            <text:p>6.2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17</text:p>
          </table:table-cell>
          <table:table-cell office:value-type="float" office:value="1098.45" calcext:value-type="float">
            <text:p>1098.45</text:p>
          </table:table-cell>
          <table:table-cell office:value-type="float" office:value="5.53" calcext:value-type="float">
            <text:p>5.53</text:p>
          </table:table-cell>
          <table:table-cell office:value-type="float" office:value="9.6" calcext:value-type="float">
            <text:p>9.6</text:p>
          </table:table-cell>
          <table:table-cell table:formula="of:=[.G742]" office:value-type="float" office:value="9.6" calcext:value-type="float" table:number-columns-spanned="1" table:number-rows-spanned="2">
            <text:p>9.6</text:p>
          </table:table-cell>
          <table:table-cell table:formula="of:=DATEDIF([.D742];[.D743];&quot;d&quot;)" office:value-type="float" office:value="82" calcext:value-type="float" table:number-columns-spanned="1" table:number-rows-spanned="2">
            <text:p>82</text:p>
          </table:table-cell>
          <table:table-cell table:number-columns-repeated="4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7</text:p>
          </table:table-cell>
          <table:table-cell office:value-type="float" office:value="1159.2" calcext:value-type="float">
            <text:p>1159.2</text:p>
          </table:table-cell>
          <table:table-cell office:value-type="float" office:value="5.53" calcext:value-type="float">
            <text:p>5.53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29</text:p>
          </table:table-cell>
          <table:table-cell office:value-type="float" office:value="1076.05" calcext:value-type="float">
            <text:p>1076.05</text:p>
          </table:table-cell>
          <table:table-cell office:value-type="float" office:value="10.67" calcext:value-type="float">
            <text:p>10.67</text:p>
          </table:table-cell>
          <table:table-cell office:value-type="float" office:value="7.72" calcext:value-type="float">
            <text:p>7.72</text:p>
          </table:table-cell>
          <table:table-cell table:formula="of:=[.G744]" office:value-type="float" office:value="7.72" calcext:value-type="float" table:number-columns-spanned="1" table:number-rows-spanned="2">
            <text:p>7.72</text:p>
          </table:table-cell>
          <table:table-cell table:formula="of:=DATEDIF([.D744];[.D745];&quot;d&quot;)" office:value-type="float" office:value="101" calcext:value-type="float" table:number-columns-spanned="1" table:number-rows-spanned="2">
            <text:p>101</text:p>
          </table:table-cell>
          <table:table-cell table:number-columns-repeated="4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8</text:p>
          </table:table-cell>
          <table:table-cell office:value-type="float" office:value="1190.9" calcext:value-type="float">
            <text:p>1190.9</text:p>
          </table:table-cell>
          <table:table-cell office:value-type="float" office:value="10.67" calcext:value-type="float">
            <text:p>10.67</text:p>
          </table:table-cell>
          <table:table-cell office:value-type="float" office:value="7.72" calcext:value-type="float">
            <text:p>7.7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30</text:p>
          </table:table-cell>
          <table:table-cell office:value-type="float" office:value="1078.6" calcext:value-type="float">
            <text:p>1078.6</text:p>
          </table:table-cell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table:formula="of:=[.G746]" office:value-type="float" office:value="0" calcext:value-type="float" table:number-columns-spanned="1" table:number-rows-spanned="2">
            <text:p>0</text:p>
          </table:table-cell>
          <table:table-cell table:formula="of:=DATEDIF([.D746];[.D747];&quot;d&quot;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8</text:p>
          </table:table-cell>
          <table:table-cell office:value-type="float" office:value="1195.6" calcext:value-type="float">
            <text:p>1195.6</text:p>
          </table:table-cell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21</text:p>
          </table:table-cell>
          <table:table-cell office:value-type="float" office:value="1085.65" calcext:value-type="float">
            <text:p>1085.65</text:p>
          </table:table-cell>
          <table:table-cell office:value-type="float" office:value="10.32" calcext:value-type="float">
            <text:p>10.32</text:p>
          </table:table-cell>
          <table:table-cell office:value-type="float" office:value="5.59" calcext:value-type="float">
            <text:p>5.59</text:p>
          </table:table-cell>
          <table:table-cell table:formula="of:=[.G748]" office:value-type="float" office:value="5.59" calcext:value-type="float" table:number-columns-spanned="1" table:number-rows-spanned="2">
            <text:p>5.59</text:p>
          </table:table-cell>
          <table:table-cell table:formula="of:=DATEDIF([.D748];[.D749];&quot;d&quot;)" office:value-type="float" office:value="48" calcext:value-type="float" table:number-columns-spanned="1" table:number-rows-spanned="2">
            <text:p>48</text:p>
          </table:table-cell>
          <table:table-cell table:number-columns-repeated="4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8</text:p>
          </table:table-cell>
          <table:table-cell office:value-type="float" office:value="1197.7" calcext:value-type="float">
            <text:p>1197.7</text:p>
          </table:table-cell>
          <table:table-cell office:value-type="float" office:value="10.32" calcext:value-type="float">
            <text:p>10.32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1084.6" calcext:value-type="float">
            <text:p>1084.6</text:p>
          </table:table-cell>
          <table:table-cell office:value-type="float" office:value="11.16" calcext:value-type="float">
            <text:p>11.16</text:p>
          </table:table-cell>
          <table:table-cell office:value-type="float" office:value="8.45" calcext:value-type="float">
            <text:p>8.45</text:p>
          </table:table-cell>
          <table:table-cell table:formula="of:=[.G750]" office:value-type="float" office:value="8.45" calcext:value-type="float" table:number-columns-spanned="1" table:number-rows-spanned="2">
            <text:p>8.45</text:p>
          </table:table-cell>
          <table:table-cell table:formula="of:=DATEDIF([.D750];[.D751];&quot;d&quot;)" office:value-type="float" office:value="100" calcext:value-type="float" table:number-columns-spanned="1" table:number-rows-spanned="2">
            <text:p>100</text:p>
          </table:table-cell>
          <table:table-cell table:number-columns-repeated="4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9</text:p>
          </table:table-cell>
          <table:table-cell office:value-type="float" office:value="1205.6" calcext:value-type="float">
            <text:p>1205.6</text:p>
          </table:table-cell>
          <table:table-cell office:value-type="float" office:value="11.16" calcext:value-type="float">
            <text:p>11.16</text:p>
          </table:table-cell>
          <table:table-cell office:value-type="float" office:value="8.45" calcext:value-type="float">
            <text:p>8.4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16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10.24" calcext:value-type="float">
            <text:p>10.24</text:p>
          </table:table-cell>
          <table:table-cell office:value-type="float" office:value="6.28" calcext:value-type="float">
            <text:p>6.28</text:p>
          </table:table-cell>
          <table:table-cell table:formula="of:=[.G752]" office:value-type="float" office:value="6.28" calcext:value-type="float" table:number-columns-spanned="1" table:number-rows-spanned="2">
            <text:p>6.28</text:p>
          </table:table-cell>
          <table:table-cell table:formula="of:=DATEDIF([.D752];[.D753];&quot;d&quot;)" office:value-type="float" office:value="23" calcext:value-type="float" table:number-columns-spanned="1" table:number-rows-spanned="2">
            <text:p>23</text:p>
          </table:table-cell>
          <table:table-cell table:number-columns-repeated="4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9</text:p>
          </table:table-cell>
          <table:table-cell office:value-type="float" office:value="1205.6" calcext:value-type="float">
            <text:p>1205.6</text:p>
          </table:table-cell>
          <table:table-cell office:value-type="float" office:value="10.24" calcext:value-type="float">
            <text:p>10.24</text:p>
          </table:table-cell>
          <table:table-cell office:value-type="float" office:value="6.28" calcext:value-type="float">
            <text:p>6.2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7</text:p>
          </table:table-cell>
          <table:table-cell office:value-type="float" office:value="1098.45" calcext:value-type="float">
            <text:p>1098.45</text:p>
          </table:table-cell>
          <table:table-cell office:value-type="float" office:value="10.56" calcext:value-type="float">
            <text:p>10.56</text:p>
          </table:table-cell>
          <table:table-cell office:value-type="float" office:value="9.6" calcext:value-type="float">
            <text:p>9.6</text:p>
          </table:table-cell>
          <table:table-cell table:formula="of:=[.G754]" office:value-type="float" office:value="9.6" calcext:value-type="float" table:number-columns-spanned="1" table:number-rows-spanned="2">
            <text:p>9.6</text:p>
          </table:table-cell>
          <table:table-cell table:formula="of:=DATEDIF([.D754];[.D755];&quot;d&quot;)" office:value-type="float" office:value="84" calcext:value-type="float" table:number-columns-spanned="1" table:number-rows-spanned="2">
            <text:p>84</text:p>
          </table:table-cell>
          <table:table-cell table:number-columns-repeated="4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9</text:p>
          </table:table-cell>
          <table:table-cell office:value-type="float" office:value="1214.4" calcext:value-type="float">
            <text:p>1214.4</text:p>
          </table:table-cell>
          <table:table-cell office:value-type="float" office:value="10.56" calcext:value-type="float">
            <text:p>10.56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29</text:p>
          </table:table-cell>
          <table:table-cell office:value-type="float" office:value="1076.05" calcext:value-type="float">
            <text:p>1076.05</text:p>
          </table:table-cell>
          <table:table-cell office:value-type="float" office:value="15.7" calcext:value-type="float">
            <text:p>15.7</text:p>
          </table:table-cell>
          <table:table-cell office:value-type="float" office:value="7.72" calcext:value-type="float">
            <text:p>7.72</text:p>
          </table:table-cell>
          <table:table-cell table:formula="of:=[.G756]" office:value-type="float" office:value="7.72" calcext:value-type="float" table:number-columns-spanned="1" table:number-rows-spanned="2">
            <text:p>7.72</text:p>
          </table:table-cell>
          <table:table-cell table:formula="of:=DATEDIF([.D756];[.D757];&quot;d&quot;)" office:value-type="float" office:value="114" calcext:value-type="float" table:number-columns-spanned="1" table:number-rows-spanned="2">
            <text:p>114</text:p>
          </table:table-cell>
          <table:table-cell table:number-columns-repeated="4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21</text:p>
          </table:table-cell>
          <table:table-cell office:value-type="float" office:value="1245" calcext:value-type="float">
            <text:p>1245</text:p>
          </table:table-cell>
          <table:table-cell office:value-type="float" office:value="15.7" calcext:value-type="float">
            <text:p>15.7</text:p>
          </table:table-cell>
          <table:table-cell office:value-type="float" office:value="7.72" calcext:value-type="float">
            <text:p>7.7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30</text:p>
          </table:table-cell>
          <table:table-cell office:value-type="float" office:value="1078.6" calcext:value-type="float">
            <text:p>1078.6</text:p>
          </table:table-cell>
          <table:table-cell office:value-type="float" office:value="15.89" calcext:value-type="float">
            <text:p>15.89</text:p>
          </table:table-cell>
          <table:table-cell office:value-type="float" office:value="0" calcext:value-type="float">
            <text:p>0</text:p>
          </table:table-cell>
          <table:table-cell table:formula="of:=[.G758]" office:value-type="float" office:value="0" calcext:value-type="float" table:number-columns-spanned="1" table:number-rows-spanned="2">
            <text:p>0</text:p>
          </table:table-cell>
          <table:table-cell table:formula="of:=DATEDIF([.D758];[.D759];&quot;d&quot;)" office:value-type="float" office:value="21" calcext:value-type="float" table:number-columns-spanned="1" table:number-rows-spanned="2">
            <text:p>21</text:p>
          </table:table-cell>
          <table:table-cell table:number-columns-repeated="4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21</text:p>
          </table:table-cell>
          <table:table-cell office:value-type="float" office:value="1249.95" calcext:value-type="float">
            <text:p>1249.95</text:p>
          </table:table-cell>
          <table:table-cell office:value-type="float" office:value="15.89" calcext:value-type="float">
            <text:p>15.8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8-21</text:p>
          </table:table-cell>
          <table:table-cell office:value-type="float" office:value="1085.65" calcext:value-type="float">
            <text:p>1085.65</text:p>
          </table:table-cell>
          <table:table-cell office:value-type="float" office:value="15.34" calcext:value-type="float">
            <text:p>15.34</text:p>
          </table:table-cell>
          <table:table-cell office:value-type="float" office:value="5.59" calcext:value-type="float">
            <text:p>5.59</text:p>
          </table:table-cell>
          <table:table-cell table:formula="of:=[.G760]" office:value-type="float" office:value="5.59" calcext:value-type="float" table:number-columns-spanned="1" table:number-rows-spanned="2">
            <text:p>5.59</text:p>
          </table:table-cell>
          <table:table-cell table:formula="of:=DATEDIF([.D760];[.D761];&quot;d&quot;)" office:value-type="float" office:value="75" calcext:value-type="float" table:number-columns-spanned="1" table:number-rows-spanned="2">
            <text:p>75</text:p>
          </table:table-cell>
          <table:table-cell table:number-columns-repeated="4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4</text:p>
          </table:table-cell>
          <table:table-cell office:value-type="float" office:value="1252.15" calcext:value-type="float">
            <text:p>1252.15</text:p>
          </table:table-cell>
          <table:table-cell office:value-type="float" office:value="15.34" calcext:value-type="float">
            <text:p>15.34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1084.6" calcext:value-type="float">
            <text:p>1084.6</text:p>
          </table:table-cell>
          <table:table-cell office:value-type="float" office:value="16.21" calcext:value-type="float">
            <text:p>16.21</text:p>
          </table:table-cell>
          <table:table-cell office:value-type="float" office:value="8.45" calcext:value-type="float">
            <text:p>8.45</text:p>
          </table:table-cell>
          <table:table-cell table:formula="of:=[.G762]" office:value-type="float" office:value="8.45" calcext:value-type="float" table:number-columns-spanned="1" table:number-rows-spanned="2">
            <text:p>8.45</text:p>
          </table:table-cell>
          <table:table-cell table:formula="of:=DATEDIF([.D762];[.D763];&quot;d&quot;)" office:value-type="float" office:value="126" calcext:value-type="float" table:number-columns-spanned="1" table:number-rows-spanned="2">
            <text:p>126</text:p>
          </table:table-cell>
          <table:table-cell table:number-columns-repeated="4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4</text:p>
          </table:table-cell>
          <table:table-cell office:value-type="float" office:value="1260.4" calcext:value-type="float">
            <text:p>1260.4</text:p>
          </table:table-cell>
          <table:table-cell office:value-type="float" office:value="16.21" calcext:value-type="float">
            <text:p>16.21</text:p>
          </table:table-cell>
          <table:table-cell office:value-type="float" office:value="8.45" calcext:value-type="float">
            <text:p>8.4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6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15.25" calcext:value-type="float">
            <text:p>15.25</text:p>
          </table:table-cell>
          <table:table-cell office:value-type="float" office:value="6.28" calcext:value-type="float">
            <text:p>6.28</text:p>
          </table:table-cell>
          <table:table-cell table:formula="of:=[.G764]" office:value-type="float" office:value="6.28" calcext:value-type="float" table:number-columns-spanned="1" table:number-rows-spanned="2">
            <text:p>6.28</text:p>
          </table:table-cell>
          <table:table-cell table:formula="of:=DATEDIF([.D764];[.D765];&quot;d&quot;)" office:value-type="float" office:value="49" calcext:value-type="float" table:number-columns-spanned="1" table:number-rows-spanned="2">
            <text:p>49</text:p>
          </table:table-cell>
          <table:table-cell table:number-columns-repeated="4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4</text:p>
          </table:table-cell>
          <table:table-cell office:value-type="float" office:value="1260.4" calcext:value-type="float">
            <text:p>1260.4</text:p>
          </table:table-cell>
          <table:table-cell office:value-type="float" office:value="15.25" calcext:value-type="float">
            <text:p>15.25</text:p>
          </table:table-cell>
          <table:table-cell office:value-type="float" office:value="6.28" calcext:value-type="float">
            <text:p>6.2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7</text:p>
          </table:table-cell>
          <table:table-cell office:value-type="float" office:value="1098.45" calcext:value-type="float">
            <text:p>1098.45</text:p>
          </table:table-cell>
          <table:table-cell office:value-type="float" office:value="15.58" calcext:value-type="float">
            <text:p>15.58</text:p>
          </table:table-cell>
          <table:table-cell office:value-type="float" office:value="9.6" calcext:value-type="float">
            <text:p>9.6</text:p>
          </table:table-cell>
          <table:table-cell table:formula="of:=[.G766]" office:value-type="float" office:value="9.6" calcext:value-type="float" table:number-columns-spanned="1" table:number-rows-spanned="2">
            <text:p>9.6</text:p>
          </table:table-cell>
          <table:table-cell table:formula="of:=DATEDIF([.D766];[.D767];&quot;d&quot;)" office:value-type="float" office:value="111" calcext:value-type="float" table:number-columns-spanned="1" table:number-rows-spanned="2">
            <text:p>111</text:p>
          </table:table-cell>
          <table:table-cell table:number-columns-repeated="4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5</text:p>
          </table:table-cell>
          <table:table-cell office:value-type="float" office:value="1269.6" calcext:value-type="float">
            <text:p>1269.6</text:p>
          </table:table-cell>
          <table:table-cell office:value-type="float" office:value="15.58" calcext:value-type="float">
            <text:p>15.58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2-04</text:p>
          </table:table-cell>
          <table:table-cell office:value-type="float" office:value="1229.8" calcext:value-type="float">
            <text:p>1229.8</text:p>
          </table:table-cell>
          <table:table-cell office:value-type="float" office:value="5.36" calcext:value-type="float">
            <text:p>5.36</text:p>
          </table:table-cell>
          <table:table-cell office:value-type="float" office:value="39.93" calcext:value-type="float">
            <text:p>39.93</text:p>
          </table:table-cell>
          <table:table-cell table:formula="of:=[.G768]" office:value-type="float" office:value="39.93" calcext:value-type="float" table:number-columns-spanned="1" table:number-rows-spanned="2">
            <text:p>39.93</text:p>
          </table:table-cell>
          <table:table-cell table:formula="of:=DATEDIF([.D768];[.D769];&quot;d&quot;)" office:value-type="float" office:value="276" calcext:value-type="float" table:number-columns-spanned="1" table:number-rows-spanned="2">
            <text:p>276</text:p>
          </table:table-cell>
          <table:table-cell table:number-columns-repeated="4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6</text:p>
          </table:table-cell>
          <table:table-cell office:value-type="float" office:value="1295.7" calcext:value-type="float">
            <text:p>1295.7</text:p>
          </table:table-cell>
          <table:table-cell office:value-type="float" office:value="5.36" calcext:value-type="float">
            <text:p>5.36</text:p>
          </table:table-cell>
          <table:table-cell office:value-type="float" office:value="39.93" calcext:value-type="float">
            <text:p>39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29</text:p>
          </table:table-cell>
          <table:table-cell office:value-type="float" office:value="1076.05" calcext:value-type="float">
            <text:p>1076.05</text:p>
          </table:table-cell>
          <table:table-cell office:value-type="float" office:value="20.73" calcext:value-type="float">
            <text:p>20.73</text:p>
          </table:table-cell>
          <table:table-cell office:value-type="float" office:value="7.72" calcext:value-type="float">
            <text:p>7.72</text:p>
          </table:table-cell>
          <table:table-cell table:formula="of:=[.G770]" office:value-type="float" office:value="7.72" calcext:value-type="float" table:number-columns-spanned="1" table:number-rows-spanned="2">
            <text:p>7.72</text:p>
          </table:table-cell>
          <table:table-cell table:formula="of:=DATEDIF([.D770];[.D771];&quot;d&quot;)" office:value-type="float" office:value="130" calcext:value-type="float" table:number-columns-spanned="1" table:number-rows-spanned="2">
            <text:p>130</text:p>
          </table:table-cell>
          <table:table-cell table:number-columns-repeated="4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6</text:p>
          </table:table-cell>
          <table:table-cell office:value-type="float" office:value="1299.15" calcext:value-type="float">
            <text:p>1299.15</text:p>
          </table:table-cell>
          <table:table-cell office:value-type="float" office:value="20.73" calcext:value-type="float">
            <text:p>20.73</text:p>
          </table:table-cell>
          <table:table-cell office:value-type="float" office:value="7.72" calcext:value-type="float">
            <text:p>7.7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30</text:p>
          </table:table-cell>
          <table:table-cell office:value-type="float" office:value="1078.6" calcext:value-type="float">
            <text:p>1078.6</text:p>
          </table:table-cell>
          <table:table-cell office:value-type="float" office:value="20.93" calcext:value-type="float">
            <text:p>20.93</text:p>
          </table:table-cell>
          <table:table-cell office:value-type="float" office:value="0" calcext:value-type="float">
            <text:p>0</text:p>
          </table:table-cell>
          <table:table-cell table:formula="of:=[.G772]" office:value-type="float" office:value="0" calcext:value-type="float" table:number-columns-spanned="1" table:number-rows-spanned="2">
            <text:p>0</text:p>
          </table:table-cell>
          <table:table-cell table:formula="of:=DATEDIF([.D772];[.D773];&quot;d&quot;)" office:value-type="float" office:value="37" calcext:value-type="float" table:number-columns-spanned="1" table:number-rows-spanned="2">
            <text:p>37</text:p>
          </table:table-cell>
          <table:table-cell table:number-columns-repeated="4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6</text:p>
          </table:table-cell>
          <table:table-cell office:value-type="float" office:value="1304.3" calcext:value-type="float">
            <text:p>1304.3</text:p>
          </table:table-cell>
          <table:table-cell office:value-type="float" office:value="20.93" calcext:value-type="float">
            <text:p>20.9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8-21</text:p>
          </table:table-cell>
          <table:table-cell office:value-type="float" office:value="1085.65" calcext:value-type="float">
            <text:p>1085.65</text:p>
          </table:table-cell>
          <table:table-cell office:value-type="float" office:value="20.35" calcext:value-type="float">
            <text:p>20.35</text:p>
          </table:table-cell>
          <table:table-cell office:value-type="float" office:value="5.59" calcext:value-type="float">
            <text:p>5.59</text:p>
          </table:table-cell>
          <table:table-cell table:formula="of:=[.G774]" office:value-type="float" office:value="5.59" calcext:value-type="float" table:number-columns-spanned="1" table:number-rows-spanned="2">
            <text:p>5.59</text:p>
          </table:table-cell>
          <table:table-cell table:formula="of:=DATEDIF([.D774];[.D775];&quot;d&quot;)" office:value-type="float" office:value="77" calcext:value-type="float" table:number-columns-spanned="1" table:number-rows-spanned="2">
            <text:p>77</text:p>
          </table:table-cell>
          <table:table-cell table:number-columns-repeated="4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6</text:p>
          </table:table-cell>
          <table:table-cell office:value-type="float" office:value="1306.6" calcext:value-type="float">
            <text:p>1306.6</text:p>
          </table:table-cell>
          <table:table-cell office:value-type="float" office:value="20.35" calcext:value-type="float">
            <text:p>20.35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4</text:p>
          </table:table-cell>
          <table:table-cell office:value-type="float" office:value="1123.9" calcext:value-type="float">
            <text:p>1123.9</text:p>
          </table:table-cell>
          <table:table-cell office:value-type="float" office:value="16.34" calcext:value-type="float">
            <text:p>16.34</text:p>
          </table:table-cell>
          <table:table-cell office:value-type="float" office:value="34.27" calcext:value-type="float">
            <text:p>34.27</text:p>
          </table:table-cell>
          <table:table-cell table:formula="of:=[.G776]" office:value-type="float" office:value="34.27" calcext:value-type="float" table:number-columns-spanned="1" table:number-rows-spanned="2">
            <text:p>34.27</text:p>
          </table:table-cell>
          <table:table-cell table:formula="of:=DATEDIF([.D776];[.D777];&quot;d&quot;)" office:value-type="float" office:value="429" calcext:value-type="float" table:number-columns-spanned="1" table:number-rows-spanned="2">
            <text:p>429</text:p>
          </table:table-cell>
          <table:table-cell table:number-columns-repeated="4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6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16.34" calcext:value-type="float">
            <text:p>16.34</text:p>
          </table:table-cell>
          <table:table-cell office:value-type="float" office:value="34.27" calcext:value-type="float">
            <text:p>34.27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01</text:p>
          </table:table-cell>
          <table:table-cell office:value-type="float" office:value="1084.6" calcext:value-type="float">
            <text:p>1084.6</text:p>
          </table:table-cell>
          <table:table-cell office:value-type="float" office:value="21.26" calcext:value-type="float">
            <text:p>21.26</text:p>
          </table:table-cell>
          <table:table-cell office:value-type="float" office:value="8.45" calcext:value-type="float">
            <text:p>8.45</text:p>
          </table:table-cell>
          <table:table-cell table:formula="of:=[.G778]" office:value-type="float" office:value="8.45" calcext:value-type="float" table:number-columns-spanned="1" table:number-rows-spanned="2">
            <text:p>8.45</text:p>
          </table:table-cell>
          <table:table-cell table:formula="of:=DATEDIF([.D778];[.D779];&quot;d&quot;)" office:value-type="float" office:value="131" calcext:value-type="float" table:number-columns-spanned="1" table:number-rows-spanned="2">
            <text:p>131</text:p>
          </table:table-cell>
          <table:table-cell table:number-columns-repeated="4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9</text:p>
          </table:table-cell>
          <table:table-cell office:value-type="float" office:value="1315.2" calcext:value-type="float">
            <text:p>1315.2</text:p>
          </table:table-cell>
          <table:table-cell office:value-type="float" office:value="21.26" calcext:value-type="float">
            <text:p>21.26</text:p>
          </table:table-cell>
          <table:table-cell office:value-type="float" office:value="8.45" calcext:value-type="float">
            <text:p>8.4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6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20.26" calcext:value-type="float">
            <text:p>20.26</text:p>
          </table:table-cell>
          <table:table-cell office:value-type="float" office:value="6.28" calcext:value-type="float">
            <text:p>6.28</text:p>
          </table:table-cell>
          <table:table-cell table:formula="of:=[.G780]" office:value-type="float" office:value="6.28" calcext:value-type="float" table:number-columns-spanned="1" table:number-rows-spanned="2">
            <text:p>6.28</text:p>
          </table:table-cell>
          <table:table-cell table:formula="of:=DATEDIF([.D780];[.D781];&quot;d&quot;)" office:value-type="float" office:value="54" calcext:value-type="float" table:number-columns-spanned="1" table:number-rows-spanned="2">
            <text:p>54</text:p>
          </table:table-cell>
          <table:table-cell table:number-columns-repeated="4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9</text:p>
          </table:table-cell>
          <table:table-cell office:value-type="float" office:value="1315.2" calcext:value-type="float">
            <text:p>1315.2</text:p>
          </table:table-cell>
          <table:table-cell office:value-type="float" office:value="20.26" calcext:value-type="float">
            <text:p>20.26</text:p>
          </table:table-cell>
          <table:table-cell office:value-type="float" office:value="6.28" calcext:value-type="float">
            <text:p>6.2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09</text:p>
          </table:table-cell>
          <table:table-cell office:value-type="float" office:value="1141" calcext:value-type="float">
            <text:p>1141</text:p>
          </table:table-cell>
          <table:table-cell office:value-type="float" office:value="15.35" calcext:value-type="float">
            <text:p>15.35</text:p>
          </table:table-cell>
          <table:table-cell office:value-type="float" office:value="35.25" calcext:value-type="float">
            <text:p>35.25</text:p>
          </table:table-cell>
          <table:table-cell table:formula="of:=[.G782]" office:value-type="float" office:value="35.25" calcext:value-type="float" table:number-columns-spanned="1" table:number-rows-spanned="2">
            <text:p>35.25</text:p>
          </table:table-cell>
          <table:table-cell table:formula="of:=DATEDIF([.D782];[.D783];&quot;d&quot;)" office:value-type="float" office:value="458" calcext:value-type="float" table:number-columns-spanned="1" table:number-rows-spanned="2">
            <text:p>458</text:p>
          </table:table-cell>
          <table:table-cell table:number-columns-repeated="4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9</text:p>
          </table:table-cell>
          <table:table-cell office:value-type="float" office:value="1316.2" calcext:value-type="float">
            <text:p>1316.2</text:p>
          </table:table-cell>
          <table:table-cell office:value-type="float" office:value="15.35" calcext:value-type="float">
            <text:p>15.35</text:p>
          </table:table-cell>
          <table:table-cell office:value-type="float" office:value="35.25" calcext:value-type="float">
            <text:p>35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7</text:p>
          </table:table-cell>
          <table:table-cell office:value-type="float" office:value="1098.45" calcext:value-type="float">
            <text:p>1098.45</text:p>
          </table:table-cell>
          <table:table-cell office:value-type="float" office:value="20.61" calcext:value-type="float">
            <text:p>20.61</text:p>
          </table:table-cell>
          <table:table-cell office:value-type="float" office:value="9.6" calcext:value-type="float">
            <text:p>9.6</text:p>
          </table:table-cell>
          <table:table-cell table:formula="of:=[.G784]" office:value-type="float" office:value="9.6" calcext:value-type="float" table:number-columns-spanned="1" table:number-rows-spanned="2">
            <text:p>9.6</text:p>
          </table:table-cell>
          <table:table-cell table:formula="of:=DATEDIF([.D784];[.D785];&quot;d&quot;)" office:value-type="float" office:value="115" calcext:value-type="float" table:number-columns-spanned="1" table:number-rows-spanned="2">
            <text:p>115</text:p>
          </table:table-cell>
          <table:table-cell table:number-columns-repeated="4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9</text:p>
          </table:table-cell>
          <table:table-cell office:value-type="float" office:value="1324.8" calcext:value-type="float">
            <text:p>1324.8</text:p>
          </table:table-cell>
          <table:table-cell office:value-type="float" office:value="20.61" calcext:value-type="float">
            <text:p>20.61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20</text:p>
          </table:table-cell>
          <table:table-cell office:value-type="float" office:value="1199.6" calcext:value-type="float">
            <text:p>1199.6</text:p>
          </table:table-cell>
          <table:table-cell office:value-type="float" office:value="10.95" calcext:value-type="float">
            <text:p>10.95</text:p>
          </table:table-cell>
          <table:table-cell office:value-type="float" office:value="38.42" calcext:value-type="float">
            <text:p>38.42</text:p>
          </table:table-cell>
          <table:table-cell table:formula="of:=[.G786]" office:value-type="float" office:value="38.42" calcext:value-type="float" table:number-columns-spanned="1" table:number-rows-spanned="2">
            <text:p>38.42</text:p>
          </table:table-cell>
          <table:table-cell table:formula="of:=DATEDIF([.D786];[.D787];&quot;d&quot;)" office:value-type="float" office:value="416" calcext:value-type="float" table:number-columns-spanned="1" table:number-rows-spanned="2">
            <text:p>416</text:p>
          </table:table-cell>
          <table:table-cell table:number-columns-repeated="4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9</text:p>
          </table:table-cell>
          <table:table-cell office:value-type="float" office:value="1330.9" calcext:value-type="float">
            <text:p>1330.9</text:p>
          </table:table-cell>
          <table:table-cell office:value-type="float" office:value="10.95" calcext:value-type="float">
            <text:p>10.95</text:p>
          </table:table-cell>
          <table:table-cell office:value-type="float" office:value="38.42" calcext:value-type="float">
            <text:p>38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6</text:p>
          </table:table-cell>
          <table:table-cell office:value-type="float" office:value="1122.95" calcext:value-type="float">
            <text:p>1122.95</text:p>
          </table:table-cell>
          <table:table-cell office:value-type="float" office:value="20.58" calcext:value-type="float">
            <text:p>20.58</text:p>
          </table:table-cell>
          <table:table-cell office:value-type="float" office:value="34.21" calcext:value-type="float">
            <text:p>34.21</text:p>
          </table:table-cell>
          <table:table-cell table:formula="of:=[.G788]" office:value-type="float" office:value="34.21" calcext:value-type="float" table:number-columns-spanned="1" table:number-rows-spanned="2">
            <text:p>34.21</text:p>
          </table:table-cell>
          <table:table-cell table:formula="of:=DATEDIF([.D788];[.D789];&quot;d&quot;)" office:value-type="float" office:value="431" calcext:value-type="float" table:number-columns-spanned="1" table:number-rows-spanned="2">
            <text:p>431</text:p>
          </table:table-cell>
          <table:table-cell table:number-columns-repeated="4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1354" calcext:value-type="float">
            <text:p>135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21" calcext:value-type="float">
            <text:p>34.2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29</text:p>
          </table:table-cell>
          <table:table-cell office:value-type="float" office:value="1076.05" calcext:value-type="float">
            <text:p>1076.05</text:p>
          </table:table-cell>
          <table:table-cell office:value-type="float" office:value="25.76" calcext:value-type="float">
            <text:p>25.76</text:p>
          </table:table-cell>
          <table:table-cell office:value-type="float" office:value="7.72" calcext:value-type="float">
            <text:p>7.72</text:p>
          </table:table-cell>
          <table:table-cell table:formula="of:=[.G790]" office:value-type="float" office:value="7.72" calcext:value-type="float" table:number-columns-spanned="1" table:number-rows-spanned="2">
            <text:p>7.72</text:p>
          </table:table-cell>
          <table:table-cell table:formula="of:=DATEDIF([.D790];[.D791];&quot;d&quot;)" office:value-type="float" office:value="134" calcext:value-type="float" table:number-columns-spanned="1" table:number-rows-spanned="2">
            <text:p>13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1353.25" calcext:value-type="float">
            <text:p>1353.25</text:p>
          </table:table-cell>
          <table:table-cell office:value-type="float" office:value="25.76" calcext:value-type="float">
            <text:p>25.76</text:p>
          </table:table-cell>
          <table:table-cell office:value-type="float" office:value="7.72" calcext:value-type="float">
            <text:p>7.7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04</text:p>
          </table:table-cell>
          <table:table-cell office:value-type="float" office:value="1229.8" calcext:value-type="float">
            <text:p>1229.8</text:p>
          </table:table-cell>
          <table:table-cell office:value-type="float" office:value="10.38" calcext:value-type="float">
            <text:p>10.38</text:p>
          </table:table-cell>
          <table:table-cell office:value-type="float" office:value="39.93" calcext:value-type="float">
            <text:p>39.93</text:p>
          </table:table-cell>
          <table:table-cell table:formula="of:=[.G792]" office:value-type="float" office:value="39.93" calcext:value-type="float" table:number-columns-spanned="1" table:number-rows-spanned="2">
            <text:p>39.93</text:p>
          </table:table-cell>
          <table:table-cell table:formula="of:=DATEDIF([.D792];[.D793];&quot;d&quot;)" office:value-type="float" office:value="280" calcext:value-type="float" table:number-columns-spanned="1" table:number-rows-spanned="2">
            <text:p>280</text:p>
          </table:table-cell>
          <table:table-cell table:number-columns-repeated="4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10</text:p>
          </table:table-cell>
          <table:table-cell office:value-type="float" office:value="1357.4" calcext:value-type="float">
            <text:p>1357.4</text:p>
          </table:table-cell>
          <table:table-cell office:value-type="float" office:value="10.38" calcext:value-type="float">
            <text:p>10.38</text:p>
          </table:table-cell>
          <table:table-cell office:value-type="float" office:value="39.93" calcext:value-type="float">
            <text:p>39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30</text:p>
          </table:table-cell>
          <table:table-cell office:value-type="float" office:value="1078.6" calcext:value-type="float">
            <text:p>1078.6</text:p>
          </table:table-cell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  <table:table-cell table:formula="of:=[.G794]" office:value-type="float" office:value="0" calcext:value-type="float" table:number-columns-spanned="1" table:number-rows-spanned="2">
            <text:p>0</text:p>
          </table:table-cell>
          <table:table-cell table:formula="of:=DATEDIF([.D794];[.D795];&quot;d&quot;)" office:value-type="float" office:value="41" calcext:value-type="float" table:number-columns-spanned="1" table:number-rows-spanned="2">
            <text:p>4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1358.65" calcext:value-type="float">
            <text:p>1358.65</text:p>
          </table:table-cell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8-26</text:p>
          </table:table-cell>
          <table:table-cell office:value-type="float" office:value="1128.05" calcext:value-type="float">
            <text:p>1128.05</text:p>
          </table:table-cell>
          <table:table-cell office:value-type="float" office:value="20.54" calcext:value-type="float">
            <text:p>20.54</text:p>
          </table:table-cell>
          <table:table-cell office:value-type="float" office:value="34.51" calcext:value-type="float">
            <text:p>34.51</text:p>
          </table:table-cell>
          <table:table-cell table:formula="of:=[.G796]" office:value-type="float" office:value="34.51" calcext:value-type="float" table:number-columns-spanned="1" table:number-rows-spanned="2">
            <text:p>34.51</text:p>
          </table:table-cell>
          <table:table-cell table:formula="of:=DATEDIF([.D796];[.D797];&quot;d&quot;)" office:value-type="float" office:value="442" calcext:value-type="float" table:number-columns-spanned="1" table:number-rows-spanned="2">
            <text:p>442</text:p>
          </table:table-cell>
          <table:table-cell table:number-columns-repeated="4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1359.7" calcext:value-type="float">
            <text:p>1359.7</text:p>
          </table:table-cell>
          <table:table-cell office:value-type="float" office:value="20.54" calcext:value-type="float">
            <text:p>20.54</text:p>
          </table:table-cell>
          <table:table-cell office:value-type="float" office:value="34.51" calcext:value-type="float">
            <text:p>34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8-21</text:p>
          </table:table-cell>
          <table:table-cell office:value-type="float" office:value="1085.65" calcext:value-type="float">
            <text:p>1085.65</text:p>
          </table:table-cell>
          <table:table-cell office:value-type="float" office:value="25.36" calcext:value-type="float">
            <text:p>25.36</text:p>
          </table:table-cell>
          <table:table-cell office:value-type="float" office:value="5.59" calcext:value-type="float">
            <text:p>5.59</text:p>
          </table:table-cell>
          <table:table-cell table:formula="of:=[.G798]" office:value-type="float" office:value="5.59" calcext:value-type="float" table:number-columns-spanned="1" table:number-rows-spanned="2">
            <text:p>5.59</text:p>
          </table:table-cell>
          <table:table-cell table:formula="of:=DATEDIF([.D798];[.D799];&quot;d&quot;)" office:value-type="float" office:value="81" calcext:value-type="float" table:number-columns-spanned="1" table:number-rows-spanned="2">
            <text:p>8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1361" calcext:value-type="float">
            <text:p>1361</text:p>
          </table:table-cell>
          <table:table-cell office:value-type="float" office:value="25.36" calcext:value-type="float">
            <text:p>25.36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4</text:p>
          </table:table-cell>
          <table:table-cell office:value-type="float" office:value="1123.9" calcext:value-type="float">
            <text:p>1123.9</text:p>
          </table:table-cell>
          <table:table-cell office:value-type="float" office:value="21.4" calcext:value-type="float">
            <text:p>21.4</text:p>
          </table:table-cell>
          <table:table-cell office:value-type="float" office:value="34.27" calcext:value-type="float">
            <text:p>34.27</text:p>
          </table:table-cell>
          <table:table-cell table:formula="of:=[.G800]" office:value-type="float" office:value="34.27" calcext:value-type="float" table:number-columns-spanned="1" table:number-rows-spanned="2">
            <text:p>34.27</text:p>
          </table:table-cell>
          <table:table-cell table:formula="of:=DATEDIF([.D800];[.D801];&quot;d&quot;)" office:value-type="float" office:value="433" calcext:value-type="float" table:number-columns-spanned="1" table:number-rows-spanned="2">
            <text:p>433</text:p>
          </table:table-cell>
          <table:table-cell table:number-columns-repeated="4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1364.4" calcext:value-type="float">
            <text:p>1364.4</text:p>
          </table:table-cell>
          <table:table-cell office:value-type="float" office:value="21.4" calcext:value-type="float">
            <text:p>21.4</text:p>
          </table:table-cell>
          <table:table-cell office:value-type="float" office:value="34.27" calcext:value-type="float">
            <text:p>34.27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01</text:p>
          </table:table-cell>
          <table:table-cell office:value-type="float" office:value="1084.6" calcext:value-type="float">
            <text:p>1084.6</text:p>
          </table:table-cell>
          <table:table-cell office:value-type="float" office:value="26.31" calcext:value-type="float">
            <text:p>26.31</text:p>
          </table:table-cell>
          <table:table-cell office:value-type="float" office:value="8.45" calcext:value-type="float">
            <text:p>8.45</text:p>
          </table:table-cell>
          <table:table-cell table:formula="of:=[.G802]" office:value-type="float" office:value="8.45" calcext:value-type="float" table:number-columns-spanned="1" table:number-rows-spanned="2">
            <text:p>8.45</text:p>
          </table:table-cell>
          <table:table-cell table:formula="of:=DATEDIF([.D802];[.D803];&quot;d&quot;)" office:value-type="float" office:value="132" calcext:value-type="float" table:number-columns-spanned="1" table:number-rows-spanned="2">
            <text:p>13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1370" calcext:value-type="float">
            <text:p>1370</text:p>
          </table:table-cell>
          <table:table-cell office:value-type="float" office:value="26.31" calcext:value-type="float">
            <text:p>26.31</text:p>
          </table:table-cell>
          <table:table-cell office:value-type="float" office:value="8.45" calcext:value-type="float">
            <text:p>8.4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16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25.27" calcext:value-type="float">
            <text:p>25.27</text:p>
          </table:table-cell>
          <table:table-cell office:value-type="float" office:value="6.28" calcext:value-type="float">
            <text:p>6.28</text:p>
          </table:table-cell>
          <table:table-cell table:formula="of:=[.G804]" office:value-type="float" office:value="6.28" calcext:value-type="float" table:number-columns-spanned="1" table:number-rows-spanned="2">
            <text:p>6.28</text:p>
          </table:table-cell>
          <table:table-cell table:formula="of:=DATEDIF([.D804];[.D805];&quot;d&quot;)" office:value-type="float" office:value="55" calcext:value-type="float" table:number-columns-spanned="1" table:number-rows-spanned="2">
            <text:p>55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1370" calcext:value-type="float">
            <text:p>1370</text:p>
          </table:table-cell>
          <table:table-cell office:value-type="float" office:value="25.27" calcext:value-type="float">
            <text:p>25.27</text:p>
          </table:table-cell>
          <table:table-cell office:value-type="float" office:value="6.28" calcext:value-type="float">
            <text:p>6.28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8-09</text:p>
          </table:table-cell>
          <table:table-cell office:value-type="float" office:value="1141" calcext:value-type="float">
            <text:p>1141</text:p>
          </table:table-cell>
          <table:table-cell office:value-type="float" office:value="20.37" calcext:value-type="float">
            <text:p>20.37</text:p>
          </table:table-cell>
          <table:table-cell office:value-type="float" office:value="35.25" calcext:value-type="float">
            <text:p>35.25</text:p>
          </table:table-cell>
          <table:table-cell table:formula="of:=[.G806]" office:value-type="float" office:value="35.25" calcext:value-type="float" table:number-columns-spanned="1" table:number-rows-spanned="2">
            <text:p>35.25</text:p>
          </table:table-cell>
          <table:table-cell table:formula="of:=DATEDIF([.D806];[.D807];&quot;d&quot;)" office:value-type="float" office:value="459" calcext:value-type="float" table:number-columns-spanned="1" table:number-rows-spanned="2">
            <text:p>459</text:p>
          </table:table-cell>
          <table:table-cell table:number-columns-repeated="4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10</text:p>
          </table:table-cell>
          <table:table-cell office:value-type="float" office:value="1373.4" calcext:value-type="float">
            <text:p>1373.4</text:p>
          </table:table-cell>
          <table:table-cell office:value-type="float" office:value="20.37" calcext:value-type="float">
            <text:p>20.37</text:p>
          </table:table-cell>
          <table:table-cell office:value-type="float" office:value="35.25" calcext:value-type="float">
            <text:p>35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7</text:p>
          </table:table-cell>
          <table:table-cell office:value-type="float" office:value="1098.45" calcext:value-type="float">
            <text:p>1098.45</text:p>
          </table:table-cell>
          <table:table-cell office:value-type="float" office:value="25.63" calcext:value-type="float">
            <text:p>25.63</text:p>
          </table:table-cell>
          <table:table-cell office:value-type="float" office:value="9.6" calcext:value-type="float">
            <text:p>9.6</text:p>
          </table:table-cell>
          <table:table-cell table:formula="of:=[.G808]" office:value-type="float" office:value="9.6" calcext:value-type="float" table:number-columns-spanned="1" table:number-rows-spanned="2">
            <text:p>9.6</text:p>
          </table:table-cell>
          <table:table-cell table:formula="of:=DATEDIF([.D808];[.D809];&quot;d&quot;)" office:value-type="float" office:value="116" calcext:value-type="float" table:number-columns-spanned="1" table:number-rows-spanned="2">
            <text:p>116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0</text:p>
          </table:table-cell>
          <table:table-cell office:value-type="float" office:value="1380" calcext:value-type="float">
            <text:p>1380</text:p>
          </table:table-cell>
          <table:table-cell office:value-type="float" office:value="25.63" calcext:value-type="float">
            <text:p>25.63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20</text:p>
          </table:table-cell>
          <table:table-cell office:value-type="float" office:value="1199.6" calcext:value-type="float">
            <text:p>1199.6</text:p>
          </table:table-cell>
          <table:table-cell office:value-type="float" office:value="15.99" calcext:value-type="float">
            <text:p>15.99</text:p>
          </table:table-cell>
          <table:table-cell office:value-type="float" office:value="38.42" calcext:value-type="float">
            <text:p>38.42</text:p>
          </table:table-cell>
          <table:table-cell table:formula="of:=[.G810]" office:value-type="float" office:value="38.42" calcext:value-type="float" table:number-columns-spanned="1" table:number-rows-spanned="2">
            <text:p>38.42</text:p>
          </table:table-cell>
          <table:table-cell table:formula="of:=DATEDIF([.D810];[.D811];&quot;d&quot;)" office:value-type="float" office:value="417" calcext:value-type="float" table:number-columns-spanned="1" table:number-rows-spanned="2">
            <text:p>417</text:p>
          </table:table-cell>
          <table:table-cell table:number-columns-repeated="4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10</text:p>
          </table:table-cell>
          <table:table-cell office:value-type="float" office:value="1391.4" calcext:value-type="float">
            <text:p>1391.4</text:p>
          </table:table-cell>
          <table:table-cell office:value-type="float" office:value="15.99" calcext:value-type="float">
            <text:p>15.99</text:p>
          </table:table-cell>
          <table:table-cell office:value-type="float" office:value="38.42" calcext:value-type="float">
            <text:p>38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6</text:p>
          </table:table-cell>
          <table:table-cell office:value-type="float" office:value="1122.95" calcext:value-type="float">
            <text:p>1122.95</text:p>
          </table:table-cell>
          <table:table-cell office:value-type="float" office:value="25.6" calcext:value-type="float">
            <text:p>25.6</text:p>
          </table:table-cell>
          <table:table-cell office:value-type="float" office:value="34.21" calcext:value-type="float">
            <text:p>34.21</text:p>
          </table:table-cell>
          <table:table-cell table:formula="of:=[.G812]" office:value-type="float" office:value="34.21" calcext:value-type="float" table:number-columns-spanned="1" table:number-rows-spanned="2">
            <text:p>34.21</text:p>
          </table:table-cell>
          <table:table-cell table:formula="of:=DATEDIF([.D812];[.D813];&quot;d&quot;)" office:value-type="float" office:value="432" calcext:value-type="float" table:number-columns-spanned="1" table:number-rows-spanned="2">
            <text:p>432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1</text:p>
          </table:table-cell>
          <table:table-cell office:value-type="float" office:value="1410.4" calcext:value-type="float">
            <text:p>1410.4</text:p>
          </table:table-cell>
          <table:table-cell office:value-type="float" office:value="25.6" calcext:value-type="float">
            <text:p>25.6</text:p>
          </table:table-cell>
          <table:table-cell office:value-type="float" office:value="34.21" calcext:value-type="float">
            <text:p>34.21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8-26</text:p>
          </table:table-cell>
          <table:table-cell office:value-type="float" office:value="1128.05" calcext:value-type="float">
            <text:p>1128.05</text:p>
          </table:table-cell>
          <table:table-cell office:value-type="float" office:value="25.56" calcext:value-type="float">
            <text:p>25.56</text:p>
          </table:table-cell>
          <table:table-cell office:value-type="float" office:value="34.51" calcext:value-type="float">
            <text:p>34.51</text:p>
          </table:table-cell>
          <table:table-cell table:formula="of:=[.G814]" office:value-type="float" office:value="34.51" calcext:value-type="float" table:number-columns-spanned="1" table:number-rows-spanned="2">
            <text:p>34.51</text:p>
          </table:table-cell>
          <table:table-cell table:formula="of:=DATEDIF([.D814];[.D815];&quot;d&quot;)" office:value-type="float" office:value="450" calcext:value-type="float" table:number-columns-spanned="1" table:number-rows-spanned="2">
            <text:p>45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18</text:p>
          </table:table-cell>
          <table:table-cell office:value-type="float" office:value="1416.35" calcext:value-type="float">
            <text:p>1416.35</text:p>
          </table:table-cell>
          <table:table-cell office:value-type="float" office:value="25.56" calcext:value-type="float">
            <text:p>25.56</text:p>
          </table:table-cell>
          <table:table-cell office:value-type="float" office:value="34.51" calcext:value-type="float">
            <text:p>34.51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2-04</text:p>
          </table:table-cell>
          <table:table-cell office:value-type="float" office:value="1229.8" calcext:value-type="float">
            <text:p>1229.8</text:p>
          </table:table-cell>
          <table:table-cell office:value-type="float" office:value="15.39" calcext:value-type="float">
            <text:p>15.39</text:p>
          </table:table-cell>
          <table:table-cell office:value-type="float" office:value="39.93" calcext:value-type="float">
            <text:p>39.93</text:p>
          </table:table-cell>
          <table:table-cell table:formula="of:=[.G816]" office:value-type="float" office:value="39.93" calcext:value-type="float" table:number-columns-spanned="1" table:number-rows-spanned="2">
            <text:p>39.93</text:p>
          </table:table-cell>
          <table:table-cell table:formula="of:=DATEDIF([.D816];[.D817];&quot;d&quot;)" office:value-type="float" office:value="293" calcext:value-type="float" table:number-columns-spanned="1" table:number-rows-spanned="2">
            <text:p>293</text:p>
          </table:table-cell>
          <table:table-cell table:number-columns-repeated="4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23</text:p>
          </table:table-cell>
          <table:table-cell office:value-type="float" office:value="1419.1" calcext:value-type="float">
            <text:p>1419.1</text:p>
          </table:table-cell>
          <table:table-cell office:value-type="float" office:value="15.39" calcext:value-type="float">
            <text:p>15.39</text:p>
          </table:table-cell>
          <table:table-cell office:value-type="float" office:value="39.93" calcext:value-type="float">
            <text:p>39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4</text:p>
          </table:table-cell>
          <table:table-cell office:value-type="float" office:value="1123.9" calcext:value-type="float">
            <text:p>1123.9</text:p>
          </table:table-cell>
          <table:table-cell office:value-type="float" office:value="26.46" calcext:value-type="float">
            <text:p>26.46</text:p>
          </table:table-cell>
          <table:table-cell office:value-type="float" office:value="34.27" calcext:value-type="float">
            <text:p>34.27</text:p>
          </table:table-cell>
          <table:table-cell table:formula="of:=[.G818]" office:value-type="float" office:value="34.27" calcext:value-type="float" table:number-columns-spanned="1" table:number-rows-spanned="2">
            <text:p>34.27</text:p>
          </table:table-cell>
          <table:table-cell table:formula="of:=DATEDIF([.D818];[.D819];&quot;d&quot;)" office:value-type="float" office:value="446" calcext:value-type="float" table:number-columns-spanned="1" table:number-rows-spanned="2">
            <text:p>446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23</text:p>
          </table:table-cell>
          <table:table-cell office:value-type="float" office:value="1421.25" calcext:value-type="float">
            <text:p>1421.25</text:p>
          </table:table-cell>
          <table:table-cell office:value-type="float" office:value="26.46" calcext:value-type="float">
            <text:p>26.46</text:p>
          </table:table-cell>
          <table:table-cell office:value-type="float" office:value="34.27" calcext:value-type="float">
            <text:p>34.27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8-09</text:p>
          </table:table-cell>
          <table:table-cell office:value-type="float" office:value="1141" calcext:value-type="float">
            <text:p>1141</text:p>
          </table:table-cell>
          <table:table-cell office:value-type="float" office:value="25.39" calcext:value-type="float">
            <text:p>25.39</text:p>
          </table:table-cell>
          <table:table-cell office:value-type="float" office:value="35.25" calcext:value-type="float">
            <text:p>35.25</text:p>
          </table:table-cell>
          <table:table-cell table:formula="of:=[.G820]" office:value-type="float" office:value="35.25" calcext:value-type="float" table:number-columns-spanned="1" table:number-rows-spanned="2">
            <text:p>35.25</text:p>
          </table:table-cell>
          <table:table-cell table:formula="of:=DATEDIF([.D820];[.D821];&quot;d&quot;)" office:value-type="float" office:value="473" calcext:value-type="float" table:number-columns-spanned="1" table:number-rows-spanned="2">
            <text:p>473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24</text:p>
          </table:table-cell>
          <table:table-cell office:value-type="float" office:value="1430.65" calcext:value-type="float">
            <text:p>1430.65</text:p>
          </table:table-cell>
          <table:table-cell office:value-type="float" office:value="25.39" calcext:value-type="float">
            <text:p>25.39</text:p>
          </table:table-cell>
          <table:table-cell office:value-type="float" office:value="35.25" calcext:value-type="float">
            <text:p>35.25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0</text:p>
          </table:table-cell>
          <table:table-cell office:value-type="float" office:value="1199.6" calcext:value-type="float">
            <text:p>1199.6</text:p>
          </table:table-cell>
          <table:table-cell office:value-type="float" office:value="21.03" calcext:value-type="float">
            <text:p>21.03</text:p>
          </table:table-cell>
          <table:table-cell office:value-type="float" office:value="38.42" calcext:value-type="float">
            <text:p>38.42</text:p>
          </table:table-cell>
          <table:table-cell table:formula="of:=[.G822]" office:value-type="float" office:value="38.42" calcext:value-type="float" table:number-columns-spanned="1" table:number-rows-spanned="2">
            <text:p>38.42</text:p>
          </table:table-cell>
          <table:table-cell table:formula="of:=DATEDIF([.D822];[.D823];&quot;d&quot;)" office:value-type="float" office:value="432" calcext:value-type="float" table:number-columns-spanned="1" table:number-rows-spanned="2">
            <text:p>432</text:p>
          </table:table-cell>
          <table:table-cell table:number-columns-repeated="4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25</text:p>
          </table:table-cell>
          <table:table-cell office:value-type="float" office:value="1451.9" calcext:value-type="float">
            <text:p>1451.9</text:p>
          </table:table-cell>
          <table:table-cell office:value-type="float" office:value="21.03" calcext:value-type="float">
            <text:p>21.03</text:p>
          </table:table-cell>
          <table:table-cell office:value-type="float" office:value="38.42" calcext:value-type="float">
            <text:p>38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2-04</text:p>
          </table:table-cell>
          <table:table-cell office:value-type="float" office:value="1229.8" calcext:value-type="float">
            <text:p>1229.8</text:p>
          </table:table-cell>
          <table:table-cell office:value-type="float" office:value="20.41" calcext:value-type="float">
            <text:p>20.41</text:p>
          </table:table-cell>
          <table:table-cell office:value-type="float" office:value="39.93" calcext:value-type="float">
            <text:p>39.93</text:p>
          </table:table-cell>
          <table:table-cell table:formula="of:=[.G824]" office:value-type="float" office:value="39.93" calcext:value-type="float" table:number-columns-spanned="1" table:number-rows-spanned="2">
            <text:p>39.93</text:p>
          </table:table-cell>
          <table:table-cell table:formula="of:=DATEDIF([.D824];[.D825];&quot;d&quot;)" office:value-type="float" office:value="343" calcext:value-type="float" table:number-columns-spanned="1" table:number-rows-spanned="2">
            <text:p>343</text:p>
          </table:table-cell>
          <table:table-cell table:number-columns-repeated="4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1-12</text:p>
          </table:table-cell>
          <table:table-cell office:value-type="float" office:value="1480.8" calcext:value-type="float">
            <text:p>1480.8</text:p>
          </table:table-cell>
          <table:table-cell office:value-type="float" office:value="20.41" calcext:value-type="float">
            <text:p>20.41</text:p>
          </table:table-cell>
          <table:table-cell office:value-type="float" office:value="39.93" calcext:value-type="float">
            <text:p>39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0</text:p>
          </table:table-cell>
          <table:table-cell office:value-type="float" office:value="1199.6" calcext:value-type="float">
            <text:p>1199.6</text:p>
          </table:table-cell>
          <table:table-cell office:value-type="float" office:value="26.08" calcext:value-type="float">
            <text:p>26.08</text:p>
          </table:table-cell>
          <table:table-cell office:value-type="float" office:value="38.42" calcext:value-type="float">
            <text:p>38.42</text:p>
          </table:table-cell>
          <table:table-cell table:formula="of:=[.G826]" office:value-type="float" office:value="38.42" calcext:value-type="float" table:number-columns-spanned="1" table:number-rows-spanned="2">
            <text:p>38.42</text:p>
          </table:table-cell>
          <table:table-cell table:formula="of:=DATEDIF([.D826];[.D827];&quot;d&quot;)" office:value-type="float" office:value="501" calcext:value-type="float" table:number-columns-spanned="1" table:number-rows-spanned="2">
            <text:p>501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2-02</text:p>
          </table:table-cell>
          <table:table-cell office:value-type="float" office:value="1512.4" calcext:value-type="float">
            <text:p>1512.4</text:p>
          </table:table-cell>
          <table:table-cell office:value-type="float" office:value="26.08" calcext:value-type="float">
            <text:p>26.08</text:p>
          </table:table-cell>
          <table:table-cell office:value-type="float" office:value="38.42" calcext:value-type="float">
            <text:p>38.42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2-04</text:p>
          </table:table-cell>
          <table:table-cell office:value-type="float" office:value="1229.8" calcext:value-type="float">
            <text:p>1229.8</text:p>
          </table:table-cell>
          <table:table-cell office:value-type="float" office:value="25.43" calcext:value-type="float">
            <text:p>25.43</text:p>
          </table:table-cell>
          <table:table-cell office:value-type="float" office:value="39.93" calcext:value-type="float">
            <text:p>39.93</text:p>
          </table:table-cell>
          <table:table-cell table:formula="of:=[.G828]" office:value-type="float" office:value="39.93" calcext:value-type="float" table:number-columns-spanned="1" table:number-rows-spanned="2">
            <text:p>39.93</text:p>
          </table:table-cell>
          <table:table-cell table:formula="of:=DATEDIF([.D828];[.D829];&quot;d&quot;)" office:value-type="float" office:value="364" calcext:value-type="float" table:number-columns-spanned="1" table:number-rows-spanned="2">
            <text:p>364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2-02</text:p>
          </table:table-cell>
          <table:table-cell office:value-type="float" office:value="1542.5" calcext:value-type="float">
            <text:p>1542.5</text:p>
          </table:table-cell>
          <table:table-cell office:value-type="float" office:value="25.43" calcext:value-type="float">
            <text:p>25.43</text:p>
          </table:table-cell>
          <table:table-cell office:value-type="float" office:value="39.93" calcext:value-type="float">
            <text:p>39.93</text:p>
          </table:table-cell>
          <table:covered-table-cell table:number-columns-repeated="2" table:style-name="Default"/>
          <table:table-cell table:number-columns-repeated="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1-29</text:p>
          </table:table-cell>
          <table:table-cell office:value-type="float" office:value="1501.25" calcext:value-type="float">
            <text:p>1501.2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1-29</text:p>
          </table:table-cell>
          <table:table-cell office:value-type="float" office:value="1501.25" calcext:value-type="float">
            <text:p>1501.2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1-29</text:p>
          </table:table-cell>
          <table:table-cell office:value-type="float" office:value="1501.25" calcext:value-type="float">
            <text:p>1501.2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1-29</text:p>
          </table:table-cell>
          <table:table-cell office:value-type="float" office:value="1501.25" calcext:value-type="float">
            <text:p>1501.2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1-29</text:p>
          </table:table-cell>
          <table:table-cell office:value-type="float" office:value="1501.25" calcext:value-type="float">
            <text:p>1501.2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2-01</text:p>
          </table:table-cell>
          <table:table-cell office:value-type="float" office:value="1504.65" calcext:value-type="float">
            <text:p>1504.6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2-01</text:p>
          </table:table-cell>
          <table:table-cell office:value-type="float" office:value="1504.65" calcext:value-type="float">
            <text:p>1504.6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2-01</text:p>
          </table:table-cell>
          <table:table-cell office:value-type="float" office:value="1504.65" calcext:value-type="float">
            <text:p>1504.6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2-01</text:p>
          </table:table-cell>
          <table:table-cell office:value-type="float" office:value="1504.65" calcext:value-type="float">
            <text:p>1504.6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2-01</text:p>
          </table:table-cell>
          <table:table-cell office:value-type="float" office:value="1504.65" calcext:value-type="float">
            <text:p>1504.6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</table:table>
      <table:table table:name="rough work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style-name="ce5" table:formula="of:=SUBTOTAL(3;[$'200DEMACrossover_2022-01-01'.H2:$'200DEMACrossover_2022-01-01'.H828])" office:value-type="float" office:value="82" calcext:value-type="float">
            <text:p>82.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style-name="ce5" table:formula="of:=SUBTOTAL(101;[$'200DEMACrossover_2022-01-01'.H2:$'200DEMACrossover_2022-01-01'.H828])" office:value-type="float" office:value="15.2801219512195" calcext:value-type="float">
            <text:p>15.3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style-name="ce5" table:formula="of:=SUBTOTAL(104;[$'200DEMACrossover_2022-01-01'.H2:$'200DEMACrossover_2022-01-01'.H828])" office:value-type="float" office:value="45.26" calcext:value-type="float">
            <text:p>45.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style-name="ce5" table:formula="of:=SUBTOTAL(107;[$'200DEMACrossover_2022-01-01'.H2:$'200DEMACrossover_2022-01-01'.H828])" office:value-type="float" office:value="12.8634632832401" calcext:value-type="float">
            <text:p>12.9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style-name="ce5" table:formula="of:=SUBTOTAL(101;[$'200DEMACrossover_2022-01-01'.I2:$'200DEMACrossover_2022-01-01'.I828])" office:value-type="float" office:value="364.634146341463" calcext:value-type="float">
            <text:p>364.6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200DEMACrossover_2022-01-01'.I2:$'200DEMACrossover_2022-01-01'.I828])" office:value-type="float" office:value="1017" calcext:value-type="float">
            <text:p>1017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style-name="ce5" table:formula="of:=SUBTOTAL(107;[$'200DEMACrossover_2022-01-01'.I2:$'200DEMACrossover_2022-01-01'.I828])" office:value-type="float" office:value="266.70645592945" calcext:value-type="float">
            <text:p>266.7</text:p>
          </table:table-cell>
          <table:table-cell/>
          <table:table-cell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1" table:target-range-address="'200DEMACrossover_2022-01-01'.A1:'200DEMACrossover_2022-01-01'.G849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1T16:21:39.599000000</dc:date>
    <meta:editing-duration>PT2H42M53S</meta:editing-duration>
    <meta:editing-cycles>2</meta:editing-cycles>
    <meta:generator>LibreOffice/7.1.1.2$Windows_X86_64 LibreOffice_project/fe0b08f4af1bacafe4c7ecc87ce55bb426164676</meta:generator>
    <meta:document-statistic meta:table-count="3" meta:cell-count="6853" meta:object-count="0"/>
  </office:meta>
</office:document-meta>
</file>